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DejaVu Sans2" svg:font-family="'DejaVu Sans'" style:font-family-generic="roman" style:font-pitch="variable"/>
    <style:font-face style:name="DejaVu Sans3" svg:font-family="'DejaVu Sans'" style:font-family-generic="swiss" style:font-pitch="variable"/>
    <style:font-face style:name="FreeSans" svg:font-family="FreeSans" style:font-family-generic="system" style:font-pitch="variable"/>
    <style:font-face style:name="FreeSans1" svg:font-family="FreeSans" style:font-family-generic="swiss" style:font-pitch="variable"/>
    <style:font-face style:name="FreeSans2" svg:font-family="FreeSans" style:font-family-generic="swiss"/>
    <style:font-face style:name="FreeSans3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TexMaths Roman" svg:font-family="'TexMaths Roman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dee6ef" draw:textarea-horizontal-align="justify" draw:textarea-vertical-align="middle" draw:auto-grow-height="false" fo:min-height="3.761cm" fo:min-width="14.941cm"/>
    </style:style>
    <style:style style:name="gr4" style:family="graphic" style:parent-style-name="standard">
      <style:graphic-properties draw:fill-color="#dee6ef" draw:textarea-horizontal-align="justify" draw:textarea-vertical-align="middle" draw:auto-grow-height="false" fo:min-height="4.357cm" fo:min-width="15.512cm"/>
    </style:style>
    <style:style style:name="gr5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65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122cm"/>
      <style:paragraph-properties style:writing-mode="lr-tb"/>
    </style:style>
    <style:style style:name="gr8" style:family="graphic" style:parent-style-name="standard">
      <style:graphic-properties svg:stroke-width="0cm" draw:marker-start-width="0.199cm" draw:marker-end-width="0.199cm" draw:fill="solid" draw:fill-color="#dee6ef" draw:textarea-horizontal-align="justify" draw:textarea-vertical-align="middle" draw:auto-grow-height="false" fo:min-height="1.365cm" fo:min-width="18.889cm" fo:padding-top="0.124cm" fo:padding-bottom="0.124cm" fo:padding-left="0.249cm" fo:padding-right="0.249cm"/>
    </style:style>
    <style:style style:name="gr9" style:family="graphic" style:parent-style-name="standard">
      <style:graphic-properties draw:stroke="solid" draw:stroke-dash="Dot_20__28_Rounded_29_" svg:stroke-width="0cm" draw:marker-start-width="0.199cm" draw:marker-end-width="0.199cm" svg:stroke-linecap="round" draw:fill="solid" draw:fill-color="#dee6ef" draw:textarea-horizontal-align="justify" draw:textarea-vertical-align="middle" draw:auto-grow-height="false" fo:min-height="2.129cm" fo:min-width="17.541cm" fo:padding-top="0.124cm" fo:padding-bottom="0.124cm" fo:padding-left="0.249cm" fo:padding-right="0.249cm" draw:shadow="hidden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08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3.196cm"/>
      <style:paragraph-properties style:writing-mode="lr-tb"/>
    </style:style>
    <style:style style:name="gr12" style:family="graphic" style:parent-style-name="standard">
      <style:graphic-properties draw:fill-color="#dee6ef" draw:textarea-horizontal-align="justify" draw:textarea-vertical-align="middle" draw:auto-grow-height="false" fo:min-height="6.169cm" fo:min-width="24.106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279cm"/>
      <style:paragraph-properties style:writing-mode="lr-tb"/>
    </style:style>
    <style:style style:name="gr14" style:family="graphic" style:parent-style-name="standard">
      <style:graphic-properties draw:fill-color="#dee6ef" draw:textarea-horizontal-align="justify" draw:textarea-vertical-align="middle" draw:auto-grow-height="false" fo:min-height="1.051cm" fo:min-width="19.68cm"/>
    </style:style>
    <style:style style:name="gr15" style:family="graphic" style:parent-style-name="standard">
      <style:graphic-properties draw:fill-color="#dee6ef" draw:textarea-horizontal-align="justify" draw:textarea-vertical-align="middle" draw:auto-grow-height="false" fo:min-height="0.896cm" fo:min-width="10.806cm"/>
    </style:style>
    <style:style style:name="gr16" style:family="graphic" style:parent-style-name="standard">
      <style:graphic-properties draw:fill-color="#dee6ef" draw:textarea-horizontal-align="justify" draw:textarea-vertical-align="middle" draw:auto-grow-height="false" fo:min-height="2.746cm" fo:min-width="12.868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415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852cm"/>
      <style:paragraph-properties style:writing-mode="lr-tb"/>
    </style:style>
    <style:style style:name="gr19" style:family="graphic" style:parent-style-name="standard">
      <style:graphic-properties draw:fill-color="#dee6ef" draw:textarea-horizontal-align="justify" draw:textarea-vertical-align="middle" draw:auto-grow-height="false" fo:min-height="2.615cm" fo:min-width="22.05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21" style:family="graphic" style:parent-style-name="standard">
      <style:graphic-properties draw:fill-color="#dee6ef" draw:textarea-horizontal-align="justify" draw:textarea-vertical-align="middle" draw:auto-grow-height="false" fo:min-height="6.488cm" fo:min-width="18.457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64cm"/>
      <style:paragraph-properties style:writing-mode="lr-tb"/>
    </style:style>
    <style:style style:name="gr23" style:family="graphic" style:parent-style-name="standard">
      <style:graphic-properties draw:fill-color="#dee6ef" draw:textarea-horizontal-align="justify" draw:textarea-vertical-align="middle" draw:auto-grow-height="false" fo:min-height="3.761cm" fo:min-width="21.926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9cm" fo:min-width="0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6" style:family="graphic" style:parent-style-name="standard">
      <style:graphic-properties draw:fill-color="#dee6ef" draw:textarea-horizontal-align="justify" draw:textarea-vertical-align="middle" draw:auto-grow-height="false" fo:min-height="4.907cm" fo:min-width="20.532cm"/>
    </style:style>
    <style:style style:name="gr27" style:family="graphic" style:parent-style-name="standard">
      <style:graphic-properties draw:fill-color="#dee6ef" draw:textarea-horizontal-align="justify" draw:textarea-vertical-align="middle" draw:auto-grow-height="false" fo:min-height="4.503cm" fo:min-width="20.576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cm" fo:min-width="0cm"/>
      <style:paragraph-properties style:writing-mode="lr-tb"/>
    </style:style>
    <style:style style:name="pr1" style:family="presentation" style:parent-style-name="Default-title">
      <style:graphic-properties draw:auto-grow-height="true" fo:min-height="2.54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fo:min-height="1.905cm"/>
      <style:paragraph-properties style:writing-mode="lr-tb"/>
    </style:style>
    <style:style style:name="pr4" style:family="presentation" style:parent-style-name="Default-title">
      <style:graphic-properties fo:min-height="2.54cm"/>
      <style:paragraph-properties style:writing-mode="lr-tb"/>
    </style:style>
    <style:style style:name="pr5" style:family="presentation" style:parent-style-name="Default-outline1">
      <style:graphic-properties fo:min-height="8.883cm"/>
      <style:paragraph-properties style:writing-mode="lr-tb"/>
    </style:style>
    <style:style style:name="pr6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style:writing-mode="lr-tb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-color="#dee6ef"/>
      <style:paragraph-properties fo:text-align="center"/>
    </style:style>
    <style:style style:name="P6" style:family="paragraph">
      <style:paragraph-properties fo:margin-left="1cm" fo:margin-right="0cm" fo:text-align="start" fo:text-indent="0.5cm"/>
    </style:style>
    <style:style style:name="P7" style:family="paragraph">
      <style:paragraph-properties fo:margin-left="1cm" fo:margin-right="0cm" fo:text-align="start" fo:text-indent="0.5cm" style:writing-mode="lr-tb"/>
      <style:text-properties style:font-name="TexMaths Roman"/>
    </style:style>
    <style:style style:name="P8" style:family="paragraph">
      <loext:graphic-properties draw:fill="solid" draw:fill-color="#000000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  <style:text-properties style:font-name="TexMaths Roman"/>
    </style:style>
    <style:style style:name="P10" style:family="paragraph">
      <loext:graphic-properties draw:fill="solid" draw:fill-color="#dee6ef"/>
      <style:paragraph-properties fo:text-align="center"/>
    </style:style>
    <style:style style:name="P11" style:family="paragraph">
      <style:paragraph-properties fo:margin-left="2cm" fo:margin-right="0cm" fo:text-align="start" fo:text-indent="0cm"/>
    </style:style>
    <style:style style:name="P12" style:family="paragraph">
      <style:paragraph-properties fo:text-align="start" style:writing-mode="lr-tb"/>
      <style:text-properties style:font-name="TexMaths Roman" fo:font-weight="normal" style:font-weight-asian="normal" style:font-weight-complex="normal"/>
    </style:style>
    <style:style style:name="P13" style:family="paragraph">
      <loext:graphic-properties draw:fill="none" draw:fill-color="#ffffff"/>
      <style:paragraph-properties style:writing-mode="lr-tb"/>
      <style:text-properties fo:font-size="18pt"/>
    </style:style>
    <style:style style:name="P14" style:family="paragraph">
      <style:paragraph-properties fo:margin-left="0cm" fo:margin-right="0cm" fo:text-align="start" fo:text-indent="1.2cm"/>
    </style:style>
    <style:style style:name="P15" style:family="paragraph">
      <style:paragraph-properties fo:text-align="start" style:writing-mode="lr-tb"/>
      <style:text-properties style:font-name="TexMaths Roman"/>
    </style:style>
    <style:style style:name="P16" style:family="paragraph">
      <loext:graphic-properties draw:fill="none" draw:fill-color="#ffffff"/>
      <style:paragraph-properties style:writing-mode="lr-tb"/>
    </style:style>
    <style:style style:name="P17" style:family="paragraph">
      <loext:graphic-properties draw:fill-color="#ffffff"/>
    </style:style>
    <style:style style:name="P18" style:family="paragraph">
      <loext:graphic-properties draw:fill-color="#ffffff"/>
      <style:paragraph-properties style:writing-mode="lr-tb"/>
      <style:text-properties fo:font-size="20pt"/>
    </style:style>
    <style:style style:name="P19" style:family="paragraph">
      <style:text-properties fo:font-size="18pt"/>
    </style:style>
    <style:style style:name="P20" style:family="paragraph">
      <loext:graphic-properties draw:fill="none" draw:fill-color="#ffffff"/>
      <style:text-properties fo:font-size="18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style:font-name="TexMaths Roman" fo:font-size="28pt" style:font-size-asian="28pt" style:font-size-complex="28pt"/>
    </style:style>
    <style:style style:name="T3" style:family="text">
      <style:text-properties style:font-name="TexMaths Roman" fo:font-size="21pt" style:font-size-asian="21pt" style:font-size-complex="21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style:font-name="TexMaths Roman" fo:font-size="28pt" fo:font-weight="normal" style:font-size-asian="28pt" style:font-weight-asian="normal" style:font-size-complex="28pt" style:font-weight-complex="normal"/>
    </style:style>
    <style:style style:name="T6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.032cm" svg:height="2.54cm" svg:x="-0.041cm" svg:y="4.445cm" presentation:class="title" presentation:user-transformed="true">
          <draw:text-box>
            <text:p text:style-name="P1">Multiphase LBM</text:p>
          </draw:text-box>
        </draw:frame>
        <draw:frame draw:style-name="gr1" draw:text-style-name="P3" draw:layer="layout" svg:width="8.89cm" svg:height="1.238cm" svg:x="18.415cm" svg:y="9.557cm">
          <draw:text-box>
            <text:p><text:span text:style-name="T1">Ganesh Kumar B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custom-shape draw:style-name="gr3" draw:text-style-name="P5" draw:layer="layout" svg:width="15.875cm" svg:height="4.445cm" svg:x="1.905cm" svg:y="9.8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16.51cm" svg:height="5.105cm" svg:x="1.654cm" svg:y="2.67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7" draw:layer="layout" svg:width="27.94cm" svg:height="1.905cm" svg:x="0cm" svg:y="0cm" presentation:class="title" presentation:user-transformed="true">
          <draw:text-box>
            <text:p text:style-name="P6"><text:span text:style-name="T2">Thermodynamics of two-phase flows</text:span></text:p>
          </draw:text-box>
        </draw:frame>
        <draw:g>
          <svg:title>TexMaths</svg:title>
          <svg:desc>20§latex§$$ \Psi(x) = \int [ \mathcal{F}(\rho(x)) +  \mathcal{L}(\nabla\rho(x)) ] dx $$§svg§600§TRUE§</svg:desc>
          <draw:path draw:style-name="gr5" draw:text-style-name="P8" draw:layer="layout" svg:width="0.465cm" svg:height="0.478cm" svg:x="6.813cm" svg:y="3.363cm" svg:viewBox="0 0 466 479" svg:d="M260 56c0-24 0-34 68-34 7 0 15 0 22 0 0-7 0-15 0-22-24 2-89 2-118 2s-94 0-120-2c0 7 0 15 0 22 8 0 16 0 24 0 66 0 66 10 66 34 0 104 0 208 0 312-92-26-96-134-96-178 0-86-32-100-62-100-9 0-17 0-26 0-10 0-18 0-18 8 0 4 2 8 6 8 24 4 42 12 42 96 0 16 2 72 36 118 28 38 70 58 118 64 0 13 0 26 0 39 0 24 0 34-66 34-8 0-16 0-24 0 0 8 0 15 0 22 26-2 89-2 118-2s96 0 120 2c0-7 0-14 0-22-7 0-15 0-22 0-68 0-68-10-68-34 0-13 0-26 0-39 52-6 94-26 122-64 36-48 36-104 36-136 0-10 2-72 40-78 4 0 8-2 8-8 0-8-6-8-16-8-9 0-19 0-28 0-26 0-60 6-62 108 0 76-24 150-100 170 0-104 0-208 0-312z">
            <text:p/>
          </draw:path>
          <draw:path draw:style-name="gr5" draw:text-style-name="P8" draw:layer="layout" svg:width="0.163cm" svg:height="0.698cm" svg:x="7.389cm" svg:y="3.317cm" svg:viewBox="0 0 164 699" svg:d="M164 693c0-2 0-4-12-16-88-88-110-220-110-327 0-122 26-244 112-332 10-8 10-10 10-12 0-4-4-6-8-6-6 0-70 46-112 136-34 78-44 156-44 214 0 53 8 139 46 219 44 86 104 130 110 130 4 0 8-2 8-6z">
            <text:p/>
          </draw:path>
          <draw:path draw:style-name="gr5" draw:text-style-name="P8" draw:layer="layout" svg:width="0.349cm" svg:height="0.317cm" svg:x="7.613cm" svg:y="3.533cm" svg:viewBox="0 0 350 318" svg:d="M216 98c4-18 20-84 68-84 4 0 20 0 36 10-20 4-34 20-34 38 0 12 8 24 26 24 16 0 38-12 38-40 0-36-40-46-64-46-42 0-66 36-74 52-18-46-56-52-76-52-74 0-114 90-114 108 0 6 5 4 8 6 6 0 8 0 10-8 24-74 70-92 94-92 14 0 38 8 38 48 0 22-12 68-38 166-12 44-36 74-66 74-4 0-20 0-36-10 18-2 34-18 34-38 0-18-16-24-26-24-22 0-40 18-40 40 0 34 36 48 66 48 48 0 72-50 74-54 8 26 34 54 76 54 72 0 112-92 112-108 0-8-6-8-8-8-6 0-8 2-8 8-24 74-72 92-94 92-28 0-38-22-38-46 0-16 4-32 12-62 8-32 16-64 24-96z">
            <text:p/>
          </draw:path>
          <draw:path draw:style-name="gr5" draw:text-style-name="P8" draw:layer="layout" svg:width="0.163cm" svg:height="0.698cm" svg:x="8.035cm" svg:y="3.317cm" svg:viewBox="0 0 164 699" svg:d="M164 350c0-54-8-140-48-218-42-88-102-132-108-132s-8 2-8 6c0 2 0 4 14 16 68 70 108 182 108 328 0 119-26 243-112 331-10 8-10 10-10 12 0 4 2 6 8 6s70-46 110-136c36-78 46-154 46-213z">
            <text:p/>
          </draw:path>
          <draw:path draw:style-name="gr5" draw:text-style-name="P8" draw:layer="layout" svg:width="0.467cm" svg:height="0.163cm" svg:x="8.503cm" svg:y="3.585cm" svg:viewBox="0 0 468 164" svg:d="M444 28c10 0 24 0 24-14s-14-14-24-14c-141 0-281 0-422 0-8 0-22 0-22 14s14 14 24 14c140 0 280 0 420 0zM444 164c10 0 24 0 24-14s-14-14-24-14c-140 0-280 0-420 0-10 0-24 0-24 14s14 14 22 14c141 0 281 0 422 0z">
            <text:p/>
          </draw:path>
          <draw:path draw:style-name="gr5" draw:text-style-name="P8" draw:layer="layout" svg:width="0.621cm" svg:height="1.557cm" svg:x="9.245cm" svg:y="2.888cm" svg:viewBox="0 0 622 1558" svg:d="M34 1526c22-2 34-16 34-34 0-24-18-34-34-34s-34 10-34 34c0 36 34 66 78 66 106 0 146-164 196-367 54-222 100-446 138-670 26-149 52-289 76-381 8-34 32-124 60-124 22 0 38 14 42 16-24 2-36 16-36 34 0 24 18 34 34 34 18 0 34-10 34-34 0-38-38-66-76-66-54 0-92 76-132 220-2 8-96 359-174 817-18 108-38 225-62 323-12 50-44 182-102 182-26 0-28-11-42-16z">
            <text:p/>
          </draw:path>
          <draw:path draw:style-name="gr5" draw:text-style-name="P8" draw:layer="layout" svg:width="0.095cm" svg:height="0.698cm" svg:x="9.99cm" svg:y="3.317cm" svg:viewBox="0 0 96 699" svg:d="M96 699c0-9 0-19 0-28-23 0-45 0-68 0 0-214 0-429 0-643 23 0 45 0 68 0 0-9 0-19 0-28-32 0-64 0-96 0 0 233 0 466 0 699 32 0 64 0 96 0z">
            <text:p/>
          </draw:path>
          <draw:path draw:style-name="gr5" draw:text-style-name="P8" draw:layer="layout" svg:width="0.571cm" svg:height="0.501cm" svg:x="10.114cm" svg:y="3.363cm" svg:viewBox="0 0 572 502" svg:d="M572 26c0-32-54-26-76-26-89 0-177 0-266 0-34 0-98 20-108 58 2 4 2 4 6 4 16 0 38-12 48-22 20 0 42-2 64-2 15 0 29 0 44 0-1 5-4 12-4 14-26 128-68 236-100 306-4 8-42 96-52 104-30 0-54-16-66-44-2-4-2-6-8-6-16 0-54 22-54 34 0 2 0 2 2 4 12 34 44 52 78 52 36 0 78-26 100-52 24-26 70-142 88-184 45 0 91 0 136 0-2 0-1 1-2 2 0 4 4 6 8 6 14 0 54-20 54-42 0-6-4-4-12-4-57 0-113 0-170 0 18-64 42-126 56-190 31 0 61 0 92 0 18 0 66-4 80 12 0 4-2 12 0 14s4 2 6 2c18 0 56-20 56-40z">
            <text:p/>
          </draw:path>
          <draw:path draw:style-name="gr5" draw:text-style-name="P8" draw:layer="layout" svg:width="0.163cm" svg:height="0.698cm" svg:x="10.746cm" svg:y="3.317cm" svg:viewBox="0 0 164 699" svg:d="M164 693c0-2 0-4-12-16-88-88-110-220-110-327 0-122 26-244 112-332 10-8 10-10 10-12 0-4-4-6-8-6-6 0-70 46-112 136-36 78-44 156-44 214 0 53 8 139 46 219 44 86 104 130 110 130 4 0 8-2 8-6z">
            <text:p/>
          </draw:path>
          <draw:path draw:style-name="gr5" draw:text-style-name="P8" draw:layer="layout" svg:width="0.329cm" svg:height="0.46cm" svg:x="10.972cm" svg:y="3.533cm" svg:viewBox="0 0 330 461" svg:d="M2 429c-2 10-2 10-2 12 0 10 8 20 18 20 16 0 24-14 26-16 4-6 26-99 44-175 14 28 38 48 70 48 82 0 172-100 172-204 0-74-46-114-96-114-68 0-142 70-164 156-23 91-45 182-68 273zM158 302c-50 0-62-56-62-62 0-4 4-18 6-26 20-80 28-104 42-132 30-52 66-68 88-68 26 0 48 22 48 70 0 38-20 116-38 152-24 44-58 66-84 66z">
            <text:p/>
          </draw:path>
          <draw:path draw:style-name="gr5" draw:text-style-name="P8" draw:layer="layout" svg:width="0.161cm" svg:height="0.698cm" svg:x="11.384cm" svg:y="3.317cm" svg:viewBox="0 0 162 699" svg:d="M162 693c0-2 0-4-12-16-88-88-110-220-110-327 0-122 26-244 114-332 8-8 8-10 8-12 0-4-2-6-6-6-8 0-72 46-112 136-36 78-44 156-44 214 0 53 6 139 46 219 42 86 102 130 110 130 4 0 6-2 6-6z">
            <text:p/>
          </draw:path>
          <draw:path draw:style-name="gr5" draw:text-style-name="P8" draw:layer="layout" svg:width="0.349cm" svg:height="0.317cm" svg:x="11.608cm" svg:y="3.533cm" svg:viewBox="0 0 350 318" svg:d="M214 98c4-18 20-84 70-84 2 0 20 0 34 10-20 4-34 20-34 38 0 12 8 24 28 24 14 0 38-12 38-40 0-36-42-46-66-46-40 0-66 36-74 52-18-46-56-52-76-52-72 0-114 90-114 108 0 6 8 6 10 6 6 0 8 0 8-8 24-74 70-92 94-92 14 0 38 8 38 48 0 22-12 68-38 166-10 44-36 74-66 74-4 0-20 0-36-10 18-2 34-18 34-38 0-18-16-24-26-24-22 0-38 18-38 40 0 34 34 48 66 48 46 0 70-50 74-54 8 26 32 54 74 54 74 0 114-92 114-108 0-8-6-8-10-8-6 0-6 2-8 8-24 74-72 92-94 92-28 0-38-22-38-46 0-16 4-32 12-62 8-32 16-64 24-96z">
            <text:p/>
          </draw:path>
          <draw:path draw:style-name="gr5" draw:text-style-name="P8" draw:layer="layout" svg:width="0.163cm" svg:height="0.698cm" svg:x="12.028cm" svg:y="3.317cm" svg:viewBox="0 0 164 699" svg:d="M164 350c0-54-8-140-46-218-44-88-104-132-110-132-4 0-8 2-8 6 0 2 0 4 14 16 68 70 108 182 108 328 0 119-26 243-112 331-10 8-10 10-10 12 0 4 4 6 8 6 6 0 70-46 112-136 36-78 44-154 44-213z">
            <text:p/>
          </draw:path>
          <draw:path draw:style-name="gr5" draw:text-style-name="P8" draw:layer="layout" svg:width="0.161cm" svg:height="0.698cm" svg:x="12.302cm" svg:y="3.317cm" svg:viewBox="0 0 162 699" svg:d="M162 350c0-54-6-140-46-218-42-88-102-132-110-132-4 0-6 2-6 6 0 2 0 4 14 16 68 70 108 182 108 328 0 119-26 243-114 331-8 8-8 10-8 12 0 4 2 6 6 6 8 0 72-46 112-136 36-78 44-154 44-213z">
            <text:p/>
          </draw:path>
          <draw:path draw:style-name="gr5" draw:text-style-name="P8" draw:layer="layout" svg:width="0.467cm" svg:height="0.466cm" svg:x="12.73cm" svg:y="3.433cm" svg:viewBox="0 0 468 467" svg:d="M248 248c65 0 131 0 196 0 10 0 24 0 24-14s-14-14-24-14c-65 0-131 0-196 0 0-66 0-131 0-196 0-10 0-24-14-24s-14 14-14 24c0 65 0 130 0 196-65 0-131 0-196 0-10 0-24 0-24 14s14 14 24 14c65 0 131 0 196 0 0 65 0 130 0 195 0 10 0 24 14 24s14-14 14-24c0-65 0-130 0-195z">
            <text:p/>
          </draw:path>
          <draw:path draw:style-name="gr5" draw:text-style-name="P8" draw:layer="layout" svg:width="0.437cm" svg:height="0.508cm" svg:x="13.416cm" svg:y="3.347cm" svg:viewBox="0 0 438 509" svg:d="M104 429c38-57 50-103 60-139 24-98 50-182 94-230 8-10 14-16 36-16 50 0 50 48 50 58 0 14-2 24-2 26 0 6 3 4 4 6 12 0 30-8 48-20 12-10 18-18 18-46 0-38-18-68-58-68-22 0-84 6-154 76-56 58-88 184-102 236-12 48-18 70-40 111-4 10-22 40-32 50-20 16-26 30-26 32s2 4 6 4c2 0 18-2 36-14 12-6 14-8 30-26 34 2 60 8 104 20 36 10 72 20 106 20 58 0 116-42 138-72 14-20 18-37 18-39 0-4-3-3-4-4-12 0-28 8-40 15-20 12-22 16-26 28-2 12-8 16-10 22-6 8-6 8-16 8-34 0-70-12-116-24-20-6-58-16-94-16-8 0-18 0-28 2z">
            <text:p/>
          </draw:path>
          <draw:path draw:style-name="gr5" draw:text-style-name="P8" draw:layer="layout" svg:width="0.163cm" svg:height="0.698cm" svg:x="13.948cm" svg:y="3.317cm" svg:viewBox="0 0 164 699" svg:d="M164 693c0-2 0-4-12-16-88-88-112-220-112-327 0-122 28-244 114-332 10-8 10-10 10-12 0-4-4-6-8-6-6 0-70 46-112 136-36 78-44 156-44 214 0 53 8 139 46 219 42 86 104 130 110 130 4 0 8-2 8-6z">
            <text:p/>
          </draw:path>
          <draw:path draw:style-name="gr5" draw:text-style-name="P8" draw:layer="layout" svg:width="0.519cm" svg:height="0.5cm" svg:x="14.184cm" svg:y="3.363cm" svg:viewBox="0 0 520 501" svg:d="M516 16c2-2 4-8 4-10 0-6-2-6-18-6-161 0-323 0-484 0-16 0-18 0-18 6 0 2 2 8 4 10 79 158 159 316 238 473 4 8 6 12 18 12s14-4 20-12c79-157 157-315 236-473zM88 50c129 0 257 0 386 0-64 128-128 257-192 385-65-128-129-257-194-385z">
            <text:p/>
          </draw:path>
          <draw:path draw:style-name="gr5" draw:text-style-name="P8" draw:layer="layout" svg:width="0.331cm" svg:height="0.46cm" svg:x="14.757cm" svg:y="3.533cm" svg:viewBox="0 0 332 461" svg:d="M2 429c-2 10-2 10-2 12 0 10 8 20 20 20 14 0 24-14 24-16 4-6 26-99 46-175 14 28 36 48 70 48 82 0 172-100 172-204 0-74-46-114-98-114-68 0-142 70-162 156-23 91-47 182-70 273zM158 302c-48 0-60-56-60-62 0-4 4-18 6-26 20-80 26-104 42-132 30-52 66-68 88-68 26 0 48 22 48 70 0 38-20 116-40 152-22 44-56 66-84 66z">
            <text:p/>
          </draw:path>
          <draw:path draw:style-name="gr5" draw:text-style-name="P8" draw:layer="layout" svg:width="0.163cm" svg:height="0.698cm" svg:x="15.169cm" svg:y="3.317cm" svg:viewBox="0 0 164 699" svg:d="M164 693c0-2 0-4-12-16-88-88-110-220-110-327 0-122 26-244 112-332 10-8 10-10 10-12 0-4-4-6-8-6-6 0-70 46-112 136-36 78-44 156-44 214 0 53 8 139 46 219 42 86 104 130 110 130 4 0 8-2 8-6z">
            <text:p/>
          </draw:path>
          <draw:path draw:style-name="gr5" draw:text-style-name="P8" draw:layer="layout" svg:width="0.349cm" svg:height="0.317cm" svg:x="15.393cm" svg:y="3.533cm" svg:viewBox="0 0 350 318" svg:d="M214 98c4-18 22-84 70-84 4 0 20 0 36 10-20 4-34 20-34 38 0 12 8 24 26 24 16 0 38-12 38-40 0-36-42-46-64-46-42 0-66 36-74 52-18-46-56-52-76-52-74 0-114 90-114 108 0 6 5 4 8 6 6 0 8 0 10-8 24-74 70-92 94-92 14 0 38 8 38 48 0 22-12 68-38 166-12 44-36 74-66 74-6 0-22 0-36-10 18-2 34-18 34-38 0-18-16-24-26-24-22 0-40 18-40 40 0 34 36 48 66 48 46 0 72-50 74-54 8 26 34 54 76 54 72 0 112-92 112-108 0-8-6-8-8-8-6 0-8 2-8 8-24 74-72 92-94 92-28 0-40-22-40-46 0-16 6-32 12-62 8-32 16-64 24-96z">
            <text:p/>
          </draw:path>
          <draw:path draw:style-name="gr5" draw:text-style-name="P8" draw:layer="layout" svg:width="0.161cm" svg:height="0.698cm" svg:x="15.815cm" svg:y="3.317cm" svg:viewBox="0 0 162 699" svg:d="M162 350c0-54-6-140-46-218-42-88-102-132-110-132-4 0-6 2-6 6 0 2 0 4 14 16 68 70 108 182 108 328 0 119-26 243-114 331-8 8-8 10-8 12 0 4 2 6 6 6 8 0 72-46 112-136 36-78 44-154 44-213z">
            <text:p/>
          </draw:path>
          <draw:path draw:style-name="gr5" draw:text-style-name="P8" draw:layer="layout" svg:width="0.161cm" svg:height="0.698cm" svg:x="16.089cm" svg:y="3.317cm" svg:viewBox="0 0 162 699" svg:d="M162 350c0-54-8-140-46-218-42-88-102-132-110-132-4 0-6 2-6 6 0 2 0 4 12 16 70 70 110 182 110 328 0 119-26 243-114 331-8 8-8 10-8 12 0 4 2 6 6 6 8 0 70-46 112-136 36-78 44-154 44-213z">
            <text:p/>
          </draw:path>
          <draw:path draw:style-name="gr5" draw:text-style-name="P8" draw:layer="layout" svg:width="0.095cm" svg:height="0.698cm" svg:x="16.337cm" svg:y="3.317cm" svg:viewBox="0 0 96 699" svg:d="M96 0c-32 0-64 0-96 0 0 9 0 19 0 28 23 0 45 0 68 0 0 214 0 429 0 643-23 0-45 0-68 0 0 9 0 19 0 28 32 0 64 0 96 0 0-233 0-466 0-699z">
            <text:p/>
          </draw:path>
          <draw:path draw:style-name="gr5" draw:text-style-name="P8" draw:layer="layout" svg:width="0.333cm" svg:height="0.494cm" svg:x="16.545cm" svg:y="3.355cm" svg:viewBox="0 0 334 495" svg:d="M334 8c-3-3 0-8-10-8s-76 6-88 8c-6 0-10 4-10 14 0 8 6 8 16 8 34 0 36 4 36 12-1 5-1 9-2 14-14 55-28 110-42 166-14-26-34-44-66-44-82 0-168 102-168 204 0 65 38 113 94 113 14 0 48-4 90-54 6 30 30 54 64 54 24 0 42-16 52-40 12-24 15-45 22-67 0-8-6-8-10-8-6 0-6 2-8 12-12 45-26 87-54 87-20 0-22-18-22-32 0-18 2-22 4-34 34-135 68-270 102-405zM188 403c-4 12-4 14-14 26-32 38-60 50-80 50-34 0-44-38-44-66 0-35 22-121 38-153 22-42 54-68 82-68 46 0 56 58 56 62s-2 8-2 12c-12 46-24 92-36 137z">
            <text:p/>
          </draw:path>
          <draw:path draw:style-name="gr5" draw:text-style-name="P8" draw:layer="layout" svg:width="0.349cm" svg:height="0.317cm" svg:x="16.903cm" svg:y="3.533cm" svg:viewBox="0 0 350 318" svg:d="M214 98c4-18 20-84 70-84 4 0 20 0 34 10-20 4-34 20-34 38 0 12 8 24 28 24 16 0 38-12 38-40 0-36-42-46-66-46-40 0-66 36-74 52-18-46-56-52-76-52-72 0-112 90-112 108 0 6 6 6 8 6 6 0 8 0 8-8 24-74 72-92 96-92 12 0 38 8 38 48 0 22-12 68-38 166-12 44-36 74-68 74-4 0-20 0-34-10 16-2 32-18 32-38 0-18-16-24-26-24-20 0-38 18-38 40 0 34 34 48 66 48 46 0 72-50 74-54 8 26 34 54 76 54 72 0 112-92 112-108 0-8-6-8-8-8-6 0-8 2-10 8-22 74-70 92-94 92-26 0-38-22-38-46 0-16 4-32 12-62 8-32 16-64 24-96z">
            <text:p/>
          </draw:path>
        </draw:g>
        <draw:frame draw:style-name="gr6" draw:text-style-name="P9" draw:layer="layout" svg:width="5.713cm" svg:height="1.903cm" svg:x="1.735cm" svg:y="3.112cm">
          <draw:text-box>
            <text:p><text:span text:style-name="T3">Free Energy</text:span></text:p>
          </draw:text-box>
        </draw:frame>
        <draw:path draw:style-name="gr5" draw:text-style-name="P8" draw:layer="layout" svg:width="0.571cm" svg:height="0.5cm" svg:x="2.241cm" svg:y="4.991cm" svg:viewBox="0 0 572 501" svg:d="M572 28c0-32-54-28-76-28-89 0-177 0-266 0-34 0-96 22-108 58 2 6 2 6 8 6 14 0 36-12 46-24 22 0 42 0 64 0 15 0 29 0 44 0-1 4-3 8-4 12-26 128-68 237-98 305-6 10-44 98-52 106-32 0-56-18-68-44-2-4-2-8-6-8-16 0-56 22-56 34 0 2 1 3 2 4 12 34 44 52 78 52 36 0 78-26 100-52 24-26 70-140 88-182 45 0 91 0 136 0-1 1-2 0-2 2s4 4 8 4c14 0 54-20 54-41 0-4-4-4-12-4-57 0-113 0-170 0 20-62 44-124 56-188 31 0 61 0 92 0 18 0 68-4 80 12 2 4 0 10 2 14 0 2 2 2 4 2 18 0 56-22 56-40z">
          <text:p/>
        </draw:path>
        <draw:path draw:style-name="gr5" draw:text-style-name="P8" draw:layer="layout" svg:width="0.163cm" svg:height="0.699cm" svg:x="2.873cm" svg:y="4.945cm" svg:viewBox="0 0 164 700" svg:d="M164 692c0-2 0-2-12-14-88-90-110-221-110-327 0-124 26-245 112-331 10-10 10-10 10-12 0-6-2-8-8-8s-70 48-110 138c-36 75-46 153-46 213 0 54 8 138 48 217 42 86 102 132 108 132s8-2 8-8z">
          <text:p/>
        </draw:path>
        <draw:path draw:style-name="gr5" draw:text-style-name="P8" draw:layer="layout" svg:width="0.331cm" svg:height="0.46cm" svg:x="3.099cm" svg:y="5.16cm" svg:viewBox="0 0 332 461" svg:d="M2 431c-2 8-1 7-2 10 0 12 8 20 20 20 14 0 22-12 24-14 4-8 26-102 46-176 14 28 36 46 68 46 82 0 174-98 174-203 0-74-46-114-98-114-68 0-142 70-164 156-23 91-45 183-68 275zM158 301c-50 0-60-56-60-62 0-2 2-16 6-26 18-77 26-103 42-131 30-50 64-66 86-66 26 0 48 20 48 68 0 40-20 117-38 151-24 44-58 66-84 66z">
          <text:p/>
        </draw:path>
        <draw:path draw:style-name="gr5" draw:text-style-name="P8" draw:layer="layout" svg:width="0.161cm" svg:height="0.699cm" svg:x="3.511cm" svg:y="4.945cm" svg:viewBox="0 0 162 700" svg:d="M162 692c0-2 0-2-12-14-88-90-110-221-110-327 0-124 28-245 114-331 8-10 8-10 8-12 0-6-2-8-6-8-8 0-70 48-112 138-36 75-44 153-44 213 0 54 8 138 46 217 42 86 102 132 110 132 4 0 6-2 6-8z">
          <text:p/>
        </draw:path>
        <draw:path draw:style-name="gr5" draw:text-style-name="P8" draw:layer="layout" svg:width="0.349cm" svg:height="0.316cm" svg:x="3.735cm" svg:y="5.16cm" svg:viewBox="0 0 350 317" svg:d="M214 98c4-18 20-82 70-82 4 0 20 0 34 8-18 4-32 22-32 38 0 12 6 26 26 26 16 0 38-14 38-42 0-36-42-46-66-46-40 0-64 38-74 54-16-46-54-54-76-54-72 0-112 90-112 108 0 8 6 8 8 8 6 0 8-2 10-8 22-74 70-92 94-92 12 0 38 6 38 46 0 22-12 70-38 167-12 44-36 72-68 72-4 0-20 0-34-8 16-4 32-18 32-38s-16-24-26-24c-20 0-38 18-38 40 0 32 34 46 66 46 46 0 72-50 74-54 8 26 34 54 76 54 72 0 112-90 112-108 0-6-6-6-8-6-6 0-8 2-10 6-22 76-70 92-94 92-26 0-38-22-38-46 0-16 4-30 12-62 8-31 16-63 24-95z">
          <text:p/>
        </draw:path>
        <draw:path draw:style-name="gr5" draw:text-style-name="P8" draw:layer="layout" svg:width="0.161cm" svg:height="0.699cm" svg:x="4.157cm" svg:y="4.945cm" svg:viewBox="0 0 162 700" svg:d="M162 351c0-56-8-140-46-219-42-86-102-132-110-132-4 0-6 4-6 8 0 2 0 2 12 16 70 68 110 179 110 327 0 118-26 241-114 329-8 10-8 10-8 12 0 4 2 8 6 8 8 0 70-48 112-137 36-76 44-154 44-212z">
          <text:p/>
        </draw:path>
        <draw:path draw:style-name="gr5" draw:text-style-name="P8" draw:layer="layout" svg:width="0.163cm" svg:height="0.699cm" svg:x="4.428cm" svg:y="4.945cm" svg:viewBox="0 0 164 700" svg:d="M164 351c0-56-8-140-46-219-44-86-104-132-110-132-4 0-8 4-8 8 0 2 0 2 14 16 68 68 108 179 108 327 0 118-26 241-112 329-10 10-10 10-10 12 0 4 4 8 8 8 6 0 70-48 112-137 36-76 44-154 44-212z">
          <text:p/>
        </draw:path>
        <draw:path draw:style-name="gr5" draw:text-style-name="P8" draw:layer="layout" svg:width="0.185cm" svg:height="0.041cm" svg:x="4.904cm" svg:y="5.298cm" svg:viewBox="0 0 186 42" svg:d="M186 42c0-14 0-28 0-42-62 0-124 0-186 0 0 14 0 28 0 42 62 0 124 0 186 0z">
          <text:p/>
        </draw:path>
        <draw:path draw:style-name="gr5" draw:text-style-name="P8" draw:layer="layout" svg:width="0.345cm" svg:height="0.492cm" svg:x="5.384cm" svg:y="4.985cm" svg:viewBox="0 0 346 493" svg:d="M102 221c0-73 0-147 0-221-34 3-68 5-102 8 0 7 0 15 0 22 50 0 54 4 54 38 0 139 0 278 0 417 6 0 12 0 18 0 2 0 6-10 26-44 10 16 40 52 92 52 84 0 156-68 156-160 0-88-68-157-148-157-56 0-86 33-96 45zM104 405c0-48 0-96 0-144 0-14 0-14 8-26 26-38 66-44 82-44 32 0 58 18 74 44 18 30 20 70 20 98 0 26-2 68-22 100-14 22-40 44-78 44-32 0-58-16-74-42-10-14-10-18-10-30z">
          <text:p/>
        </draw:path>
        <draw:path draw:style-name="gr5" draw:text-style-name="P8" draw:layer="layout" svg:width="0.351cm" svg:height="0.316cm" svg:x="5.778cm" svg:y="5.16cm" svg:viewBox="0 0 352 317" svg:d="M252 253c0 22 0 43 0 64 33-3 67-5 100-8 0-7 0-14 0-22-48 0-54-4-54-38 0-83 0-166 0-249-35 3-69 5-104 8 0 7 0 15 0 22 50 0 56 4 56 40 0 41 0 82 0 123 0 60-34 108-86 108-58 0-62-32-62-68 0-77 0-155 0-233-34 3-68 5-102 8 0 7 0 15 0 22 54 0 54 2 54 64 0 35 0 70 0 105 0 54 0 118 108 118 38 0 70-20 90-64z">
          <text:p/>
        </draw:path>
        <draw:path draw:style-name="gr5" draw:text-style-name="P8" draw:layer="layout" svg:width="0.155cm" svg:height="0.484cm" svg:x="6.168cm" svg:y="4.985cm" svg:viewBox="0 0 156 485" svg:d="M102 0c-34 3-68 5-102 8 0 7 0 15 0 22 50 0 56 4 56 38 0 121 0 243 0 365 0 30-8 30-56 30 0 7 0 14 0 22 24 0 60-2 78-2s52 2 78 2c0-8 0-15 0-22-46 0-54 0-54-30 0-144 0-289 0-433z">
          <text:p/>
        </draw:path>
        <draw:path draw:style-name="gr5" draw:text-style-name="P8" draw:layer="layout" svg:width="0.339cm" svg:height="0.484cm" svg:x="6.36cm" svg:y="4.985cm" svg:viewBox="0 0 340 485" svg:d="M56 433c0 30-8 30-56 30 0 7 0 14 0 22 24 0 56-2 76-2 22 0 50 0 78 2 0-8 0-15 0-22-46 0-54 0-54-30 0-25 0-49 0-74 15-13 29-25 44-38 54 74 84 114 84 126 0 14-12 16-26 16 0 7 0 14 0 22 20 0 62-2 76-2 20 0 42 0 62 2 0-8 0-15 0-22-26 0-42 0-68-36-30-42-60-84-90-126 0-2-4-6-4-8s50-44 56-50c46-36 74-38 90-38 0-7 0-14 0-21-20 2-30 2-50 2-24 0-68-2-78-2 0 7 0 14 0 21 12 0 20 8 20 18 0 14-10 22-16 26-33 29-65 58-98 86 0-112 0-223 0-335-34 3-68 5-102 8 0 7 0 15 0 22 50 0 56 4 56 38 0 121 0 243 0 365z">
          <text:p/>
        </draw:path>
        <draw:path draw:style-name="gr5" draw:text-style-name="P8" draw:layer="layout" svg:width="0.227cm" svg:height="0.492cm" svg:x="6.968cm" svg:y="4.977cm" svg:viewBox="0 0 228 493" svg:d="M100 191c0-27 0-54 0-81 0-60 34-94 66-94 2 0 12 0 22 4-8 4-20 12-20 30 0 16 10 30 30 30s30-14 30-30c0-26-26-50-62-50-50 0-110 38-110 112 0 26 0 53 0 79-19 0-37 0-56 0 0 8 0 15 0 22 19 0 37 0 56 0 0 76 0 152 0 228 0 30-8 30-54 30 0 7 0 14 0 22 28 0 60-2 80-2 28 0 60 0 90 2 0-8 0-15 0-22-5 0-11 0-16 0-52 0-54-8-54-32 0-75 0-150 0-226 27 0 53 0 80 0 0-7 0-14 0-22-27 0-55 0-82 0z">
          <text:p/>
        </draw:path>
        <draw:path draw:style-name="gr5" draw:text-style-name="P8" draw:layer="layout" svg:width="0.235cm" svg:height="0.308cm" svg:x="7.18cm" svg:y="5.16cm" svg:viewBox="0 0 236 309" svg:d="M98 78c0-26 0-52 0-78-33 3-65 5-98 8 0 7 0 15 0 22 50 0 54 4 54 40 0 62 0 125 0 187 0 30-6 30-54 30 0 8 0 15 0 22 28 0 60-2 80-2 28 0 62 0 90 2 0-7 0-14 0-22-5 0-11 0-16 0-52 0-52-8-52-32 0-36 0-71 0-107 0-70 28-132 82-132 6 0 6 0 8 0-2 2-16 10-16 28 0 20 14 30 30 30 12 0 30-7 30-30s-22-44-52-44c-52 0-76 48-86 78z">
          <text:p/>
        </draw:path>
        <draw:path draw:style-name="gr5" draw:text-style-name="P8" draw:layer="layout" svg:width="0.271cm" svg:height="0.32cm" svg:x="7.456cm" svg:y="5.156cm" svg:viewBox="0 0 272 321" svg:d="M58 138c4-104 64-122 88-122 72 0 80 94 80 122-56 0-112 0-168 0zM58 152c65 0 131 0 196 0 16 0 18 0 18-14 0-70-38-138-126-138-82 0-146 72-146 160 0 93 74 161 154 161 86 0 118-78 118-92 0-6-6-8-10-8-6 0-8 4-8 10-26 72-88 72-96 72-34 0-64-20-80-46-20-34-20-79-20-105z">
          <text:p/>
        </draw:path>
        <draw:path draw:style-name="gr5" draw:text-style-name="P8" draw:layer="layout" svg:width="0.271cm" svg:height="0.32cm" svg:x="7.768cm" svg:y="5.156cm" svg:viewBox="0 0 272 321" svg:d="M58 138c6-104 64-122 88-122 72 0 80 94 80 122-56 0-112 0-168 0zM58 152c65 0 131 0 196 0 16 0 18 0 18-14 0-70-38-138-126-138-82 0-146 72-146 160 0 93 74 161 154 161 86 0 118-78 118-92 0-6-6-8-10-8-6 0-8 4-8 10-26 72-88 72-96 72-34 0-62-20-78-46-22-34-22-79-22-105z">
          <text:p/>
        </draw:path>
        <draw:path draw:style-name="gr5" draw:text-style-name="P8" draw:layer="layout" svg:width="0.271cm" svg:height="0.32cm" svg:x="8.313cm" svg:y="5.156cm" svg:viewBox="0 0 272 321" svg:d="M60 138c4-104 62-122 86-122 72 0 80 94 80 122-55 0-111 0-166 0zM58 152c65 0 131 0 196 0 16 0 18 0 18-14 0-70-38-138-126-138-80 0-146 72-146 160 0 93 74 161 156 161 84 0 116-78 116-92 0-6-6-8-8-8-8 0-8 4-10 10-24 72-88 72-94 72-36 0-64-20-80-46-22-34-22-79-22-105z">
          <text:p/>
        </draw:path>
        <draw:path draw:style-name="gr5" draw:text-style-name="P8" draw:layer="layout" svg:width="0.353cm" svg:height="0.308cm" svg:x="8.629cm" svg:y="5.16cm" svg:viewBox="0 0 354 309" svg:d="M54 70c0 62 0 125 0 187 0 30-8 30-54 30 0 8 0 15 0 22 24 0 60-2 78-2 20 0 56 2 80 2 0-7 0-14 0-22-48 0-56 0-56-30 0-43 0-86 0-129 0-72 50-112 96-112 44 0 52 38 52 78 0 54 0 109 0 163 0 30-8 30-56 30 0 8 0 15 0 22 26 0 62-2 80-2s56 2 80 2c0-7 0-14 0-22-38 0-56 0-56-20 0-44 0-89 0-133 0-60 0-82-22-108-10-12-32-26-74-26-50 0-84 30-104 74 0-25 0-49 0-74-33 3-65 5-98 8 0 7 0 15 0 22 48 0 54 4 54 40z">
          <text:p/>
        </draw:path>
        <draw:path draw:style-name="gr5" draw:text-style-name="P8" draw:layer="layout" svg:width="0.271cm" svg:height="0.32cm" svg:x="9.017cm" svg:y="5.156cm" svg:viewBox="0 0 272 321" svg:d="M58 138c4-104 64-122 88-122 72 0 78 94 78 122-55 0-111 0-166 0zM58 152c65 0 131 0 196 0 16 0 18 0 18-14 0-70-38-138-126-138-82 0-146 72-146 160 0 93 72 161 154 161 86 0 118-78 118-92 0-6-6-8-10-8-6 0-8 4-10 10-24 72-86 72-94 72-36 0-64-20-80-46-20-34-20-79-20-105z">
          <text:p/>
        </draw:path>
        <draw:path draw:style-name="gr5" draw:text-style-name="P8" draw:layer="layout" svg:width="0.235cm" svg:height="0.308cm" svg:x="9.329cm" svg:y="5.16cm" svg:viewBox="0 0 236 309" svg:d="M98 78c0-26 0-52 0-78-33 3-65 5-98 8 0 7 0 15 0 22 48 0 54 4 54 40 0 62 0 125 0 187 0 30-8 30-54 30 0 8 0 15 0 22 26 0 60-2 80-2 28 0 60 0 88 2 0-7 0-14 0-22-5 0-9 0-14 0-52 0-54-8-54-32 0-36 0-71 0-107 0-70 30-132 84-132 4 0 6 0 8 0-2 2-16 10-16 28 0 20 14 30 30 30 12 0 30-7 30-30s-22-44-52-44c-52 0-76 48-86 78z">
          <text:p/>
        </draw:path>
        <draw:path draw:style-name="gr5" draw:text-style-name="P8" draw:layer="layout" svg:width="0.321cm" svg:height="0.46cm" svg:x="9.603cm" svg:y="5.152cm" svg:viewBox="0 0 322 461" svg:d="M138 197c-62 0-62-69-62-85 0-20 0-42 12-60 4-8 22-28 50-28 60 0 60 70 60 86 0 20 0 42-10 60-6 8-22 27-50 27zM56 225c0-4 0-20 12-34 26 20 56 22 70 22 64 0 114-47 114-101 0-26-12-52-30-68 26-24 50-28 64-28 2 0 4 0 6 0-8 4-10 12-10 20 0 12 8 20 20 20 6 0 20-4 20-20 0-12-8-36-36-36-14 0-44 4-74 34-30-24-60-26-74-26-66 0-114 48-114 102 0 32 14 58 32 72-8 11-22 33-22 59 0 20 10 48 32 62-42 12-66 42-66 70 0 50 70 88 156 88 84 0 156-36 156-90 0-24-10-60-46-80s-78-20-120-20c-18 0-48 0-54 0-22-2-36-24-36-46zM156 445c-70 0-118-36-118-72 0-32 26-58 56-60 14 0 28 0 42 0 60 0 140 0 140 60 0 38-50 72-120 72z">
          <text:p/>
        </draw:path>
        <draw:path draw:style-name="gr5" draw:text-style-name="P8" draw:layer="layout" svg:width="0.343cm" svg:height="0.444cm" svg:x="9.949cm" svg:y="5.168cm" svg:viewBox="0 0 344 445" svg:d="M278 66c18-44 54-44 66-44 0-7 0-15 0-22-16 2-36 2-54 2-12 0-44-2-60-2 0 7 0 15 0 22 22 0 32 12 32 30 0 6 0 8-4 16-23 58-47 116-70 173-26-63-52-126-78-189-4-6-4-10-4-12 0-18 26-18 38-18 0-7 0-15 0-22-18 0-64 2-76 2-18 0-48 0-68-2 0 7 0 15 0 22 34 0 46 0 56 24 35 85 71 170 106 255-4 10-14 32-18 42-14 38-34 86-80 86-2 0-20 0-32-12 22-2 26-18 26-30 0-18-12-28-28-28-14 0-30 8-30 30 0 30 30 56 64 56 44 0 74-40 90-80 41-100 83-199 124-299z">
          <text:p/>
        </draw:path>
        <draw:g>
          <svg:title>TexMaths</svg:title>
          <svg:desc>20§latex§$$ \mathcal{L}( \nabla  \rho (x) ) \text { - interfacial free energy}  = \frac{\kappa}{2} | \nabla \rho|^2 $$§svg§600§TRUE§</svg:desc>
          <draw:path draw:style-name="gr5" draw:text-style-name="P8" draw:layer="layout" svg:width="0.437cm" svg:height="0.508cm" svg:x="2.088cm" svg:y="6.358cm" svg:viewBox="0 0 438 509" svg:d="M104 429c38-60 50-104 60-141 24-96 50-180 94-228 8-10 14-16 36-16 50 0 50 48 50 58 0 12-2 22-2 26s3 2 4 4c12 0 30-8 48-20 12-10 20-16 20-46 0-38-20-66-60-66-22 0-84 6-154 76-56 56-88 184-102 236-12 47-18 69-40 111-4 8-22 40-32 48-20 18-26 30-26 34 0 2 2 4 6 4 2 0 18-2 36-14 12-8 14-8 30-26 34 0 60 8 104 20 36 10 72 20 108 20 56 0 114-42 136-74 14-18 18-36 18-38 0-4-3-2-4-4-12 0-28 6-40 16-20 12-22 16-26 28-2 10-6 16-10 20-6 8-6 8-16 8-34 0-70-10-116-22-20-6-58-18-94-18-8 0-18 2-28 4z">
            <text:p/>
          </draw:path>
          <draw:path draw:style-name="gr5" draw:text-style-name="P8" draw:layer="layout" svg:width="0.163cm" svg:height="0.7cm" svg:x="2.62cm" svg:y="6.326cm" svg:viewBox="0 0 164 701" svg:d="M164 695c0-2 0-4-12-16-88-88-110-222-110-328 0-121 26-243 112-331 10-8 10-10 10-12 0-6-4-8-8-8-6 0-70 48-112 138-36 76-44 154-44 213 0 54 8 138 46 218 42 86 104 132 110 132 4 0 8-2 8-6z">
            <text:p/>
          </draw:path>
          <draw:path draw:style-name="gr5" draw:text-style-name="P8" draw:layer="layout" svg:width="0.517cm" svg:height="0.5cm" svg:x="2.858cm" svg:y="6.374cm" svg:viewBox="0 0 518 501" svg:d="M514 14c2-2 4-6 4-8 0-6 0-6-18-6-161 0-323 0-484 0-16 0-16 0-16 6 0 2 2 6 2 8 79 158 159 315 238 473 4 10 6 14 18 14s14-4 20-14c79-158 157-315 236-473zM86 50c129 0 257 0 386 0-64 128-128 257-192 385-65-128-129-257-194-385z">
            <text:p/>
          </draw:path>
          <draw:path draw:style-name="gr5" draw:text-style-name="P8" draw:layer="layout" svg:width="0.331cm" svg:height="0.46cm" svg:x="3.43cm" svg:y="6.541cm" svg:viewBox="0 0 332 461" svg:d="M2 431c-2 8-2 10-2 12 0 10 8 18 20 18 16 0 24-12 26-14 2-6 26-100 44-175 14 28 36 45 70 45 82 0 172-97 172-203 0-74-46-114-98-114-68 0-142 70-162 156-23 92-47 183-70 275zM158 304c-48 0-60-58-60-64 0-2 4-16 6-26 20-78 26-104 42-132 30-50 66-66 88-66 26 0 48 20 48 68 0 40-20 118-40 152-22 44-56 68-84 68z">
            <text:p/>
          </draw:path>
          <draw:path draw:style-name="gr5" draw:text-style-name="P8" draw:layer="layout" svg:width="0.163cm" svg:height="0.7cm" svg:x="3.842cm" svg:y="6.326cm" svg:viewBox="0 0 164 701" svg:d="M164 695c0-2 0-4-12-16-88-88-110-222-110-328 0-121 26-243 112-331 10-8 10-10 10-12 0-6-4-8-8-8-6 0-70 48-110 138-36 76-46 154-46 213 0 54 8 138 48 218 42 86 102 132 108 132 4 0 8-2 8-6z">
            <text:p/>
          </draw:path>
          <draw:path draw:style-name="gr5" draw:text-style-name="P8" draw:layer="layout" svg:width="0.349cm" svg:height="0.316cm" svg:x="4.066cm" svg:y="6.541cm" svg:viewBox="0 0 350 317" svg:d="M216 98c4-18 20-82 68-82 4 0 22 0 36 10-20 2-34 20-34 38 0 10 8 24 26 24 16 0 38-12 38-42 0-36-40-46-64-46-42 0-66 38-74 54-18-46-56-54-76-54-74 0-114 92-114 108 0 8 8 8 10 8 4 0 6-2 8-8 24-74 70-92 94-92 14 0 38 6 38 48 0 20-12 68-38 166-10 44-36 74-66 74-4 0-20 0-36-10 18-4 34-18 34-38 0-18-16-24-26-24-22 0-40 18-40 40 0 32 36 45 66 45 48 0 72-47 74-51 10 26 34 51 76 51 74 0 114-89 114-107 0-6-8-6-10-6-6 0-8 2-8 8-24 74-72 92-94 92-28 0-38-24-38-48 0-14 4-30 12-62s16-64 24-96z">
            <text:p/>
          </draw:path>
          <draw:path draw:style-name="gr5" draw:text-style-name="P8" draw:layer="layout" svg:width="0.163cm" svg:height="0.7cm" svg:x="4.488cm" svg:y="6.326cm" svg:viewBox="0 0 164 701" svg:d="M164 351c0-55-8-139-48-219-42-86-102-132-108-132-4 0-8 4-8 8 0 2 0 4 14 16 68 70 108 180 108 327 0 120-26 242-112 332-10 8-10 10-10 12 0 4 4 6 8 6 6 0 70-48 110-136 36-78 46-156 46-214z">
            <text:p/>
          </draw:path>
          <draw:path draw:style-name="gr5" draw:text-style-name="P8" draw:layer="layout" svg:width="0.161cm" svg:height="0.7cm" svg:x="4.762cm" svg:y="6.326cm" svg:viewBox="0 0 162 701" svg:d="M162 351c0-55-8-139-46-219-42-86-102-132-110-132-4 0-6 4-6 8 0 2 0 4 12 16 70 70 110 180 110 327 0 120-26 242-114 332-8 8-8 10-8 12 0 4 2 6 6 6 8 0 70-48 112-136 36-78 44-156 44-214z">
            <text:p/>
          </draw:path>
          <draw:path draw:style-name="gr5" draw:text-style-name="P8" draw:layer="layout" svg:width="0.187cm" svg:height="0.041cm" svg:x="5.236cm" svg:y="6.679cm" svg:viewBox="0 0 188 42" svg:d="M0 0c63 0 125 0 188 0 0 14 0 28 0 42-63 0-125 0-188 0 0-14 0-28 0-42z">
            <text:p/>
          </draw:path>
          <draw:path draw:style-name="gr5" draw:text-style-name="P8" draw:layer="layout" svg:width="0.151cm" svg:height="0.466cm" svg:x="5.719cm" svg:y="6.384cm" svg:viewBox="0 0 152 467" svg:d="M102 158c-33 2-65 5-98 8 0 7 0 14 0 22 46 0 52 4 52 38 0 63 0 126 0 189 0 30-8 30-56 30 0 8 0 15 0 22 24 0 62-2 78-2 24 0 50 2 74 2 0-7 0-14 0-22-48 0-50-2-50-30 0-86 0-171 0-257zM104 36c0-22-16-36-36-36-22 0-38 18-38 36 0 20 16 38 38 38 20 0 36-14 36-38z">
            <text:p/>
          </draw:path>
          <draw:path draw:style-name="gr5" draw:text-style-name="P8" draw:layer="layout" svg:width="0.351cm" svg:height="0.309cm" svg:x="5.915cm" svg:y="6.541cm" svg:viewBox="0 0 352 310" svg:d="M54 70c0 62 0 125 0 188 0 30-8 30-54 30 0 7 0 14 0 22 24 0 60-2 78-2 20 0 56 2 80 2 0-8 0-15 0-22-48 0-56 0-56-30 0-44 0-87 0-130 0-72 50-112 96-112 44 0 52 38 52 78 0 54 0 109 0 164 0 30-8 30-56 30 0 7 0 14 0 22 26 0 62-2 80-2s54 2 78 2c0-8 0-15 0-22-36 0-54 0-54-20 0-45 0-90 0-134 0-60 0-82-22-108-10-12-32-26-74-26-50 0-84 30-104 74 0-25 0-49 0-74-33 3-65 5-98 8 0 7 0 15 0 22 48 0 54 6 54 40z">
            <text:p/>
          </draw:path>
          <draw:path draw:style-name="gr5" draw:text-style-name="P8" draw:layer="layout" svg:width="0.219cm" svg:height="0.436cm" svg:x="6.277cm" svg:y="6.421cm" svg:viewBox="0 0 220 437" svg:d="M108 150c33 0 67 0 100 0 0-8 0-15 0-22-33 0-67 0-100 0 0-43 0-85 0-128-6 0-12 0-18 0 0 56-22 132-90 134 0 5 0 10 0 16 19 0 39 0 58 0 0 64 0 129 0 193 0 86 66 94 92 94 50 0 70-50 70-94 0-13 0-26 0-39-6 0-12 0-18 0 0 12 0 25 0 37 0 52-22 78-48 78-46 0-46-62-46-74 0-65 0-130 0-195z">
            <text:p/>
          </draw:path>
          <draw:path draw:style-name="gr5" draw:text-style-name="P8" draw:layer="layout" svg:width="0.271cm" svg:height="0.32cm" svg:x="6.555cm" svg:y="6.537cm" svg:viewBox="0 0 272 321" svg:d="M60 138c4-104 64-122 86-122 74 0 80 94 80 122-55 0-111 0-166 0zM60 152c65 0 131 0 196 0 14 0 16 0 16-14 0-70-38-138-126-138-80 0-146 72-146 160 0 94 74 161 156 161 86 0 116-77 116-89 0-8-4-10-8-10-6 0-8 6-10 10-24 72-88 72-94 72-36 0-64-20-80-46-20-34-20-80-20-106z">
            <text:p/>
          </draw:path>
          <draw:path draw:style-name="gr5" draw:text-style-name="P8" draw:layer="layout" svg:width="0.235cm" svg:height="0.309cm" svg:x="6.869cm" svg:y="6.541cm" svg:viewBox="0 0 236 310" svg:d="M96 78c0-26 0-52 0-78-32 3-64 5-96 8 0 7 0 15 0 22 48 0 54 6 54 40 0 62 0 125 0 188 0 30-8 30-54 30 0 7 0 14 0 22 26 0 60-2 80-2 28 0 60 0 88 2 0-8 0-15 0-22-5 0-9 0-14 0-52 0-54-6-54-32 0-36 0-72 0-108 0-70 30-132 84-132 4 0 6 0 8 0-4 2-18 10-18 28 0 20 16 30 32 30 12 0 30-7 30-30s-22-44-52-44c-52 0-78 48-88 78z">
            <text:p/>
          </draw:path>
          <draw:path draw:style-name="gr5" draw:text-style-name="P8" draw:layer="layout" svg:width="0.227cm" svg:height="0.492cm" svg:x="7.147cm" svg:y="6.358cm" svg:viewBox="0 0 228 493" svg:d="M100 192c0-28 0-55 0-82 0-60 34-94 64-94 2 0 14 0 24 4-8 4-22 12-22 30 0 16 12 30 30 30 22 0 32-14 32-30 0-26-26-50-64-50-48 0-108 38-108 112 0 26 0 53 0 80-19 0-37 0-56 0 0 7 0 14 0 22 19 0 37 0 56 0 0 76 0 151 0 227 0 30-8 30-56 30 0 8 0 15 0 22 28 0 62-2 80-2 28 0 62 0 90 2 0-7 0-14 0-22-5 0-9 0-14 0-52 0-54-6-54-32 0-75 0-150 0-225 27 0 53 0 80 0 0-8 0-15 0-22-27 0-55 0-82 0z">
            <text:p/>
          </draw:path>
          <draw:path draw:style-name="gr5" draw:text-style-name="P8" draw:layer="layout" svg:width="0.315cm" svg:height="0.32cm" svg:x="7.369cm" svg:y="6.537cm" svg:viewBox="0 0 316 321" svg:d="M204 262c2 28 22 55 54 55 16 0 58-7 58-65 0-13 0-26 0-38-6 0-12 0-18 0 0 12 0 25 0 38 0 40-18 46-24 46-24 0-26-32-26-36 0-47 0-94 0-140 0-30 0-58-26-82-28-28-62-40-96-40-58 0-106 34-106 80 0 20 14 32 32 32 20 0 32-14 32-32 0-8-4-32-36-32 20-24 54-32 76-32 34 0 74 28 74 90 0 8 0 17 0 26-36 2-84 4-128 24-54 24-70 62-70 92 0 56 68 73 112 73 46 0 78-27 92-59zM198 146c0 23 0 46 0 70 0 68-50 92-82 92-34 0-62-26-62-60 0-40 28-98 144-102z">
            <text:p/>
          </draw:path>
          <draw:path draw:style-name="gr5" draw:text-style-name="P8" draw:layer="layout" svg:width="0.267cm" svg:height="0.32cm" svg:x="7.713cm" svg:y="6.537cm" svg:viewBox="0 0 268 321" svg:d="M60 162c0-114 56-144 94-144 6 0 50 0 76 26-30 2-34 24-34 32 0 18 12 32 32 32 18 0 32-12 32-32 0-48-52-76-106-76-88 0-154 76-154 164s70 157 152 157c94 0 116-82 116-89s-6-8-8-8c-6 0-8 4-10 8-20 64-66 72-92 72-36 0-98-30-98-142z">
            <text:p/>
          </draw:path>
          <draw:path draw:style-name="gr5" draw:text-style-name="P8" draw:layer="layout" svg:width="0.149cm" svg:height="0.466cm" svg:x="8.025cm" svg:y="6.384cm" svg:viewBox="0 0 150 467" svg:d="M102 158c-33 2-65 5-98 8 0 7 0 14 0 22 44 0 52 4 52 38 0 63 0 126 0 189 0 30-8 30-56 30 0 8 0 15 0 22 22 0 60-2 78-2 24 0 50 2 72 2 0-7 0-14 0-22-46 0-48-2-48-30 0-86 0-171 0-257zM104 36c0-22-18-36-36-36-22 0-38 18-38 36 0 20 16 38 38 38 18 0 36-14 36-38z">
            <text:p/>
          </draw:path>
          <draw:path draw:style-name="gr5" draw:text-style-name="P8" draw:layer="layout" svg:width="0.317cm" svg:height="0.32cm" svg:x="8.227cm" svg:y="6.537cm" svg:viewBox="0 0 318 321" svg:d="M204 262c4 28 22 55 56 55 14 0 58-7 58-65 0-13 0-26 0-38-6 0-12 0-18 0 0 12 0 25 0 38 0 40-18 46-26 46-24 0-26-32-26-36 0-47 0-94 0-140 0-30 0-58-26-82-26-28-62-40-96-40-58 0-106 34-106 80 0 20 14 32 32 32 20 0 34-14 34-32 0-8-4-32-36-32 18-24 52-32 76-32 34 0 74 28 74 90 0 8 0 17 0 26-36 2-86 4-130 24-52 24-70 62-70 92 0 56 68 73 112 73 46 0 80-27 92-59zM200 146c0 23 0 46 0 70 0 68-50 92-82 92-36 0-64-26-64-60 0-40 30-98 146-102z">
            <text:p/>
          </draw:path>
          <draw:path draw:style-name="gr5" draw:text-style-name="P8" draw:layer="layout" svg:width="0.155cm" svg:height="0.484cm" svg:x="8.573cm" svg:y="6.366cm" svg:viewBox="0 0 156 485" svg:d="M100 0c-33 3-67 5-100 8 0 7 0 15 0 22 48 0 54 4 54 38 0 122 0 244 0 365 0 30-8 30-54 30 0 8 0 15 0 22 22 0 61-2 78-2s52 2 78 2c0-7 0-14 0-22-48 0-56 0-56-30 0-144 0-289 0-433z">
            <text:p/>
          </draw:path>
          <draw:path draw:style-name="gr5" draw:text-style-name="P8" draw:layer="layout" svg:width="0.227cm" svg:height="0.492cm" svg:x="9.001cm" svg:y="6.358cm" svg:viewBox="0 0 228 493" svg:d="M100 192c0-28 0-55 0-82 0-60 34-94 66-94 2 0 12 0 22 4-8 4-20 12-20 30 0 16 10 30 30 30s30-14 30-30c0-26-26-50-62-50-50 0-110 38-110 112 0 26 0 53 0 80-19 0-37 0-56 0 0 7 0 14 0 22 19 0 37 0 56 0 0 76 0 151 0 227 0 30-8 30-54 30 0 8 0 15 0 22 26 0 60-2 80-2 28 0 60 0 88 2 0-7 0-14 0-22-5 0-9 0-14 0-52 0-54-6-54-32 0-75 0-150 0-225 27 0 53 0 80 0 0-8 0-15 0-22-27 0-55 0-82 0z">
            <text:p/>
          </draw:path>
          <draw:path draw:style-name="gr5" draw:text-style-name="P8" draw:layer="layout" svg:width="0.235cm" svg:height="0.309cm" svg:x="9.213cm" svg:y="6.541cm" svg:viewBox="0 0 236 310" svg:d="M98 78c0-26 0-52 0-78-33 3-65 5-98 8 0 7 0 15 0 22 50 0 54 6 54 40 0 62 0 125 0 188 0 30-8 30-54 30 0 7 0 14 0 22 28 0 60-2 80-2 28 0 62 0 90 2 0-8 0-15 0-22-5 0-11 0-16 0-52 0-52-6-52-32 0-36 0-72 0-108 0-70 28-132 82-132 4 0 6 0 8 0-2 2-16 10-16 28 0 20 14 30 30 30 12 0 30-7 30-30s-22-44-52-44c-52 0-76 48-86 78z">
            <text:p/>
          </draw:path>
          <draw:path draw:style-name="gr5" draw:text-style-name="P8" draw:layer="layout" svg:width="0.271cm" svg:height="0.32cm" svg:x="9.489cm" svg:y="6.537cm" svg:viewBox="0 0 272 321" svg:d="M58 138c4-104 64-122 88-122 72 0 78 94 78 122-55 0-111 0-166 0zM58 152c65 0 131 0 196 0 16 0 18 0 18-14 0-70-38-138-126-138-82 0-146 72-146 160 0 94 72 161 154 161 86 0 118-77 118-89 0-8-6-10-10-10-6 0-8 6-10 10-24 72-86 72-94 72-36 0-64-20-80-46-20-34-20-80-20-106z">
            <text:p/>
          </draw:path>
          <draw:path draw:style-name="gr5" draw:text-style-name="P8" draw:layer="layout" svg:width="0.271cm" svg:height="0.32cm" svg:x="9.801cm" svg:y="6.537cm" svg:viewBox="0 0 272 321" svg:d="M58 138c4-104 64-122 88-122 72 0 80 94 80 122-56 0-112 0-168 0zM58 152c65 0 131 0 196 0 16 0 18 0 18-14 0-70-38-138-126-138-82 0-146 72-146 160 0 94 74 161 154 161 86 0 118-77 118-89 0-8-6-10-10-10-6 0-8 6-8 10-26 72-88 72-96 72-34 0-62-20-80-46-20-34-20-80-20-106z">
            <text:p/>
          </draw:path>
          <draw:path draw:style-name="gr5" draw:text-style-name="P8" draw:layer="layout" svg:width="0.271cm" svg:height="0.32cm" svg:x="10.347cm" svg:y="6.537cm" svg:viewBox="0 0 272 321" svg:d="M60 138c4-104 62-122 86-122 72 0 80 94 80 122-55 0-111 0-166 0zM58 152c65 0 131 0 196 0 16 0 18 0 18-14 0-70-38-138-126-138-82 0-146 72-146 160 0 94 74 161 154 161 86 0 118-77 118-89 0-8-6-10-8-10-8 0-8 6-10 10-24 72-88 72-94 72-36 0-64-20-80-46-22-34-22-80-22-106z">
            <text:p/>
          </draw:path>
          <draw:path draw:style-name="gr5" draw:text-style-name="P8" draw:layer="layout" svg:width="0.351cm" svg:height="0.309cm" svg:x="10.663cm" svg:y="6.541cm" svg:viewBox="0 0 352 310" svg:d="M54 70c0 62 0 125 0 188 0 30-8 30-54 30 0 7 0 14 0 22 24 0 60-2 78-2 20 0 56 2 80 2 0-8 0-15 0-22-48 0-56 0-56-30 0-44 0-87 0-130 0-72 50-112 96-112 44 0 52 38 52 78 0 54 0 109 0 164 0 30-8 30-56 30 0 7 0 14 0 22 26 0 62-2 80-2s54 2 78 2c0-8 0-15 0-22-36 0-54 0-54-20 0-45 0-90 0-134 0-60 0-82-22-108-10-12-32-26-74-26-50 0-84 30-104 74 0-25 0-49 0-74-33 3-65 5-98 8 0 7 0 15 0 22 48 0 54 6 54 40z">
            <text:p/>
          </draw:path>
          <draw:path draw:style-name="gr5" draw:text-style-name="P8" draw:layer="layout" svg:width="0.269cm" svg:height="0.32cm" svg:x="11.051cm" svg:y="6.537cm" svg:viewBox="0 0 270 321" svg:d="M58 138c4-104 64-122 88-122 72 0 78 94 78 122-55 0-111 0-166 0zM58 152c65 0 131 0 196 0 14 0 16 0 16-14 0-70-36-138-124-138-82 0-146 72-146 160 0 94 72 161 154 161 86 0 116-77 116-89 0-8-4-10-8-10-6 0-8 6-10 10-24 72-88 72-94 72-36 0-64-20-80-46-20-34-20-80-20-106z">
            <text:p/>
          </draw:path>
          <draw:path draw:style-name="gr5" draw:text-style-name="P8" draw:layer="layout" svg:width="0.235cm" svg:height="0.309cm" svg:x="11.363cm" svg:y="6.541cm" svg:viewBox="0 0 236 310" svg:d="M98 78c0-26 0-52 0-78-33 3-65 5-98 8 0 7 0 15 0 22 48 0 54 6 54 40 0 62 0 125 0 188 0 30-8 30-54 30 0 7 0 14 0 22 26 0 60-2 80-2 28 0 60 0 88 2 0-8 0-15 0-22-5 0-9 0-14 0-52 0-54-6-54-32 0-36 0-72 0-108 0-70 30-132 84-132 4 0 6 0 8 0-2 2-16 10-16 28 0 20 14 30 30 30 12 0 30-7 30-30s-22-44-52-44c-52 0-78 48-86 78z">
            <text:p/>
          </draw:path>
          <draw:path draw:style-name="gr5" draw:text-style-name="P8" draw:layer="layout" svg:width="0.321cm" svg:height="0.462cm" svg:x="11.637cm" svg:y="6.533cm" svg:viewBox="0 0 322 463" svg:d="M136 198c-60 0-60-70-60-86 0-20 0-42 12-60 4-8 20-28 48-28 62 0 62 70 62 88s0 40-12 58c-4 8-20 28-50 28zM56 226c0-4 0-20 12-34 26 20 56 22 68 22 66 0 114-48 114-102 0-26-10-52-28-68 26-24 50-28 64-28 2 1 4 0 6 2-8 2-10 10-10 18 0 12 8 20 20 20 6 0 20-4 20-20 0-12-8-36-36-36-14 0-44 6-74 34-30-24-60-26-76-26-64 0-112 50-112 104 0 30 14 56 32 72-8 10-22 34-22 58 0 22 10 48 32 62-42 12-66 41-66 69 0 50 70 90 156 90 82 0 156-36 156-92 0-24-10-59-46-79-36-18-78-18-120-18-18 0-48 0-54-2-22-2-36-24-36-46zM156 447c-70 0-118-36-118-74 0-32 26-57 56-59 14 0 28 0 42 0 60 0 140 0 140 59 0 38-50 74-120 74z">
            <text:p/>
          </draw:path>
          <draw:path draw:style-name="gr5" draw:text-style-name="P8" draw:layer="layout" svg:width="0.343cm" svg:height="0.444cm" svg:x="11.983cm" svg:y="6.549cm" svg:viewBox="0 0 344 445" svg:d="M278 68c18-46 54-46 66-46 0-7 0-15 0-22-16 2-38 2-54 2-12 0-44 0-60-2 0 7 0 15 0 22 22 0 32 12 32 30 0 8 0 8-4 18-23 57-47 114-70 172-26-64-52-127-78-190-4-6-4-8-4-12 0-18 26-18 38-18 0-7 0-15 0-22-18 2-64 2-76 2-20 0-48 0-68-2 0 7 0 15 0 22 34 0 46 0 56 24 35 85 71 170 106 256-4 10-14 33-18 41-14 38-34 88-80 88-4 0-20 0-32-14 22-2 26-18 26-28 0-20-12-30-28-30-14 0-30 8-30 30 0 32 30 56 64 56 44 0 74-40 90-80 41-99 83-198 124-297z">
            <text:p/>
          </draw:path>
          <draw:path draw:style-name="gr5" draw:text-style-name="P8" draw:layer="layout" svg:width="0.467cm" svg:height="0.163cm" svg:x="12.574cm" svg:y="6.595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5" draw:text-style-name="P8" draw:layer="layout" svg:width="0.343cm" svg:height="0.316cm" svg:x="13.4cm" svg:y="6.068cm" svg:viewBox="0 0 344 317" svg:d="M2 282c-2 10-2 12-2 16 0 14 10 19 20 19 20 0 26-17 30-39 8-24 4-12 34-130 58 2 120 14 120 60 0 6 0 8-2 16-2 12-2 18-2 24 0 42 28 69 64 69 22 0 40-11 54-35 18-30 26-70 26-72 0-8-6-8-8-8-6 0-8 4-10 14-14 48-30 86-60 86-16 0-24-8-24-34 0-10 4-26 6-38 2-6 4-16 4-24 0-66-98-70-136-72 22-12 46-32 64-48 32-28 52-44 80-56 0 4-2 12-2 16 0 8 4 24 26 24s38-20 38-38c0-6-2-24-28-24-42 0-84 34-116 60-48 42-64 52-90 60 2-8 12-42 14-54 4-18 14-52 14-56 0-10-10-18-22-18-2 0-20 0-28 26-21 85-43 170-64 256z">
            <text:p/>
          </draw:path>
          <draw:path draw:style-name="gr5" draw:text-style-name="P8" draw:layer="layout" svg:width="0.405cm" svg:height="0.027cm" svg:x="13.36cm" svg:y="6.663cm" svg:viewBox="0 0 406 28" svg:d="M0 0c135 0 271 0 406 0 0 9 0 19 0 28-135 0-271 0-406 0 0-9 0-19 0-28z">
            <text:p/>
          </draw:path>
          <draw:path draw:style-name="gr5" draw:text-style-name="P8" draw:layer="layout" svg:width="0.281cm" svg:height="0.466cm" svg:x="13.422cm" svg:y="6.865cm" svg:viewBox="0 0 282 467" svg:d="M54 413c25-24 51-48 76-72 108-97 152-133 152-205 0-80-64-136-150-136-80 0-132 66-132 128 0 40 36 40 38 40 12 0 36-10 36-38 0-18-12-36-36-36-6 0-8 0-10 0 16-46 54-72 94-72 64 0 96 58 96 114s-36 112-74 156c-45 49-91 99-136 149-8 8-8 10-8 26 87 0 175 0 262 0 7-40 13-81 20-122-6 0-12 0-18 0-4 20-8 52-16 62-4 6-52 6-66 6-43 0-85 0-128 0z">
            <text:p/>
          </draw:path>
          <draw:path draw:style-name="gr5" draw:text-style-name="P8" draw:layer="layout" svg:width="0.027cm" svg:height="0.7cm" svg:x="13.934cm" svg:y="6.326cm" svg:viewBox="0 0 28 701" svg:d="M28 26c0-12 0-26-14-26s-14 14-14 26c0 216 0 433 0 649 0 14 0 26 14 26s14-12 14-26c0-216 0-433 0-649z">
            <text:p/>
          </draw:path>
          <draw:path draw:style-name="gr5" draw:text-style-name="P8" draw:layer="layout" svg:width="0.517cm" svg:height="0.5cm" svg:x="14.078cm" svg:y="6.374cm" svg:viewBox="0 0 518 501" svg:d="M516 14c0-2 2-6 2-8 0-6 0-6-16-6-161 0-323 0-484 0-18 0-18 0-18 6 0 2 2 6 4 8 79 158 157 315 236 473 6 10 8 14 20 14s14-4 18-14c79-158 159-315 238-473zM88 50c129 0 257 0 386 0-65 128-129 257-194 385-64-128-128-257-192-385z">
            <text:p/>
          </draw:path>
          <draw:path draw:style-name="gr5" draw:text-style-name="P8" draw:layer="layout" svg:width="0.331cm" svg:height="0.46cm" svg:x="14.652cm" svg:y="6.541cm" svg:viewBox="0 0 332 461" svg:d="M2 431c-2 8-2 10-2 12 0 10 8 18 20 18 14 0 22-12 24-14 4-6 26-100 46-175 14 28 36 45 68 45 84 0 174-97 174-203 0-74-46-114-98-114-68 0-142 70-162 156-23 92-47 183-70 275zM158 304c-50 0-60-58-60-64 0-2 4-16 6-26 20-78 26-104 42-132 30-50 64-66 86-66 26 0 50 20 50 68 0 40-22 118-40 152-24 44-58 68-84 68z">
            <text:p/>
          </draw:path>
          <draw:path draw:style-name="gr5" draw:text-style-name="P8" draw:layer="layout" svg:width="0.027cm" svg:height="0.7cm" svg:x="15.078cm" svg:y="6.326cm" svg:viewBox="0 0 28 701" svg:d="M28 26c0-12 0-26-14-26s-14 14-14 26c0 216 0 433 0 649 0 14 0 26 14 26s14-12 14-26c0-216 0-433 0-649z">
            <text:p/>
          </draw:path>
          <draw:path draw:style-name="gr5" draw:text-style-name="P8" draw:layer="layout" svg:width="0.217cm" svg:height="0.326cm" svg:x="15.22cm" svg:y="6.236cm" svg:viewBox="0 0 218 327" svg:d="M218 238c-5 0-11 0-16 0-2 10-8 40-14 44-4 4-42 4-48 4-30 0-60 0-90 0 50-46 68-60 98-84 36-28 70-58 70-106 0-58-52-96-116-96-60 0-102 44-102 88 0 26 22 28 26 28 12 0 26-8 26-26 0-8-2-26-28-26 14-34 48-46 72-46 48 0 74 38 74 78 0 44-30 78-46 96-39 38-79 77-118 116-6 4-6 6-6 19 68 0 136 0 204 0 5-29 9-59 14-89z">
            <text:p/>
          </draw:path>
        </draw:g>
        <draw:g>
          <svg:title>TexMaths</svg:title>
          <svg:desc>20§display§\text{Surface Tension}§svg§600§TRUE§</svg:desc>
          <draw:path draw:style-name="gr5" draw:text-style-name="P8" draw:layer="layout" svg:width="0.309cm" svg:height="0.507cm" svg:x="2.532cm" svg:y="10.795cm" svg:viewBox="0 0 310 508" svg:d="M206 221c-30-7-60-14-90-22-44-10-72-48-72-87 0-50 38-92 94-92 116 0 132 113 136 145 0 4 0 8 8 8 10 0 10-2 10-16 0-47 0-94 0-141 0-12 0-16-8-16-4 0-6 0-10 10-9 13-17 27-26 40-20-22-50-50-112-50-78 0-136 62-136 135 0 58 36 110 92 128 8 4 42 12 92 24 20 4 40 10 60 36 14 18 22 40 22 63 0 50-36 100-94 100-20 0-74-4-112-38-40-38-42-81-44-107 0-6-6-6-8-6-8 0-8 4-8 16 0 47 0 94 0 141 0 12 0 16 8 16 4 0 4-2 10-10 8-13 2-2 24-40 22 24 68 50 130 50 82 0 138-68 138-145 0-70-46-128-104-142z">
            <text:p/>
          </draw:path>
          <draw:path draw:style-name="gr5" draw:text-style-name="P8" draw:layer="layout" svg:width="0.353cm" svg:height="0.316cm" svg:x="2.904cm" svg:y="10.978cm" svg:viewBox="0 0 354 317" svg:d="M254 255c0 21 0 41 0 62 33-3 67-6 100-8 0-8 0-15 0-22-48 0-54-4-54-38 0-83 0-166 0-249-35 3-69 5-104 8 0 7 0 15 0 22 50 0 56 4 56 40 0 41 0 82 0 123 0 62-34 108-86 108-60 0-62-32-62-68 0-78 0-155 0-233-35 3-69 5-104 8 0 7 0 15 0 22 56 0 56 2 56 64 0 35 0 70 0 105 0 54 0 118 106 118 40 0 70-20 92-62z">
            <text:p/>
          </draw:path>
          <draw:path draw:style-name="gr5" draw:text-style-name="P8" draw:layer="layout" svg:width="0.235cm" svg:height="0.308cm" svg:x="3.292cm" svg:y="10.978cm" svg:viewBox="0 0 236 309" svg:d="M98 78c0-26 0-52 0-78-33 3-65 5-98 8 0 7 0 15 0 22 50 0 56 4 56 40 0 62 0 125 0 187 0 30-8 30-56 30 0 7 0 14 0 22 28 0 60-2 80-2 28 0 62 0 90 2 0-8 0-15 0-22-5 0-9 0-14 0-52 0-54-6-54-32 0-36 0-72 0-108 0-69 30-131 82-131 6 0 6 0 8 0-2 2-16 10-16 28 0 20 14 30 30 30 12 0 30-7 30-30s-22-44-52-44c-50 0-76 48-86 78z">
            <text:p/>
          </draw:path>
          <draw:path draw:style-name="gr5" draw:text-style-name="P8" draw:layer="layout" svg:width="0.225cm" svg:height="0.491cm" svg:x="3.572cm" svg:y="10.795cm" svg:viewBox="0 0 226 492" svg:d="M98 191c0-27 0-54 0-81 0-60 34-94 66-94 2 0 12 0 22 4-8 4-20 12-20 30 0 16 10 30 30 30s30-14 30-30c0-26-26-50-62-50-50 0-110 38-110 112 0 26 0 53 0 79-18 0-36 0-54 0 0 8 0 15 0 22 18 0 36 0 54 0 0 76 0 152 0 227 0 30-8 30-54 30 0 7 0 15 0 22 28 0 60-2 80-2 28 0 62 0 90 2 0-7 0-15 0-22-5 0-11 0-16 0-52 0-52-6-52-32 0-75 0-150 0-225 27 0 53 0 80 0 0-7 0-14 0-22-28 0-56 0-84 0z">
            <text:p/>
          </draw:path>
          <draw:path draw:style-name="gr5" draw:text-style-name="P8" draw:layer="layout" svg:width="0.317cm" svg:height="0.32cm" svg:x="3.791cm" svg:y="10.974cm" svg:viewBox="0 0 318 321" svg:d="M204 261c4 28 22 56 56 56 14 0 58-10 58-66 0-13 0-27 0-40-6 0-12 0-18 0 0 13 0 27 0 40 0 40-18 46-26 46-22 0-26-32-26-36 0-47 0-93 0-139 0-30 0-58-26-84s-62-38-96-38c-56 0-106 34-106 80 0 20 14 32 32 32 20 0 34-14 34-32 0-8-4-32-36-32 18-24 52-32 76-32 34 0 74 28 74 90 0 8 0 17 0 25-36 2-86 4-130 24-52 24-70 62-70 92 0 56 68 74 112 74 46 0 80-28 92-60zM200 145c0 24 0 47 0 70 0 66-50 90-82 90-34 0-64-24-64-58 0-40 30-98 146-102z">
            <text:p/>
          </draw:path>
          <draw:path draw:style-name="gr5" draw:text-style-name="P8" draw:layer="layout" svg:width="0.267cm" svg:height="0.32cm" svg:x="4.137cm" svg:y="10.974cm" svg:viewBox="0 0 268 321" svg:d="M58 161c0-113 58-143 96-143 6 0 50 0 74 26-28 2-32 22-32 32 0 18 12 32 32 32 18 0 32-12 32-32 0-48-54-76-108-76-88 0-152 76-152 163 0 88 70 158 150 158 96 0 118-83 118-90s-8-8-10-8c-6 0-8 2-8 8-22 64-66 72-92 72-38 0-100-30-100-142z">
            <text:p/>
          </draw:path>
          <draw:path draw:style-name="gr5" draw:text-style-name="P8" draw:layer="layout" svg:width="0.271cm" svg:height="0.32cm" svg:x="4.445cm" svg:y="10.974cm" svg:viewBox="0 0 272 321" svg:d="M58 137c6-103 64-121 88-121 72 0 80 94 80 121-56 0-112 0-168 0zM58 151c65 0 131 0 196 0 16 0 18 0 18-14 0-69-38-137-126-137-82 0-146 72-146 159 0 94 74 162 154 162 86 0 118-78 118-90 0-8-6-10-10-10-6 0-6 4-8 10-24 72-88 72-96 72-34 0-62-20-78-46-22-34-22-80-22-106z">
            <text:p/>
          </draw:path>
          <draw:path draw:style-name="gr5" draw:text-style-name="P8" draw:layer="layout" svg:width="0.455cm" svg:height="0.471cm" svg:x="4.997cm" svg:y="10.815cm" svg:viewBox="0 0 456 472" svg:d="M442 0c-143 0-285 0-428 0-5 52-9 105-14 157 6 0 12 0 18 0 10-113 20-135 126-135 12 0 32 0 38 0 14 4 14 12 14 28 0 123 0 246 0 368 0 22 0 32-72 32-10 0-20 0-30 0 0 8 0 15 0 22 30-2 102-2 134-2s104 0 134 2c0-7 0-14 0-22-9 0-19 0-28 0-74 0-74-10-74-32 0-122 0-245 0-368 0-14 0-24 12-28 8 0 26 0 40 0 106 0 116 22 126 135 6 0 12 0 18 0-5-52-10-105-14-157z">
            <text:p/>
          </draw:path>
          <draw:path draw:style-name="gr5" draw:text-style-name="P8" draw:layer="layout" svg:width="0.271cm" svg:height="0.32cm" svg:x="5.441cm" svg:y="10.974cm" svg:viewBox="0 0 272 321" svg:d="M58 137c4-103 64-121 88-121 72 0 78 94 78 121-55 0-111 0-166 0zM58 151c65 0 131 0 196 0 16 0 18 0 18-14 0-69-38-137-126-137-82 0-146 72-146 159 0 94 74 162 154 162 86 0 118-78 118-90 0-8-6-10-10-10-6 0-8 4-8 10-26 72-88 72-96 72-34 0-64-20-80-46-20-34-20-80-20-106z">
            <text:p/>
          </draw:path>
          <draw:path draw:style-name="gr5" draw:text-style-name="P8" draw:layer="layout" svg:width="0.353cm" svg:height="0.308cm" svg:x="5.755cm" svg:y="10.978cm" svg:viewBox="0 0 354 309" svg:d="M56 70c0 62 0 125 0 187 0 30-8 30-56 30 0 7 0 14 0 22 26 0 60-2 80-2 18 0 54 2 78 2 0-8 0-15 0-22-46 0-54 0-54-30 0-43 0-86 0-129 0-72 50-112 94-112s52 38 52 78c0 54 0 109 0 163 0 30-8 30-54 30 0 7 0 14 0 22 24 0 60-2 80-2 18 0 54 2 78 2 0-8 0-15 0-22-36 0-54 0-54-20 0-45 0-89 0-134 0-59 0-81-22-107-10-12-34-26-74-26-52 0-84 30-104 74 0-25 0-49 0-74-33 3-67 5-100 8 0 7 0 15 0 22 50 0 56 4 56 40z">
            <text:p/>
          </draw:path>
          <draw:path draw:style-name="gr5" draw:text-style-name="P8" draw:layer="layout" svg:width="0.229cm" svg:height="0.32cm" svg:x="6.146cm" svg:y="10.974cm" svg:viewBox="0 0 230 321" svg:d="M122 177c16 4 74 14 74 66 0 34-24 62-80 62-58 0-84-40-98-98-2-10-2-12-10-12s-8 4-8 16c0 31 0 63 0 94 0 12 0 16 8 16 2 0 4 0 16-14 2-2 2-2 14-16 32 30 64 30 78 30 82 0 114-46 114-98 0-36-22-58-30-66-24-22-50-28-80-33-40-8-86-16-86-58 0-24 18-52 78-52 78 0 80 62 82 84 0 6 5 4 8 6 10 0 10-2 10-16 0-24 0-47 0-70 0-12 0-18-8-18-4 0-4 0-14 8-2 4-10 10-12 12-26-20-56-20-66-20-86 0-112 48-112 86 0 26 10 43 30 59 22 18 42 22 92 32z">
            <text:p/>
          </draw:path>
          <draw:path draw:style-name="gr5" draw:text-style-name="P8" draw:layer="layout" svg:width="0.151cm" svg:height="0.465cm" svg:x="6.422cm" svg:y="10.821cm" svg:viewBox="0 0 152 466" svg:d="M102 157c-33 3-65 6-98 8 0 8 0 15 0 22 46 0 52 4 52 38 0 63 0 126 0 189 0 30-8 30-56 30 0 8 0 15 0 22 24 0 62-2 78-2 24 0 50 2 74 2 0-7 0-14 0-22-48 0-50-2-50-30 0-85 0-171 0-257zM104 36c0-22-16-36-36-36-22 0-38 18-38 36 0 20 16 38 38 38 20 0 36-16 36-38z">
            <text:p/>
          </draw:path>
          <draw:path draw:style-name="gr5" draw:text-style-name="P8" draw:layer="layout" svg:width="0.311cm" svg:height="0.32cm" svg:x="6.614cm" svg:y="10.974cm" svg:viewBox="0 0 312 321" svg:d="M312 163c0-89-70-163-156-163-88 0-156 76-156 163 0 90 74 158 156 158 84 0 156-68 156-158zM156 303c-30 0-60-14-80-46-18-32-18-74-18-100s0-63 18-95 52-46 80-46c30 0 61 16 80 46s18 69 18 95 0 64-16 94c-16 32-46 52-82 52z">
            <text:p/>
          </draw:path>
          <draw:path draw:style-name="gr5" draw:text-style-name="P8" draw:layer="layout" svg:width="0.353cm" svg:height="0.308cm" svg:x="6.968cm" svg:y="10.978cm" svg:viewBox="0 0 354 309" svg:d="M56 70c0 62 0 125 0 187 0 30-8 30-56 30 0 7 0 14 0 22 26 0 60-2 80-2 18 0 54 2 78 2 0-8 0-15 0-22-46 0-54 0-54-30 0-43 0-86 0-129 0-72 50-112 94-112s52 38 52 78c0 54 0 109 0 163 0 30-8 30-54 30 0 7 0 14 0 22 24 0 60-2 80-2 18 0 54 2 78 2 0-8 0-15 0-22-36 0-54 0-54-20 0-45 0-89 0-134 0-59 0-81-22-107-10-12-34-26-74-26-52 0-84 30-104 74 0-25 0-49 0-74-33 3-67 5-100 8 0 7 0 15 0 22 50 0 56 4 56 40z">
            <text:p/>
          </draw:path>
        </draw:g>
        <draw:g>
          <svg:title>TexMaths</svg:title>
          <svg:desc>20§latex§$$ \sigma = \int_{- \infty}^{\infty}  \frac{\kappa}{2} | \nabla \rho|^2 $$§svg§600§TRUE§</svg:desc>
          <draw:path draw:style-name="gr5" draw:text-style-name="P8" draw:layer="layout" svg:width="0.371cm" svg:height="0.309cm" svg:x="7.982cm" svg:y="10.855cm" svg:viewBox="0 0 372 310" svg:d="M338 42c10 0 34 0 34-24 0-18-14-18-28-18-53 0-107 0-160 0-106 0-184 116-184 200 0 62 42 110 106 110 82 0 176-84 176-192 0-12 0-46-22-76 26 0 52 0 78 0zM106 296c-34 0-62-26-62-76 0-22 8-80 34-120 28-48 70-58 94-58 60 0 66 46 66 68 0 32-14 90-38 126-28 42-66 60-94 60z">
            <text:p/>
          </draw:path>
          <draw:path draw:style-name="gr5" draw:text-style-name="P8" draw:layer="layout" svg:width="0.465cm" svg:height="0.163cm" svg:x="8.618cm" svg:y="10.901cm" svg:viewBox="0 0 466 164" svg:d="M442 28c12 0 24 0 24-14s-12-14-22-14c-141 0-281 0-422 0-10 0-22 0-22 14s12 14 24 14c139 0 279 0 418 0zM444 164c10 0 22 0 22-14s-12-14-24-14c-139 0-279 0-418 0-12 0-24 0-24 14s12 14 22 14c141 0 281 0 422 0z">
            <text:p/>
          </draw:path>
          <draw:path draw:style-name="gr5" draw:text-style-name="P8" draw:layer="layout" svg:width="0.623cm" svg:height="1.557cm" svg:x="9.357cm" svg:y="10.204cm" svg:viewBox="0 0 624 1558" svg:d="M34 1526c22-2 34-16 34-34 0-24-16-34-32-34-18 0-36 10-36 34 0 36 36 66 78 66 108 0 148-164 198-367 54-222 100-446 138-672 26-149 52-289 76-379 8-34 32-126 58-126 22 0 40 14 42 16-22 2-34 18-34 36 0 22 18 34 34 34s34-10 34-36c0-38-38-64-76-64-54 0-94 76-132 220-2 6-98 359-174 817-20 108-40 225-62 323-14 50-46 182-102 182-26 0-42-16-44-16z">
            <text:p/>
          </draw:path>
          <draw:path draw:style-name="gr5" draw:text-style-name="P8" draw:layer="layout" svg:width="0.483cm" svg:height="0.221cm" svg:x="10.059cm" svg:y="10.16cm" svg:viewBox="0 0 484 222" svg:d="M246 82c-26-30-34-38-52-52-30-22-62-30-88-30-62 0-106 52-106 112 0 56 42 110 104 110 68 0 116-56 134-82 26 30 34 38 52 52 30 22 62 30 88 30 62 0 106-52 106-112 0-56-42-110-104-110-68 0-116 56-134 82zM262 100c20-32 62-82 122-82 52 0 86 45 86 92s-38 84-84 84-76-36-124-94zM222 122c-20 32-62 82-122 82-52 0-86-45-86-92s38-84 84-84c44 0 76 36 124 94z">
            <text:p/>
          </draw:path>
          <draw:path draw:style-name="gr5" draw:text-style-name="P8" draw:layer="layout" svg:width="0.333cm" svg:height="0.023cm" svg:x="9.761cm" svg:y="11.662cm" svg:viewBox="0 0 334 24" svg:d="M314 24c8 0 20 0 20-12s-12-12-20-12c-98 0-196 0-294 0-8 0-20 0-20 12s12 12 20 12c98 0 196 0 294 0z">
            <text:p/>
          </draw:path>
          <draw:path draw:style-name="gr5" draw:text-style-name="P8" draw:layer="layout" svg:width="0.483cm" svg:height="0.221cm" svg:x="10.185cm" svg:y="11.58cm" svg:viewBox="0 0 484 222" svg:d="M248 82c-26-30-34-38-54-52-30-22-60-30-88-30-62 0-106 52-106 112 0 56 44 110 104 110 68 0 116-56 134-82 26 30 34 38 52 52 30 22 62 30 90 30 60 0 104-52 104-112 0-56-42-110-104-110-68 0-116 56-132 82zM262 100c20-32 64-82 124-82 50 0 84 45 84 92s-38 84-82 84c-46 0-78-36-126-94zM222 122c-20 32-62 82-122 82-50 0-86-45-86-92s38-84 84-84 78 36 124 94z">
            <text:p/>
          </draw:path>
          <draw:path draw:style-name="gr5" draw:text-style-name="P8" draw:layer="layout" svg:width="0.345cm" svg:height="0.317cm" svg:x="10.983cm" svg:y="10.374cm" svg:viewBox="0 0 346 318" svg:d="M2 282c-2 10-2 12-2 16 0 14 10 20 20 20 22 0 26-18 32-40 6-24 2-12 32-130 60 2 120 14 120 60 0 6 0 8 0 16-4 10-4 18-4 24 0 42 28 70 64 70 22 0 42-12 56-36 16-30 17-48 26-72 0-8-8-8-10-8-6 0-8 4-10 14-12 48-28 86-60 86-16 0-22-8-22-34 0-10 2-26 4-38 2-8 4-16 4-24 0-66-96-70-136-72 24-12 46-32 64-48 34-28 54-44 82-56-2 4-4 12-4 16 0 8 4 24 26 24 24 0 38-20 38-38 0-6-2-24-28-24-42 0-84 34-114 60-48 42-66 52-90 60 2-8 10-42 14-54 4-18 12-52 12-56 0-12-8-18-20-18-2 0-22 0-28 24-22 86-44 172-66 258z">
            <text:p/>
          </draw:path>
          <draw:path draw:style-name="gr5" draw:text-style-name="P8" draw:layer="layout" svg:width="0.403cm" svg:height="0.027cm" svg:x="10.945cm" svg:y="10.969cm" svg:viewBox="0 0 404 28" svg:d="M0 0c135 0 269 0 404 0 0 9 0 19 0 28-135 0-269 0-404 0 0-9 0-19 0-28z">
            <text:p/>
          </draw:path>
          <draw:path draw:style-name="gr5" draw:text-style-name="P8" draw:layer="layout" svg:width="0.279cm" svg:height="0.464cm" svg:x="11.007cm" svg:y="11.173cm" svg:viewBox="0 0 280 465" svg:d="M54 411c25-23 49-47 74-71 110-96 152-134 152-204 0-80-64-136-150-136-78 0-130 64-130 126 0 40 34 40 36 40 12 0 38-8 38-38 0-18-14-36-38-36-6 0-8 0-10 0 16-46 54-72 96-72 64 0 94 58 94 116 0 56-36 112-74 154-45 50-89 100-134 149-8 8-8 10-8 26 87 0 173 0 260 0 7-40 13-81 20-121-6 0-12 0-18 0-4 22-8 52-16 64-4 3-50 3-66 3-42 0-84 0-126 0z">
            <text:p/>
          </draw:path>
          <draw:path draw:style-name="gr5" draw:text-style-name="P8" draw:layer="layout" svg:width="0.027cm" svg:height="0.7cm" svg:x="11.517cm" svg:y="10.631cm" svg:viewBox="0 0 28 701" svg:d="M28 26c0-12 0-26-14-26s-14 14-14 26c0 217 0 434 0 651 0 12 0 24 14 24s14-12 14-24c0-217 0-434 0-651z">
            <text:p/>
          </draw:path>
          <draw:path draw:style-name="gr5" draw:text-style-name="P8" draw:layer="layout" svg:width="0.519cm" svg:height="0.5cm" svg:x="11.661cm" svg:y="10.679cm" svg:viewBox="0 0 520 501" svg:d="M516 14c2-2 4-6 4-8 0-6-2-6-18-6-161 0-323 0-484 0-16 0-18 0-18 6 0 2 2 6 4 8 79 158 159 316 238 473 4 10 6 14 18 14s14-4 18-14c79-157 158-315 238-473zM88 50c129 0 257 0 386 0-64 128-128 257-192 385-65-128-129-257-194-385z">
            <text:p/>
          </draw:path>
          <draw:path draw:style-name="gr5" draw:text-style-name="P8" draw:layer="layout" svg:width="0.331cm" svg:height="0.46cm" svg:x="12.234cm" svg:y="10.847cm" svg:viewBox="0 0 332 461" svg:d="M2 431c-2 10-2 10-2 12 0 10 8 18 20 18 14 0 24-12 24-14 4-6 26-99 46-175 14 28 36 46 70 46 82 0 172-98 172-202 0-76-46-116-98-116-68 0-142 70-162 156-23 92-47 184-70 275zM158 304c-48 0-60-56-60-64 0-2 4-16 6-26 20-78 26-104 42-132 30-50 66-66 86-66 26 0 50 20 50 70 0 38-22 116-40 150-24 44-56 68-84 68z">
            <text:p/>
          </draw:path>
          <draw:path draw:style-name="gr5" draw:text-style-name="P8" draw:layer="layout" svg:width="0.027cm" svg:height="0.7cm" svg:x="12.66cm" svg:y="10.631cm" svg:viewBox="0 0 28 701" svg:d="M28 26c0-12 0-26-14-26s-14 14-14 26c0 217 0 434 0 651 0 12 0 24 14 24s14-12 14-24c0-217 0-434 0-651z">
            <text:p/>
          </draw:path>
          <draw:path draw:style-name="gr5" draw:text-style-name="P8" draw:layer="layout" svg:width="0.217cm" svg:height="0.327cm" svg:x="12.802cm" svg:y="10.542cm" svg:viewBox="0 0 218 328" svg:d="M218 238c-5 0-11 0-16 0-2 10-8 40-14 44-4 4-42 4-48 4-30 0-60 0-90 0 50-46 68-60 98-84 36-28 70-58 70-106 0-58-52-96-116-96-60 0-102 44-102 88 0 26 22 28 26 28 12 0 26-8 26-26 0-8-2-26-28-26 14-34 48-46 72-46 48 0 74 38 74 78 0 44-30 78-46 94-39 39-79 78-118 118-6 4-6 6-6 20 68 0 136 0 204 0 5-30 9-60 14-90z">
            <text:p/>
          </draw:path>
        </draw:g>
        <draw:g>
          <svg:title>TexMaths</svg:title>
          <svg:desc>20§latex§F_\alpha = \kappa \rho \mathbf{\nabla_{\alpha} \rho}§svg§600§TRUE§</svg:desc>
          <draw:path draw:style-name="gr5" draw:text-style-name="P8" draw:layer="layout" svg:width="0.403cm" svg:height="0.473cm" svg:x="12.634cm" svg:y="12.782cm" svg:viewBox="0 0 404 474" svg:d="M384 0c-128 0-256 0-384 0 0 7 0 15 0 22 5 0 11 0 16 0 54 0 56 8 56 32 0 122 0 244 0 367 0 26-2 32-56 32-5 0-11 0-16 0 0 7 0 14 0 21 24-2 78-1 106-1s92-1 118 1c0-7 0-14 0-21-8 0-16 0-24 0-66 0-66-8-66-32 0-58 0-116 0-174 20 0 40 0 60 0 68 0 74 24 74 82 6 0 12 0 18 0 0-61 0-122 0-183-6 0-12 0-18 0 0 57-6 81-74 81-20 0-40 0-60 0 0-59 0-118 0-177 0-24 2-28 34-28 28 0 56 0 84 0 106 0 124 40 134 136 6 0 12 0 18 0-7-53-14-105-20-158z">
            <text:p/>
          </draw:path>
          <draw:path draw:style-name="gr5" draw:text-style-name="P8" draw:layer="layout" svg:width="0.301cm" svg:height="0.218cm" svg:x="13.1cm" svg:y="13.147cm" svg:viewBox="0 0 302 219" svg:d="M238 146c44-46 64-112 64-116 0-8-6-8-10-8-6 0-6 2-10 14-8 32-24 62-46 88 0-8 0-40-2-44-8-50-44-80-94-80-72 0-140 66-140 136 0 43 32 83 90 83 44 0 86-20 112-42 12 36 38 42 52 42 28 0 46-24 46-34 0-6-6-6-8-6-6 0-8 2-8 6-8 18-22 20-28 20-8 0-16 0-18-59zM200 163c-48 38-90 42-110 42-32 0-50-20-50-53 0-14 6-68 32-102 22-28 50-36 68-36 40 0 50 36 54 68 4 20 2 56 6 81z">
            <text:p/>
          </draw:path>
          <draw:path draw:style-name="gr5" draw:text-style-name="P8" draw:layer="layout" svg:width="0.465cm" svg:height="0.162cm" svg:x="13.703cm" svg:y="13.001cm" svg:viewBox="0 0 466 163" svg:d="M442 28c12 0 24 0 24-14s-12-14-22-14c-141 0-281 0-422 0-10 0-22 0-22 14s12 14 24 14c139 0 279 0 418 0zM444 163c10 0 22 0 22-13 0-14-12-14-24-14-139 0-279 0-418 0-12 0-24 0-24 14 0 13 12 13 22 13 141 0 281 0 422 0z">
            <text:p/>
          </draw:path>
          <draw:path draw:style-name="gr5" draw:text-style-name="P8" draw:layer="layout" svg:width="0.345cm" svg:height="0.316cm" svg:x="14.443cm" svg:y="12.947cm" svg:viewBox="0 0 346 317" svg:d="M4 283c-4 10-4 10-4 16 0 12 10 18 20 18 22 0 26-16 32-38 6-26 2-12 32-129 60 2 120 13 120 59 0 4 0 8 0 14-4 12-4 20-4 24 0 42 28 70 64 70 22 0 42-12 56-36 16-30 26-70 26-72 0-6-8-6-10-6-6 0-6 2-10 12-12 48-28 86-60 86-14 0-22-8-22-32 0-12 2-28 4-40 2-6 4-16 4-24 0-63-96-69-136-71 24-12 46-30 64-46 34-28 54-46 82-56-2 2-4 10-4 14 0 8 4 24 26 24 24 0 38-20 38-36 0-8-2-26-28-26-42 0-84 36-114 62-48 40-66 50-90 60 2-8 10-44 14-56 4-18 12-50 12-54 0-12-8-20-20-20-2 0-22 0-28 26-21 86-43 171-64 257z">
            <text:p/>
          </draw:path>
          <draw:path draw:style-name="gr5" draw:text-style-name="P8" draw:layer="layout" svg:width="0.331cm" svg:height="0.46cm" svg:x="14.831cm" svg:y="12.947cm" svg:viewBox="0 0 332 461" svg:d="M2 431c-2 8-2 10-2 12 0 10 8 18 20 18 14 0 22-12 24-14 4-8 26-100 44-176 14 28 38 46 70 46 82 0 174-98 174-201 0-76-48-116-98-116-68 0-142 70-164 156-23 91-45 183-68 275zM158 301c-50 0-60-56-60-62 0-2 2-16 4-26 20-77 28-103 42-131 32-50 66-66 88-66 26 0 48 20 48 68 0 40-20 117-38 151-24 44-58 66-84 66z">
            <text:p/>
          </draw:path>
          <draw:path draw:style-name="gr5" draw:text-style-name="P8" draw:layer="layout" svg:width="0.519cm" svg:height="0.499cm" svg:x="15.205cm" svg:y="12.78cm" svg:viewBox="0 0 520 500" svg:d="M516 16c0-2 4-8 4-10 0-6-2-6-18-6-162 0-323 0-484 0-16 0-18 0-18 6 0 2 2 8 4 10 79 157 157 314 236 470 6 10 8 14 20 14s14-4 18-14c79-156 158-313 238-470zM88 50c129 0 257 0 386 0-65 128-130 256-194 385-64-129-128-257-192-385z">
            <text:p/>
          </draw:path>
          <draw:path draw:style-name="gr5" draw:text-style-name="P8" draw:layer="layout" svg:width="0.301cm" svg:height="0.218cm" svg:x="15.788cm" svg:y="13.147cm" svg:viewBox="0 0 302 219" svg:d="M238 146c46-46 64-112 64-116 0-8-6-8-8-8-8 0-8 2-12 14-8 32-24 62-44 88-2-8-2-40-4-44-6-50-44-80-92-80-74 0-142 66-142 136 0 43 32 83 90 83 44 0 86-20 114-42 10 36 36 42 50 42 28 0 46-24 46-34 0-6-6-6-8-6-6 0-8 2-8 6-8 18-22 20-28 20-8 0-16 0-18-59zM200 163c-48 38-90 42-110 42-32 0-50-20-50-53 0-14 8-68 32-102 24-28 52-36 68-36 40 0 52 36 56 68 2 20 2 56 4 81z">
            <text:p/>
          </draw:path>
          <draw:path draw:style-name="gr5" draw:text-style-name="P8" draw:layer="layout" svg:width="0.331cm" svg:height="0.46cm" svg:x="16.178cm" svg:y="12.947cm" svg:viewBox="0 0 332 461" svg:d="M2 431c-2 8-2 10-2 12 0 10 8 18 20 18 14 0 24-12 24-14 4-8 26-100 46-176 14 28 36 46 70 46 82 0 172-98 172-201 0-76-46-116-98-116-68 0-142 70-162 156-23 91-47 183-70 275zM158 301c-48 0-60-56-60-62 0-2 4-16 6-26 20-77 26-103 42-131 30-50 66-66 86-66 26 0 50 20 50 68 0 40-20 117-40 151-24 44-56 66-84 66z">
            <text:p/>
          </draw:path>
        </draw:g>
        <draw:g>
          <svg:title>TexMaths</svg:title>
          <svg:desc>20§latex§\text{Force from the Surface Tension}§svg§600§TRUE§</svg:desc>
          <draw:path draw:style-name="gr5" draw:text-style-name="P8" draw:layer="layout" svg:width="0.403cm" svg:height="0.475cm" svg:x="2.513cm" svg:y="12.753cm" svg:viewBox="0 0 404 476" svg:d="M386 0c-129 0-257 0-386 0 0 7 0 15 0 22 5 0 11 0 16 0 54 0 56 8 56 32 0 123 0 245 0 368 0 26-2 32-56 32-5 0-11 0-16 0 0 7 0 15 0 22 24-2 78-2 106-2s92 0 118 2c0-7 0-15 0-22-8 0-16 0-24 0-66 0-66-8-66-32 0-58 0-116 0-174 20 0 40 0 60 0 68 0 76 24 76 82 5 0 11 0 16 0 0-62 0-124 0-186-5 0-11 0-16 0 0 60-8 82-76 82-20 0-40 0-60 0 0-59 0-117 0-176 0-24 2-28 34-28 28 0 56 0 84 0 106 0 124 38 136 136 5 0 11 0 16 0-6-53-12-105-18-158z">
            <text:p/>
          </draw:path>
          <draw:path draw:style-name="gr5" draw:text-style-name="P8" draw:layer="layout" svg:width="0.311cm" svg:height="0.321cm" svg:x="2.909cm" svg:y="12.915cm" svg:viewBox="0 0 312 322" svg:d="M312 164c0-90-72-164-156-164-88 0-156 76-156 164 0 90 72 158 156 158s156-68 156-158zM156 304c-30 0-62-14-80-46s-18-74-18-100 0-64 18-96 52-46 80-46c30 0 60 16 78 46s18 70 18 96 0 64-14 94c-16 32-46 52-82 52z">
            <text:p/>
          </draw:path>
          <draw:path draw:style-name="gr5" draw:text-style-name="P8" draw:layer="layout" svg:width="0.235cm" svg:height="0.309cm" svg:x="3.261cm" svg:y="12.919cm" svg:viewBox="0 0 236 310" svg:d="M96 78c0-26 0-52 0-78-32 3-64 5-96 8 0 7 0 15 0 22 48 0 54 4 54 40 0 63 0 125 0 188 0 30-8 30-54 30 0 7 0 15 0 22 26 0 60-2 80-2 28 0 60 0 88 2 0-7 0-15 0-22-5 0-9 0-14 0-52 0-54-6-54-32 0-36 0-72 0-108 0-70 30-132 84-132 4 0 6 0 8 0-4 2-18 10-18 28 0 20 16 30 32 30 12 0 30-7 30-30s-22-44-52-44c-52 0-78 48-88 78z">
            <text:p/>
          </draw:path>
          <draw:path draw:style-name="gr5" draw:text-style-name="P8" draw:layer="layout" svg:width="0.267cm" svg:height="0.321cm" svg:x="3.539cm" svg:y="12.915cm" svg:viewBox="0 0 268 322" svg:d="M60 162c0-114 56-144 94-144 6 0 50 0 76 26-30 2-34 22-34 32 0 18 12 32 32 32 18 0 32-12 32-32 0-48-52-76-106-76-88 0-154 76-154 164s70 158 152 158c94 0 116-83 116-90s-6-8-8-8c-6 0-8 2-10 8-20 64-66 72-92 72-38 0-98-30-98-142z">
            <text:p/>
          </draw:path>
          <draw:path draw:style-name="gr5" draw:text-style-name="P8" draw:layer="layout" svg:width="0.271cm" svg:height="0.321cm" svg:x="3.847cm" svg:y="12.915cm" svg:viewBox="0 0 272 322" svg:d="M60 138c4-104 64-122 88-122 72 0 78 94 78 122-55 0-111 0-166 0zM60 152c65 0 131 0 196 0 14 0 16 0 16-14 0-70-38-138-124-138-82 0-148 72-148 160 0 94 74 162 156 162 86 0 116-78 116-90 0-8-4-10-8-10-6 0-8 4-10 10-24 72-88 72-94 72-36 0-64-20-80-46-20-34-20-80-20-106z">
            <text:p/>
          </draw:path>
          <draw:path draw:style-name="gr5" draw:text-style-name="P8" draw:layer="layout" svg:width="0.227cm" svg:height="0.493cm" svg:x="4.397cm" svg:y="12.735cm" svg:viewBox="0 0 228 494" svg:d="M100 192c0-27 0-55 0-82 0-60 34-94 66-94 2 0 12 0 22 4-8 4-20 12-20 30 0 16 10 30 30 30s30-14 30-30c0-26-26-50-62-50-50 0-110 38-110 112 0 27 0 53 0 80-19 0-37 0-56 0 0 7 0 15 0 22 19 0 37 0 56 0 0 76 0 152 0 228 0 30-8 30-54 30 0 7 0 15 0 22 28 0 60-2 80-2 28 0 60 0 90 2 0-7 0-15 0-22-5 0-11 0-16 0-52 0-54-6-54-32 0-75 0-151 0-226 27 0 53 0 80 0 0-7 0-15 0-22-27 0-55 0-82 0z">
            <text:p/>
          </draw:path>
          <draw:path draw:style-name="gr5" draw:text-style-name="P8" draw:layer="layout" svg:width="0.235cm" svg:height="0.309cm" svg:x="4.609cm" svg:y="12.919cm" svg:viewBox="0 0 236 310" svg:d="M98 78c0-26 0-52 0-78-33 3-65 5-98 8 0 7 0 15 0 22 50 0 54 4 54 40 0 63 0 125 0 188 0 30-6 30-54 30 0 7 0 15 0 22 28 0 60-2 80-2 28 0 62 0 90 2 0-7 0-15 0-22-5 0-11 0-16 0-52 0-52-6-52-32 0-36 0-72 0-108 0-70 28-132 82-132 6 0 6 0 8 0-2 2-16 10-16 28 0 20 14 30 30 30 12 0 30-7 30-30s-22-44-52-44c-52 0-76 48-86 78z">
            <text:p/>
          </draw:path>
          <draw:path draw:style-name="gr5" draw:text-style-name="P8" draw:layer="layout" svg:width="0.309cm" svg:height="0.321cm" svg:x="4.885cm" svg:y="12.915cm" svg:viewBox="0 0 310 322" svg:d="M310 164c0-90-70-164-154-164-88 0-156 76-156 164 0 90 72 158 154 158 86 0 156-68 156-158zM156 304c-30 0-62-14-80-46s-18-74-18-100 0-64 16-96c20-32 52-46 80-46 32 0 62 16 80 46s18 70 18 96 0 64-16 94c-14 32-46 52-80 52z">
            <text:p/>
          </draw:path>
          <draw:path draw:style-name="gr5" draw:text-style-name="P8" draw:layer="layout" svg:width="0.547cm" svg:height="0.309cm" svg:x="5.239cm" svg:y="12.919cm" svg:viewBox="0 0 548 310" svg:d="M54 70c0 63 0 125 0 188 0 30-8 30-54 30 0 7 0 15 0 22 24 0 60-2 80-2 18 0 54 2 78 2 0-7 0-15 0-22-48 0-56 0-56-30 0-43 0-87 0-130 0-72 50-112 96-112 44 0 52 38 52 78 0 55 0 109 0 164 0 30-8 30-56 30 0 7 0 15 0 22 26 0 62-2 80-2s56 2 80 2c0-7 0-15 0-22-48 0-56 0-56-30 0-43 0-87 0-130 0-72 50-112 96-112 44 0 52 38 52 78 0 55 0 109 0 164 0 30-8 30-56 30 0 7 0 15 0 22 24 0 60-2 80-2 18 0 54 2 78 2 0-7 0-15 0-22-36 0-54 0-54-20 0-45 0-89 0-134 0-60 0-82-22-108-10-12-34-26-74-26-58 0-90 42-102 70-10-62-62-70-94-70-50 0-84 30-104 74 0-25 0-49 0-74-33 3-65 5-98 8 0 7 0 15 0 22 48 0 54 4 54 40z">
            <text:p/>
          </draw:path>
          <draw:path draw:style-name="gr5" draw:text-style-name="P8" draw:layer="layout" svg:width="0.219cm" svg:height="0.437cm" svg:x="6.049cm" svg:y="12.799cm" svg:viewBox="0 0 220 438" svg:d="M108 150c34 0 68 0 102 0 0-7 0-15 0-22-34 0-68 0-102 0 0-43 0-85 0-128-5 0-11 0-16 0-2 56-22 132-92 134 0 5 0 11 0 16 20 0 40 0 60 0 0 65 0 129 0 194 0 86 66 94 90 94 50 0 70-50 70-94 0-13 0-27 0-40-6 0-12 0-18 0 0 13 0 25 0 38 0 52-20 78-46 78-48 0-48-64-48-76 0-65 0-129 0-194z">
            <text:p/>
          </draw:path>
          <draw:path draw:style-name="gr5" draw:text-style-name="P8" draw:layer="layout" svg:width="0.353cm" svg:height="0.485cm" svg:x="6.331cm" svg:y="12.743cm" svg:viewBox="0 0 354 486" svg:d="M56 434c0 30-8 30-56 30 0 7 0 15 0 22 26 0 62-2 80-2s56 2 78 2c0-7 0-15 0-22-46 0-54 0-54-30 0-43 0-87 0-130 0-72 50-112 94-112 46 0 52 38 52 78 0 55 0 109 0 164 0 30-6 30-54 30 0 7 0 15 0 22 24 0 60-2 80-2 18 0 54 2 78 2 0-7 0-15 0-22-36 0-54 0-54-20 0-45 0-89 0-134 0-60 0-82-22-108-10-12-34-26-74-26-60 0-90 42-102 70 0-82 0-164 0-246-34 3-68 5-102 8 0 7 0 15 0 22 50 0 56 4 56 38 0 122 0 244 0 366z">
            <text:p/>
          </draw:path>
          <draw:path draw:style-name="gr5" draw:text-style-name="P8" draw:layer="layout" svg:width="0.271cm" svg:height="0.321cm" svg:x="6.719cm" svg:y="12.915cm" svg:viewBox="0 0 272 322" svg:d="M60 138c4-104 62-122 86-122 72 0 80 94 80 122-55 0-111 0-166 0zM58 152c65 0 131 0 196 0 16 0 18 0 18-14 0-70-38-138-126-138-80 0-146 72-146 160 0 94 74 162 156 162 84 0 116-78 116-90 0-8-6-10-8-10-8 0-8 4-10 10-24 72-88 72-94 72-36 0-64-20-80-46-22-34-22-80-22-106z">
            <text:p/>
          </draw:path>
          <draw:path draw:style-name="gr5" draw:text-style-name="P8" draw:layer="layout" svg:width="0.311cm" svg:height="0.509cm" svg:x="7.285cm" svg:y="12.735cm" svg:viewBox="0 0 312 510" svg:d="M206 222c-30-7-60-15-90-22-42-10-70-48-70-88 0-50 38-92 92-92 118 0 134 114 138 146 0 4 0 8 8 8 10 0 10-2 10-16 0-47 0-95 0-142 0-12 0-16-8-16-6 0-6 0-12 10-8 13-16 27-24 40-20-22-50-50-112-50-78 0-138 62-138 136 0 58 38 110 92 128 8 4 44 12 94 24 18 4 40 10 60 36 14 18 22 40 22 64 0 50-36 100-96 100-20 0-72-4-110-38-40-38-44-82-44-108 0-6-6-6-8-6-10 0-10 4-10 16 0 47 0 95 0 142 0 12 0 16 8 16 6 0 6-2 10-10 9-13 4-2 26-40 22 24 68 50 130 50 82 0 138-68 138-146 0-70-46-128-106-142z">
            <text:p/>
          </draw:path>
          <draw:path draw:style-name="gr5" draw:text-style-name="P8" draw:layer="layout" svg:width="0.353cm" svg:height="0.317cm" svg:x="7.659cm" svg:y="12.919cm" svg:viewBox="0 0 354 318" svg:d="M252 256c0 21 0 41 0 62 34-3 68-5 102-8 0-7 0-15 0-22-50 0-56-4-56-38 0-83 0-167 0-250-34 3-68 5-102 8 0 7 0 15 0 22 48 0 54 4 54 40 0 41 0 83 0 124 0 62-34 108-84 108-60 0-62-32-62-68 0-78 0-156 0-234-35 3-69 5-104 8 0 7 0 15 0 22 56 0 56 2 56 64 0 35 0 71 0 106 0 54 0 118 106 118 40 0 70-20 90-62z">
            <text:p/>
          </draw:path>
          <draw:path draw:style-name="gr5" draw:text-style-name="P8" draw:layer="layout" svg:width="0.235cm" svg:height="0.309cm" svg:x="8.047cm" svg:y="12.919cm" svg:viewBox="0 0 236 310" svg:d="M98 78c0-26 0-52 0-78-33 3-65 5-98 8 0 7 0 15 0 22 50 0 54 4 54 40 0 63 0 125 0 188 0 30-8 30-54 30 0 7 0 15 0 22 28 0 60-2 80-2 28 0 62 0 90 2 0-7 0-15 0-22-5 0-11 0-16 0-52 0-52-6-52-32 0-36 0-72 0-108 0-70 28-132 82-132 4 0 6 0 8 0-2 2-16 10-16 28 0 20 14 30 30 30 12 0 30-7 30-30s-22-44-52-44c-52 0-76 48-86 78z">
            <text:p/>
          </draw:path>
          <draw:path draw:style-name="gr5" draw:text-style-name="P8" draw:layer="layout" svg:width="0.227cm" svg:height="0.493cm" svg:x="8.325cm" svg:y="12.735cm" svg:viewBox="0 0 228 494" svg:d="M100 192c0-27 0-55 0-82 0-60 34-94 66-94 2 0 12 0 22 4-8 4-20 12-20 30 0 16 10 30 30 30s30-14 30-30c0-26-26-50-62-50-50 0-110 38-110 112 0 27 0 53 0 80-19 0-37 0-56 0 0 7 0 15 0 22 19 0 37 0 56 0 0 76 0 152 0 228 0 30-8 30-54 30 0 7 0 15 0 22 26 0 60-2 80-2 28 0 60 0 88 2 0-7 0-15 0-22-5 0-9 0-14 0-52 0-54-6-54-32 0-75 0-151 0-226 27 0 53 0 80 0 0-7 0-15 0-22-27 0-55 0-82 0z">
            <text:p/>
          </draw:path>
          <draw:path draw:style-name="gr5" draw:text-style-name="P8" draw:layer="layout" svg:width="0.315cm" svg:height="0.321cm" svg:x="8.547cm" svg:y="12.915cm" svg:viewBox="0 0 316 322" svg:d="M204 262c2 28 22 56 54 56 16 0 58-10 58-66 0-13 0-27 0-40-5 0-11 0-16 0 0 13 0 27 0 40 0 40-18 46-26 46-24 0-26-32-26-36 0-47 0-93 0-140 0-30 0-58-26-84s-62-38-96-38c-58 0-106 34-106 80 0 20 14 32 32 32 20 0 32-14 32-32 0-8-2-32-36-32 20-24 54-32 76-32 36 0 76 28 76 90 0 9 0 17 0 26-36 2-86 4-130 24-52 24-70 62-70 92 0 56 68 74 112 74 46 0 78-28 92-60zM200 146c0 23 0 47 0 70 0 66-52 90-82 90-36 0-64-24-64-58 0-40 30-98 146-102z">
            <text:p/>
          </draw:path>
          <draw:path draw:style-name="gr5" draw:text-style-name="P8" draw:layer="layout" svg:width="0.267cm" svg:height="0.321cm" svg:x="8.893cm" svg:y="12.915cm" svg:viewBox="0 0 268 322" svg:d="M58 162c0-114 58-144 94-144 6 0 52 0 76 26-28 2-34 22-34 32 0 18 14 32 34 32 18 0 32-12 32-32 0-48-54-76-108-76-88 0-152 76-152 164s70 158 150 158c94 0 118-83 118-90s-8-8-10-8c-6 0-8 2-10 8-20 64-66 72-92 72-36 0-98-30-98-142z">
            <text:p/>
          </draw:path>
          <draw:path draw:style-name="gr5" draw:text-style-name="P8" draw:layer="layout" svg:width="0.271cm" svg:height="0.321cm" svg:x="9.201cm" svg:y="12.915cm" svg:viewBox="0 0 272 322" svg:d="M58 138c4-104 64-122 88-122 72 0 80 94 80 122-56 0-112 0-168 0zM58 152c65 0 131 0 196 0 16 0 18 0 18-14 0-70-38-138-126-138-82 0-146 72-146 160 0 94 74 162 154 162 86 0 118-78 118-90 0-8-6-10-10-10-6 0-8 4-8 10-26 72-88 72-96 72-34 0-62-20-80-46-20-34-20-80-20-106z">
            <text:p/>
          </draw:path>
          <draw:path draw:style-name="gr5" draw:text-style-name="P8" draw:layer="layout" svg:width="0.455cm" svg:height="0.473cm" svg:x="9.753cm" svg:y="12.755cm" svg:viewBox="0 0 456 474" svg:d="M442 0c-143 0-285 0-428 0-5 53-9 105-14 158 6 0 12 0 18 0 10-114 20-136 126-136 12 0 30 0 38 0 14 4 14 12 14 28 0 123 0 247 0 370 0 22 0 32-74 32-9 0-19 0-28 0 0 7 0 15 0 22 30-2 102-2 134-2s104 0 132 2c0-7 0-15 0-22-9 0-19 0-28 0-72 0-72-10-72-32 0-123 0-247 0-370 0-14 0-24 12-28 8 0 26 0 40 0 106 0 116 22 126 136 6 0 12 0 18 0-5-53-9-105-14-158z">
            <text:p/>
          </draw:path>
          <draw:path draw:style-name="gr5" draw:text-style-name="P8" draw:layer="layout" svg:width="0.271cm" svg:height="0.321cm" svg:x="10.197cm" svg:y="12.915cm" svg:viewBox="0 0 272 322" svg:d="M58 138c4-104 64-122 88-122 72 0 78 94 78 122-55 0-111 0-166 0zM58 152c65 0 131 0 196 0 14 0 18 0 18-14 0-70-38-138-126-138-82 0-146 72-146 160 0 94 72 162 154 162 86 0 118-78 118-90 0-8-6-10-10-10-6 0-8 4-10 10-24 72-88 72-94 72-36 0-64-20-80-46-20-34-20-80-20-106z">
            <text:p/>
          </draw:path>
          <draw:path draw:style-name="gr5" draw:text-style-name="P8" draw:layer="layout" svg:width="0.353cm" svg:height="0.309cm" svg:x="10.511cm" svg:y="12.919cm" svg:viewBox="0 0 354 310" svg:d="M56 70c0 63 0 125 0 188 0 30-8 30-56 30 0 7 0 15 0 22 24 0 60-2 80-2 18 0 54 2 78 2 0-7 0-15 0-22-46 0-54 0-54-30 0-43 0-87 0-130 0-72 50-112 94-112s52 38 52 78c0 55 0 109 0 164 0 30-8 30-54 30 0 7 0 15 0 22 24 0 60-2 80-2 18 0 54 2 78 2 0-7 0-15 0-22-36 0-54 0-56-20 0-45 0-89 0-134 0-60 0-82-20-108-10-12-34-26-74-26-52 0-84 30-104 74 0-25 0-49 0-74-33 3-67 5-100 8 0 7 0 15 0 22 50 0 56 4 56 40z">
            <text:p/>
          </draw:path>
          <draw:path draw:style-name="gr5" draw:text-style-name="P8" draw:layer="layout" svg:width="0.229cm" svg:height="0.321cm" svg:x="10.903cm" svg:y="12.915cm" svg:viewBox="0 0 230 322" svg:d="M122 178c16 4 74 14 74 66 0 34-26 62-80 62-58 0-84-40-98-98-2-10-2-12-10-12s-8 4-8 16c0 31 0 63 0 94 0 12 0 16 8 16 2 0 4 0 16-14 2-2 2-2 14-16 32 30 64 30 78 30 80 0 114-46 114-98 0-36-22-58-30-66-24-22-50-28-80-34-40-8-86-16-86-58 0-24 18-52 78-52 78 0 80 62 82 84 0 6 5 4 8 6 10 0 10-2 10-16 0-23 0-47 0-70 0-12 0-18-8-18-4 0-4 0-14 8-2 4-10 10-12 12-26-20-56-20-66-20-86 0-112 48-112 86 0 26 10 44 30 60 22 18 42 22 92 32z">
            <text:p/>
          </draw:path>
          <draw:path draw:style-name="gr5" draw:text-style-name="P8" draw:layer="layout" svg:width="0.151cm" svg:height="0.467cm" svg:x="11.179cm" svg:y="12.761cm" svg:viewBox="0 0 152 468" svg:d="M102 158c-33 3-65 5-98 8 0 7 0 15 0 22 46 0 52 4 52 38 0 63 0 127 0 190 0 30-8 30-56 30 0 7 0 15 0 22 24 0 62-2 78-2 24 0 50 2 74 2 0-7 0-15 0-22-48 0-50-2-50-30 0-86 0-172 0-258zM104 36c0-22-16-36-36-36-22 0-38 18-38 36 0 20 16 38 38 38 20 0 36-16 36-38z">
            <text:p/>
          </draw:path>
          <draw:path draw:style-name="gr5" draw:text-style-name="P8" draw:layer="layout" svg:width="0.311cm" svg:height="0.321cm" svg:x="11.371cm" svg:y="12.915cm" svg:viewBox="0 0 312 322" svg:d="M312 164c0-90-70-164-156-164-88 0-156 76-156 164 0 90 74 158 156 158 84 0 156-68 156-158zM156 304c-30 0-60-14-80-46-18-32-18-74-18-100s0-64 18-96 52-46 80-46c30 0 61 16 80 46s18 70 18 96 0 64-16 94c-16 32-46 52-82 52z">
            <text:p/>
          </draw:path>
          <draw:path draw:style-name="gr5" draw:text-style-name="P8" draw:layer="layout" svg:width="0.353cm" svg:height="0.309cm" svg:x="11.725cm" svg:y="12.919cm" svg:viewBox="0 0 354 310" svg:d="M56 70c0 63 0 125 0 188 0 30-8 30-56 30 0 7 0 15 0 22 26 0 60-2 80-2 18 0 54 2 78 2 0-7 0-15 0-22-46 0-54 0-54-30 0-43 0-87 0-130 0-72 50-112 94-112s52 38 52 78c0 55 0 109 0 164 0 30-8 30-54 30 0 7 0 15 0 22 24 0 60-2 80-2 18 0 54 2 78 2 0-7 0-15 0-22-36 0-54 0-54-20 0-45 0-89 0-134 0-60 0-82-22-108-10-12-34-26-74-26-52 0-84 30-104 74 0-25 0-49 0-74-33 3-67 5-100 8 0 7 0 15 0 22 50 0 56 4 56 40z">
            <text:p/>
          </draw:path>
        </draw:g>
        <draw:frame draw:style-name="gr7" draw:text-style-name="P3" draw:layer="layout" svg:width="24.058cm" svg:height="2.372cm" svg:x="1.905cm" svg:y="8.063cm">
          <draw:text-box>
            <text:p><text:span text:style-name="T4">Bulk free energy should accommodate coexistence of two phases, possible for double well </text:span><text:span text:style-name="T4">potential(Eg. Van der Waal, Carnahan Starling etc.,) 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custom-shape draw:style-name="gr8" draw:text-style-name="P10" draw:layer="layout" svg:width="19.679cm" svg:height="1.905cm" svg:x="1.718cm" svg:y="12.567cm">
          <text:p/>
          <draw:enhanced-geometry svg:viewBox="0 0 21600 21600" draw:path-stretchpoint-x="10800" draw:path-stretchpoint-y="10800" draw:text-areas="?f3 ?f4 ?f5 ?f6" draw:type="round-rectangle" draw:modifiers="3705.771248688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0" draw:layer="layout" svg:width="18.409cm" svg:height="2.747cm" svg:x="1.904cm" svg:y="2.33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12" draw:layer="layout" svg:width="27.991cm" svg:height="1.905cm" svg:x="0cm" svg:y="0cm" presentation:class="title" presentation:user-transformed="true">
          <draw:text-box>
            <text:p text:style-name="P11"><text:span text:style-name="T5">Governing Equations</text:span></text:p>
          </draw:text-box>
        </draw:frame>
        <draw:g>
          <svg:title>TexMaths</svg:title>
          <svg:desc>20§latex§\partial_t( \rho u) + \partial_{\beta}( \rho u_{\alpha} u_{\beta} ) = -\partial_{\alpha} p + \partial_{\beta} \sigma_{\alpha \beta} + F_\alpha§svg§600§TRUE§</svg:desc>
          <draw:path draw:style-name="gr5" draw:text-style-name="P8" draw:layer="layout" svg:width="0.369cm" svg:height="0.514cm" svg:x="6.66cm" svg:y="3.97cm" svg:viewBox="0 0 370 515" svg:d="M298 263c-8-44-36-81-90-81-44 0-90 10-144 65-58 58-64 122-64 144 0 44 32 124 130 124 168 0 240-234 240-333 0-112-66-182-152-182-102 0-134 92-134 110 0 10 6 26 26 26 24 0 38-22 38-38 0-24-20-24-32-24 30-52 80-56 102-56 50 0 100 36 100 126 0 28-4 63-20 119zM132 497c-78 0-78-72-78-80 0-18 18-116 48-158 28-40 62-64 106-64 76 0 78 80 78 94 0 50-46 208-154 208z">
            <text:p/>
          </draw:path>
          <draw:path draw:style-name="gr5" draw:text-style-name="P8" draw:layer="layout" svg:width="0.165cm" svg:height="0.31cm" svg:x="7.026cm" svg:y="4.269cm" svg:viewBox="0 0 166 311" svg:d="M100 112c17 0 33 0 50 0 10 0 16 0 16-10 0-6-6-6-14-6-15 0-31 0-46 0 6-25 12-49 18-74 0-2 0-4 0-6 0-8-6-16-16-16-12 0-20 8-24 22-2 12 4-12-18 74-17 0-33 0-50 0-10 0-16 0-16 10 0 6 6 6 16 6 15 0 31 0 46 0-10 38-20 77-30 115-2 12-6 30-6 36 0 30 24 48 52 48 54 0 86-70 86-76s-6-6-8-6c-6 0-6 2-10 10-14 30-40 58-66 58-10 0-18-6-18-24 0-6 2-16 4-20 11-47 23-94 34-141z">
            <text:p/>
          </draw:path>
          <draw:path draw:style-name="gr5" draw:text-style-name="P8" draw:layer="layout" svg:width="0.163cm" svg:height="0.697cm" svg:x="7.322cm" svg:y="3.946cm" svg:viewBox="0 0 164 698" svg:d="M164 692c0-2 0-4-12-16-88-88-110-219-110-327 0-122 26-243 112-329 10-10 10-10 10-12 0-6-4-8-8-8-6 0-70 48-112 136-34 77-44 155-44 213 0 56 8 140 48 218 42 87 102 131 108 131 4 0 8-2 8-6z">
            <text:p/>
          </draw:path>
          <draw:path draw:style-name="gr5" draw:text-style-name="P8" draw:layer="layout" svg:width="0.331cm" svg:height="0.458cm" svg:x="7.548cm" svg:y="4.161cm" svg:viewBox="0 0 332 459" svg:d="M2 429c-2 10-2 10-2 12 0 10 8 18 20 18 14 0 22-12 24-14 4-6 26-100 44-176 14 28 38 48 70 48 82 0 174-100 174-203 0-74-48-114-98-114-68 0-142 70-164 156-23 91-45 182-68 273zM158 301c-50 0-60-56-60-62 0-4 2-18 4-26 20-77 28-103 42-131 32-52 66-66 88-66 26 0 48 20 48 68 0 38-20 115-38 151-24 44-58 66-84 66z">
            <text:p/>
          </draw:path>
          <draw:path draw:style-name="gr5" draw:text-style-name="P8" draw:layer="layout" svg:width="0.361cm" svg:height="0.316cm" svg:x="7.91cm" svg:y="4.161cm" svg:viewBox="0 0 362 317" svg:d="M226 269c8 30 32 48 62 48 24 0 42-16 52-40 12-24 15-45 22-68 0-8-6-8-8-8-8 0-8 4-10 12-10 40-24 88-54 88-14 0-22-10-22-32 0-16 10-48 14-74 7-24 13-49 20-73 2-12 10-38 12-48 4-16 10-44 10-48 0-12-8-18-20-18-2 0-22 0-26 24-14 52-46 173-54 211 0 2-28 58-80 58-36 0-44-32-44-58 0-38 20-93 38-141 10-22 12-32 12-44 0-32-22-58-58-58-66 0-92 102-92 108s5 4 8 6c8 0 8 0 12-12 18-60 44-86 70-86 8 0 18 0 18 22 0 18-8 38-12 48-26 70-40 111-40 147 0 66 48 84 86 84 46 0 72-32 84-48z">
            <text:p/>
          </draw:path>
          <draw:path draw:style-name="gr5" draw:text-style-name="P8" draw:layer="layout" svg:width="0.163cm" svg:height="0.697cm" svg:x="8.332cm" svg:y="3.946cm" svg:viewBox="0 0 164 698" svg:d="M164 349c0-54-8-138-48-217-42-86-102-132-108-132-4 0-8 4-8 8 0 2 0 2 14 16 68 68 108 179 108 325 0 120-26 243-112 331-10 8-10 10-10 12 0 4 4 6 8 6 6 0 70-48 112-135 34-76 44-154 44-214z">
            <text:p/>
          </draw:path>
          <draw:path draw:style-name="gr5" draw:text-style-name="P8" draw:layer="layout" svg:width="0.465cm" svg:height="0.464cm" svg:x="8.762cm" svg:y="4.064cm" svg:viewBox="0 0 466 465" svg:d="M248 245c65 0 131 0 196 0 10 0 22 0 22-14s-12-14-22-14c-65 0-131 0-196 0 0-65 0-130 0-195 0-10 0-22-14-22s-14 12-14 22c0 65 0 130 0 195-66 0-132 0-198 0-10 0-22 0-22 14s12 14 22 14c66 0 132 0 198 0 0 66 0 131 0 196 0 10 0 24 14 24s14-14 14-24c0-65 0-130 0-196z">
            <text:p/>
          </draw:path>
          <draw:path draw:style-name="gr5" draw:text-style-name="P8" draw:layer="layout" svg:width="0.369cm" svg:height="0.514cm" svg:x="9.452cm" svg:y="3.97cm" svg:viewBox="0 0 370 515" svg:d="M298 263c-8-44-36-81-90-81-44 0-90 10-144 65-58 58-64 122-64 144 0 44 32 124 130 124 168 0 240-234 240-333 0-112-66-182-152-182-102 0-134 92-134 110 0 10 6 26 28 26s36-22 36-38c0-24-20-24-32-24 30-52 80-56 102-56 50 0 100 36 100 126 0 28-4 63-20 119zM132 497c-78 0-78-72-78-80 0-18 18-116 48-158 28-40 62-64 106-64 76 0 78 80 78 94 0 50-46 208-154 208z">
            <text:p/>
          </draw:path>
          <draw:path draw:style-name="gr5" draw:text-style-name="P8" draw:layer="layout" svg:width="0.287cm" svg:height="0.44cm" svg:x="9.821cm" svg:y="4.229cm" svg:viewBox="0 0 288 441" svg:d="M288 70c0-44-38-70-82-70-66 0-116 78-128 126-26 103-52 206-78 309-2 4 4 6 6 6 6 0 10 0 10-4 12-43 23-87 34-130 10 22 32 42 72 42 70 0 148-48 148-124 0-28-14-57-38-73 24-16 56-44 56-82zM190 152c-8 0-12 2-26 2-8 0-20 0-22-2 4-2 18-2 22-2 8 0 18 0 26 2zM254 60c0 26-12 64-42 82-10-4-20-6-46-6-18 0-42 0-42 18 0 12 14 14 40 14 16 0 32-2 46-6 16 10 24 30 24 51 0 70-50 124-110 124-38 0-64-24-64-62 0-6 0-10 0-14 12-44 23-87 34-131 12-46 54-116 112-116 28 0 48 16 48 46z">
            <text:p/>
          </draw:path>
          <draw:path draw:style-name="gr5" draw:text-style-name="P8" draw:layer="layout" svg:width="0.163cm" svg:height="0.697cm" svg:x="10.245cm" svg:y="3.946cm" svg:viewBox="0 0 164 698" svg:d="M164 692c0-2 0-4-12-16-88-88-110-219-110-327 0-122 26-243 112-329 10-10 10-10 10-12 0-6-4-8-8-8-6 0-70 48-112 136-36 77-44 155-44 213 0 56 8 140 46 218 42 87 104 131 110 131 4 0 8-2 8-6z">
            <text:p/>
          </draw:path>
          <draw:path draw:style-name="gr5" draw:text-style-name="P8" draw:layer="layout" svg:width="0.331cm" svg:height="0.458cm" svg:x="10.471cm" svg:y="4.161cm" svg:viewBox="0 0 332 459" svg:d="M2 429c-2 10-2 10-2 12 0 10 6 18 18 18 16 0 24-12 26-14 4-6 26-100 44-176 14 28 38 48 70 48 82 0 174-100 174-203 0-74-48-114-98-114-68 0-142 70-164 156-23 91-45 182-68 273zM158 301c-50 0-62-56-62-62 0-4 4-18 6-26 20-77 28-103 42-131 30-52 66-66 88-66 26 0 48 20 48 68 0 38-20 115-38 151-24 44-58 66-84 66z">
            <text:p/>
          </draw:path>
          <draw:path draw:style-name="gr5" draw:text-style-name="P8" draw:layer="layout" svg:width="0.361cm" svg:height="0.316cm" svg:x="10.833cm" svg:y="4.161cm" svg:viewBox="0 0 362 317" svg:d="M226 269c8 30 32 48 62 48 24 0 40-16 52-40s15-45 22-68c0-8-8-8-10-8-6 0-6 4-10 12-8 40-22 88-52 88-14 0-22-10-22-32 0-16 8-48 14-74 7-24 13-49 20-73 2-12 10-38 12-48 4-16 10-44 10-48 0-12-10-18-20-18-4 0-22 0-28 24-12 52-44 173-52 211 0 2-28 58-80 58-36 0-44-32-44-58 0-38 20-93 38-141 8-22 12-32 12-44 0-32-22-58-58-58-66 0-92 102-92 108s6 6 8 6c8 0 8 0 12-12 18-60 44-86 70-86 6 0 18 0 18 22 0 18-8 38-12 48-26 70-40 111-40 147 0 66 48 84 86 84 46 0 72-32 84-48z">
            <text:p/>
          </draw:path>
          <draw:path draw:style-name="gr5" draw:text-style-name="P8" draw:layer="layout" svg:width="0.301cm" svg:height="0.22cm" svg:x="11.245cm" svg:y="4.359cm" svg:viewBox="0 0 302 221" svg:d="M240 148c44-48 62-112 62-118s-6-6-8-6c-6 0-6 2-10 12-10 32-26 62-46 88 0-6-2-40-2-44-8-48-44-80-94-80-72 0-142 68-142 136 0 46 34 85 90 85 46 0 86-22 114-41 12 35 36 41 52 41 28 0 46-24 46-33 0-6-6-6-8-6-8 0-8 2-10 4-6 17-22 21-28 21s-14 0-16-59zM200 164c-48 39-90 43-108 43-32 0-50-21-50-53 0-14 6-68 32-102 22-30 50-38 68-38 38 0 50 38 54 68 4 22 2 56 4 82z">
            <text:p/>
          </draw:path>
          <draw:path draw:style-name="gr5" draw:text-style-name="P8" draw:layer="layout" svg:width="0.361cm" svg:height="0.316cm" svg:x="11.635cm" svg:y="4.161cm" svg:viewBox="0 0 362 317" svg:d="M226 269c8 30 32 48 64 48 24 0 40-16 52-40 10-24 13-45 20-68 0-8-6-8-8-8-8 0-8 4-10 12-10 40-24 88-52 88-16 0-22-10-22-32 0-16 8-48 14-74 7-24 13-49 20-73 2-12 8-38 12-48 2-16 10-44 10-48 0-12-10-18-20-18-4 0-22 0-28 24-14 52-44 173-52 211-2 2-30 58-82 58-36 0-42-32-42-58 0-38 20-93 38-141 8-22 12-32 12-44 0-32-24-58-58-58-68 0-94 102-94 108s8 6 10 6c6 0 8 0 10-12 18-60 44-86 72-86 6 0 18 0 18 22 0 18-8 38-12 48-26 70-42 111-42 147 0 66 48 84 86 84 48 0 72-32 84-48z">
            <text:p/>
          </draw:path>
          <draw:path draw:style-name="gr5" draw:text-style-name="P8" draw:layer="layout" svg:width="0.287cm" svg:height="0.44cm" svg:x="12.041cm" svg:y="4.229cm" svg:viewBox="0 0 288 441" svg:d="M288 70c0-44-38-70-80-70-68 0-118 78-130 126-26 103-52 206-78 309 0 4 4 6 8 6s8 0 10-4c11-43 21-87 32-130 10 22 34 42 74 42 68 0 146-48 146-124 0-28-12-57-38-73 24-16 56-44 56-82zM190 152c-6 0-10 2-24 2-8 0-20 0-24-2 6-2 20-2 24-2 8 0 18 0 24 2zM256 60c0 26-14 64-44 82-8-4-18-6-46-6-16 0-42 0-42 18 0 12 16 14 40 14 18 0 32-2 48-6 14 10 22 30 22 51 0 70-48 124-108 124-38 0-66-24-66-62 0-6 0-10 2-14 11-44 21-87 32-131 12-46 56-116 112-116 30 0 50 16 50 46z">
            <text:p/>
          </draw:path>
          <draw:path draw:style-name="gr5" draw:text-style-name="P8" draw:layer="layout" svg:width="0.163cm" svg:height="0.697cm" svg:x="12.437cm" svg:y="3.946cm" svg:viewBox="0 0 164 698" svg:d="M164 349c0-54-8-138-48-217-42-86-102-132-108-132s-8 4-8 8c0 2 0 2 14 16 68 68 108 179 108 325 0 120-26 243-112 331-10 8-10 10-10 12 0 4 2 6 8 6s70-48 110-135c36-76 46-154 46-214z">
            <text:p/>
          </draw:path>
          <draw:path draw:style-name="gr5" draw:text-style-name="P8" draw:layer="layout" svg:width="0.467cm" svg:height="0.163cm" svg:x="12.905cm" svg:y="4.213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5" draw:text-style-name="P8" draw:layer="layout" svg:width="0.429cm" svg:height="0.027cm" svg:x="13.665cm" svg:y="4.281cm" svg:viewBox="0 0 430 28" svg:d="M406 28c12 0 24 0 24-14s-12-14-24-14c-127 0-253 0-380 0-12 0-26 0-26 14s14 14 26 14c127 0 253 0 380 0z">
            <text:p/>
          </draw:path>
          <draw:path draw:style-name="gr5" draw:text-style-name="P8" draw:layer="layout" svg:width="0.367cm" svg:height="0.514cm" svg:x="14.183cm" svg:y="3.97cm" svg:viewBox="0 0 368 515" svg:d="M296 263c-6-44-36-81-90-81-44 0-88 10-144 65-58 58-62 122-62 144 0 44 30 124 128 124 168 0 240-234 240-333 0-112-64-182-150-182-102 0-136 92-136 110 0 10 6 26 28 26s38-22 38-38c0-24-22-24-34-24 32-52 82-56 102-56 52 0 100 36 100 126 0 28-4 63-18 119-1 0-1 0-2 0zM130 497c-76 0-76-72-76-80 0-18 16-116 46-158 28-40 62-64 106-64 76 0 78 80 78 94 0 50-46 208-154 208z">
            <text:p/>
          </draw:path>
          <draw:path draw:style-name="gr5" draw:text-style-name="P8" draw:layer="layout" svg:width="0.301cm" svg:height="0.22cm" svg:x="14.557cm" svg:y="4.359cm" svg:viewBox="0 0 302 221" svg:d="M240 148c44-48 62-112 62-118s-6-6-8-6c-6 0-6 2-10 12-8 32-24 62-46 88 0-6-2-40-2-44-8-48-44-80-94-80-72 0-142 68-142 136 0 46 34 85 90 85 46 0 86-22 114-41 12 35 36 41 52 41 28 0 46-24 46-33 0-6-6-6-8-6-6 0-8 2-8 4-8 17-24 21-28 21-8 0-16 0-18-59zM202 164c-50 39-92 43-110 43-32 0-50-21-50-53 0-14 6-68 32-102 22-30 50-38 68-38 40 0 50 38 54 68 4 22 2 56 6 82z">
            <text:p/>
          </draw:path>
          <draw:path draw:style-name="gr5" draw:text-style-name="P8" draw:layer="layout" svg:width="0.367cm" svg:height="0.444cm" svg:x="14.905cm" svg:y="4.161cm" svg:viewBox="0 0 368 445" svg:d="M54 393c-6 24-6 30-38 30-8 0-16 0-16 12 0 6 4 10 10 10 18 0 38-2 58-2 24 0 48 2 70 2 4 0 12 0 12-14 0-8-6-8-16-8-36 0-36-6-36-12 0-8 30-122 36-140 8 20 28 46 64 46 82 0 170-104 170-205 0-66-40-112-94-112-36 0-70 26-92 52-8-38-38-52-64-52-32 0-46 28-52 40-12 24-22 66-22 68 0 6 8 6 10 6 6 0 6 0 10-16 12-48 26-82 52-82 12 0 22 6 22 32 0 16-2 24-4 36-27 103-53 206-80 309zM178 92c6-20 24-40 36-50 26-22 46-26 58-26 28 0 44 25 44 66s-22 121-36 147c-24 48-56 72-82 72-48 0-56-58-56-62 0-2 0-4 2-12 11-45 23-90 34-135z">
            <text:p/>
          </draw:path>
          <draw:path draw:style-name="gr5" draw:text-style-name="P8" draw:layer="layout" svg:width="0.467cm" svg:height="0.464cm" svg:x="15.477cm" svg:y="4.064cm" svg:viewBox="0 0 468 465" svg:d="M248 245c65 0 131 0 196 0 10 0 24 0 24-14s-14-14-24-14c-65 0-131 0-196 0 0-65 0-130 0-195 0-10 0-22-14-22s-14 12-14 22c0 65 0 130 0 195-65 0-131 0-196 0-10 0-24 0-24 14s14 14 24 14c65 0 131 0 196 0 0 66 0 131 0 196 0 10 0 24 14 24s14-14 14-24c0-65 0-130 0-196z">
            <text:p/>
          </draw:path>
          <draw:path draw:style-name="gr5" draw:text-style-name="P8" draw:layer="layout" svg:width="0.369cm" svg:height="0.514cm" svg:x="16.169cm" svg:y="3.97cm" svg:viewBox="0 0 370 515" svg:d="M296 263c-6-44-34-81-90-81-42 0-88 10-144 65-58 58-62 122-62 144 0 44 30 124 128 124 168 0 242-234 242-333 0-112-66-182-152-182-102 0-134 92-134 110 0 10 4 26 26 26 24 0 38-22 38-38 0-24-22-24-34-24 32-52 82-56 102-56 52 0 100 36 100 126 0 28-4 63-18 119-1 0-1 0-2 0zM132 497c-78 0-78-72-78-80 0-18 18-116 46-158 28-40 62-64 106-64 76 0 78 80 78 94 0 50-44 208-152 208z">
            <text:p/>
          </draw:path>
          <draw:path draw:style-name="gr5" draw:text-style-name="P8" draw:layer="layout" svg:width="0.287cm" svg:height="0.44cm" svg:x="16.536cm" svg:y="4.229cm" svg:viewBox="0 0 288 441" svg:d="M288 70c0-44-38-70-80-70-68 0-118 78-130 126-26 103-52 206-78 309 0 4 4 6 8 6s8 0 8-4c11-43 23-87 34-130 10 22 34 42 74 42 68 0 146-48 146-124 0-28-12-57-38-73 24-16 56-44 56-82zM190 152c-6 0-10 2-24 2-8 0-20 0-24-2 6-2 20-2 24-2 6 0 18 0 24 2zM256 60c0 26-14 64-44 82-10-4-18-6-46-6-18 0-42 0-42 18 0 12 16 14 40 14 18 0 32-2 48-6 14 10 22 30 22 51 0 70-48 124-108 124-38 0-66-24-66-62 0-6 0-10 2-14 11-44 21-87 32-131 12-46 56-116 112-116 30 0 50 16 50 46z">
            <text:p/>
          </draw:path>
          <draw:path draw:style-name="gr5" draw:text-style-name="P8" draw:layer="layout" svg:width="0.371cm" svg:height="0.308cm" svg:x="16.918cm" svg:y="4.169cm" svg:viewBox="0 0 372 309" svg:d="M338 40c8 0 34 0 34-24 0-16-14-16-28-16-53 0-107 0-160 0-106 0-184 116-184 197 0 62 42 112 106 112 82 0 176-86 176-193 0-12 0-44-22-76 26 0 52 0 78 0zM106 293c-34 0-62-26-62-76 0-20 8-77 34-119 28-48 70-58 94-58 60 0 66 46 66 68 0 34-14 89-38 125-28 42-66 60-94 60z">
            <text:p/>
          </draw:path>
          <draw:path draw:style-name="gr5" draw:text-style-name="P8" draw:layer="layout" svg:width="0.301cm" svg:height="0.22cm" svg:x="17.324cm" svg:y="4.359cm" svg:viewBox="0 0 302 221" svg:d="M238 148c46-48 64-112 64-118s-6-6-8-6c-8 0-8 2-10 12-10 32-26 62-46 88 0-6-2-40-2-44-8-48-46-80-94-80-72 0-142 68-142 136 0 46 32 85 90 85 46 0 86-22 114-41 10 35 36 41 50 41 30 0 46-24 46-33 0-6-4-6-8-6-6 0-6 2-8 4-6 17-22 21-28 21s-16 0-18-59zM200 164c-48 39-90 43-108 43-34 0-52-21-52-53 0-14 8-68 34-102 22-30 50-38 68-38 38 0 50 38 54 68 2 22 2 56 4 82z">
            <text:p/>
          </draw:path>
          <draw:path draw:style-name="gr5" draw:text-style-name="P8" draw:layer="layout" svg:width="0.287cm" svg:height="0.44cm" svg:x="17.682cm" svg:y="4.229cm" svg:viewBox="0 0 288 441" svg:d="M288 70c0-44-38-70-80-70-68 0-118 78-130 126-26 103-52 206-78 309 0 4 4 6 8 6s8 0 10-4c11-43 21-87 32-130 10 22 34 42 74 42 68 0 146-48 146-124 0-28-12-57-38-73 24-16 56-44 56-82zM190 152c-6 0-10 2-24 2-8 0-20 0-24-2 6-2 20-2 24-2 8 0 18 0 24 2zM256 60c0 26-14 64-44 82-8-4-18-6-46-6-18 0-42 0-42 18 0 12 16 14 40 14 18 0 32-2 48-6 14 10 22 30 22 51 0 70-48 124-108 124-38 0-66-24-66-62 0-6 0-10 2-14 11-44 21-87 32-131 12-46 56-116 112-116 30 0 50 16 50 46z">
            <text:p/>
          </draw:path>
          <draw:path draw:style-name="gr5" draw:text-style-name="P8" draw:layer="layout" svg:width="0.465cm" svg:height="0.464cm" svg:x="18.234cm" svg:y="4.064cm" svg:viewBox="0 0 466 465" svg:d="M248 245c65 0 131 0 196 0 10 0 22 0 22-14s-12-14-22-14c-65 0-131 0-196 0 0-65 0-130 0-195 0-10 0-22-14-22s-14 12-14 22c0 65 0 130 0 195-66 0-132 0-198 0-10 0-22 0-22 14s12 14 22 14c66 0 132 0 198 0 0 66 0 131 0 196 0 10 0 24 14 24s14-14 14-24c0-65 0-130 0-196z">
            <text:p/>
          </draw:path>
          <draw:path draw:style-name="gr5" draw:text-style-name="P8" draw:layer="layout" svg:width="0.498cm" svg:height="0.474cm" svg:x="18.924cm" svg:y="3.996cm" svg:viewBox="0 0 499 475" svg:d="M186 247c23 0 45 0 68 0 52 0 58 12 58 32 0 4 0 12-4 34-2 4-2 6-2 8 0 6 4 8 8 8 6 0 6-2 10-14 13-50 27-101 40-151 2-8 2-10 2-12s-3-8-10-8-6 4-10 16c-14 53-30 65-90 65-21 0-43 0-64 0 15-59 29-118 44-177 6-24 8-26 38-26 31 0 63 0 94 0 86 0 102 22 102 76 0 16 0 20-2 38-2 10-2 10-2 12 0 4 2 8 8 8 8 0 10-4 10-16 5-41 9-81 14-122 2-18 0-18-18-18-115 0-229 0-344 0-14 0-22 0-22 14 0 8 6 8 20 8 26 0 46 0 46 12 0 2 0 4-4 16-31 123-61 246-92 369-8 28-10 34-64 34-12 0-20 0-20 14 0 8 8 8 10 8 20 0 72-2 92-2 24 0 82 2 106 2 6 0 14 0 14-14 0-6-4-6-4-8-2 0-4 0-20 0-14 0-18 0-36-2-20-2-22-4-22-14 1-5 0-6 2-16 15-58 29-116 44-174z">
            <text:p/>
          </draw:path>
          <draw:path draw:style-name="gr5" draw:text-style-name="P8" draw:layer="layout" svg:width="0.301cm" svg:height="0.22cm" svg:x="19.38cm" svg:y="4.359cm" svg:viewBox="0 0 302 221" svg:d="M238 148c46-48 64-112 64-118s-6-6-8-6c-8 0-8 2-12 12-8 32-24 62-44 88-2-6-2-40-4-44-6-48-44-80-92-80-74 0-142 68-142 136 0 46 32 85 90 85 44 0 86-22 114-41 10 35 36 41 50 41 28 0 46-24 46-33 0-6-6-6-8-6-6 0-8 2-8 4-8 17-22 21-28 21-8 0-16 0-18-59zM200 164c-48 39-90 43-110 43-32 0-50-21-50-53 0-14 8-68 32-102 24-30 52-38 68-38 40 0 52 38 56 68 2 22 2 56 4 82z">
            <text:p/>
          </draw:path>
        </draw:g>
        <draw:g>
          <svg:title>TexMaths</svg:title>
          <svg:desc>20§latex§\partial_t \rho + \partial_{\alpha}(\rho u_{\alpha}) = 0§svg§600§TRUE§</svg:desc>
          <draw:path draw:style-name="gr5" draw:text-style-name="P8" draw:layer="layout" svg:width="0.369cm" svg:height="0.516cm" svg:x="10.099cm" svg:y="2.662cm" svg:viewBox="0 0 370 517" svg:d="M298 263c-8-42-36-81-90-81-44 0-90 11-144 65-58 58-64 124-64 144 0 44 32 126 130 126 168 0 240-236 240-335 0-112-66-182-152-182-102 0-134 92-134 112 0 8 6 24 26 24 24 0 38-22 38-38 0-24-20-24-32-24 30-52 80-56 100-56 52 0 102 36 102 126 0 28-4 63-20 119zM132 497c-78 0-78-72-78-80 0-18 18-116 48-158 28-40 62-62 106-62 76 0 78 78 78 92 0 50-46 208-154 208z">
            <text:p/>
          </draw:path>
          <draw:path draw:style-name="gr5" draw:text-style-name="P8" draw:layer="layout" svg:width="0.165cm" svg:height="0.31cm" svg:x="10.465cm" svg:y="2.961cm" svg:viewBox="0 0 166 311" svg:d="M100 114c17 0 33 0 50 0 10 0 16 0 16-12 0-6-6-6-14-6-16 0-32 0-48 0 7-24 13-48 20-72 0-4 0-6 0-8 0-8-6-16-16-16-12 0-20 10-24 22-2 12 4-12-18 74-17 0-33 0-50 0-10 0-16 0-16 10 0 8 6 8 14 8 16 0 32 0 48 0-10 38-20 77-30 115-2 12-6 30-6 36 0 28 24 46 52 46 54 0 86-67 86-74s-6-8-8-8c-6 0-6 2-10 10-14 32-40 58-66 58-10 0-18-6-18-24 0-4 2-14 4-20 11-46 23-93 34-139z">
            <text:p/>
          </draw:path>
          <draw:path draw:style-name="gr5" draw:text-style-name="P8" draw:layer="layout" svg:width="0.331cm" svg:height="0.46cm" svg:x="10.713cm" svg:y="2.853cm" svg:viewBox="0 0 332 461" svg:d="M2 431c-2 8-1 7-2 10 0 12 8 20 20 20 14 0 22-12 24-14 4-8 26-102 46-176 14 28 36 46 68 46 84 0 174-98 174-203 0-74-46-114-98-114-68 0-142 70-162 156-23 91-47 183-70 275zM158 301c-50 0-60-56-60-62 0-2 4-16 6-26 20-77 26-103 42-131 30-50 64-66 86-66 26 0 50 20 50 68 0 40-22 117-40 151-24 44-58 66-84 66z">
            <text:p/>
          </draw:path>
          <draw:path draw:style-name="gr5" draw:text-style-name="P8" draw:layer="layout" svg:width="0.467cm" svg:height="0.464cm" svg:x="11.251cm" svg:y="2.756cm" svg:viewBox="0 0 468 465" svg:d="M248 247c65 0 131 0 196 0 10 0 24-1 24-16s-14-14-24-14c-65 0-131 0-196 0 0-65 0-130 0-195 0-10 0-22-14-22s-14 12-14 22c0 65 0 130 0 195-66 0-132 0-198 0-8 0-22-1-22 14s14 16 22 16c66 0 132 0 198 0 0 66 0 131 0 196 0 10 0 22 14 22s14-12 14-22c0-65 0-130 0-196z">
            <text:p/>
          </draw:path>
          <draw:path draw:style-name="gr5" draw:text-style-name="P8" draw:layer="layout" svg:width="0.367cm" svg:height="0.516cm" svg:x="11.942cm" svg:y="2.662cm" svg:viewBox="0 0 368 517" svg:d="M296 263c-6-42-36-81-90-81-44 0-88 11-144 65-58 58-62 124-62 144 0 44 30 126 128 126 168 0 240-236 240-335 0-112-64-182-150-182-102 0-136 92-136 112 0 8 6 24 28 24s38-22 38-38c0-24-22-24-34-24 32-52 82-56 102-56 50 0 100 36 100 126 0 28-4 63-18 119-1 0-1 0-2 0zM130 497c-76 0-76-72-76-80 0-18 16-116 46-158 28-40 62-62 106-62 76 0 78 78 78 92 0 50-46 208-154 208z">
            <text:p/>
          </draw:path>
          <draw:path draw:style-name="gr5" draw:text-style-name="P8" draw:layer="layout" svg:width="0.301cm" svg:height="0.218cm" svg:x="12.316cm" svg:y="3.053cm" svg:viewBox="0 0 302 219" svg:d="M240 146c44-46 62-112 62-118s-6-6-8-6c-6 0-6 2-10 12-8 34-26 64-46 90 0-8-2-40-2-44-8-50-44-80-94-80-72 0-142 66-142 134 0 46 34 85 90 85 46 0 86-20 114-41 12 35 36 41 52 41 28 0 46-24 46-33 0-6-6-6-8-6-6 0-8 2-8 6-8 17-24 19-28 19-8 0-16 0-18-59zM200 162c-48 39-90 43-108 43-32 0-50-19-50-53 0-14 6-68 32-102 22-28 50-38 68-38 40 0 50 38 54 68 4 22 2 56 4 82z">
            <text:p/>
          </draw:path>
          <draw:path draw:style-name="gr5" draw:text-style-name="P8" draw:layer="layout" svg:width="0.163cm" svg:height="0.699cm" svg:x="12.756cm" svg:y="2.638cm" svg:viewBox="0 0 164 700" svg:d="M164 692c0-2 0-2-12-14-88-90-110-221-110-329 0-122 26-243 112-329 10-10 10-10 10-12 0-6-4-8-8-8-6 0-70 48-112 138-36 75-44 153-44 211 0 56 8 140 46 219 42 86 104 132 110 132 4 0 8-2 8-8z">
            <text:p/>
          </draw:path>
          <draw:path draw:style-name="gr5" draw:text-style-name="P8" draw:layer="layout" svg:width="0.329cm" svg:height="0.46cm" svg:x="12.982cm" svg:y="2.853cm" svg:viewBox="0 0 330 461" svg:d="M2 431c-2 8-1 7-2 10 0 12 6 20 18 20 16 0 24-12 26-14 2-8 26-102 44-176 14 28 36 46 70 46 82 0 172-98 172-203 0-74-46-114-96-114-70 0-142 70-164 156-23 91-45 183-68 275zM158 301c-50 0-62-56-62-62 0-2 4-16 6-26 20-77 28-103 42-131 30-50 66-66 88-66 26 0 48 20 48 68 0 40-20 117-40 151-22 44-56 66-82 66z">
            <text:p/>
          </draw:path>
          <draw:path draw:style-name="gr5" draw:text-style-name="P8" draw:layer="layout" svg:width="0.359cm" svg:height="0.316cm" svg:x="13.344cm" svg:y="2.853cm" svg:viewBox="0 0 360 317" svg:d="M226 271c6 28 32 46 62 46 24 0 40-16 52-38 12-26 20-68 20-70 0-6-6-6-8-6-6 0-8 2-10 12-10 38-22 86-52 86-14 0-22-8-22-32 0-16 8-48 14-72 7-25 13-50 20-75 2-10 8-38 12-48 4-16 10-42 10-46 0-14-10-20-20-20-4 0-22 0-28 24-12 52-44 173-52 211 0 2-28 58-80 58-36 0-44-30-44-56 0-40 20-95 38-143 8-20 12-30 12-44 0-32-22-58-58-58-66 0-92 102-92 108 0 8 6 8 8 8 8 0 8-2 12-14 16-60 44-86 70-86 6 0 18 0 18 22 0 18-8 38-12 48-26 70-40 113-40 147 0 66 48 84 86 84 46 0 72-32 84-46z">
            <text:p/>
          </draw:path>
          <draw:path draw:style-name="gr5" draw:text-style-name="P8" draw:layer="layout" svg:width="0.301cm" svg:height="0.218cm" svg:x="13.756cm" svg:y="3.053cm" svg:viewBox="0 0 302 219" svg:d="M238 146c46-46 64-112 64-118s-6-6-8-6c-8 0-8 2-10 12-10 34-26 64-46 90 0-8-2-40-2-44-8-50-46-80-94-80-72 0-142 66-142 134 0 46 34 85 90 85 46 0 86-20 114-41 12 35 36 41 50 41 30 0 48-24 48-33 0-6-6-6-10-6-6 0-6 2-8 6-6 17-22 19-28 19s-14 0-18-59zM200 162c-48 39-90 43-108 43-32 0-52-19-52-53 0-14 8-68 34-102 22-28 50-38 68-38 38 0 50 38 54 68 2 22 2 56 4 82z">
            <text:p/>
          </draw:path>
          <draw:path draw:style-name="gr5" draw:text-style-name="P8" draw:layer="layout" svg:width="0.163cm" svg:height="0.699cm" svg:x="14.166cm" svg:y="2.638cm" svg:viewBox="0 0 164 700" svg:d="M164 349c0-54-8-138-48-217-42-86-102-132-108-132s-8 4-8 8c0 2 0 2 14 16 68 68 108 179 108 325 0 120-26 243-112 331-10 10-10 10-10 12 0 4 2 8 8 8s70-48 110-137c36-76 46-154 46-214z">
            <text:p/>
          </draw:path>
          <draw:path draw:style-name="gr5" draw:text-style-name="P8" draw:layer="layout" svg:width="0.467cm" svg:height="0.165cm" svg:x="14.633cm" svg:y="2.905cm" svg:viewBox="0 0 468 166" svg:d="M444 30c10 0 24-1 24-16s-14-14-24-14c-140 0-280 0-420 0-10 0-24-1-24 14s14 16 24 16c140 0 280 0 420 0zM444 166c10 0 24 1 24-14s-14-16-24-16c-140 0-280 0-420 0-10 0-24 1-24 16s14 14 24 14c140 0 280 0 420 0z">
            <text:p/>
          </draw:path>
          <draw:path draw:style-name="gr5" draw:text-style-name="P8" draw:layer="layout" svg:width="0.295cm" svg:height="0.48cm" svg:x="15.363cm" svg:y="2.698cm" svg:viewBox="0 0 296 481" svg:d="M296 241c0-55-4-111-28-163-32-68-90-78-120-78-42 0-94 18-122 82-22 50-26 104-26 159 0 52 2 116 32 168 30 58 80 72 116 72 38 0 90-14 122-82 22-48 26-102 26-158zM148 465c-28 0-70-18-82-84-8-42-8-108-8-148 0-45 0-91 6-129 14-82 66-90 84-90 22 0 68 14 82 82 8 40 8 93 8 137 0 52 0 100-8 144-12 68-52 88-82 88z">
            <text:p/>
          </draw:path>
        </draw:g>
        <draw:g>
          <svg:title>TexMaths</svg:title>
          <svg:desc>20§latex§\partial_t( \rho u) + \partial_{\beta}( \rho u_{\alpha} u_{\beta} ) = -\partial_{\alpha} P_{\alpha \beta} + \partial_{\beta} \sigma_{\alpha \beta} §svg§600§TRUE§</svg:desc>
          <draw:path draw:style-name="gr5" draw:text-style-name="P8" draw:layer="layout" svg:width="0.369cm" svg:height="0.514cm" svg:x="8.8cm" svg:y="13.268cm" svg:viewBox="0 0 370 515" svg:d="M298 263c-8-44-36-81-90-81-44 0-90 10-144 65-58 58-64 122-64 144 0 44 32 124 130 124 168 0 240-234 240-333 0-112-66-182-152-182-102 0-134 92-134 110 0 10 6 26 26 26 24 0 38-22 38-38 0-24-20-24-32-24 30-52 80-56 102-56 50 0 100 36 100 126 0 28-4 63-20 119zM132 497c-78 0-78-72-78-80 0-18 18-116 48-158 28-40 62-64 106-64 76 0 78 80 78 94 0 50-46 208-154 208z">
            <text:p/>
          </draw:path>
          <draw:path draw:style-name="gr5" draw:text-style-name="P8" draw:layer="layout" svg:width="0.165cm" svg:height="0.31cm" svg:x="9.166cm" svg:y="13.567cm" svg:viewBox="0 0 166 311" svg:d="M100 112c17 0 33 0 50 0 10 0 16 0 16-10 0-6-6-6-14-6-15 0-31 0-46 0 6-25 12-49 18-74 0-2 0-4 0-6 0-8-6-16-16-16-12 0-20 8-24 22-2 12 4-12-18 74-17 0-33 0-50 0-10 0-16 0-16 10 0 6 6 6 16 6 15 0 31 0 46 0-10 38-20 77-30 115-2 12-6 30-6 36 0 30 24 48 52 48 54 0 86-70 86-76s-6-6-8-6c-6 0-6 2-10 10-14 30-40 58-66 58-10 0-18-6-18-24 0-6 2-16 4-20 11-47 23-94 34-141z">
            <text:p/>
          </draw:path>
          <draw:path draw:style-name="gr5" draw:text-style-name="P8" draw:layer="layout" svg:width="0.163cm" svg:height="0.697cm" svg:x="9.462cm" svg:y="13.244cm" svg:viewBox="0 0 164 698" svg:d="M164 692c0-2 0-4-12-16-88-88-110-219-110-327 0-122 26-243 112-329 10-10 10-10 10-12 0-6-4-8-8-8-6 0-70 48-112 136-34 77-44 155-44 213 0 56 8 140 46 218 44 87 104 131 110 131 4 0 8-2 8-6z">
            <text:p/>
          </draw:path>
          <draw:path draw:style-name="gr5" draw:text-style-name="P8" draw:layer="layout" svg:width="0.331cm" svg:height="0.458cm" svg:x="9.688cm" svg:y="13.459cm" svg:viewBox="0 0 332 459" svg:d="M2 429c-2 10-2 10-2 12 0 10 8 18 20 18 14 0 22-12 24-14 4-6 26-100 44-176 14 28 38 48 70 48 82 0 174-100 174-203 0-74-48-114-98-114-68 0-142 70-164 156-23 91-45 182-68 273zM158 301c-50 0-60-56-60-62 0-4 2-18 4-26 20-77 28-103 42-131 32-52 66-66 88-66 26 0 48 20 48 68 0 38-20 115-38 151-24 44-58 66-84 66z">
            <text:p/>
          </draw:path>
          <draw:path draw:style-name="gr5" draw:text-style-name="P8" draw:layer="layout" svg:width="0.361cm" svg:height="0.316cm" svg:x="10.05cm" svg:y="13.459cm" svg:viewBox="0 0 362 317" svg:d="M226 269c8 30 32 48 62 48 24 0 42-16 52-40 12-24 15-45 22-68 0-8-6-8-10-8-6 0-6 4-8 12-10 40-24 88-54 88-14 0-22-10-22-32 0-16 10-48 14-74 7-24 13-49 20-73 2-12 10-38 12-48 4-16 10-44 10-48 0-12-10-18-20-18-4 0-22 0-26 24-14 52-46 173-54 211 0 2-28 58-80 58-36 0-44-32-44-58 0-38 20-93 38-141 8-22 12-32 12-44 0-32-22-58-58-58-66 0-92 102-92 108s5 4 8 6c8 0 8 0 12-12 18-60 44-86 70-86 8 0 18 0 18 22 0 18-8 38-12 48-26 70-40 111-40 147 0 66 48 84 86 84 46 0 72-32 84-48z">
            <text:p/>
          </draw:path>
          <draw:path draw:style-name="gr5" draw:text-style-name="P8" draw:layer="layout" svg:width="0.163cm" svg:height="0.697cm" svg:x="10.472cm" svg:y="13.244cm" svg:viewBox="0 0 164 698" svg:d="M164 349c0-54-8-138-48-217-42-86-102-132-108-132s-8 4-8 8c0 2 0 2 14 16 68 68 108 179 108 325 0 120-26 243-112 331-10 8-10 10-10 12 0 4 2 6 8 6s70-48 110-135c36-76 46-154 46-214z">
            <text:p/>
          </draw:path>
          <draw:path draw:style-name="gr5" draw:text-style-name="P8" draw:layer="layout" svg:width="0.467cm" svg:height="0.464cm" svg:x="10.9cm" svg:y="13.362cm" svg:viewBox="0 0 468 465" svg:d="M248 245c66 0 132 0 198 0 8 0 22 0 22-14s-14-14-22-14c-66 0-132 0-198 0 0-65 0-130 0-195 0-10 0-22-14-22s-14 12-14 22c0 65 0 130 0 195-65 0-131 0-196 0-10 0-24 0-24 14s14 14 24 14c65 0 131 0 196 0 0 66 0 131 0 196 0 10 0 24 14 24s14-14 14-24c0-65 0-130 0-196z">
            <text:p/>
          </draw:path>
          <draw:path draw:style-name="gr5" draw:text-style-name="P8" draw:layer="layout" svg:width="0.369cm" svg:height="0.514cm" svg:x="11.592cm" svg:y="13.268cm" svg:viewBox="0 0 370 515" svg:d="M298 263c-8-44-36-81-90-81-44 0-90 10-144 65-58 58-64 122-64 144 0 44 32 124 130 124 168 0 240-234 240-333 0-112-66-182-152-182-102 0-134 92-134 110 0 10 6 26 26 26 24 0 38-22 38-38 0-24-22-24-32-24 30-52 80-56 100-56 52 0 102 36 102 126 0 28-4 63-20 119zM132 497c-78 0-78-72-78-80 0-18 18-116 46-158 30-40 64-64 108-64 76 0 78 80 78 94 0 50-46 208-154 208z">
            <text:p/>
          </draw:path>
          <draw:path draw:style-name="gr5" draw:text-style-name="P8" draw:layer="layout" svg:width="0.285cm" svg:height="0.44cm" svg:x="11.961cm" svg:y="13.527cm" svg:viewBox="0 0 286 441" svg:d="M286 70c0-44-36-70-80-70-68 0-116 78-130 126-25 103-50 206-76 309-2 4 4 6 6 6 4 0 8 0 10-4 11-43 22-87 32-130 12 22 34 42 74 42 70 0 148-48 148-124 0-28-14-57-40-73 24-16 56-44 56-82zM190 152c-8 0-12 2-26 2-8 0-20 0-22-2 4-2 18-2 22-2 8 0 18 0 26 2zM254 60c0 26-12 64-42 82-10-4-20-6-48-6-16 0-40 0-40 18 0 12 14 14 40 14 16 0 30-2 46-6 14 10 22 30 22 51 0 70-48 124-108 124-38 0-64-24-64-62 0-6 0-10 0-14 12-44 23-87 34-131 10-46 54-116 112-116 28 0 48 16 48 46z">
            <text:p/>
          </draw:path>
          <draw:path draw:style-name="gr5" draw:text-style-name="P8" draw:layer="layout" svg:width="0.163cm" svg:height="0.697cm" svg:x="12.385cm" svg:y="13.244cm" svg:viewBox="0 0 164 698" svg:d="M164 692c0-2 0-4-12-16-88-88-112-219-112-327 0-122 28-243 114-329 10-10 10-10 10-12 0-6-4-8-8-8-6 0-70 48-112 136-36 77-44 155-44 213 0 56 8 140 46 218 42 87 104 131 110 131 4 0 8-2 8-6z">
            <text:p/>
          </draw:path>
          <draw:path draw:style-name="gr5" draw:text-style-name="P8" draw:layer="layout" svg:width="0.331cm" svg:height="0.458cm" svg:x="12.609cm" svg:y="13.459cm" svg:viewBox="0 0 332 459" svg:d="M4 429c-4 10-4 10-4 12 0 10 8 18 20 18 16 0 24-12 26-14 2-6 26-100 44-176 14 28 36 48 70 48 82 0 172-100 172-203 0-74-46-114-96-114-70 0-142 70-164 156-23 91-45 182-68 273zM160 301c-50 0-62-56-62-62 0-4 4-18 6-26 20-77 28-103 42-131 30-52 66-66 88-66 26 0 48 20 48 68 0 38-20 115-40 151-22 44-56 66-82 66z">
            <text:p/>
          </draw:path>
          <draw:path draw:style-name="gr5" draw:text-style-name="P8" draw:layer="layout" svg:width="0.359cm" svg:height="0.316cm" svg:x="12.973cm" svg:y="13.459cm" svg:viewBox="0 0 360 317" svg:d="M226 269c6 30 32 48 62 48 24 0 40-16 52-40s13-45 20-68c0-8-6-8-8-8-6 0-8 4-10 12-10 40-22 88-52 88-14 0-22-10-22-32 0-16 8-48 14-74 7-24 13-49 20-73 2-12 8-38 12-48 4-16 10-44 10-48 0-12-10-18-20-18-4 0-22 0-28 24-12 52-44 173-52 211 0 2-28 58-80 58-36 0-44-32-44-58 0-38 20-93 38-141 8-22 12-32 12-44 0-32-22-58-58-58-66 0-92 102-92 108s6 6 8 6c8 0 8 0 12-12 16-60 44-86 70-86 6 0 18 0 18 22 0 18-8 38-12 48-26 70-40 111-40 147 0 66 48 84 86 84 46 0 72-32 84-48z">
            <text:p/>
          </draw:path>
          <draw:path draw:style-name="gr5" draw:text-style-name="P8" draw:layer="layout" svg:width="0.301cm" svg:height="0.22cm" svg:x="13.385cm" svg:y="13.657cm" svg:viewBox="0 0 302 221" svg:d="M238 148c46-48 64-112 64-118s-6-6-8-6c-8 0-8 2-10 12-10 32-26 62-46 88 0-6-2-40-2-44-8-48-46-80-94-80-72 0-142 68-142 136 0 46 34 85 90 85 46 0 86-22 114-41 12 35 36 41 50 41 30 0 48-24 48-33 0-6-6-6-10-6-6 0-6 2-8 4-6 17-22 21-28 21s-14 0-18-59zM200 164c-48 39-90 43-108 43-32 0-52-21-52-53 0-14 8-68 34-102 22-30 50-38 68-38 38 0 50 38 54 68 2 22 2 56 4 82z">
            <text:p/>
          </draw:path>
          <draw:path draw:style-name="gr5" draw:text-style-name="P8" draw:layer="layout" svg:width="0.361cm" svg:height="0.316cm" svg:x="13.775cm" svg:y="13.459cm" svg:viewBox="0 0 362 317" svg:d="M226 269c8 30 32 48 62 48 26 0 42-16 52-40 12-24 15-45 22-68 0-8-6-8-8-8-8 0-8 4-10 12-10 40-24 88-54 88-14 0-22-10-22-32 0-16 10-48 16-74 6-24 12-49 18-73 2-12 10-38 12-48 4-16 12-44 12-48 0-12-10-18-22-18-2 0-20 0-26 24-14 52-44 173-54 211 0 2-28 58-80 58-36 0-42-32-42-58 0-38 18-93 36-141 10-22 12-32 12-44 0-32-22-58-56-58-68 0-94 102-94 108s5 4 8 6c8 0 8 0 12-12 18-60 44-86 72-86 6 0 16 0 16 22 0 18-6 38-12 48-26 70-40 111-40 147 0 66 48 84 86 84 46 0 72-32 84-48z">
            <text:p/>
          </draw:path>
          <draw:path draw:style-name="gr5" draw:text-style-name="P8" draw:layer="layout" svg:width="0.287cm" svg:height="0.44cm" svg:x="14.181cm" svg:y="13.527cm" svg:viewBox="0 0 288 441" svg:d="M288 70c0-44-38-70-80-70-68 0-118 78-130 126-26 103-52 206-78 309 0 4 4 6 8 6s8 0 8-4c11-43 23-87 34-130 10 22 34 42 74 42 68 0 146-48 146-124 0-28-14-57-38-73 24-16 56-44 56-82zM190 152c-6 0-10 2-24 2-8 0-20 0-24-2 6-2 18-2 24-2s18 0 24 2zM256 60c0 26-14 64-44 82-10-4-18-6-46-6-18 0-42 0-42 18 0 12 16 14 40 14 18 0 32-2 48-6 14 10 22 30 22 51 0 70-48 124-108 124-38 0-66-24-66-62 0-6 0-10 2-14 11-44 21-87 32-131 12-46 56-116 112-116 30 0 50 16 50 46z">
            <text:p/>
          </draw:path>
          <draw:path draw:style-name="gr5" draw:text-style-name="P8" draw:layer="layout" svg:width="0.161cm" svg:height="0.697cm" svg:x="14.577cm" svg:y="13.244cm" svg:viewBox="0 0 162 698" svg:d="M162 349c0-54-8-138-46-217-42-86-102-132-110-132-4 0-6 4-6 8 0 2 0 2 12 16 70 68 110 179 110 325 0 120-26 243-114 331-8 8-8 10-8 12 0 4 2 6 6 6 8 0 70-48 112-135 36-76 44-154 44-214z">
            <text:p/>
          </draw:path>
          <draw:path draw:style-name="gr5" draw:text-style-name="P8" draw:layer="layout" svg:width="0.465cm" svg:height="0.163cm" svg:x="15.045cm" svg:y="13.511cm" svg:viewBox="0 0 466 164" svg:d="M442 28c12 0 24 0 24-14s-12-14-22-14c-141 0-281 0-422 0-10 0-22 0-22 14s12 14 24 14c139 0 279 0 418 0zM444 164c10 0 22 0 22-14s-12-14-24-14c-139 0-279 0-418 0-12 0-24 0-24 14s12 14 22 14c141 0 281 0 422 0z">
            <text:p/>
          </draw:path>
          <draw:path draw:style-name="gr5" draw:text-style-name="P8" draw:layer="layout" svg:width="0.429cm" svg:height="0.027cm" svg:x="15.805cm" svg:y="13.579cm" svg:viewBox="0 0 430 28" svg:d="M406 28c12 0 24 0 24-14s-12-14-24-14c-127 0-255 0-382 0-12 0-24 0-24 14s12 14 24 14c127 0 255 0 382 0z">
            <text:p/>
          </draw:path>
          <draw:path draw:style-name="gr5" draw:text-style-name="P8" draw:layer="layout" svg:width="0.369cm" svg:height="0.514cm" svg:x="16.321cm" svg:y="13.268cm" svg:viewBox="0 0 370 515" svg:d="M298 263c-8-44-36-81-90-81-44 0-90 10-144 65-58 58-64 122-64 144 0 44 32 124 130 124 168 0 240-234 240-333 0-112-64-182-152-182-102 0-134 92-134 110 0 10 6 26 28 26s36-22 36-38c0-24-20-24-32-24 30-52 80-56 102-56 50 0 100 36 100 126 0 28-4 63-20 119zM132 497c-78 0-78-72-78-80 0-18 18-116 48-158 28-40 62-64 106-64 76 0 78 80 78 94 0 50-46 208-154 208z">
            <text:p/>
          </draw:path>
          <draw:path draw:style-name="gr5" draw:text-style-name="P8" draw:layer="layout" svg:width="0.301cm" svg:height="0.22cm" svg:x="16.697cm" svg:y="13.657cm" svg:viewBox="0 0 302 221" svg:d="M238 148c46-48 64-112 64-118s-6-6-8-6c-6 0-6 2-10 12-10 32-26 62-46 88 0-6-2-40-2-44-8-48-44-80-94-80-72 0-142 68-142 136 0 46 34 85 90 85 46 0 86-22 114-41 12 35 36 41 52 41 28 0 46-24 46-33 0-6-6-6-10-6-6 0-6 2-8 4-6 17-22 21-28 21s-14 0-18-59zM200 164c-48 39-90 43-108 43-32 0-50-21-50-53 0-14 6-68 32-102 22-30 50-38 68-38 38 0 50 38 54 68 2 22 2 56 4 82z">
            <text:p/>
          </draw:path>
          <draw:path draw:style-name="gr5" draw:text-style-name="P8" draw:layer="layout" svg:width="0.501cm" svg:height="0.476cm" svg:x="17.095cm" svg:y="13.292cm" svg:viewBox="0 0 502 477" svg:d="M186 255c39 0 79 0 118 0 100 0 198-71 198-149 0-54-46-106-138-106-76 0-152 0-228 0-14 0-22 0-22 12 0 8 8 8 22 8 8 0 22 2 30 2 10 2 14 4 14 12 0 2 0 4-2 12-31 125-63 250-94 375-8 28-8 34-64 34-12 0-20 0-20 14 0 8 8 8 10 8 20 0 70-2 90-2 14 0 30 0 46 0 14 0 30 2 44 2 6 0 14 0 14-14 0-8-6-8-18-8-26 0-46 0-46-12 0-4 0-8 2-12 15-59 29-117 44-176zM236 48c6-24 8-28 38-28 23 0 45 0 68 0 58 0 94 20 94 68 0 28-14 88-40 111-36 32-78 38-108 38-33 0-67 0-100 0 16-63 32-126 48-189z">
            <text:p/>
          </draw:path>
          <draw:path draw:style-name="gr5" draw:text-style-name="P8" draw:layer="layout" svg:width="0.301cm" svg:height="0.22cm" svg:x="17.549cm" svg:y="13.657cm" svg:viewBox="0 0 302 221" svg:d="M238 148c46-48 64-112 64-118s-6-6-8-6c-8 0-8 2-10 12-10 32-26 62-46 88 0-6-2-40-2-44-8-48-46-80-94-80-72 0-142 68-142 136 0 46 32 85 90 85 46 0 86-22 114-41 10 35 36 41 50 41 30 0 48-24 48-33 0-6-6-6-10-6-6 0-6 2-8 4-6 17-22 21-28 21s-14 0-18-59zM200 164c-48 39-90 43-108 43-34 0-52-21-52-53 0-14 8-68 34-102 22-30 50-38 68-38 38 0 50 38 54 68 2 22 2 56 4 82z">
            <text:p/>
          </draw:path>
          <draw:path draw:style-name="gr5" draw:text-style-name="P8" draw:layer="layout" svg:width="0.287cm" svg:height="0.44cm" svg:x="17.907cm" svg:y="13.527cm" svg:viewBox="0 0 288 441" svg:d="M288 70c0-44-38-70-80-70-68 0-118 78-130 126-26 103-52 206-78 309 0 4 4 6 8 6s8 0 10-4c11-43 21-87 32-130 10 22 34 42 74 42 68 0 146-48 146-124 0-28-12-57-38-73 24-16 56-44 56-82zM190 152c-6 0-10 2-24 2-8 0-20 0-24-2 6-2 20-2 24-2 8 0 18 0 24 2zM256 60c0 26-14 64-44 82-8-4-18-6-46-6-16 0-42 0-42 18 0 12 16 14 40 14 18 0 32-2 48-6 14 10 22 30 22 51 0 70-48 124-108 124-38 0-66-24-66-62 0-6 0-10 2-14 11-44 21-87 32-131 12-46 56-116 112-116 30 0 50 16 50 46z">
            <text:p/>
          </draw:path>
          <draw:path draw:style-name="gr5" draw:text-style-name="P8" draw:layer="layout" svg:width="0.465cm" svg:height="0.464cm" svg:x="18.458cm" svg:y="13.362cm" svg:viewBox="0 0 466 465" svg:d="M248 245c65 0 131 0 196 0 10 0 22 0 22-14s-12-14-22-14c-65 0-131 0-196 0 0-65 0-130 0-195 0-10 0-22-14-22s-14 12-14 22c0 65 0 130 0 195-66 0-132 0-198 0-10 0-22 0-22 14s12 14 22 14c66 0 132 0 198 0 0 66 0 131 0 196 0 10 0 24 14 24s14-14 14-24c0-65 0-130 0-196z">
            <text:p/>
          </draw:path>
          <draw:path draw:style-name="gr5" draw:text-style-name="P8" draw:layer="layout" svg:width="0.367cm" svg:height="0.514cm" svg:x="19.15cm" svg:y="13.268cm" svg:viewBox="0 0 368 515" svg:d="M296 263c-6-44-36-81-90-81-44 0-88 10-144 65-58 58-62 122-62 144 0 44 30 124 128 124 168 0 240-234 240-333 0-112-64-182-152-182-102 0-134 92-134 110 0 10 6 26 28 26s38-22 38-38c0-24-22-24-34-24 32-52 82-56 102-56 50 0 100 36 100 126 0 28-4 63-18 119-1 0-1 0-2 0zM130 497c-76 0-76-72-76-80 0-18 16-116 46-158 28-40 62-64 106-64 76 0 78 80 78 94 0 50-46 208-154 208z">
            <text:p/>
          </draw:path>
          <draw:path draw:style-name="gr5" draw:text-style-name="P8" draw:layer="layout" svg:width="0.287cm" svg:height="0.44cm" svg:x="19.518cm" svg:y="13.527cm" svg:viewBox="0 0 288 441" svg:d="M288 70c0-44-38-70-82-70-66 0-116 78-128 126-26 103-52 206-78 309 0 4 4 6 8 6s8 0 8-4c11-43 23-87 34-130 10 22 34 42 74 42 68 0 146-48 146-124 0-28-14-57-38-73 24-16 56-44 56-82zM190 152c-8 0-10 2-26 2-6 0-18 0-22-2 4-2 18-2 22-2 8 0 20 0 26 2zM254 60c0 26-12 64-42 82-10-4-18-6-46-6-18 0-42 0-42 18 0 12 14 14 40 14 16 0 32-2 46-6 16 10 24 30 24 51 0 70-50 124-110 124-38 0-64-24-64-62 0-6 0-10 2-14 11-44 21-87 32-131 12-46 54-116 112-116 28 0 48 16 48 46z">
            <text:p/>
          </draw:path>
          <draw:path draw:style-name="gr5" draw:text-style-name="P8" draw:layer="layout" svg:width="0.371cm" svg:height="0.308cm" svg:x="19.9cm" svg:y="13.467cm" svg:viewBox="0 0 372 309" svg:d="M338 40c8 0 34 0 34-24 0-16-16-16-28-16-53 0-107 0-160 0-106 0-184 116-184 197 0 62 42 112 106 112 82 0 176-86 176-193 0-12 0-44-22-76 26 0 52 0 78 0zM106 293c-34 0-62-26-62-76 0-20 8-77 32-119 30-48 72-58 96-58 60 0 64 46 64 68 0 34-14 89-38 125-26 42-64 60-92 60z">
            <text:p/>
          </draw:path>
          <draw:path draw:style-name="gr5" draw:text-style-name="P8" draw:layer="layout" svg:width="0.301cm" svg:height="0.22cm" svg:x="20.306cm" svg:y="13.657cm" svg:viewBox="0 0 302 221" svg:d="M238 148c46-48 64-112 64-118s-6-6-10-6c-6 0-6 2-10 12-8 32-24 62-46 88 0-6 0-40-2-44-6-48-44-80-94-80-72 0-140 68-140 136 0 46 32 85 90 85 44 0 86-22 112-41 12 35 38 41 52 41 28 0 46-24 46-33 0-6-6-6-8-6-6 0-8 2-8 4-8 17-22 21-28 21-8 0-16 0-18-59zM200 164c-48 39-90 43-110 43-32 0-50-21-50-53 0-14 6-68 32-102 24-30 52-38 68-38 40 0 52 38 56 68 2 22 2 56 4 82z">
            <text:p/>
          </draw:path>
          <draw:path draw:style-name="gr5" draw:text-style-name="P8" draw:layer="layout" svg:width="0.287cm" svg:height="0.44cm" svg:x="20.664cm" svg:y="13.527cm" svg:viewBox="0 0 288 441" svg:d="M288 70c0-44-38-70-82-70-66 0-116 78-128 126-26 103-52 206-78 309 0 4 4 6 8 6s8 0 8-4c11-43 23-87 34-130 10 22 34 42 74 42 68 0 146-48 146-124 0-28-14-57-38-73 24-16 56-44 56-82zM190 152c-8 0-10 2-24 2-8 0-20 0-24-2 4-2 18-2 24-2s18 0 24 2zM256 60c0 26-14 64-44 82-10-4-18-6-46-6-18 0-42 0-42 18 0 12 14 14 40 14 16 0 32-2 46-6 16 10 24 30 24 51 0 70-50 124-110 124-38 0-64-24-64-62 0-6 0-10 2-14 11-44 21-87 32-131 12-46 54-116 112-116 28 0 50 16 50 46z">
            <text:p/>
          </draw:path>
        </draw:g>
        <draw:frame draw:style-name="gr10" draw:text-style-name="P13" draw:layer="layout" svg:width="5.017cm" svg:height="0.958cm" svg:x="1.847cm" svg:y="2.539cm">
          <draw:text-box>
            <text:p><text:span text:style-name="T4">Continuity:</text:span></text:p>
          </draw:text-box>
        </draw:frame>
        <draw:frame draw:style-name="gr10" draw:text-style-name="P13" draw:layer="layout" svg:width="5.017cm" svg:height="0.958cm" svg:x="1.908cm" svg:y="3.766cm">
          <draw:text-box>
            <text:p><text:span text:style-name="T4">Momentum:</text:span></text:p>
          </draw:text-box>
        </draw:frame>
        <draw:frame draw:style-name="gr11" draw:text-style-name="P13" draw:layer="layout" svg:width="5.713cm" svg:height="3.446cm" svg:x="2.184cm" svg:y="12.954cm">
          <draw:text-box>
            <text:p><text:span text:style-name="T6">Final Momentum Equation:</text:span></text:p>
          </draw:text-box>
        </draw:frame>
        <draw:custom-shape draw:style-name="gr12" draw:text-style-name="P5" draw:layer="layout" svg:width="25.042cm" svg:height="6.855cm" svg:x="1.714cm" svg:y="5.442cm">
          <text:p/>
          <draw:enhanced-geometry svg:viewBox="0 0 21600 21600" draw:path-stretchpoint-x="10800" draw:path-stretchpoint-y="10800" draw:text-areas="?f3 ?f4 ?f5 ?f6" draw:type="round-rectangle" draw:modifiers="2353.519130845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13" draw:layer="layout" svg:width="4.444cm" svg:height="1.529cm" svg:x="2.125cm" svg:y="5.547cm">
          <draw:text-box>
            <text:p><text:span text:style-name="T6">Force Addition:</text:span></text:p>
          </draw:text-box>
        </draw:frame>
        <draw:g>
          <svg:title>TexMaths</svg:title>
          <svg:desc>20§latex§\partial_{\alpha} p - F_{\alpha}  = \partial_{\alpha}p- \kappa \rho \partial_\alpha \partial_\beta \partial_\beta \rho§svg§600§TRUE§</svg:desc>
          <draw:path draw:style-name="gr5" draw:text-style-name="P8" draw:layer="layout" svg:width="0.369cm" svg:height="0.517cm" svg:x="6.035cm" svg:y="6.114cm" svg:viewBox="0 0 370 518" svg:d="M298 266c-8-44-36-84-90-84-44 0-90 12-144 66-58 58-64 124-64 146 0 44 32 124 130 124 168 0 240-236 240-336 0-112-66-182-152-182-102 0-134 92-134 112 0 10 6 24 26 24 24 0 38-22 38-38 0-24-20-24-32-24 30-52 80-56 102-56 50 0 100 36 100 128 0 26-4 62-20 120zM132 498c-78 0-78-72-78-78 0-20 18-118 48-160 28-40 62-62 106-62 76 0 78 78 78 92 0 50-46 208-154 208z">
            <text:p/>
          </draw:path>
          <draw:path draw:style-name="gr5" draw:text-style-name="P8" draw:layer="layout" svg:width="0.301cm" svg:height="0.221cm" svg:x="6.411cm" svg:y="6.506cm" svg:viewBox="0 0 302 222" svg:d="M238 146c46-46 64-112 64-116 0-6-6-6-8-6-8 0-8 0-10 12-10 32-26 62-46 88 0-6-2-40-2-44-8-48-46-80-94-80-72 0-142 66-142 136 0 44 34 86 90 86 46 0 86-22 114-42 12 36 36 42 50 42 30 0 48-24 48-36 0-6-6-6-10-6-6 0-6 2-8 6-6 18-22 22-28 22s-14 0-18-62zM200 164c-48 38-90 44-108 44-32 0-52-22-52-56 0-14 8-66 34-100 22-30 50-38 68-38 38 0 50 38 54 68 2 20 2 56 4 82z">
            <text:p/>
          </draw:path>
          <draw:path draw:style-name="gr5" draw:text-style-name="P8" draw:layer="layout" svg:width="0.365cm" svg:height="0.447cm" svg:x="6.759cm" svg:y="6.306cm" svg:viewBox="0 0 366 448" svg:d="M54 396c-6 24-8 30-38 30-8 0-16 0-16 12 0 6 4 10 8 10 20 0 40-2 60-2 22 0 46 2 70 2 2 0 12 0 12-14 0-8-8-8-16-8-36 0-36-6-36-12 0-8 30-122 34-140 10 20 30 44 66 44 80 0 168-102 168-204 0-66-40-114-94-114-34 0-68 26-92 54-6-38-36-54-62-54-32 0-46 28-52 40-12 24-22 66-22 68 0 8 6 8 8 8 8 0 8 0 12-16 12-50 26-84 52-84 12 0 22 6 22 32 0 16-2 24-6 36-26 104-52 208-78 312zM178 92c4-18 24-38 36-50 24-20 44-26 56-26 28 0 46 24 46 66s-24 122-36 148c-24 50-58 74-84 74-46 0-56-58-56-64 1-3 0-2 2-10 12-46 24-92 36-138z">
            <text:p/>
          </draw:path>
          <draw:path draw:style-name="gr5" draw:text-style-name="P8" draw:layer="layout" svg:width="0.429cm" svg:height="0.027cm" svg:x="7.349cm" svg:y="6.428cm" svg:viewBox="0 0 430 28" svg:d="M406 28c10 0 24 0 24-14s-14-14-24-14c-127 0-255 0-382 0-12 0-24 0-24 14s12 14 24 14c127 0 255 0 382 0z">
            <text:p/>
          </draw:path>
          <draw:path draw:style-name="gr5" draw:text-style-name="P8" draw:layer="layout" svg:width="0.497cm" svg:height="0.475cm" svg:x="8.021cm" svg:y="6.14cm" svg:viewBox="0 0 498 476" svg:d="M186 248c23 0 45 0 68 0 52 0 58 12 58 32 0 6 0 14-4 34-2 4-1 5-2 8 0 6 4 8 8 8 6 0 6-2 10-14 13-51 25-101 38-152 2-8 2-10 2-12-3-3-1-8-8-8s-8 4-10 16c-14 54-32 68-90 68-21 0-43 0-64 0 15-60 29-120 44-180 6-24 8-26 38-26 31 0 61 0 92 0 88 0 104 22 104 76 0 16 0 20-2 38-2 10-2 12-2 14s2 8 8 8c8 0 8-4 10-18 5-41 9-81 14-122 2-18-2-18-18-18-115 0-229 0-344 0-16 0-22 0-22 14 0 8 6 8 20 8 26 0 46 0 46 12 0 2 0 4-4 16-31 124-63 248-94 372-6 28-8 34-62 34-12 0-20 0-20 12 0 8 8 8 10 8 20 0 72-2 92-2 24 0 82 2 106 2 6 0 14 0 14-12 0-6-3-5-4-8-2 0-4 0-20 0s-18 0-36-2c-20-2-22-6-22-14 0-2 0-6 2-16 15-59 29-117 44-176z">
            <text:p/>
          </draw:path>
          <draw:path draw:style-name="gr5" draw:text-style-name="P8" draw:layer="layout" svg:width="0.301cm" svg:height="0.221cm" svg:x="8.477cm" svg:y="6.506cm" svg:viewBox="0 0 302 222" svg:d="M238 146c44-46 64-112 64-116 0-6-6-6-10-6-6 0-6 0-10 12-8 32-24 62-46 88 0-6 0-40-2-44-8-48-44-80-94-80-72 0-140 66-140 136 0 44 32 86 90 86 44 0 86-22 112-42 12 36 38 42 52 42 28 0 46-24 46-36 0-6-6-6-8-6-6 0-8 2-8 6-8 18-22 22-28 22-8 0-16 0-18-62zM200 164c-48 38-90 44-110 44-32 0-50-22-50-56 0-14 6-66 32-100 24-30 52-38 68-38 40 0 50 38 54 68 4 20 2 56 6 82z">
            <text:p/>
          </draw:path>
          <draw:path draw:style-name="gr5" draw:text-style-name="P8" draw:layer="layout" svg:width="0.467cm" svg:height="0.163cm" svg:x="9.081cm" svg:y="6.36cm" svg:viewBox="0 0 468 164" svg:d="M444 28c10 0 24 0 24-14s-14-14-24-14c-141 0-281 0-422 0-8 0-22 0-22 14s14 14 24 14c140 0 280 0 420 0zM444 164c10 0 24 0 24-14s-14-14-24-14c-140 0-280 0-420 0-10 0-24 0-24 14s14 14 22 14c141 0 281 0 422 0z">
            <text:p/>
          </draw:path>
          <draw:path draw:style-name="gr5" draw:text-style-name="P8" draw:layer="layout" svg:width="0.369cm" svg:height="0.517cm" svg:x="9.811cm" svg:y="6.114cm" svg:viewBox="0 0 370 518" svg:d="M298 266c-8-44-36-84-92-84-42 0-88 12-142 66-58 58-64 124-64 146 0 44 32 124 130 124 166 0 240-236 240-336 0-112-66-182-152-182-102 0-134 92-134 112 0 10 6 24 26 24 24 0 38-22 38-38 0-24-22-24-32-24 30-52 80-56 100-56 52 0 102 36 102 128 0 26-4 62-20 120zM132 498c-78 0-78-72-78-78 0-20 18-118 46-160 28-40 64-62 106-62 78 0 78 78 78 92 0 50-44 208-152 208z">
            <text:p/>
          </draw:path>
          <draw:path draw:style-name="gr5" draw:text-style-name="P8" draw:layer="layout" svg:width="0.301cm" svg:height="0.221cm" svg:x="10.187cm" svg:y="6.506cm" svg:viewBox="0 0 302 222" svg:d="M238 146c46-46 64-112 64-116 0-6-6-6-8-6-8 0-8 0-10 12-10 32-26 62-46 88-2-6-2-40-4-44-6-48-44-80-92-80-72 0-142 66-142 136 0 44 32 86 90 86 46 0 86-22 114-42 10 36 36 42 50 42 30 0 46-24 46-36 0-6-6-6-8-6-6 0-6 2-8 6-6 18-22 22-28 22s-16 0-18-62zM200 164c-48 38-90 44-108 44-34 0-52-22-52-56 0-14 8-66 34-100 22-30 50-38 66-38 40 0 52 38 56 68 2 20 2 56 4 82z">
            <text:p/>
          </draw:path>
          <draw:path draw:style-name="gr5" draw:text-style-name="P8" draw:layer="layout" svg:width="0.365cm" svg:height="0.447cm" svg:x="10.535cm" svg:y="6.306cm" svg:viewBox="0 0 366 448" svg:d="M54 396c-6 24-8 30-38 30-8 0-16 0-16 12 0 6 2 10 8 10 20 0 40-2 60-2 22 0 46 2 70 2 2 0 12 0 12-14 0-8-8-8-18-8-34 0-34-6-34-12 0-8 30-122 34-140 10 20 28 44 64 44 82 0 170-102 170-204 0-66-40-114-94-114-34 0-68 26-92 54-6-38-36-54-62-54-32 0-46 28-52 40-14 24-22 66-22 68 0 8 6 8 8 8 8 0 8 0 12-16 12-50 26-84 52-84 12 0 22 6 22 32 0 16-4 24-6 36-26 104-52 208-78 312zM178 92c4-18 24-38 36-50 24-20 44-26 56-26 28 0 46 24 46 66s-24 122-36 148c-24 50-58 74-84 74-46 0-56-58-56-64 1-3 0-2 2-10 12-46 24-92 36-138z">
            <text:p/>
          </draw:path>
          <draw:path draw:style-name="gr5" draw:text-style-name="P8" draw:layer="layout" svg:width="0.429cm" svg:height="0.027cm" svg:x="11.125cm" svg:y="6.428cm" svg:viewBox="0 0 430 28" svg:d="M404 28c12 0 26 0 26-14s-14-14-26-14c-127 0-253 0-380 0-12 0-24 0-24 14s12 14 24 14c127 0 253 0 380 0z">
            <text:p/>
          </draw:path>
          <draw:path draw:style-name="gr5" draw:text-style-name="P8" draw:layer="layout" svg:width="0.343cm" svg:height="0.317cm" svg:x="11.809cm" svg:y="6.306cm" svg:viewBox="0 0 344 318" svg:d="M2 284c-2 10-2 10-2 16 0 12 8 18 20 18 20 0 24-16 30-38 8-26 4-12 34-130 58 2 120 14 120 60 0 4 0 8-2 14-2 12-4 20-4 26 0 40 28 68 66 68 22 0 40-12 54-36 18-30 26-70 26-72 0-6-6-6-8-6-8 0-8 2-10 12-14 48-30 88-62 88-14 0-22-10-22-34 0-10 4-28 6-40 2-6 4-16 4-22 0-66-98-72-138-74 24-12 46-30 66-46 32-28 52-46 80-58 0 4-4 12-4 16 0 8 6 24 28 24s38-20 38-36c0-8-4-26-28-26-44 0-84 36-116 62-48 40-64 50-90 60 2-8 10-44 14-56 4-18 12-50 12-54 0-12-8-20-20-20-2 0-22 0-28 26-21 86-43 172-64 258z">
            <text:p/>
          </draw:path>
          <draw:path draw:style-name="gr5" draw:text-style-name="P8" draw:layer="layout" svg:width="0.331cm" svg:height="0.461cm" svg:x="12.195cm" svg:y="6.306cm" svg:viewBox="0 0 332 462" svg:d="M2 432c-2 8-2 10-2 12 0 10 8 18 20 18 14 0 24-12 24-14 4-6 26-100 46-176 14 28 36 46 70 46 82 0 172-98 172-202 0-76-46-116-98-116-68 0-142 70-162 156-23 92-47 184-70 276zM158 304c-48 0-60-56-60-64 0-2 4-16 6-26 20-78 26-104 42-132 30-50 66-66 88-66 26 0 48 20 48 68 0 40-20 118-40 152-24 44-56 68-84 68z">
            <text:p/>
          </draw:path>
          <draw:path draw:style-name="gr5" draw:text-style-name="P8" draw:layer="layout" svg:width="0.369cm" svg:height="0.517cm" svg:x="12.565cm" svg:y="6.114cm" svg:viewBox="0 0 370 518" svg:d="M298 266c-6-44-36-84-90-84-44 0-90 12-144 66-58 58-64 124-64 146 0 44 32 124 130 124 168 0 240-236 240-336 0-112-64-182-152-182-102 0-134 92-134 112 0 10 6 24 28 24s38-22 38-38c0-24-22-24-34-24 30-52 80-56 102-56 50 0 100 36 100 128 0 26-4 62-20 120zM132 498c-78 0-78-72-78-78 0-20 18-118 48-160 28-40 62-62 106-62 76 0 78 78 78 92 0 50-46 208-154 208z">
            <text:p/>
          </draw:path>
          <draw:path draw:style-name="gr5" draw:text-style-name="P8" draw:layer="layout" svg:width="0.301cm" svg:height="0.221cm" svg:x="12.941cm" svg:y="6.506cm" svg:viewBox="0 0 302 222" svg:d="M238 146c46-46 64-112 64-116 0-6-6-6-8-6-6 0-6 0-10 12-10 32-26 62-46 88 0-6-2-40-2-44-8-48-44-80-94-80-72 0-142 66-142 136 0 44 34 86 90 86 46 0 86-22 114-42 12 36 36 42 52 42 28 0 46-24 46-36 0-6-6-6-8-6-8 0-8 2-10 6-6 18-22 22-28 22s-14 0-18-62zM200 164c-48 38-90 44-108 44-32 0-50-22-50-56 0-14 6-66 32-100 22-30 50-38 68-38 38 0 50 38 54 68 4 20 2 56 4 82z">
            <text:p/>
          </draw:path>
          <draw:path draw:style-name="gr5" draw:text-style-name="P8" draw:layer="layout" svg:width="0.369cm" svg:height="0.517cm" svg:x="13.339cm" svg:y="6.114cm" svg:viewBox="0 0 370 518" svg:d="M298 266c-8-44-36-84-90-84-44 0-90 12-144 66-58 58-64 124-64 146 0 44 32 124 130 124 166 0 240-236 240-336 0-112-66-182-152-182-102 0-134 92-134 112 0 10 6 24 26 24 24 0 38-22 38-38 0-24-22-24-32-24 30-52 80-56 100-56 52 0 102 36 102 128 0 26-4 62-20 120zM132 498c-78 0-78-72-78-78 0-20 18-118 46-160 30-40 64-62 108-62 76 0 78 78 78 92 0 50-46 208-154 208z">
            <text:p/>
          </draw:path>
          <draw:path draw:style-name="gr5" draw:text-style-name="P8" draw:layer="layout" svg:width="0.285cm" svg:height="0.441cm" svg:x="13.709cm" svg:y="6.376cm" svg:viewBox="0 0 286 442" svg:d="M286 68c0-44-36-68-80-68-68 0-116 76-130 126-25 103-50 207-76 310-2 4 4 6 6 6 4 0 8 0 10-4 11-44 22-88 32-132 12 24 34 44 74 44 70 0 148-48 148-124 0-30-14-58-40-74 24-16 56-44 56-84zM190 150c-8 2-12 4-26 4-8 0-20 0-22-2 4-4 18-4 22-4 8 0 18 0 26 2zM254 60c0 26-12 64-42 80-10-2-20-6-48-6-16 0-40 2-40 20 0 12 14 14 40 14 16 0 30-4 46-8 14 10 22 32 22 52 0 72-48 124-108 124-38 0-64-22-64-60 0-6 0-10 0-16 11-43 22-87 32-130 12-46 56-116 114-116 28 0 48 16 48 46z">
            <text:p/>
          </draw:path>
          <draw:path draw:style-name="gr5" draw:text-style-name="P8" draw:layer="layout" svg:width="0.369cm" svg:height="0.517cm" svg:x="14.091cm" svg:y="6.114cm" svg:viewBox="0 0 370 518" svg:d="M298 266c-8-44-36-84-90-84-44 0-90 12-144 66-58 58-64 124-64 146 0 44 32 124 130 124 168 0 240-236 240-336 0-112-66-182-152-182-102 0-134 92-134 112 0 10 6 24 26 24 24 0 38-22 38-38 0-24-20-24-32-24 30-52 80-56 102-56 50 0 100 36 100 128 0 26-4 62-20 120zM132 498c-78 0-78-72-78-78 0-20 18-118 48-160 28-40 62-62 106-62 76 0 78 78 78 92 0 50-46 208-154 208z">
            <text:p/>
          </draw:path>
          <draw:path draw:style-name="gr5" draw:text-style-name="P8" draw:layer="layout" svg:width="0.287cm" svg:height="0.441cm" svg:x="14.461cm" svg:y="6.376cm" svg:viewBox="0 0 288 442" svg:d="M288 68c0-44-38-68-82-68-68 0-116 76-130 126-25 103-50 207-76 310-2 4 4 6 6 6 6 0 8 0 10-4 11-44 22-88 32-132 12 24 34 44 74 44 70 0 148-48 148-124 0-30-14-58-40-74 26-16 58-44 58-84zM190 150c-8 2-12 4-26 4-8 0-20 0-22-2 4-4 18-4 22-4 8 0 18 0 26 2zM254 60c0 26-12 64-42 80-10-2-20-6-46-6-18 0-42 2-42 20 0 12 14 14 40 14 16 0 32-4 46-8 16 10 22 32 22 52 0 72-48 124-108 124-38 0-64-22-64-60 0-6 0-10 0-16 12-43 23-87 34-130 12-46 54-116 112-116 28 0 48 16 48 46z">
            <text:p/>
          </draw:path>
          <draw:path draw:style-name="gr5" draw:text-style-name="P8" draw:layer="layout" svg:width="0.331cm" svg:height="0.461cm" svg:x="14.837cm" svg:y="6.306cm" svg:viewBox="0 0 332 462" svg:d="M2 432c-2 8-2 10-2 12 0 10 8 18 20 18 14 0 22-12 24-14 4-6 26-100 46-176 14 28 36 46 68 46 82 0 174-98 174-202 0-76-46-116-98-116-68 0-142 70-164 156-23 92-45 184-68 276zM158 304c-50 0-60-56-60-64 0-2 4-16 6-26 18-78 26-104 42-132 30-50 64-66 86-66 26 0 48 20 48 68 0 40-20 118-38 152-24 44-58 68-84 68z">
            <text:p/>
          </draw:path>
        </draw:g>
        <draw:g>
          <svg:title>TexMaths</svg:title>
          <svg:desc>20§latex§= \partial_{\alpha} p - \kappa \partial_{\alpha} ( \rho \partial_{\beta} \partial_{\beta}  \rho) + \kappa (\partial_{\alpha} \rho) \partial_{\beta} \partial_{\beta} \rho§svg§600§TRUE§</svg:desc>
          <draw:path draw:style-name="gr5" draw:text-style-name="P8" draw:layer="layout" svg:width="0.467cm" svg:height="0.163cm" svg:x="9.092cm" svg:y="7.479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5" draw:text-style-name="P8" draw:layer="layout" svg:width="0.369cm" svg:height="0.514cm" svg:x="9.862cm" svg:y="7.236cm" svg:viewBox="0 0 370 515" svg:d="M296 263c-6-44-36-81-90-81-42 0-88 10-144 65-58 58-62 122-62 144 0 44 30 124 128 124 168 0 242-234 242-333 0-112-66-182-152-182-102 0-134 92-134 110 0 10 4 26 26 26 24 0 38-22 38-38 0-24-22-24-34-24 32-52 82-56 102-56 52 0 100 36 100 126 0 28-4 63-18 119-1 0-1 0-2 0zM130 497c-76 0-76-72-76-80 0-18 18-116 46-158 28-40 62-64 106-64 76 0 78 80 78 94 0 50-44 208-154 208z">
            <text:p/>
          </draw:path>
          <draw:path draw:style-name="gr5" draw:text-style-name="P8" draw:layer="layout" svg:width="0.301cm" svg:height="0.22cm" svg:x="10.238cm" svg:y="7.625cm" svg:viewBox="0 0 302 221" svg:d="M238 148c44-48 64-112 64-118s-6-6-10-6c-6 0-6 2-10 12-8 32-24 62-46 88 0-6 0-40-2-44-8-48-44-80-94-80-72 0-140 68-140 136 0 46 32 85 90 85 44 0 86-22 112-41 12 35 38 41 52 41 28 0 46-24 46-33 0-6-6-6-8-6-6 0-8 2-8 4-8 17-22 21-28 21-8 0-16 0-18-59zM200 164c-48 39-90 43-110 43-32 0-50-21-50-53 0-14 6-68 32-102 24-30 52-38 68-38 40 0 50 38 54 68 4 22 2 56 6 82z">
            <text:p/>
          </draw:path>
          <draw:path draw:style-name="gr5" draw:text-style-name="P8" draw:layer="layout" svg:width="0.367cm" svg:height="0.444cm" svg:x="10.584cm" svg:y="7.427cm" svg:viewBox="0 0 368 445" svg:d="M54 393c-4 24-6 30-38 30-8 0-16 0-16 12 0 6 4 10 10 10 18 0 40-2 58-2 24 0 48 2 70 2 4 0 14 0 14-14 0-8-8-8-18-8-34 0-34-6-34-12 0-8 28-122 34-140 8 20 28 46 64 46 82 0 170-104 170-205 0-66-40-112-94-112-36 0-68 26-92 52-8-38-38-52-64-52-32 0-44 28-52 40-12 24-22 66-22 68 0 6 8 6 10 6 6 0 8 0 12-16 12-48 26-82 50-82 12 0 22 6 22 32 0 16-2 24-4 36-27 103-53 206-80 309zM178 92c6-20 24-40 36-50 26-22 46-26 58-26 28 0 44 25 44 66s-22 121-34 147c-24 48-58 72-84 72-46 0-56-58-56-62 0-2 0-4 2-12 11-45 23-90 34-135z">
            <text:p/>
          </draw:path>
          <draw:path draw:style-name="gr5" draw:text-style-name="P8" draw:layer="layout" svg:width="0.427cm" svg:height="0.027cm" svg:x="11.176cm" svg:y="7.547cm" svg:viewBox="0 0 428 28" svg:d="M404 28c12 0 24 0 24-14s-12-14-24-14c-127 0-253 0-380 0-12 0-24 0-24 14s12 14 24 14c127 0 253 0 380 0z">
            <text:p/>
          </draw:path>
          <draw:path draw:style-name="gr5" draw:text-style-name="P8" draw:layer="layout" svg:width="0.345cm" svg:height="0.316cm" svg:x="11.858cm" svg:y="7.427cm" svg:viewBox="0 0 346 317" svg:d="M4 281c-4 10-4 12-4 16 0 12 10 20 20 20 22 0 26-18 32-40 6-26 2-12 32-129 60 2 120 14 120 59 0 4 0 8 0 16-4 10-4 18-4 24 0 42 28 70 64 70 24 0 42-14 56-38 18-28 17-46 26-70 0-8-6-8-8-8-8 0-8 4-10 12-14 50-30 88-62 88-14 0-22-10-22-34 0-10 2-28 6-40 0-6 2-14 2-22 0-65-96-69-136-71 24-12 46-32 66-48 32-28 52-44 80-56-2 4-4 12-4 16 0 8 6 24 28 24s38-20 38-38c0-6-4-24-30-24-42 0-84 34-114 60-48 42-66 52-90 60 2-8 10-42 14-54 4-18 12-52 12-56 0-10-8-18-20-18-2 0-22 0-28 26-21 85-43 170-64 255z">
            <text:p/>
          </draw:path>
          <draw:path draw:style-name="gr5" draw:text-style-name="P8" draw:layer="layout" svg:width="0.369cm" svg:height="0.514cm" svg:x="12.251cm" svg:y="7.236cm" svg:viewBox="0 0 370 515" svg:d="M298 263c-6-44-36-81-90-81-44 0-90 10-144 65-58 58-64 122-64 144 0 44 32 124 130 124 168 0 240-234 240-333 0-112-64-182-152-182-102 0-134 92-134 110 0 10 6 26 28 26s38-22 38-38c0-24-22-24-34-24 32-52 80-56 102-56 50 0 100 36 100 126 0 28-4 63-20 119zM132 497c-78 0-78-72-78-80 0-18 18-116 48-158 28-40 62-64 106-64 76 0 78 80 78 94 0 50-46 208-154 208z">
            <text:p/>
          </draw:path>
          <draw:path draw:style-name="gr5" draw:text-style-name="P8" draw:layer="layout" svg:width="0.301cm" svg:height="0.22cm" svg:x="12.627cm" svg:y="7.625cm" svg:viewBox="0 0 302 221" svg:d="M238 148c46-48 64-112 64-118s-6-6-8-6c-6 0-6 2-10 12-10 32-26 62-46 88 0-6-2-40-2-44-8-48-44-80-94-80-72 0-142 68-142 136 0 46 34 85 90 85 46 0 86-22 114-41 12 35 36 41 52 41 28 0 46-24 46-33 0-6-6-6-8-6-8 0-8 2-10 4-6 17-22 21-28 21s-14 0-18-59zM200 164c-48 39-90 43-108 43-32 0-50-21-50-53 0-14 6-68 32-102 22-30 50-38 68-38 38 0 50 38 54 68 4 22 2 56 4 82z">
            <text:p/>
          </draw:path>
          <draw:path draw:style-name="gr5" draw:text-style-name="P8" draw:layer="layout" svg:width="0.163cm" svg:height="0.697cm" svg:x="13.067cm" svg:y="7.212cm" svg:viewBox="0 0 164 698" svg:d="M164 692c0-2 0-4-12-16-88-88-112-219-112-327 0-122 28-243 114-329 10-10 10-10 10-12 0-6-4-8-8-8-8 0-70 48-112 136-36 77-44 155-44 213 0 56 8 140 46 218 42 87 102 131 110 131 4 0 8-2 8-6z">
            <text:p/>
          </draw:path>
          <draw:path draw:style-name="gr5" draw:text-style-name="P8" draw:layer="layout" svg:width="0.331cm" svg:height="0.458cm" svg:x="13.291cm" svg:y="7.427cm" svg:viewBox="0 0 332 459" svg:d="M2 429c-2 10-2 10-2 12 0 10 8 18 20 18 16 0 24-12 26-14 2-6 26-100 44-176 14 28 36 48 70 48 82 0 172-100 172-203 0-74-46-114-98-114-68 0-142 70-162 156-23 91-47 182-70 273zM158 301c-48 0-60-56-60-62 0-4 4-18 6-26 20-77 26-103 42-131 30-52 66-66 88-66 26 0 48 20 48 68 0 38-20 115-40 151-22 44-56 66-84 66z">
            <text:p/>
          </draw:path>
          <draw:path draw:style-name="gr5" draw:text-style-name="P8" draw:layer="layout" svg:width="0.367cm" svg:height="0.514cm" svg:x="13.663cm" svg:y="7.236cm" svg:viewBox="0 0 368 515" svg:d="M296 263c-6-44-36-81-90-81-42 0-88 10-144 65-58 58-62 122-62 144 0 44 30 124 128 124 168 0 240-234 240-333 0-112-64-182-150-182-102 0-136 92-136 110 0 10 6 26 28 26s38-22 38-38c0-24-22-24-34-24 32-52 82-56 102-56 52 0 100 36 100 126 0 28-4 63-18 119-1 0-1 0-2 0zM130 497c-76 0-76-72-76-80 0-18 16-116 46-158 28-40 62-64 106-64 76 0 78 80 78 94 0 50-46 208-154 208z">
            <text:p/>
          </draw:path>
          <draw:path draw:style-name="gr5" draw:text-style-name="P8" draw:layer="layout" svg:width="0.287cm" svg:height="0.44cm" svg:x="14.031cm" svg:y="7.495cm" svg:viewBox="0 0 288 441" svg:d="M288 70c0-44-38-70-80-70-68 0-118 78-130 126-26 103-52 206-78 309 0 4 4 6 8 6s8 0 8-4c11-43 23-87 34-130 10 22 34 42 74 42 68 0 146-48 146-124 0-28-14-57-38-73 24-16 56-44 56-82zM190 152c-8 0-10 2-24 2-8 0-20 0-24-2 6-2 18-2 24-2s18 0 24 2zM256 60c0 26-14 64-44 82-10-4-18-6-46-6-18 0-42 0-42 18 0 12 16 14 40 14 16 0 32-2 46-6 16 10 24 30 24 51 0 70-50 124-110 124-38 0-64-24-64-62 0-6 0-10 2-14 11-44 21-87 32-131 12-46 54-116 112-116 30 0 50 16 50 46z">
            <text:p/>
          </draw:path>
          <draw:path draw:style-name="gr5" draw:text-style-name="P8" draw:layer="layout" svg:width="0.369cm" svg:height="0.514cm" svg:x="14.415cm" svg:y="7.236cm" svg:viewBox="0 0 370 515" svg:d="M296 263c-6-44-36-81-90-81-42 0-88 10-144 65-58 58-62 122-62 144 0 44 30 124 128 124 168 0 242-234 242-333 0-112-66-182-152-182-102 0-134 92-134 110 0 10 4 26 26 26 24 0 38-22 38-38 0-24-22-24-34-24 32-52 82-56 102-56 52 0 100 36 100 126 0 28-4 63-18 119-1 0-1 0-2 0zM130 497c-76 0-76-72-76-80 0-18 18-116 46-158 28-40 62-64 106-64 76 0 78 80 78 94 0 50-44 208-154 208z">
            <text:p/>
          </draw:path>
          <draw:path draw:style-name="gr5" draw:text-style-name="P8" draw:layer="layout" svg:width="0.287cm" svg:height="0.44cm" svg:x="14.783cm" svg:y="7.495cm" svg:viewBox="0 0 288 441" svg:d="M288 70c0-44-38-70-80-70-68 0-118 78-130 126-26 103-52 206-78 309 0 4 4 6 8 6s8 0 8-4c11-43 23-87 34-130 10 22 34 42 74 42 68 0 146-48 146-124 0-28-14-57-38-73 24-16 56-44 56-82zM190 152c-6 0-10 2-24 2-8 0-20 0-24-2 6-2 20-2 24-2 6 0 18 0 24 2zM256 60c0 26-14 64-44 82-10-4-18-6-46-6-18 0-42 0-42 18 0 12 16 14 40 14 18 0 32-2 48-6 14 10 22 30 22 51 0 70-48 124-108 124-38 0-66-24-66-62 0-6 0-10 2-14 11-44 21-87 32-131 12-46 56-116 112-116 30 0 50 16 50 46z">
            <text:p/>
          </draw:path>
          <draw:path draw:style-name="gr5" draw:text-style-name="P8" draw:layer="layout" svg:width="0.331cm" svg:height="0.458cm" svg:x="15.159cm" svg:y="7.427cm" svg:viewBox="0 0 332 459" svg:d="M2 429c-2 10-2 10-2 12 0 10 8 18 20 18 16 0 24-12 26-14 2-6 26-100 44-176 14 28 36 48 70 48 82 0 172-100 172-203 0-74-46-114-98-114-68 0-142 70-162 156-23 91-47 182-70 273zM158 301c-48 0-60-56-60-62 0-4 4-18 6-26 20-77 26-103 42-131 30-52 66-66 88-66 26 0 48 20 48 68 0 38-20 115-40 151-22 44-56 66-84 66z">
            <text:p/>
          </draw:path>
          <draw:path draw:style-name="gr5" draw:text-style-name="P8" draw:layer="layout" svg:width="0.161cm" svg:height="0.697cm" svg:x="15.543cm" svg:y="7.212cm" svg:viewBox="0 0 162 698" svg:d="M162 349c0-54-8-138-46-217-42-86-102-132-110-132-4 0-6 4-6 8 0 2 0 2 12 16 70 68 110 179 110 325 0 120-26 243-114 331-8 8-8 10-8 12 0 4 2 6 6 6 8 0 70-48 112-135 36-76 44-154 44-214z">
            <text:p/>
          </draw:path>
          <draw:path draw:style-name="gr5" draw:text-style-name="P8" draw:layer="layout" svg:width="0.467cm" svg:height="0.464cm" svg:x="15.971cm" svg:y="7.33cm" svg:viewBox="0 0 468 465" svg:d="M248 245c65 0 131 0 196 0 10 0 24 0 24-14s-14-14-24-14c-65 0-131 0-196 0 0-65 0-130 0-195 0-10 0-22-14-22s-14 12-14 22c0 65 0 130 0 195-65 0-131 0-196 0-10 0-24 0-24 14s14 14 24 14c65 0 131 0 196 0 0 66 0 131 0 196 0 10 0 24 14 24s14-14 14-24c0-65 0-130 0-196z">
            <text:p/>
          </draw:path>
          <draw:path draw:style-name="gr5" draw:text-style-name="P8" draw:layer="layout" svg:width="0.345cm" svg:height="0.316cm" svg:x="16.673cm" svg:y="7.427cm" svg:viewBox="0 0 346 317" svg:d="M2 281c-2 10-2 12-2 16 0 12 10 20 20 20 22 0 26-18 32-40 6-26 2-12 32-129 60 2 120 14 120 59 0 4 0 8 0 16-4 10-4 18-4 24 0 42 28 70 64 70 22 0 42-14 56-38 16-28 17-46 26-70 0-8-8-8-10-8-6 0-6 4-10 12-12 50-28 88-60 88-14 0-22-10-22-34 0-10 2-28 4-40 2-6 4-14 4-22 0-65-96-69-136-71 24-12 46-32 64-48 34-28 54-44 82-56-2 4-4 12-4 16 0 8 4 24 26 24 24 0 38-20 38-38 0-6-2-24-28-24-42 0-84 34-114 60-48 42-66 52-90 60 2-8 10-42 14-54 4-18 12-52 12-56 0-10-8-18-20-18-2 0-22 0-28 26-22 85-44 170-66 255z">
            <text:p/>
          </draw:path>
          <draw:path draw:style-name="gr5" draw:text-style-name="P8" draw:layer="layout" svg:width="0.163cm" svg:height="0.697cm" svg:x="17.109cm" svg:y="7.212cm" svg:viewBox="0 0 164 698" svg:d="M164 692c0-2 0-4-12-16-88-88-112-219-112-327 0-122 28-243 114-329 10-10 10-10 10-12 0-6-4-8-8-8-8 0-70 48-112 136-36 77-44 155-44 213 0 56 8 140 46 218 42 87 102 131 110 131 4 0 8-2 8-6z">
            <text:p/>
          </draw:path>
          <draw:path draw:style-name="gr5" draw:text-style-name="P8" draw:layer="layout" svg:width="0.369cm" svg:height="0.514cm" svg:x="17.341cm" svg:y="7.236cm" svg:viewBox="0 0 370 515" svg:d="M298 263c-8-44-36-81-92-81-42 0-88 10-142 65-60 58-64 122-64 144 0 44 30 124 130 124 166 0 240-234 240-333 0-112-66-182-152-182-102 0-134 92-134 110 0 10 6 26 26 26 24 0 38-22 38-38 0-24-22-24-32-24 30-52 80-56 100-56 52 0 100 36 100 126 0 28-4 63-18 119zM132 497c-78 0-78-72-78-80 0-18 18-116 46-158 28-40 62-64 106-64 78 0 78 80 78 94 0 50-44 208-152 208z">
            <text:p/>
          </draw:path>
          <draw:path draw:style-name="gr5" draw:text-style-name="P8" draw:layer="layout" svg:width="0.301cm" svg:height="0.22cm" svg:x="17.716cm" svg:y="7.625cm" svg:viewBox="0 0 302 221" svg:d="M238 148c46-48 64-112 64-118s-6-6-8-6c-8 0-8 2-12 12-8 32-24 62-44 88-2-6-2-40-4-44-6-48-44-80-92-80-74 0-142 68-142 136 0 46 32 85 90 85 44 0 86-22 114-41 10 35 36 41 50 41 28 0 46-24 46-33 0-6-6-6-8-6-6 0-8 2-8 4-8 17-22 21-28 21-8 0-16 0-18-59zM200 164c-48 39-90 43-110 43-32 0-50-21-50-53 0-14 8-68 32-102 24-30 52-38 68-38 40 0 52 38 56 68 2 22 2 56 4 82z">
            <text:p/>
          </draw:path>
          <draw:path draw:style-name="gr5" draw:text-style-name="P8" draw:layer="layout" svg:width="0.331cm" svg:height="0.458cm" svg:x="18.106cm" svg:y="7.427cm" svg:viewBox="0 0 332 459" svg:d="M2 429c-2 10-2 10-2 12 0 10 8 18 20 18 14 0 24-12 24-14 4-6 26-100 46-176 14 28 36 48 70 48 82 0 172-100 172-203 0-74-46-114-98-114-68 0-142 70-162 156-23 91-47 182-70 273zM158 301c-48 0-60-56-60-62 0-4 4-18 6-26 20-77 26-103 42-131 30-52 66-66 88-66 26 0 48 20 48 68 0 38-20 115-40 151-22 44-56 66-84 66z">
            <text:p/>
          </draw:path>
          <draw:path draw:style-name="gr5" draw:text-style-name="P8" draw:layer="layout" svg:width="0.163cm" svg:height="0.697cm" svg:x="18.488cm" svg:y="7.212cm" svg:viewBox="0 0 164 698" svg:d="M164 349c0-54-8-138-46-217-42-86-104-132-110-132-4 0-8 4-8 8 0 2 0 2 14 16 70 68 110 179 110 325 0 120-26 243-114 331-10 8-10 10-10 12 0 4 4 6 8 6 6 0 70-48 112-135 36-76 44-154 44-214z">
            <text:p/>
          </draw:path>
          <draw:path draw:style-name="gr5" draw:text-style-name="P8" draw:layer="layout" svg:width="0.369cm" svg:height="0.514cm" svg:x="18.75cm" svg:y="7.236cm" svg:viewBox="0 0 370 515" svg:d="M298 263c-8-44-36-81-92-81-42 0-88 10-142 65-58 58-64 122-64 144 0 44 32 124 130 124 166 0 240-234 240-333 0-112-66-182-152-182-102 0-134 92-134 110 0 10 6 26 26 26 24 0 38-22 38-38 0-24-22-24-32-24 30-52 80-56 100-56 52 0 102 36 102 126 0 28-4 63-20 119zM132 497c-78 0-78-72-78-80 0-18 18-116 46-158 28-40 64-64 106-64 78 0 78 80 78 94 0 50-44 208-152 208z">
            <text:p/>
          </draw:path>
          <draw:path draw:style-name="gr5" draw:text-style-name="P8" draw:layer="layout" svg:width="0.285cm" svg:height="0.44cm" svg:x="19.12cm" svg:y="7.495cm" svg:viewBox="0 0 286 441" svg:d="M286 70c0-44-36-70-80-70-68 0-118 78-130 126-25 103-50 206-76 309-2 4 4 6 6 6 4 0 8 0 10-4 11-43 22-87 32-130 10 22 34 42 74 42 70 0 148-48 148-124 0-28-14-57-40-73 24-16 56-44 56-82zM190 152c-8 0-12 2-26 2-8 0-20 0-22-2 4-2 18-2 22-2 8 0 18 0 26 2zM254 60c0 26-12 64-44 82-8-4-18-6-46-6-16 0-42 0-42 18 0 12 16 14 42 14 16 0 30-2 46-6 14 10 22 30 22 51 0 70-48 124-108 124-38 0-66-24-66-62 0-6 2-10 2-14 11-44 22-87 32-131 12-46 56-116 114-116 28 0 48 16 48 46z">
            <text:p/>
          </draw:path>
          <draw:path draw:style-name="gr5" draw:text-style-name="P8" draw:layer="layout" svg:width="0.369cm" svg:height="0.514cm" svg:x="19.502cm" svg:y="7.236cm" svg:viewBox="0 0 370 515" svg:d="M298 263c-8-44-36-81-90-81-44 0-90 10-144 65-58 58-64 122-64 144 0 44 32 124 130 124 168 0 240-234 240-333 0-112-66-182-152-182-102 0-134 92-134 110 0 10 6 26 26 26 24 0 38-22 38-38 0-24-20-24-32-24 30-52 80-56 102-56 50 0 100 36 100 126 0 28-4 63-20 119zM132 497c-78 0-78-72-78-80 0-18 18-116 48-158 28-40 62-64 106-64 76 0 78 80 78 94 0 50-46 208-154 208z">
            <text:p/>
          </draw:path>
          <draw:path draw:style-name="gr5" draw:text-style-name="P8" draw:layer="layout" svg:width="0.287cm" svg:height="0.44cm" svg:x="19.872cm" svg:y="7.495cm" svg:viewBox="0 0 288 441" svg:d="M288 70c0-44-38-70-82-70-68 0-116 78-130 126-25 103-50 206-76 309-2 4 4 6 6 6 6 0 8 0 10-4 11-43 22-87 32-130 12 22 34 42 74 42 70 0 148-48 148-124 0-28-14-57-40-73 26-16 58-44 58-82zM190 152c-8 0-12 2-26 2-8 0-20 0-22-2 4-2 18-2 22-2 8 0 18 0 26 2zM254 60c0 26-12 64-42 82-10-4-20-6-46-6-18 0-42 0-42 18 0 12 14 14 40 14 16 0 32-2 46-6 16 10 22 30 22 51 0 70-48 124-108 124-38 0-64-24-64-62 0-6 0-10 0-14 12-44 23-87 34-131 10-46 54-116 112-116 28 0 48 16 48 46z">
            <text:p/>
          </draw:path>
          <draw:path draw:style-name="gr5" draw:text-style-name="P8" draw:layer="layout" svg:width="0.331cm" svg:height="0.458cm" svg:x="20.248cm" svg:y="7.427cm" svg:viewBox="0 0 332 459" svg:d="M2 429c-2 10-2 10-2 12 0 10 8 18 20 18 14 0 22-12 24-14 4-6 26-100 46-176 14 28 36 48 68 48 82 0 174-100 174-203 0-74-46-114-98-114-68 0-142 70-164 156-23 91-45 182-68 273zM158 301c-50 0-60-56-60-62 0-4 4-18 6-26 18-77 26-103 42-131 30-52 64-66 86-66 26 0 48 20 48 68 0 38-20 115-38 151-24 44-58 66-84 66z">
            <text:p/>
          </draw:path>
        </draw:g>
        <draw:g>
          <svg:title>TexMaths</svg:title>
          <svg:desc>20§latex§= \partial_\alpha p - \kappa \partial_\alpha( \rho \partial_\beta \partial_\beta \rho) 
+ \kappa \partial_\beta \big( (\partial_\alpha \rho) (\partial_\beta \rho) \big) - 
\kappa (\partial_{\beta} \rho)\partial_{\alpha} \partial_{\beta} \rho
§svg§600§TRUE§</svg:desc>
          <draw:path draw:style-name="gr5" draw:text-style-name="P8" draw:layer="layout" svg:width="0.467cm" svg:height="0.163cm" svg:x="9.111cm" svg:y="8.698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5" draw:text-style-name="P8" draw:layer="layout" svg:width="0.369cm" svg:height="0.516cm" svg:x="9.881cm" svg:y="8.453cm" svg:viewBox="0 0 370 517" svg:d="M296 263c-6-41-36-81-90-81-42 0-88 12-144 65-58 58-62 124-62 146 0 42 30 124 128 124 168 0 242-236 242-335 0-112-66-182-152-182-102 0-134 92-134 112 0 10 4 24 26 24 24 0 38-22 38-38 0-24-22-24-34-24 32-52 82-56 102-56 52 0 100 36 100 126 0 28-4 64-18 119-1 0-1 0-2 0zM130 497c-76 0-76-72-76-78 0-20 18-118 46-160 28-39 62-61 106-61 76 0 78 77 78 91 0 50-44 208-154 208z">
            <text:p/>
          </draw:path>
          <draw:path draw:style-name="gr5" draw:text-style-name="P8" draw:layer="layout" svg:width="0.301cm" svg:height="0.219cm" svg:x="10.257cm" svg:y="8.844cm" svg:viewBox="0 0 302 220" svg:d="M238 146c44-46 64-112 64-116 0-8-6-8-10-8-6 0-6 2-10 14-8 32-24 62-46 88 0-8 0-40-2-44-8-50-44-80-94-80-72 0-140 66-140 136 0 44 32 84 90 84 44 0 86-20 112-40 12 36 38 40 52 40 28 0 46-24 46-34 0-6-6-6-8-6-6 0-8 2-8 6-8 18-22 22-28 22-8 0-16 0-18-62zM200 164c-48 38-90 44-110 44-32 0-50-22-50-56 0-14 6-68 32-102 22-28 50-36 68-36 40 0 50 36 54 68 4 20 2 56 6 82z">
            <text:p/>
          </draw:path>
          <draw:path draw:style-name="gr5" draw:text-style-name="P8" draw:layer="layout" svg:width="0.367cm" svg:height="0.444cm" svg:x="10.603cm" svg:y="8.644cm" svg:viewBox="0 0 368 445" svg:d="M54 395c-4 24-6 30-38 30-8 0-16 0-16 12 0 6 4 8 10 8 18 0 40-2 58-2 24 0 48 2 70 2 4 0 12 0 12-14 0-6-6-6-16-6-36 0-36-6-36-12 0-8 30-122 36-140 8 20 28 44 64 44 82 0 170-101 170-205 0-66-40-112-94-112-36 0-68 26-92 54-8-38-38-54-64-54-32 0-46 28-52 40-12 24-22 66-22 68 0 8 8 8 10 8 6 0 6 0 12-16 12-50 26-84 50-84 12 0 22 6 22 32 0 16-2 24-4 36-27 104-53 207-80 311zM178 92c6-20 24-38 36-50 26-22 46-26 58-26 28 0 44 24 44 66s-22 122-36 147c-22 50-56 74-82 74-48 0-56-60-56-64 1-3 0-2 2-10 11-45 23-91 34-137z">
            <text:p/>
          </draw:path>
          <draw:path draw:style-name="gr5" draw:text-style-name="P8" draw:layer="layout" svg:width="0.427cm" svg:height="0.027cm" svg:x="11.195cm" svg:y="8.766cm" svg:viewBox="0 0 428 28" svg:d="M404 28c12 0 24 0 24-14s-12-14-24-14c-127 0-253 0-380 0-12 0-24 0-24 14s12 14 24 14c127 0 253 0 380 0z">
            <text:p/>
          </draw:path>
          <draw:path draw:style-name="gr5" draw:text-style-name="P8" draw:layer="layout" svg:width="0.345cm" svg:height="0.316cm" svg:x="11.877cm" svg:y="8.644cm" svg:viewBox="0 0 346 317" svg:d="M4 283c-4 10-4 10-4 16 0 12 10 18 20 18 22 0 26-16 32-38 6-26 2-12 32-129 60 2 120 14 120 60 0 4 0 8 0 14-4 11-4 19-4 25 0 40 28 68 64 68 24 0 42-12 56-36 16-30 26-69 26-71 0-6-6-6-10-6-6 0-6 2-8 12-14 47-30 87-62 87-14 0-22-10-22-34 0-12 2-28 6-40 0-5 2-15 2-23 0-66-96-70-136-72 24-12 46-30 64-48 34-26 54-44 82-56-2 4-4 12-4 16 0 8 6 24 26 24 24 0 38-20 38-38 0-6-2-24-28-24-42 0-84 36-114 62-48 40-66 50-90 60 2-8 10-44 14-56 4-18 12-50 12-54 0-12-8-20-20-20-2 0-22 0-28 26-21 86-43 172-64 257z">
            <text:p/>
          </draw:path>
          <draw:path draw:style-name="gr5" draw:text-style-name="P8" draw:layer="layout" svg:width="0.369cm" svg:height="0.516cm" svg:x="12.271cm" svg:y="8.453cm" svg:viewBox="0 0 370 517" svg:d="M298 263c-8-41-36-81-90-81-44 0-90 12-144 65-58 58-64 124-64 146 0 42 32 124 130 124 168 0 240-236 240-335 0-112-64-182-152-182-102 0-134 92-134 112 0 10 6 24 28 24s38-22 38-38c0-24-22-24-34-24 30-52 80-56 102-56 50 0 100 36 100 126 0 28-4 64-20 119zM132 497c-78 0-78-72-78-78 0-20 18-118 48-160 28-39 62-61 106-61 76 0 78 77 78 91 0 50-46 208-154 208z">
            <text:p/>
          </draw:path>
          <draw:path draw:style-name="gr5" draw:text-style-name="P8" draw:layer="layout" svg:width="0.301cm" svg:height="0.219cm" svg:x="12.647cm" svg:y="8.844cm" svg:viewBox="0 0 302 220" svg:d="M238 146c46-46 64-112 64-116 0-8-6-8-8-8-6 0-6 2-10 14-10 32-26 62-46 88 0-8-2-40-2-44-8-50-44-80-94-80-72 0-142 66-142 136 0 44 34 84 90 84 46 0 86-20 114-40 12 36 36 40 52 40 28 0 46-24 46-34 0-6-6-6-10-6-6 0-6 2-8 6-6 18-22 22-28 22s-14 0-18-62zM200 164c-48 38-90 44-108 44-32 0-50-22-50-56 0-14 6-68 32-102 22-28 50-36 68-36 38 0 50 36 54 68 4 20 2 56 4 82z">
            <text:p/>
          </draw:path>
          <draw:path draw:style-name="gr5" draw:text-style-name="P8" draw:layer="layout" svg:width="0.161cm" svg:height="0.699cm" svg:x="13.087cm" svg:y="8.429cm" svg:viewBox="0 0 162 700" svg:d="M162 694c0-2 0-4-12-16-86-87-110-221-110-327 0-122 28-243 114-331 8-8 8-10 8-12 0-6-2-8-6-8-8 0-70 48-112 138-36 76-44 153-44 213 0 54 8 138 46 218 42 86 102 131 110 131 4 0 6-2 6-6z">
            <text:p/>
          </draw:path>
          <draw:path draw:style-name="gr5" draw:text-style-name="P8" draw:layer="layout" svg:width="0.331cm" svg:height="0.46cm" svg:x="13.311cm" svg:y="8.644cm" svg:viewBox="0 0 332 461" svg:d="M2 431c-2 8-2 10-2 12 0 10 8 18 20 18 16 0 24-12 24-14 4-6 26-100 46-176 14 28 36 46 70 46 82 0 172-97 172-201 0-76-46-116-98-116-68 0-142 70-162 156-23 91-47 183-70 275zM158 303c-48 0-60-58-60-64 0-2 4-15 6-25 20-78 26-104 42-132 30-50 66-66 88-66 26 0 48 20 48 68 0 40-20 118-40 151-22 44-56 68-84 68z">
            <text:p/>
          </draw:path>
          <draw:path draw:style-name="gr5" draw:text-style-name="P8" draw:layer="layout" svg:width="0.367cm" svg:height="0.516cm" svg:x="13.682cm" svg:y="8.453cm" svg:viewBox="0 0 368 517" svg:d="M296 263c-6-41-36-81-90-81-44 0-88 12-144 65-58 58-62 124-62 146 0 42 30 124 128 124 168 0 240-236 240-335 0-112-64-182-152-182-100 0-134 92-134 112 0 10 6 24 28 24s38-22 38-38c0-24-22-24-34-24 32-52 82-56 102-56 50 0 100 36 100 126 0 28-4 64-18 119-1 0-1 0-2 0zM130 497c-76 0-76-72-76-78 0-20 16-118 46-160 28-39 62-61 106-61 76 0 78 77 78 91 0 50-46 208-154 208z">
            <text:p/>
          </draw:path>
          <draw:path draw:style-name="gr5" draw:text-style-name="P8" draw:layer="layout" svg:width="0.287cm" svg:height="0.44cm" svg:x="14.05cm" svg:y="8.714cm" svg:viewBox="0 0 288 441" svg:d="M288 68c0-44-38-68-82-68-66 0-116 76-128 126-26 103-52 206-78 309 0 2 4 6 8 6s8-2 8-4c11-44 23-88 34-132 10 24 34 44 74 44 68 0 146-50 146-124 0-29-14-57-38-73 24-16 56-44 56-84zM190 150c-8 2-10 4-24 4-8 0-20 0-24-2 4-4 18-4 24-4s18 0 24 2zM256 60c0 26-14 64-44 80-10-2-18-6-46-6-18 0-42 2-42 18 0 14 14 16 40 16 16 0 32-4 46-8 16 10 24 30 24 52 0 71-50 123-110 123-38 0-64-22-64-62 0-4 0-10 2-14 11-43 21-86 32-129 12-46 54-116 112-116 28 0 50 16 50 46z">
            <text:p/>
          </draw:path>
          <draw:path draw:style-name="gr5" draw:text-style-name="P8" draw:layer="layout" svg:width="0.369cm" svg:height="0.516cm" svg:x="14.434cm" svg:y="8.453cm" svg:viewBox="0 0 370 517" svg:d="M296 263c-6-41-36-81-90-81-42 0-88 12-144 65-58 58-62 124-62 146 0 42 30 124 128 124 168 0 242-236 242-335 0-112-66-182-152-182-102 0-136 92-136 112 0 10 6 24 28 24s38-22 38-38c0-24-22-24-34-24 32-52 82-56 102-56 52 0 100 36 100 126 0 28-4 64-18 119-1 0-1 0-2 0zM130 497c-76 0-76-72-76-78 0-20 18-118 46-160 28-39 62-61 106-61 76 0 78 77 78 91 0 50-46 208-154 208z">
            <text:p/>
          </draw:path>
          <draw:path draw:style-name="gr5" draw:text-style-name="P8" draw:layer="layout" svg:width="0.287cm" svg:height="0.44cm" svg:x="14.802cm" svg:y="8.714cm" svg:viewBox="0 0 288 441" svg:d="M288 68c0-44-38-68-80-68-68 0-118 76-130 126-26 103-52 206-78 309 0 2 4 6 8 6s8-2 8-4c11-44 23-88 34-132 10 24 34 44 74 44 68 0 146-50 146-124 0-29-14-57-38-73 24-16 56-44 56-84zM190 150c-8 2-10 4-24 4-8 0-20 0-24-2 6-4 18-4 24-4s18 0 24 2zM256 60c0 26-14 64-44 80-10-2-18-6-46-6-18 0-42 2-42 18 0 14 16 16 40 16 18 0 32-4 48-8 14 10 22 30 22 52 0 71-50 123-110 123-36 0-64-22-64-62 0-4 0-10 2-14 11-43 21-86 32-129 12-46 56-116 112-116 30 0 50 16 50 46z">
            <text:p/>
          </draw:path>
          <draw:path draw:style-name="gr5" draw:text-style-name="P8" draw:layer="layout" svg:width="0.331cm" svg:height="0.46cm" svg:x="15.178cm" svg:y="8.644cm" svg:viewBox="0 0 332 461" svg:d="M2 431c-2 8-2 10-2 12 0 10 8 18 20 18 14 0 24-12 24-14 4-6 26-100 46-176 14 28 36 46 70 46 82 0 172-97 172-201 0-76-46-116-98-116-68 0-142 70-162 156-23 91-47 183-70 275zM158 303c-48 0-60-58-60-64 0-2 4-15 6-25 20-78 26-104 42-132 30-50 66-66 88-66 26 0 48 20 48 68 0 40-20 118-40 151-22 44-56 68-84 68z">
            <text:p/>
          </draw:path>
          <draw:path draw:style-name="gr5" draw:text-style-name="P8" draw:layer="layout" svg:width="0.163cm" svg:height="0.699cm" svg:x="15.56cm" svg:y="8.429cm" svg:viewBox="0 0 164 700" svg:d="M164 351c0-56-8-139-46-219-42-86-104-132-110-132-4 0-8 4-8 8 0 2 0 4 14 16 70 70 110 180 110 327 0 120-26 242-114 331-10 8-10 10-10 12 0 4 4 6 8 6 6 0 70-47 112-135 36-78 44-156 44-214z">
            <text:p/>
          </draw:path>
          <draw:path draw:style-name="gr5" draw:text-style-name="P8" draw:layer="layout" svg:width="0.467cm" svg:height="0.464cm" svg:x="15.99cm" svg:y="8.547cm" svg:viewBox="0 0 468 465" svg:d="M248 247c65 0 131 0 196 0 10 0 24 0 24-14 0-13-14-13-24-13-65 0-131 0-196 0 0-66 0-132 0-198 0-8 0-22-14-22s-14 14-14 22c0 66 0 132 0 198-66 0-132 0-198 0-8 0-22 0-22 13 0 14 14 14 22 14 66 0 132 0 198 0 0 66 0 131 0 196 0 10 0 22 14 22s14-12 14-22c0-65 0-130 0-196z">
            <text:p/>
          </draw:path>
          <draw:path draw:style-name="gr5" draw:text-style-name="P8" draw:layer="layout" svg:width="0.343cm" svg:height="0.316cm" svg:x="16.692cm" svg:y="8.644cm" svg:viewBox="0 0 344 317" svg:d="M2 283c-2 10-2 10-2 16 0 12 10 18 20 18 22 0 26-16 32-38 6-26 2-12 32-129 60 2 120 14 120 60 0 4 0 8-2 14-2 11-2 19-2 25 0 40 28 68 64 68 22 0 40-12 54-36 18-30 26-69 26-71 0-6-6-6-8-6-6 0-8 2-10 12-12 47-28 87-60 87-16 0-22-10-22-34 0-12 2-28 4-40 2-5 4-15 4-23 0-66-96-70-136-72 22-12 46-30 64-48 32-26 54-44 82-56-2 4-4 12-4 16 0 8 4 24 26 24s38-20 38-38c0-6-2-24-28-24-42 0-84 36-114 62-48 40-66 50-90 60 2-8 10-44 14-56 4-18 12-50 12-54 0-12-8-20-20-20-2 0-22 0-28 26-22 86-44 172-66 257z">
            <text:p/>
          </draw:path>
          <draw:path draw:style-name="gr5" draw:text-style-name="P8" draw:layer="layout" svg:width="0.369cm" svg:height="0.516cm" svg:x="17.086cm" svg:y="8.453cm" svg:viewBox="0 0 370 517" svg:d="M298 263c-8-41-36-81-92-81-42 0-88 12-142 65-58 58-64 124-64 146 0 42 32 124 130 124 166 0 240-236 240-335 0-112-66-182-152-182-102 0-134 92-134 112 0 10 6 24 26 24 24 0 38-22 38-38 0-24-22-24-32-24 30-52 80-56 100-56 52 0 102 36 102 126 0 28-6 64-20 119zM132 497c-78 0-78-72-78-78 0-20 18-118 46-160 28-39 64-61 106-61 78 0 78 77 78 91 0 50-44 208-152 208z">
            <text:p/>
          </draw:path>
          <draw:path draw:style-name="gr5" draw:text-style-name="P8" draw:layer="layout" svg:width="0.285cm" svg:height="0.44cm" svg:x="17.456cm" svg:y="8.714cm" svg:viewBox="0 0 286 441" svg:d="M286 68c0-44-36-68-80-68-68 0-118 76-130 126-25 103-50 206-76 309-2 2 4 6 6 6 4 0 8-2 10-4 11-44 22-88 32-132 10 24 34 44 74 44 70 0 146-50 146-124 0-29-12-57-38-73 24-16 56-44 56-84zM190 150c-8 2-12 4-26 4-8 0-20 0-22-2 4-4 18-4 22-4 8 0 18 0 26 2zM254 60c0 26-12 64-44 80-8-2-18-6-46-6-16 0-42 2-42 18 0 14 16 16 42 16 16 0 30-4 46-8 14 10 22 30 22 52 0 71-48 123-108 123-38 0-66-22-66-62 0-4 2-10 2-14 11-43 22-86 32-129 12-46 56-116 114-116 28 0 48 16 48 46z">
            <text:p/>
          </draw:path>
          <draw:path draw:style-name="gr5" draw:text-style-name="P8" draw:layer="layout" svg:width="0.181cm" svg:height="0.839cm" svg:x="17.918cm" svg:y="8.359cm" svg:viewBox="0 0 182 840" svg:d="M182 832c0-2 0-4-2-6-32-34-80-90-110-205-16-64-22-136-22-200 0-186 44-313 128-405 6-6 4-5 6-8 0-8-4-8-8-8-10 0-48 42-58 54-72 84-116 209-116 365 0 100 16 242 108 359 8 8 54 62 66 62 4 0 8 0 8-8z">
            <text:p/>
          </draw:path>
          <draw:path draw:style-name="gr5" draw:text-style-name="P8" draw:layer="layout" svg:width="0.163cm" svg:height="0.699cm" svg:x="18.202cm" svg:y="8.429cm" svg:viewBox="0 0 164 700" svg:d="M164 694c0-2 0-4-12-16-88-87-112-221-112-327 0-122 28-243 114-331 10-8 10-10 10-12 0-6-4-8-8-8-6 0-70 48-112 138-36 76-44 153-44 213 0 54 8 138 46 218 42 86 104 131 110 131 4 0 8-2 8-6z">
            <text:p/>
          </draw:path>
          <draw:path draw:style-name="gr5" draw:text-style-name="P8" draw:layer="layout" svg:width="0.369cm" svg:height="0.516cm" svg:x="18.434cm" svg:y="8.453cm" svg:viewBox="0 0 370 517" svg:d="M298 263c-8-41-36-81-92-81-42 0-88 12-142 65-60 58-64 124-64 146 0 42 30 124 130 124 166 0 240-236 240-335 0-112-66-182-152-182-102 0-134 92-134 112 0 10 6 24 26 24 24 0 38-22 38-38 0-24-22-24-32-24 30-52 80-56 100-56 52 0 100 36 100 126 0 28-4 64-18 119zM132 497c-78 0-78-72-78-78 0-20 18-118 46-160 28-39 62-61 106-61 78 0 78 77 78 91 0 50-44 208-152 208z">
            <text:p/>
          </draw:path>
          <draw:path draw:style-name="gr5" draw:text-style-name="P8" draw:layer="layout" svg:width="0.301cm" svg:height="0.219cm" svg:x="18.81cm" svg:y="8.844cm" svg:viewBox="0 0 302 220" svg:d="M238 146c46-46 64-112 64-116 0-8-6-8-8-8-8 0-8 2-12 14-8 32-24 62-44 88-2-8-2-40-4-44-6-50-44-80-92-80-74 0-142 66-142 136 0 44 32 84 90 84 44 0 86-20 114-40 10 36 36 40 50 40 28 0 46-24 46-34 0-6-6-6-8-6-6 0-8 2-8 6-8 18-22 22-28 22-8 0-16 0-18-62zM200 164c-48 38-90 44-110 44-32 0-50-22-50-56 0-14 8-68 32-102 24-28 52-36 68-36 40 0 52 36 56 68 2 20 2 56 4 82z">
            <text:p/>
          </draw:path>
          <draw:path draw:style-name="gr5" draw:text-style-name="P8" draw:layer="layout" svg:width="0.331cm" svg:height="0.46cm" svg:x="19.2cm" svg:y="8.644cm" svg:viewBox="0 0 332 461" svg:d="M2 431c-2 8-2 10-2 12 0 10 8 18 20 18 16 0 24-12 24-14 4-6 26-100 46-176 14 28 36 46 70 46 82 0 172-97 172-201 0-76-46-116-98-116-68 0-142 70-162 156-23 91-47 183-70 275zM158 303c-48 0-60-58-60-64 0-2 4-15 6-25 20-78 26-104 42-132 30-50 66-66 88-66 26 0 48 20 48 68 0 40-20 118-40 151-22 44-56 68-84 68z">
            <text:p/>
          </draw:path>
          <draw:path draw:style-name="gr5" draw:text-style-name="P8" draw:layer="layout" svg:width="0.163cm" svg:height="0.699cm" svg:x="19.582cm" svg:y="8.429cm" svg:viewBox="0 0 164 700" svg:d="M164 351c0-56-8-139-46-219-42-86-104-132-110-132-4 0-8 4-8 8 0 2 0 4 14 16 70 70 110 180 110 327 0 120-26 242-114 331-10 8-10 10-10 12 0 4 4 6 8 6 6 0 70-47 112-135 36-78 44-156 44-214z">
            <text:p/>
          </draw:path>
          <draw:path draw:style-name="gr5" draw:text-style-name="P8" draw:layer="layout" svg:width="0.161cm" svg:height="0.699cm" svg:x="19.886cm" svg:y="8.429cm" svg:viewBox="0 0 162 700" svg:d="M162 694c0-2 0-4-12-16-86-87-110-221-110-327 0-122 28-243 114-331 8-8 8-10 8-12 0-6-2-8-6-8-8 0-70 48-112 138-36 76-44 153-44 213 0 54 8 138 46 218 42 86 102 131 110 131 4 0 6-2 6-6z">
            <text:p/>
          </draw:path>
          <draw:path draw:style-name="gr5" draw:text-style-name="P8" draw:layer="layout" svg:width="0.369cm" svg:height="0.516cm" svg:x="20.118cm" svg:y="8.453cm" svg:viewBox="0 0 370 517" svg:d="M296 263c-6-41-34-81-90-81-42 0-88 12-144 65-58 58-62 124-62 146 0 42 30 124 128 124 168 0 242-236 242-335 0-112-66-182-152-182-102 0-134 92-134 112 0 10 4 24 26 24 24 0 38-22 38-38 0-24-22-24-34-24 32-52 82-56 102-56 52 0 100 36 100 126 0 28-4 64-18 119-1 0-1 0-2 0zM132 497c-78 0-78-72-78-78 0-20 18-118 46-160 28-39 62-61 106-61 76 0 78 77 78 91 0 50-44 208-152 208z">
            <text:p/>
          </draw:path>
          <draw:path draw:style-name="gr5" draw:text-style-name="P8" draw:layer="layout" svg:width="0.287cm" svg:height="0.44cm" svg:x="20.486cm" svg:y="8.714cm" svg:viewBox="0 0 288 441" svg:d="M288 68c0-44-38-68-80-68-68 0-118 76-130 126-26 103-52 206-78 309 0 2 4 6 8 6s8-2 8-4c11-44 23-88 34-132 10 24 34 44 74 44 68 0 146-50 146-124 0-29-12-57-38-73 24-16 56-44 56-84zM190 150c-6 2-10 4-24 4-8 0-20 0-24-2 6-4 20-4 24-4 6 0 18 0 24 2zM256 60c0 26-14 64-44 80-10-2-18-6-46-6-18 0-42 2-42 18 0 14 16 16 40 16 18 0 32-4 48-8 14 10 22 30 22 52 0 71-48 123-108 123-38 0-66-22-66-62 0-4 0-10 2-14 11-43 21-86 32-129 12-46 56-116 112-116 30 0 50 16 50 46z">
            <text:p/>
          </draw:path>
          <draw:path draw:style-name="gr5" draw:text-style-name="P8" draw:layer="layout" svg:width="0.331cm" svg:height="0.46cm" svg:x="20.862cm" svg:y="8.644cm" svg:viewBox="0 0 332 461" svg:d="M2 431c-2 8-2 10-2 12 0 10 8 18 20 18 16 0 24-12 26-14 2-6 26-100 44-176 14 28 36 46 70 46 82 0 172-97 172-201 0-76-46-116-98-116-68 0-142 70-162 156-23 91-47 183-70 275zM158 303c-48 0-60-58-60-64 0-2 4-15 6-25 20-78 26-104 42-132 30-50 66-66 88-66 26 0 48 20 48 68 0 40-20 118-40 151-22 44-56 68-84 68z">
            <text:p/>
          </draw:path>
          <draw:path draw:style-name="gr5" draw:text-style-name="P8" draw:layer="layout" svg:width="0.161cm" svg:height="0.699cm" svg:x="21.246cm" svg:y="8.429cm" svg:viewBox="0 0 162 700" svg:d="M162 351c0-56-8-139-46-219-42-86-102-132-110-132-4 0-6 4-6 8 0 2 0 4 12 16 70 70 110 180 110 327 0 120-26 242-114 331-8 8-8 10-8 12 0 4 2 6 6 6 8 0 70-47 112-135 36-78 44-156 44-214z">
            <text:p/>
          </draw:path>
          <draw:path draw:style-name="gr5" draw:text-style-name="P8" draw:layer="layout" svg:width="0.181cm" svg:height="0.839cm" svg:x="21.51cm" svg:y="8.359cm" svg:viewBox="0 0 182 840" svg:d="M182 421c0-100-16-241-108-359-8-8-54-62-66-62-4 0-8 2-8 8 0 2 0 4 4 6 34 36 80 94 108 206 16 63 22 135 22 199 0 72-6 144-24 212-26 97-68 153-104 193-6 6-4 5-6 8 0 6 4 8 8 8 10 0 50-44 58-54 72-84 116-209 116-365z">
            <text:p/>
          </draw:path>
          <draw:path draw:style-name="gr5" draw:text-style-name="P8" draw:layer="layout" svg:width="0.427cm" svg:height="0.027cm" svg:x="22.016cm" svg:y="8.766cm" svg:viewBox="0 0 428 28" svg:d="M404 28c12 0 24 0 24-14s-12-14-24-14c-127 0-253 0-380 0-12 0-24 0-24 14s12 14 24 14c127 0 253 0 380 0z">
            <text:p/>
          </draw:path>
          <draw:path draw:style-name="gr5" draw:text-style-name="P8" draw:layer="layout" svg:width="0.345cm" svg:height="0.316cm" svg:x="22.697cm" svg:y="8.644cm" svg:viewBox="0 0 346 317" svg:d="M4 283c-4 10-4 10-4 16 0 12 10 18 20 18 22 0 26-16 32-38 6-26 2-12 32-129 60 2 120 14 120 60 0 4 0 8 0 14-4 11-4 19-4 25 0 40 28 68 64 68 24 0 42-12 56-36 16-30 26-69 26-71 0-6-6-6-10-6-6 0-6 2-8 12-14 47-30 87-62 87-14 0-22-10-22-34 0-12 2-28 6-40 0-5 2-15 2-23 0-66-96-70-136-72 24-12 46-30 64-48 34-26 54-44 82-56-2 4-4 12-4 16 0 8 6 24 26 24 24 0 38-20 38-38 0-6-2-24-28-24-42 0-84 36-114 62-48 40-66 50-90 60 2-8 10-44 14-56 4-18 12-50 12-54 0-12-8-20-20-20-2 0-22 0-28 26-21 86-43 172-64 257z">
            <text:p/>
          </draw:path>
          <draw:path draw:style-name="gr5" draw:text-style-name="P8" draw:layer="layout" svg:width="0.163cm" svg:height="0.699cm" svg:x="23.133cm" svg:y="8.429cm" svg:viewBox="0 0 164 700" svg:d="M164 694c0-2 0-4-12-16-88-87-112-221-112-327 0-122 28-243 114-331 10-8 10-10 10-12 0-6-4-8-8-8-6 0-70 48-112 138-36 76-44 153-44 213 0 54 8 138 46 218 42 86 104 131 110 131 4 0 8-2 8-6z">
            <text:p/>
          </draw:path>
          <draw:path draw:style-name="gr5" draw:text-style-name="P8" draw:layer="layout" svg:width="0.369cm" svg:height="0.516cm" svg:x="23.365cm" svg:y="8.453cm" svg:viewBox="0 0 370 517" svg:d="M298 263c-8-41-36-81-92-81-42 0-88 12-142 65-60 58-64 124-64 146 0 42 30 124 130 124 166 0 240-236 240-335 0-112-66-182-152-182-102 0-134 92-134 112 0 10 6 24 26 24 24 0 38-22 38-38 0-24-22-24-32-24 30-52 80-56 100-56 52 0 100 36 100 126 0 28-4 64-18 119zM132 497c-78 0-78-72-78-78 0-20 18-118 46-160 28-39 64-61 106-61 78 0 78 77 78 91 0 50-44 208-152 208z">
            <text:p/>
          </draw:path>
          <draw:path draw:style-name="gr5" draw:text-style-name="P8" draw:layer="layout" svg:width="0.285cm" svg:height="0.44cm" svg:x="23.735cm" svg:y="8.714cm" svg:viewBox="0 0 286 441" svg:d="M286 68c0-44-36-68-80-68-68 0-118 76-130 126-25 103-50 206-76 309-2 2 4 6 6 6 4 0 8-2 10-4 11-44 22-88 32-132 10 24 34 44 74 44 68 0 146-50 146-124 0-29-12-57-38-73 24-16 56-44 56-84zM190 150c-8 2-12 4-26 4-8 0-20 0-24-2 6-4 20-4 24-4 8 0 18 0 26 2zM254 60c0 26-12 64-44 80-8-2-18-6-46-6-16 0-42 2-42 18 0 14 16 16 40 16 18 0 32-4 48-8 14 10 22 30 22 52 0 71-48 123-108 123-38 0-66-22-66-62 0-4 2-10 2-14 11-43 22-86 32-129 12-46 56-116 112-116 30 0 50 16 50 46z">
            <text:p/>
          </draw:path>
          <draw:path draw:style-name="gr5" draw:text-style-name="P8" draw:layer="layout" svg:width="0.329cm" svg:height="0.46cm" svg:x="24.111cm" svg:y="8.644cm" svg:viewBox="0 0 330 461" svg:d="M2 431c-2 8-2 10-2 12 0 10 6 18 18 18 16 0 24-12 26-14 2-6 26-100 44-176 14 28 38 46 70 46 82 0 172-97 172-201 0-76-46-116-96-116-68 0-142 70-164 156-23 91-45 183-68 275zM158 303c-50 0-62-58-62-64 0-2 4-15 6-25 20-78 28-104 42-132 30-50 66-66 88-66 26 0 48 20 48 68 0 40-20 118-40 151-22 44-56 68-82 68z">
            <text:p/>
          </draw:path>
          <draw:path draw:style-name="gr5" draw:text-style-name="P8" draw:layer="layout" svg:width="0.161cm" svg:height="0.699cm" svg:x="24.493cm" svg:y="8.429cm" svg:viewBox="0 0 162 700" svg:d="M162 351c0-56-8-139-46-219-42-86-102-132-110-132-4 0-6 4-6 8 0 2 0 4 12 16 70 70 110 180 110 327 0 120-26 242-114 331-8 8-8 10-8 12 0 4 2 6 6 6 8 0 70-47 112-135 36-78 44-156 44-214z">
            <text:p/>
          </draw:path>
          <draw:path draw:style-name="gr5" draw:text-style-name="P8" draw:layer="layout" svg:width="0.369cm" svg:height="0.516cm" svg:x="24.753cm" svg:y="8.453cm" svg:viewBox="0 0 370 517" svg:d="M298 263c-6-41-36-81-90-81-44 0-88 12-144 65-58 58-64 124-64 146 0 42 32 124 130 124 168 0 240-236 240-335 0-112-64-182-152-182-102 0-134 92-134 112 0 10 6 24 28 24s38-22 38-38c0-24-22-24-34-24 32-52 82-56 102-56 50 0 100 36 100 126 0 28-4 64-20 119zM132 497c-76 0-76-72-76-78 0-20 16-118 46-160 28-39 62-61 106-61 76 0 78 77 78 91 0 50-46 208-154 208z">
            <text:p/>
          </draw:path>
          <draw:path draw:style-name="gr5" draw:text-style-name="P8" draw:layer="layout" svg:width="0.301cm" svg:height="0.219cm" svg:x="25.129cm" svg:y="8.844cm" svg:viewBox="0 0 302 220" svg:d="M240 146c44-46 62-112 62-116 0-8-6-8-8-8-6 0-6 2-10 14-10 32-26 62-46 88 0-8-2-40-2-44-8-50-44-80-94-80-72 0-142 66-142 136 0 44 34 84 90 84 46 0 86-20 114-40 12 36 36 40 52 40 28 0 46-24 46-34 0-6-6-6-8-6-8 0-8 2-10 6-6 18-22 22-28 22s-14 0-16-62zM200 164c-48 38-90 44-108 44-32 0-50-22-50-56 0-14 6-68 32-102 22-28 50-36 68-36 40 0 50 36 54 68 4 20 2 56 4 82z">
            <text:p/>
          </draw:path>
          <draw:path draw:style-name="gr5" draw:text-style-name="P8" draw:layer="layout" svg:width="0.369cm" svg:height="0.516cm" svg:x="25.527cm" svg:y="8.453cm" svg:viewBox="0 0 370 517" svg:d="M298 263c-8-41-36-81-90-81-44 0-90 12-144 65-58 58-64 124-64 146 0 42 32 124 130 124 168 0 240-236 240-335 0-112-66-182-152-182-102 0-134 92-134 112 0 10 6 24 26 24 24 0 38-22 38-38 0-24-20-24-32-24 30-52 80-56 102-56 50 0 100 36 100 126 0 28-4 64-20 119zM132 497c-78 0-78-72-78-78 0-20 18-118 48-160 28-39 62-61 106-61 76 0 78 77 78 91 0 50-46 208-154 208z">
            <text:p/>
          </draw:path>
          <draw:path draw:style-name="gr5" draw:text-style-name="P8" draw:layer="layout" svg:width="0.287cm" svg:height="0.44cm" svg:x="25.897cm" svg:y="8.714cm" svg:viewBox="0 0 288 441" svg:d="M288 68c0-44-38-68-82-68-68 0-116 76-130 126-25 103-50 206-76 309-2 2 4 6 6 6 6 0 8-2 10-4 11-44 22-88 32-132 12 24 34 44 74 44 70 0 148-50 148-124 0-29-14-57-40-73 26-16 58-44 58-84zM190 150c-8 2-12 4-26 4-8 0-20 0-22-2 4-4 18-4 22-4 8 0 18 0 26 2zM254 60c0 26-12 64-42 80-10-2-20-6-46-6-18 0-42 2-42 18 0 14 14 16 40 16 16 0 32-4 46-8 16 10 22 30 22 52 0 71-48 123-108 123-38 0-64-22-64-62 0-4 0-10 0-14 12-43 23-86 34-129 10-46 54-116 112-116 28 0 48 16 48 46z">
            <text:p/>
          </draw:path>
          <draw:path draw:style-name="gr5" draw:text-style-name="P8" draw:layer="layout" svg:width="0.331cm" svg:height="0.46cm" svg:x="26.273cm" svg:y="8.644cm" svg:viewBox="0 0 332 461" svg:d="M2 431c-2 8-2 10-2 12 0 10 8 18 20 18 14 0 22-12 24-14 4-6 26-100 46-176 14 28 36 46 68 46 82 0 174-97 174-201 0-76-46-116-98-116-68 0-142 70-164 156-23 91-45 183-68 275zM158 303c-50 0-60-58-60-64 0-2 4-15 6-25 18-78 26-104 42-132 30-50 64-66 86-66 26 0 48 20 48 68 0 40-20 118-38 151-24 44-58 68-84 68z">
            <text:p/>
          </draw:path>
        </draw:g>
        <draw:g>
          <svg:title>TexMaths</svg:title>
          <svg:desc>20§latex§= \partial_\beta \Big[ \left( p - \frac{\kappa}{2}(\partial_{\gamma} \rho)^2 -
 \kappa \rho \partial_{\gamma} \partial_{\gamma} \rho \right) \delta_{\alpha \beta} + \kappa(\partial_{\alpha} \rho)(\partial_{\beta} \rho) \Big]§svg§600§TRUE§</svg:desc>
          <draw:path draw:style-name="gr5" draw:text-style-name="P8" draw:layer="layout" svg:width="0.467cm" svg:height="0.163cm" svg:x="9.181cm" svg:y="10.134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5" draw:text-style-name="P8" draw:layer="layout" svg:width="0.369cm" svg:height="0.516cm" svg:x="9.951cm" svg:y="9.89cm" svg:viewBox="0 0 370 517" svg:d="M296 264c-6-44-34-82-90-82-42 0-88 10-144 66-58 58-62 121-62 143 0 44 30 126 128 126 168 0 242-235 242-335 0-112-66-182-152-182-102 0-134 90-134 110 0 10 4 24 26 24 24 0 38-20 38-36 0-26-22-26-34-26 32-52 82-56 102-56 52 0 100 38 100 128 0 28-4 62-18 120-1 0-1 0-2 0zM130 497c-76 0-76-72-76-80 0-18 18-115 46-159 28-40 62-62 106-62 76 0 78 80 78 94 0 49-44 207-154 207z">
            <text:p/>
          </draw:path>
          <draw:path draw:style-name="gr5" draw:text-style-name="P8" draw:layer="layout" svg:width="0.287cm" svg:height="0.44cm" svg:x="10.319cm" svg:y="10.15cm" svg:viewBox="0 0 288 441" svg:d="M288 70c0-44-38-70-80-70-68 0-118 78-130 128-26 102-52 205-78 307 0 4 4 6 8 6s8 0 8-2c11-44 23-88 34-131 10 21 34 43 74 43 68 0 146-49 146-125 0-28-12-58-38-74 24-16 56-44 56-82zM190 152c-6 2-10 4-24 4-8 0-20-2-24-4 6-2 20-2 24-2 6 0 18 0 24 2zM256 60c0 26-14 64-44 82-10-4-18-6-46-6-18 0-42 0-42 18 0 12 16 14 40 14 18 0 32-2 48-6 14 10 22 30 22 52 0 70-48 123-108 123-38 0-66-23-66-61 0-4 0-10 2-14 11-44 21-88 32-132 12-46 56-116 112-116 30 0 50 16 50 46z">
            <text:p/>
          </draw:path>
          <draw:path draw:style-name="gr5" draw:text-style-name="P8" draw:layer="layout" svg:width="0.159cm" svg:height="1.261cm" svg:x="10.833cm" svg:y="9.585cm" svg:viewBox="0 0 160 1262" svg:d="M0 1262c53 0 107 0 160 0 0-11 0-23 0-34-42 0-84 0-126 0 0-398 0-796 0-1194 42 0 84 0 126 0 0-11 0-23 0-34-53 0-107 0-160 0 0 421 0 841 0 1262z">
            <text:p/>
          </draw:path>
          <draw:path draw:style-name="gr5" draw:text-style-name="P8" draw:layer="layout" svg:width="0.183cm" svg:height="0.838cm" svg:x="11.231cm" svg:y="9.797cm" svg:viewBox="0 0 184 839" svg:d="M184 833c0-2-2-4-4-6-32-34-80-92-110-206-16-64-22-136-22-202 0-183 44-313 128-403 8-8 8-8 8-10 0-6-6-6-10-6-10 0-48 42-58 52-70 84-116 212-116 367 0 100 18 240 110 360 6 8 52 60 64 60 4 0 10 0 10-6z">
            <text:p/>
          </draw:path>
          <draw:path draw:style-name="gr5" draw:text-style-name="P8" draw:layer="layout" svg:width="0.367cm" svg:height="0.444cm" svg:x="11.423cm" svg:y="10.082cm" svg:viewBox="0 0 368 445" svg:d="M54 395c-6 24-6 28-38 28-8 0-16 0-16 14 0 6 4 8 10 8 18 0 38-2 58-2 24 0 48 2 70 2 4 0 12 0 12-14 0-8-6-8-16-8-36 0-36-4-36-10 0-10 30-123 36-141 8 22 28 46 64 46 82 0 170-102 170-206 0-66-40-112-94-112-36 0-70 24-92 52-8-38-38-52-64-52-32 0-46 26-52 40-12 24-22 66-22 68 0 6 8 6 10 6 6 0 6 0 12-16 12-50 26-84 50-84 12 0 22 6 22 34 0 16-2 24-4 36-27 104-53 208-80 311zM178 90c6-18 24-38 36-48 26-22 46-28 58-28 28 0 44 25 44 66s-22 124-36 150c-24 48-56 72-82 72-48 0-56-58-56-62 0-2 0-4 2-12 11-46 23-92 34-138z">
            <text:p/>
          </draw:path>
          <draw:path draw:style-name="gr5" draw:text-style-name="P8" draw:layer="layout" svg:width="0.427cm" svg:height="0.027cm" svg:x="12.015cm" svg:y="10.202cm" svg:viewBox="0 0 428 28" svg:d="M404 28c12 0 24 0 24-14s-12-14-24-14c-127 0-253 0-380 0-12 0-24 0-24 14s12 14 24 14c127 0 253 0 380 0z">
            <text:p/>
          </draw:path>
          <draw:path draw:style-name="gr5" draw:text-style-name="P8" draw:layer="layout" svg:width="0.267cm" svg:height="0.221cm" svg:x="12.779cm" svg:y="9.898cm" svg:viewBox="0 0 268 222" svg:d="M94 92c18-10 42-28 46-30 34-26 44-32 60-38 0 2 0 6 0 8 0 12 8 20 18 20 16 0 28-14 28-28 0-12-8-18-20-18-34 0-68 24-94 44-38 30-50 34-64 38 6-22 8-26 10-36 4-12 8-34 8-36 0-8-6-16-16-16s-18 8-20 14c-4 6-50 190-50 192 0 12 10 16 18 16 18 0 22-16 24-24 0-2 10-42 22-92 26 0 94 2 94 40-1 3 0 4-2 10-2 8-2 10-2 16 0 34 28 50 52 50 48 0 41-50 62-74 0-8-4-6-6-8-8 0-8 4-10 12-6 20-18 56-44 56-14 0-18-12-18-24 0-10 0-10 4-24 2-4 2-10 2-16 0-52-86-52-102-52z">
            <text:p/>
          </draw:path>
          <draw:path draw:style-name="gr5" draw:text-style-name="P8" draw:layer="layout" svg:width="0.329cm" svg:height="0.027cm" svg:x="12.743cm" svg:y="10.202cm" svg:viewBox="0 0 330 28" svg:d="M164 28c-55 0-109 0-164 0 0-9 0-19 0-28 110 0 220 0 330 0 0 9 0 19 0 28-55 0-111 0-166 0z">
            <text:p/>
          </draw:path>
          <draw:path draw:style-name="gr5" draw:text-style-name="P8" draw:layer="layout" svg:width="0.215cm" svg:height="0.325cm" svg:x="12.799cm" svg:y="10.308cm" svg:viewBox="0 0 216 326" svg:d="M216 236c-5 0-11 0-16 0-2 12-6 40-12 46-4 2-42 2-50 2-30 0-60 0-90 0 52-46 68-60 98-82 36-30 70-60 70-106 0-60-52-96-114-96s-102 42-102 88c0 24 20 28 26 28 12 0 26-10 26-26 0-10-4-26-30-26 16-36 50-46 72-46 50 0 76 38 76 78 0 42-32 76-48 94-39 38-79 77-118 116-4 6-4 6-4 20 67 0 135 0 202 0 5-30 9-60 14-90z">
            <text:p/>
          </draw:path>
          <draw:path draw:style-name="gr5" draw:text-style-name="P8" draw:layer="layout" svg:width="0.163cm" svg:height="0.7cm" svg:x="13.224cm" svg:y="9.867cm" svg:viewBox="0 0 164 701" svg:d="M164 693c0-2 0-4-12-16-88-88-110-220-110-328 0-121 26-243 112-331 10-8 10-10 10-12 0-4-2-6-8-6s-70 48-110 136c-36 78-46 156-46 213 0 56 8 140 48 220 42 86 102 132 108 132s8-2 8-8z">
            <text:p/>
          </draw:path>
          <draw:path draw:style-name="gr5" draw:text-style-name="P8" draw:layer="layout" svg:width="0.369cm" svg:height="0.516cm" svg:x="13.456cm" svg:y="9.89cm" svg:viewBox="0 0 370 517" svg:d="M298 264c-6-44-36-82-90-82-44 0-90 10-144 66-58 58-64 121-64 143 0 44 32 126 130 126 168 0 240-235 240-335 0-112-64-182-152-182-102 0-134 90-134 110 0 10 6 24 28 24s38-20 38-36c0-26-22-26-34-26 32-52 80-56 102-56 50 0 100 38 100 128 0 28-4 62-20 120zM132 497c-78 0-78-72-78-80 0-18 18-115 48-159 28-40 62-62 106-62 76 0 78 80 78 94 0 49-46 207-154 207z">
            <text:p/>
          </draw:path>
          <draw:path draw:style-name="gr5" draw:text-style-name="P8" draw:layer="layout" svg:width="0.283cm" svg:height="0.321cm" svg:x="13.818cm" svg:y="10.28cm" svg:viewBox="0 0 284 322" svg:d="M204 148c-2-28-20-148-100-148-28 0-54 16-68 28-30 28-24 40-36 60 0 6 6 6 8 6 6 0 8 0 10-8 10-28 46-46 80-46 78 0 90 78 90 130 0 24-2 30-4 34-12 38-26 92-26 106 0 6 2 12 8 12 4 0 8 0 16-26 6-18 16-54 20-90 2-18 30-84 40-108 6-14 16-38 40-80 2-2 2-4 2-6 0-6-6-6-8-6-2 1-6 0-6 2-6 10-44 80-66 140z">
            <text:p/>
          </draw:path>
          <draw:path draw:style-name="gr5" draw:text-style-name="P8" draw:layer="layout" svg:width="0.331cm" svg:height="0.46cm" svg:x="14.184cm" svg:y="10.082cm" svg:viewBox="0 0 332 461" svg:d="M2 431c-2 8-1 7-2 10 0 12 8 20 20 20 14 0 22-14 24-16 4-6 26-100 44-175 14 28 38 48 70 48 82 0 174-100 174-204 0-74-48-114-98-114-68 0-142 70-164 156-23 92-45 183-68 275zM158 302c-50 0-60-56-60-62 0-4 2-18 4-26 20-78 28-104 44-132 30-52 64-68 86-68 26 0 48 22 48 70 0 38-20 118-38 152-24 44-58 66-84 66z">
            <text:p/>
          </draw:path>
          <draw:path draw:style-name="gr5" draw:text-style-name="P8" draw:layer="layout" svg:width="0.163cm" svg:height="0.7cm" svg:x="14.566cm" svg:y="9.867cm" svg:viewBox="0 0 164 701" svg:d="M164 349c0-53-8-139-48-217-42-88-102-132-110-132-4 0-6 2-6 6 0 2 0 4 14 16 68 70 108 182 108 327 0 120-26 244-112 332-10 8-10 10-10 12 0 4 2 8 6 8 8 0 72-48 112-138 36-76 46-154 46-214z">
            <text:p/>
          </draw:path>
          <draw:path draw:style-name="gr5" draw:text-style-name="P8" draw:layer="layout" svg:width="0.217cm" svg:height="0.327cm" svg:x="14.83cm" svg:y="9.811cm" svg:viewBox="0 0 218 328" svg:d="M218 238c-6 0-12 0-18 0 0 10-6 40-12 44-4 4-42 4-48 4-31 0-61 0-92 0 52-46 70-60 100-84 36-28 70-58 70-106 0-58-52-96-116-96-60 0-102 44-102 88 0 26 22 28 26 28 12 0 26-8 26-26 0-8-4-26-28-26 14-34 48-46 72-46 48 0 74 38 74 78 0 44-30 78-46 94-39 39-79 78-118 118-6 4-6 6-6 20 67 0 135 0 202 0 5-30 11-60 16-90z">
            <text:p/>
          </draw:path>
          <draw:path draw:style-name="gr5" draw:text-style-name="P8" draw:layer="layout" svg:width="0.427cm" svg:height="0.027cm" svg:x="15.33cm" svg:y="10.202cm" svg:viewBox="0 0 428 28" svg:d="M404 28c12 0 24 0 24-14s-12-14-24-14c-127 0-253 0-380 0-12 0-24 0-24 14s12 14 24 14c127 0 253 0 380 0z">
            <text:p/>
          </draw:path>
          <draw:path draw:style-name="gr5" draw:text-style-name="P8" draw:layer="layout" svg:width="0.345cm" svg:height="0.317cm" svg:x="16.012cm" svg:y="10.082cm" svg:viewBox="0 0 346 318" svg:d="M4 282c-4 10-4 12-4 16 0 14 10 20 20 20 22 0 26-18 32-40 6-24 2-12 32-130 60 2 120 14 120 60 0 4 0 8 0 16-4 10-4 18-4 24 0 42 28 70 64 70 24 0 42-14 56-36 16-30 17-48 26-72 0-8-6-8-10-8-6 0-6 4-8 14-14 48-30 86-62 86-14 0-22-8-22-34 0-10 2-26 6-38 0-8 2-16 2-24 0-66-96-70-136-72 24-12 46-32 64-48 34-28 54-44 82-56-2 4-4 12-4 16 0 8 6 24 26 24 24 0 38-20 38-38 0-6-2-24-28-24-42 0-84 34-114 60-48 42-66 52-90 60 2-8 10-42 14-54 4-18 12-52 12-56 0-12-8-18-20-18-2 0-22 0-28 24-21 86-43 172-64 258z">
            <text:p/>
          </draw:path>
          <draw:path draw:style-name="gr5" draw:text-style-name="P8" draw:layer="layout" svg:width="0.331cm" svg:height="0.46cm" svg:x="16.4cm" svg:y="10.082cm" svg:viewBox="0 0 332 461" svg:d="M2 431c-2 8-1 7-2 10 0 12 8 20 20 20 14 0 22-14 24-16 4-6 26-100 44-175 14 28 38 48 70 48 82 0 174-100 174-204 0-74-46-114-98-114-68 0-142 70-164 156-23 92-45 183-68 275zM158 302c-50 0-60-56-60-62 0-4 2-18 4-26 20-78 28-104 44-132 30-52 64-68 86-68 26 0 48 22 48 70 0 38-20 118-38 152-24 44-58 66-84 66z">
            <text:p/>
          </draw:path>
          <draw:path draw:style-name="gr5" draw:text-style-name="P8" draw:layer="layout" svg:width="0.369cm" svg:height="0.516cm" svg:x="16.77cm" svg:y="9.89cm" svg:viewBox="0 0 370 517" svg:d="M298 264c-8-44-36-82-92-82-42 0-88 10-142 66-60 58-64 121-64 143 0 44 32 126 130 126 166 0 240-235 240-335 0-112-66-182-152-182-102 0-134 90-134 110 0 10 6 24 26 24 24 0 38-20 38-36 0-26-22-26-32-26 30-52 80-56 100-56 52 0 102 38 102 128 0 28-6 62-20 120zM132 497c-78 0-78-72-78-80 0-18 18-115 46-159 28-40 64-62 106-62 78 0 78 80 78 94 0 49-44 207-152 207z">
            <text:p/>
          </draw:path>
          <draw:path draw:style-name="gr5" draw:text-style-name="P8" draw:layer="layout" svg:width="0.283cm" svg:height="0.321cm" svg:x="17.132cm" svg:y="10.28cm" svg:viewBox="0 0 284 322" svg:d="M204 148c-4-28-20-148-100-148-30 0-54 16-68 28-30 28-24 40-36 60 0 6 6 6 8 6 6 0 6 0 10-8 10-28 46-46 78-46 80 0 90 78 90 130 0 24-2 30-4 34-10 38-26 92-26 106 0 6 2 12 10 12 2 0 8 0 16-26 6-18 16-54 20-90 2-18 28-84 38-108 8-14 18-38 42-80 0-2 2-4 2-6 0-6-6-6-8-6s-6 0-8 2c-6 10-42 80-64 140z">
            <text:p/>
          </draw:path>
          <draw:path draw:style-name="gr5" draw:text-style-name="P8" draw:layer="layout" svg:width="0.369cm" svg:height="0.516cm" svg:x="17.504cm" svg:y="9.89cm" svg:viewBox="0 0 370 517" svg:d="M298 264c-8-44-36-82-92-82-42 0-88 10-142 66-60 58-64 121-64 143 0 44 30 126 130 126 166 0 240-235 240-335 0-112-66-182-152-182-102 0-134 90-134 110 0 10 6 24 26 24 24 0 38-20 38-36 0-26-22-26-32-26 30-52 80-56 100-56 52 0 100 38 100 128 0 28-4 62-18 120zM132 497c-78 0-78-72-78-80 0-18 18-115 46-159 28-40 62-62 106-62 78 0 78 80 78 94 0 49-44 207-152 207z">
            <text:p/>
          </draw:path>
          <draw:path draw:style-name="gr5" draw:text-style-name="P8" draw:layer="layout" svg:width="0.283cm" svg:height="0.321cm" svg:x="17.866cm" svg:y="10.28cm" svg:viewBox="0 0 284 322" svg:d="M202 148c-2-28-18-148-98-148-30 0-54 16-68 28-30 28-24 40-36 60 0 6 6 6 8 6 6 0 6 0 8-8 12-28 48-46 80-46 80 0 90 78 90 130 0 24-2 30-4 34-10 38-26 92-26 106 0 6 2 12 8 12 4 0 10 0 18-26 6-18 14-54 18-90 2-18 30-84 40-108 8-14 18-38 42-80 0-2 2-4 2-6 0-6-6-6-8-6s-6 0-8 2c-6 10-44 80-66 140z">
            <text:p/>
          </draw:path>
          <draw:path draw:style-name="gr5" draw:text-style-name="P8" draw:layer="layout" svg:width="0.331cm" svg:height="0.46cm" svg:x="18.23cm" svg:y="10.082cm" svg:viewBox="0 0 332 461" svg:d="M2 431c-2 8-1 7-2 10 0 12 8 20 20 20 16 0 24-14 24-16 4-6 26-100 46-175 14 28 36 48 70 48 82 0 172-100 172-204 0-74-46-114-98-114-68 0-142 70-162 156-23 92-47 183-70 275zM158 302c-48 0-60-56-60-62 0-4 4-18 6-26 20-78 26-104 42-132 30-52 66-68 88-68 26 0 48 22 48 70 0 38-20 118-40 152-22 44-56 66-84 66z">
            <text:p/>
          </draw:path>
          <draw:path draw:style-name="gr5" draw:text-style-name="P8" draw:layer="layout" svg:width="0.183cm" svg:height="0.838cm" svg:x="18.604cm" svg:y="9.797cm" svg:viewBox="0 0 184 839" svg:d="M184 419c0-99-18-239-110-359-8-8-54-60-66-60-4 0-8 0-8 6 0 2 2 6 4 8 34 36 80 92 108 204 16 64 22 135 22 201 0 70-6 142-24 210-26 100-68 156-104 194-6 8-6 8-6 10 0 6 4 6 8 6 10 0 50-42 58-52 72-84 118-212 118-368z">
            <text:p/>
          </draw:path>
          <draw:path draw:style-name="gr5" draw:text-style-name="P8" draw:layer="layout" svg:width="0.287cm" svg:height="0.506cm" svg:x="19.042cm" svg:y="9.892cm" svg:viewBox="0 0 288 507" svg:d="M156 194c-88 20-156 112-156 195 0 68 44 118 110 118 84 0 142-110 142-205 0-64-28-100-52-132-26-32-68-84-68-114 0-16 14-32 40-32 20 0 34 8 50 18 14 8 28 18 38 18 18 0 28-18 28-28 0-16-12-18-36-24-38-8-46-8-58-8-56 0-80 30-80 72 0 38 20 78 42 122zM164 208c18 32 38 70 38 121 0 46-26 162-92 162-38 0-66-28-66-82 0-44 26-175 120-201z">
            <text:p/>
          </draw:path>
          <draw:path draw:style-name="gr5" draw:text-style-name="P8" draw:layer="layout" svg:width="0.301cm" svg:height="0.221cm" svg:x="19.356cm" svg:y="10.28cm" svg:viewBox="0 0 302 222" svg:d="M238 148c46-46 64-112 64-118s-6-6-10-6c-6 0-6 2-10 12-8 32-24 62-46 90 0-8 0-42-2-46-8-48-44-80-94-80-72 0-140 68-140 136 0 46 32 86 90 86 44 0 86-20 112-42 12 36 38 42 52 42 28 0 46-24 46-34 0-6-6-6-8-6-6 0-8 2-8 4-8 20-22 22-28 22-8 0-16 0-18-60zM200 164c-48 40-90 44-110 44-32 0-50-22-50-54 0-14 6-68 32-102 24-30 52-38 68-38 40 0 52 38 54 68 4 22 2 56 6 82z">
            <text:p/>
          </draw:path>
          <draw:path draw:style-name="gr5" draw:text-style-name="P8" draw:layer="layout" svg:width="0.287cm" svg:height="0.44cm" svg:x="19.714cm" svg:y="10.15cm" svg:viewBox="0 0 288 441" svg:d="M288 70c0-44-38-70-82-70-66 0-116 78-128 128-26 102-52 205-78 307 0 4 4 6 8 6s8 0 8-2c11-44 23-88 34-131 10 21 34 43 74 43 68 0 146-49 146-125 0-28-14-58-38-74 24-16 56-44 56-82zM190 152c-8 2-10 4-26 4-6 0-18-2-22-4 4-2 18-2 22-2 8 0 20 0 26 2zM256 60c0 26-14 64-44 82-10-4-18-6-46-6-18 0-42 0-42 18 0 12 14 14 40 14 16 0 32-2 46-6 16 10 24 30 24 52 0 70-50 123-110 123-38 0-64-23-64-61 0-4 0-10 2-14 11-44 21-88 32-132 12-46 54-116 112-116 28 0 50 16 50 46z">
            <text:p/>
          </draw:path>
          <draw:path draw:style-name="gr5" draw:text-style-name="P8" draw:layer="layout" svg:width="0.467cm" svg:height="0.466cm" svg:x="20.264cm" svg:y="9.982cm" svg:viewBox="0 0 468 467" svg:d="M248 248c65 0 131 0 196 0 10 0 24 0 24-14s-14-14-24-14c-65 0-131 0-196 0 0-66 0-131 0-196 0-10 0-24-14-24s-14 14-14 24c0 65 0 130 0 196-65 0-131 0-196 0-10 0-24 0-24 14s14 14 24 14c65 0 131 0 196 0 0 65 0 130 0 195 0 10 0 24 14 24s14-14 14-24c0-65 0-130 0-195z">
            <text:p/>
          </draw:path>
          <draw:path draw:style-name="gr5" draw:text-style-name="P8" draw:layer="layout" svg:width="0.345cm" svg:height="0.317cm" svg:x="20.965cm" svg:y="10.082cm" svg:viewBox="0 0 346 318" svg:d="M4 282c-4 10-4 12-4 16 0 14 10 20 22 20 20 0 24-18 30-40 8-24 4-12 34-130 58 2 120 14 120 60 0 4 0 8-2 16-2 10-4 18-4 24 0 42 28 70 66 70 22 0 40-14 54-36 18-30 17-48 26-72 0-8-6-8-8-8-8 0-8 4-10 14-14 48-30 86-62 86-14 0-22-8-22-34 0-10 2-26 6-38 2-8 4-16 4-24 0-66-98-70-138-72 24-12 46-32 66-48 32-28 52-44 80-56-2 4-4 12-4 16 0 8 6 24 28 24s38-20 38-38c0-6-4-24-28-24-44 0-84 34-116 60-48 42-64 52-90 60 2-8 10-42 14-54 4-18 12-52 12-56 0-12-8-18-20-18-2 0-22 0-28 24-21 86-43 172-64 258z">
            <text:p/>
          </draw:path>
          <draw:path draw:style-name="gr5" draw:text-style-name="P8" draw:layer="layout" svg:width="0.163cm" svg:height="0.7cm" svg:x="21.401cm" svg:y="9.867cm" svg:viewBox="0 0 164 701" svg:d="M164 693c0-2 0-4-12-16-88-88-110-220-110-328 0-121 26-243 112-331 10-8 10-10 10-12 0-4-2-6-8-6s-70 48-110 136c-36 78-46 156-46 213 0 56 8 140 48 220 42 86 102 132 108 132s8-2 8-8z">
            <text:p/>
          </draw:path>
          <draw:path draw:style-name="gr5" draw:text-style-name="P8" draw:layer="layout" svg:width="0.369cm" svg:height="0.516cm" svg:x="21.633cm" svg:y="9.89cm" svg:viewBox="0 0 370 517" svg:d="M298 264c-8-44-36-82-90-82-44 0-90 10-144 66-58 58-64 121-64 143 0 44 32 126 130 126 168 0 240-235 240-335 0-112-66-182-152-182-102 0-134 90-134 110 0 10 6 24 28 24s36-20 36-36c0-26-20-26-32-26 30-52 80-56 102-56 50 0 100 38 100 128 0 28-4 62-20 120zM132 497c-78 0-78-72-78-80 0-18 18-115 48-159 28-40 62-62 106-62 76 0 78 80 78 94 0 49-46 207-154 207z">
            <text:p/>
          </draw:path>
          <draw:path draw:style-name="gr5" draw:text-style-name="P8" draw:layer="layout" svg:width="0.301cm" svg:height="0.221cm" svg:x="22.009cm" svg:y="10.28cm" svg:viewBox="0 0 302 222" svg:d="M238 148c46-46 64-112 64-118s-6-6-8-6c-6 0-6 2-10 12-10 32-26 62-46 90 0-8-2-42-2-46-8-48-44-80-94-80-72 0-142 68-142 136 0 46 34 86 90 86 46 0 86-20 114-42 12 36 36 42 52 42 28 0 46-24 46-34 0-6-6-6-10-6-6 0-6 2-8 4-6 20-22 22-28 22s-14 0-18-60zM200 164c-48 40-90 44-108 44-32 0-50-22-50-54 0-14 6-68 32-102 22-30 50-38 68-38 38 0 50 38 54 68 2 22 2 56 4 82z">
            <text:p/>
          </draw:path>
          <draw:path draw:style-name="gr5" draw:text-style-name="P8" draw:layer="layout" svg:width="0.331cm" svg:height="0.46cm" svg:x="22.401cm" svg:y="10.082cm" svg:viewBox="0 0 332 461" svg:d="M2 431c-2 8-1 7-2 10 0 12 8 20 20 20 14 0 22-14 24-16 4-6 26-100 44-175 14 28 38 48 70 48 82 0 174-100 174-204 0-74-48-114-98-114-68 0-142 70-164 156-23 92-45 183-68 275zM158 302c-50 0-60-56-60-62 0-4 2-18 4-26 20-78 28-104 42-132 32-52 66-68 88-68 26 0 48 22 48 70 0 38-20 118-38 152-24 44-58 66-84 66z">
            <text:p/>
          </draw:path>
          <draw:path draw:style-name="gr5" draw:text-style-name="P8" draw:layer="layout" svg:width="0.161cm" svg:height="0.7cm" svg:x="22.783cm" svg:y="9.867cm" svg:viewBox="0 0 162 701" svg:d="M162 349c0-53-6-139-46-217-42-88-102-132-110-132-4 0-6 2-6 6 0 2 0 4 14 16 68 70 108 182 108 327 0 120-26 244-114 332-8 8-8 10-8 12 0 4 2 8 6 8 8 0 72-48 112-138 36-76 44-154 44-214z">
            <text:p/>
          </draw:path>
          <draw:path draw:style-name="gr5" draw:text-style-name="P8" draw:layer="layout" svg:width="0.163cm" svg:height="0.7cm" svg:x="23.085cm" svg:y="9.867cm" svg:viewBox="0 0 164 701" svg:d="M164 693c0-2 0-4-12-16-88-88-110-220-110-328 0-121 26-243 112-331 10-8 10-10 10-12 0-4-4-6-8-6-6 0-70 48-112 136-36 78-44 156-44 213 0 56 8 140 46 220 44 86 104 132 110 132 4 0 8-2 8-8z">
            <text:p/>
          </draw:path>
          <draw:path draw:style-name="gr5" draw:text-style-name="P8" draw:layer="layout" svg:width="0.369cm" svg:height="0.516cm" svg:x="23.317cm" svg:y="9.89cm" svg:viewBox="0 0 370 517" svg:d="M298 264c-8-44-36-82-90-82-44 0-90 10-144 66-58 58-64 121-64 143 0 44 32 126 130 126 168 0 240-235 240-335 0-112-66-182-152-182-102 0-134 90-134 110 0 10 6 24 26 24 24 0 38-20 38-36 0-26-22-26-32-26 30-52 80-56 100-56 52 0 102 38 102 128 0 28-4 62-20 120zM132 497c-78 0-78-72-78-80 0-18 18-115 46-159 30-40 64-62 108-62 76 0 78 80 78 94 0 49-46 207-154 207z">
            <text:p/>
          </draw:path>
          <draw:path draw:style-name="gr5" draw:text-style-name="P8" draw:layer="layout" svg:width="0.285cm" svg:height="0.44cm" svg:x="23.687cm" svg:y="10.15cm" svg:viewBox="0 0 286 441" svg:d="M286 70c0-44-36-70-80-70-68 0-116 78-130 128-25 102-50 205-76 307-2 4 4 6 6 6 4 0 8 0 10-2 11-44 22-88 32-131 12 21 34 43 74 43 70 0 148-49 148-125 0-28-14-58-40-74 24-16 56-44 56-82zM190 152c-8 2-12 4-26 4-8 0-20-2-22-4 4-2 18-2 22-2 8 0 18 0 26 2zM254 60c0 26-12 64-42 82-10-4-20-6-48-6-16 0-40 0-40 18 0 12 14 14 40 14 16 0 30-2 46-6 14 10 22 30 22 52 0 70-48 123-108 123-38 0-64-23-64-61 0-4 0-10 0-14 12-44 23-88 34-132 10-46 54-116 112-116 28 0 48 16 48 46z">
            <text:p/>
          </draw:path>
          <draw:path draw:style-name="gr5" draw:text-style-name="P8" draw:layer="layout" svg:width="0.331cm" svg:height="0.46cm" svg:x="24.063cm" svg:y="10.082cm" svg:viewBox="0 0 332 461" svg:d="M2 431c-2 8-1 7-2 10 0 12 8 20 20 20 14 0 22-14 24-16 4-6 26-100 44-175 16 28 38 48 70 48 82 0 174-100 174-204 0-74-46-114-98-114-68 0-142 70-164 156-23 92-45 183-68 275zM158 302c-50 0-60-56-60-62 0-4 2-18 6-26 18-78 26-104 42-132 30-52 64-68 86-68 26 0 48 22 48 70 0 38-20 118-38 152-24 44-58 66-84 66z">
            <text:p/>
          </draw:path>
          <draw:path draw:style-name="gr5" draw:text-style-name="P8" draw:layer="layout" svg:width="0.163cm" svg:height="0.7cm" svg:x="24.445cm" svg:y="9.867cm" svg:viewBox="0 0 164 701" svg:d="M164 349c0-53-8-139-48-217-42-88-102-132-108-132s-8 2-8 6c0 2 0 4 14 16 68 70 108 182 108 327 0 120-26 244-112 332-10 8-10 10-10 12 0 4 2 8 8 8s70-48 110-138c36-76 46-154 46-214z">
            <text:p/>
          </draw:path>
          <draw:path draw:style-name="gr5" draw:text-style-name="P8" draw:layer="layout" svg:width="0.159cm" svg:height="1.261cm" svg:x="24.691cm" svg:y="9.585cm" svg:viewBox="0 0 160 1262" svg:d="M126 1228c-42 0-84 0-126 0 0 11 0 23 0 34 53 0 107 0 160 0 0-421 0-841 0-1262-53 0-107 0-160 0 0 11 0 23 0 34 42 0 84 0 126 0 0 398 0 796 0 1194z">
            <text:p/>
          </draw:path>
        </draw:g>
        <draw:g>
          <svg:title>TexMaths</svg:title>
          <svg:desc>20§latex§\partial_{\alpha} p - F_{\alpha} = \partial_{\beta} P_{\alpha \beta}§svg§600§TRUE§</svg:desc>
          <draw:path draw:style-name="gr5" draw:text-style-name="P8" draw:layer="layout" svg:width="0.369cm" svg:height="0.516cm" svg:x="6.177cm" svg:y="11.234cm" svg:viewBox="0 0 370 517" svg:d="M298 265c-8-44-36-83-90-83-44 0-90 11-144 65-58 58-64 124-64 146 0 44 32 124 130 124 168 0 240-236 240-335 0-112-66-182-152-182-102 0-134 92-134 112 0 10 6 24 26 24 24 0 38-22 38-38 0-24-20-24-32-24 30-52 80-56 100-56 52 0 102 36 102 128 0 26-4 61-20 119zM132 497c-78 0-78-72-78-78 0-20 18-118 48-160 28-40 62-62 106-62 76 0 78 78 78 92 0 50-46 208-154 208z">
            <text:p/>
          </draw:path>
          <draw:path draw:style-name="gr5" draw:text-style-name="P8" draw:layer="layout" svg:width="0.301cm" svg:height="0.22cm" svg:x="6.553cm" svg:y="11.625cm" svg:viewBox="0 0 302 221" svg:d="M238 146c46-46 64-112 64-116 0-6-6-6-8-6-8 0-8 0-10 12-10 32-26 62-46 88 0-6-2-40-2-44-8-48-46-80-94-80-72 0-142 66-142 136 0 44 32 85 90 85 46 0 86-22 114-41 10 35 36 41 50 41 30 0 48-24 48-35 0-6-6-6-10-6-6 0-6 2-8 6-6 17-22 21-28 21s-14 0-18-61zM200 164c-48 37-90 43-108 43-32 0-52-21-52-55 0-14 8-66 34-100 22-30 50-38 68-38 38 0 50 38 54 68 2 20 2 56 4 82z">
            <text:p/>
          </draw:path>
          <draw:path draw:style-name="gr5" draw:text-style-name="P8" draw:layer="layout" svg:width="0.365cm" svg:height="0.446cm" svg:x="6.901cm" svg:y="11.425cm" svg:viewBox="0 0 366 447" svg:d="M54 395c-6 24-8 30-38 30-8 0-16 0-16 12 0 6 2 10 8 10 20 0 40-2 60-2 22 0 46 2 70 2 2 0 12 0 12-14 0-8-8-8-18-8-34 0-34-6-34-12 0-8 30-122 34-140 10 20 30 44 64 44 82 0 170-102 170-203 0-66-40-114-94-114-34 0-68 26-92 54-6-38-36-54-62-54-32 0-46 28-52 40-14 24-22 66-22 68 0 8 6 8 8 8 8 0 8 0 12-16 12-50 26-84 52-84 12 0 22 6 22 32 0 16-2 24-6 36-26 104-52 207-78 311zM178 92c4-18 24-38 36-50 24-20 44-26 56-26 28 0 46 24 46 66s-24 121-36 147c-24 50-58 74-84 74-46 0-56-58-56-64 1-3 0-2 2-10 12-45 24-91 36-137z">
            <text:p/>
          </draw:path>
          <draw:path draw:style-name="gr5" draw:text-style-name="P8" draw:layer="layout" svg:width="0.429cm" svg:height="0.027cm" svg:x="7.491cm" svg:y="11.547cm" svg:viewBox="0 0 430 28" svg:d="M404 28c12 0 26 0 26-14s-14-14-26-14c-127 0-253 0-380 0-12 0-24 0-24 14s12 14 24 14c127 0 253 0 380 0z">
            <text:p/>
          </draw:path>
          <draw:path draw:style-name="gr5" draw:text-style-name="P8" draw:layer="layout" svg:width="0.497cm" svg:height="0.474cm" svg:x="8.162cm" svg:y="11.26cm" svg:viewBox="0 0 498 475" svg:d="M186 247c23 0 45 0 68 0 52 0 58 12 58 32 0 6 0 14-6 34 0 4-1 5-2 8 0 6 4 8 10 8s6-2 10-14c13-50 25-101 38-151 2-8 2-10 2-12-3-3-1-8-8-8s-8 4-10 16c-16 53-32 67-92 67-21 0-43 0-64 0 15-59 31-119 46-179 6-24 6-26 38-26 31 0 61 0 92 0 88 0 104 22 104 76 0 16 0 20-2 38-2 10-2 12-2 14s2 8 8 8c8 0 8-4 10-18 4-41 9-81 14-122 2-18-2-18-18-18-115 0-231 0-346 0-14 0-20 0-20 14 0 8 6 8 20 8 26 0 44 0 44 12 0 2 0 4-2 16-31 124-63 247-94 371-6 28-8 34-64 34-12 0-18 0-18 12 0 8 8 8 10 8 20 0 72-2 92-2 24 0 82 2 106 2 6 0 14 0 14-12 0-6-3-6-4-8-2 0-4 0-20 0s-20 0-36-2c-20-2-24-6-24-14 0-2 0-6 4-16 15-59 29-117 44-176z">
            <text:p/>
          </draw:path>
          <draw:path draw:style-name="gr5" draw:text-style-name="P8" draw:layer="layout" svg:width="0.301cm" svg:height="0.22cm" svg:x="8.616cm" svg:y="11.625cm" svg:viewBox="0 0 302 221" svg:d="M240 146c44-46 62-112 62-116 0-6-6-6-8-6-6 0-6 0-10 12-8 32-26 62-46 88 0-6-2-40-2-44-8-48-44-80-94-80-72 0-142 66-142 136 0 44 34 85 90 85 46 0 86-22 114-41 12 35 36 41 52 41 28 0 46-24 46-35 0-6-6-6-8-6-6 0-8 2-8 6-8 17-24 21-28 21-8 0-16 0-18-61zM200 164c-48 37-90 43-108 43-32 0-50-21-50-55 0-14 6-66 32-100 22-30 50-38 68-38 40 0 50 38 54 68 4 20 2 56 4 82z">
            <text:p/>
          </draw:path>
          <draw:path draw:style-name="gr5" draw:text-style-name="P8" draw:layer="layout" svg:width="0.465cm" svg:height="0.163cm" svg:x="9.222cm" svg:y="11.479cm" svg:viewBox="0 0 466 164" svg:d="M442 28c12 0 24 0 24-14s-12-14-22-14c-141 0-281 0-422 0-10 0-22 0-22 14s12 14 24 14c139 0 279 0 418 0zM444 164c10 0 22 0 22-14s-12-14-24-14c-139 0-279 0-418 0-12 0-24 0-24 14s12 14 22 14c141 0 281 0 422 0z">
            <text:p/>
          </draw:path>
          <draw:path draw:style-name="gr5" draw:text-style-name="P8" draw:layer="layout" svg:width="0.369cm" svg:height="0.516cm" svg:x="9.952cm" svg:y="11.234cm" svg:viewBox="0 0 370 517" svg:d="M296 265c-6-44-34-83-90-83-42 0-88 11-144 65-58 58-62 124-62 146 0 44 30 124 130 124 166 0 240-236 240-335 0-112-66-182-152-182-102 0-134 92-134 112 0 10 4 24 26 24 24 0 38-22 38-38 0-24-22-24-34-24 32-52 82-56 102-56 52 0 100 36 100 128 0 26-4 61-18 119-1 0-1 0-2 0zM132 497c-78 0-78-72-78-78 0-20 18-118 46-160 28-40 62-62 106-62 76 0 78 78 78 92 0 50-44 208-152 208z">
            <text:p/>
          </draw:path>
          <draw:path draw:style-name="gr5" draw:text-style-name="P8" draw:layer="layout" svg:width="0.287cm" svg:height="0.44cm" svg:x="10.32cm" svg:y="11.495cm" svg:viewBox="0 0 288 441" svg:d="M288 68c0-44-38-68-80-68-68 0-118 76-130 126-26 103-52 206-78 309 0 4 4 6 8 6s8 0 10-4c11-44 21-88 32-132 10 24 34 44 74 44 68 0 146-48 146-124 0-30-12-57-38-73 24-16 56-44 56-84zM190 150c-6 2-10 4-24 4-8 0-20 0-24-2 6-4 20-4 24-4 6 0 18 0 24 2zM256 60c0 26-14 64-44 80-10-2-18-6-46-6-18 0-42 2-42 20 0 12 16 14 40 14 18 0 32-4 48-8 14 10 22 31 22 51 0 72-48 124-108 124-38 0-66-22-66-60 0-6 0-10 2-16 11-43 21-86 32-129 12-46 56-116 112-116 30 0 50 16 50 46z">
            <text:p/>
          </draw:path>
          <draw:path draw:style-name="gr5" draw:text-style-name="P8" draw:layer="layout" svg:width="0.501cm" svg:height="0.476cm" svg:x="10.703cm" svg:y="11.258cm" svg:viewBox="0 0 502 477" svg:d="M184 257c40 0 80 0 120 0 100 0 198-73 198-151 0-54-46-106-138-106-76 0-152 0-228 0-14 0-22 0-22 12 0 10 6 10 20 10 10 0 22 0 30 0 12 2 16 4 16 12 0 2 0 4-2 14-31 125-63 250-94 375-8 28-8 34-64 34-12 0-20 0-20 12 0 8 8 8 10 8 20 0 70-2 90-2 14 0 30 2 44 2 16 0 32 0 46 0 6 0 14 0 14-14 0-6-6-6-20-6-26 0-46 0-46-14 0-4 2-8 4-12 14-58 28-116 42-174zM236 48c6-24 6-26 38-26 22 0 44 0 66 0 58 0 96 18 96 66 0 28-14 88-42 113-34 32-76 36-108 36-33 0-65 0-98 0 16-63 32-126 48-189z">
            <text:p/>
          </draw:path>
          <draw:path draw:style-name="gr5" draw:text-style-name="P8" draw:layer="layout" svg:width="0.301cm" svg:height="0.22cm" svg:x="11.157cm" svg:y="11.625cm" svg:viewBox="0 0 302 221" svg:d="M238 146c46-46 64-112 64-116 0-6-6-6-8-6-8 0-8 0-12 12-8 32-24 62-46 88 0-6 0-40-2-44-6-48-44-80-92-80-74 0-142 66-142 136 0 44 32 85 90 85 44 0 86-22 114-41 10 35 36 41 50 41 28 0 46-24 46-35 0-6-6-6-8-6-6 0-8 2-8 6-8 17-22 21-28 21-8 0-16 0-18-61zM200 164c-48 37-90 43-110 43-32 0-50-21-50-55 0-14 8-66 32-100 24-30 52-38 68-38 40 0 52 38 56 68 2 20 2 56 4 82z">
            <text:p/>
          </draw:path>
          <draw:path draw:style-name="gr5" draw:text-style-name="P8" draw:layer="layout" svg:width="0.287cm" svg:height="0.44cm" svg:x="11.515cm" svg:y="11.495cm" svg:viewBox="0 0 288 441" svg:d="M288 68c0-44-38-68-82-68-66 0-116 76-128 126-26 103-52 206-78 309 0 4 4 6 8 6s8 0 8-4c11-44 23-88 34-132 10 24 34 44 74 44 68 0 146-48 146-124 0-30-14-57-38-73 24-16 56-44 56-84zM190 150c-8 2-10 4-24 4-8 0-20 0-24-2 4-4 18-4 24-4s18 0 24 2zM256 60c0 26-14 64-44 80-10-2-18-6-46-6-18 0-42 2-42 20 0 12 14 14 40 14 16 0 32-4 46-8 16 10 24 31 24 51 0 72-50 124-110 124-38 0-64-22-64-60 0-6 0-10 2-16 11-43 21-86 32-129 12-46 54-116 112-116 28 0 50 16 50 46z">
            <text:p/>
          </draw:path>
        </draw:g>
        <draw:g>
          <svg:title>TexMaths</svg:title>
          <svg:desc>20§latex§P_{\alpha \beta} \rightarrow \text{ Korteweg's stress}§svg§600§TRUE§</svg:desc>
          <draw:path draw:style-name="gr5" draw:text-style-name="P8" draw:layer="layout" svg:width="0.411cm" svg:height="0.478cm" svg:x="12.739cm" svg:y="11.273cm" svg:viewBox="0 0 412 479" svg:d="M134 257c39 0 79 0 118 0 86 0 160-58 160-127 0-68-68-130-164-130-83 0-165 0-248 0 0 7 0 15 0 22 5 0 11 0 16 0 54 0 56 8 56 32 0 123 0 246 0 369 0 26-2 34-56 34-5 0-11 0-16 0 0 7 0 14 0 22 24-2 75-2 102-2s80 0 104 2c0-8 0-15 0-22-5 0-11 0-16 0-54 0-56-8-56-34 0-55 0-111 0-166zM132 239c0-63 0-126 0-189 0-24 2-28 34-28 21 0 41 0 62 0 112 0 112 74 112 108s0 109-112 109c-32 0-64 0-96 0z">
            <text:p/>
          </draw:path>
          <draw:path draw:style-name="gr5" draw:text-style-name="P8" draw:layer="layout" svg:width="0.301cm" svg:height="0.22cm" svg:x="13.223cm" svg:y="11.64cm" svg:viewBox="0 0 302 221" svg:d="M238 148c46-48 64-112 64-118s-6-6-10-6c-6 0-6 0-10 12-8 32-24 62-46 88 0-6 0-40-2-44-8-48-44-80-94-80-72 0-140 68-140 136 0 46 32 85 90 85 44 0 86-22 112-41 12 35 38 41 52 41 28 0 46-24 46-36 0-3-6-3-8-3-6 0-8 0-8 3-8 18-22 22-28 22-8 0-16 0-18-59zM200 164c-48 39-90 43-110 43-32 0-50-22-50-53 0-16 6-68 32-102 24-30 52-38 68-38 40 0 52 38 54 68 4 20 2 56 6 82z">
            <text:p/>
          </draw:path>
          <draw:path draw:style-name="gr5" draw:text-style-name="P8" draw:layer="layout" svg:width="0.287cm" svg:height="0.44cm" svg:x="13.581cm" svg:y="11.51cm" svg:viewBox="0 0 288 441" svg:d="M288 68c0-42-38-68-82-68-66 0-116 76-128 126-26 103-52 206-78 309 0 4 4 6 6 6 6 0 10 0 10-4 11-43 23-87 34-130 10 22 34 42 74 42 68 0 146-48 146-124 0-28-14-57-38-73 24-16 56-44 56-84zM190 150c-8 2-10 4-26 4-6 0-18 0-22-2 4-4 18-4 22-4 8 0 20 0 26 2zM254 60c0 26-12 64-42 82-10-4-20-8-46-8-18 0-42 2-42 20 0 12 14 14 40 14 16 0 32-2 46-8 16 12 24 31 24 51 0 72-50 126-110 126-38 0-64-24-64-62 0-6 0-10 2-16 11-43 21-86 32-129 12-46 54-116 112-116 28 0 48 16 48 46z">
            <text:p/>
          </draw:path>
          <draw:path draw:style-name="gr5" draw:text-style-name="P8" draw:layer="layout" svg:width="0.623cm" svg:height="0.364cm" svg:x="14.169cm" svg:y="11.393cm" svg:viewBox="0 0 624 365" svg:d="M548 197c-38 30-58 58-62 68-32 48-25 61-38 92 0 8 8 8 14 8 12 0 12 0 16-14 16-68 56-126 136-160 8-2 10-3 10-7 0-5-3-6-4-8-32-12-116-46-144-164-2-10-2-12-14-12-6 0-14 0-14 10 12 31 6 44 36 92 14 20 34 46 64 68-174 0-348 0-522 0-12 0-26 0-26 14 0 13 14 13 26 13 174 0 348 0 522 0z">
            <text:p/>
          </draw:path>
          <draw:path draw:style-name="gr5" draw:text-style-name="P8" draw:layer="layout" svg:width="0.493cm" svg:height="0.478cm" svg:x="15.286cm" svg:y="11.273cm" svg:viewBox="0 0 494 479" svg:d="M258 185c42-40 84-81 126-121 6-6 42-42 100-42 0-7 0-15 0-22-18 2-42 2-60 2-26 0-66 0-90-2 0 7 0 15 0 22 28 0 34 16 34 24 0 10-8 18-14 22-73 70-147 139-220 209 0-74 0-149 0-223 0-24 2-32 56-32 5 0 11 0 16 0 0-7 0-15 0-22-24 2-75 2-102 2s-80 0-104-2c0 7 0 15 0 22 5 0 11 0 16 0 54 0 56 8 56 32 0 123 0 246 0 369 0 26-2 34-56 34-5 0-11 0-16 0 0 7 0 14 0 22 24-2 75-2 102-2s80 0 104 2c0-8 0-15 0-22-5 0-11 0-16 0-54 0-56-8-56-34 0-41 0-81 0-122 27-26 55-52 82-78 43 63 85 125 128 188 4 6 10 16 10 24 0 22-28 22-42 22 0 7 0 14 0 22 24-2 74-2 100-2s52 0 82 2c0-8 0-15 0-22-38 0-54-4-74-34-54-79-108-158-162-238z">
            <text:p/>
          </draw:path>
          <draw:path draw:style-name="gr5" draw:text-style-name="P8" draw:layer="layout" svg:width="0.311cm" svg:height="0.32cm" svg:x="15.828cm" svg:y="11.436cm" svg:viewBox="0 0 312 321" svg:d="M312 166c0-90-70-166-156-166-88 0-156 78-156 166 0 89 74 155 156 155 84 0 156-68 156-155zM156 305c-30 0-60-16-80-48-18-30-18-73-18-97 0-28 0-66 18-96 18-32 52-48 80-48 30 0 62 16 80 46s18 70 18 98c0 24 0 61-16 93-16 30-46 52-82 52z">
            <text:p/>
          </draw:path>
          <draw:path draw:style-name="gr5" draw:text-style-name="P8" draw:layer="layout" svg:width="0.235cm" svg:height="0.308cm" svg:x="16.18cm" svg:y="11.442cm" svg:viewBox="0 0 236 309" svg:d="M98 76c0-25 0-51 0-76-33 2-65 4-98 6 0 7 0 15 0 22 50 0 54 6 54 40 0 62 0 125 0 187 0 32-6 32-54 32 0 8 0 15 0 22 28-2 60-2 80-2 28 0 62 0 90 2 0-7 0-14 0-22-5 0-11 0-16 0-52 0-52-8-52-34 0-36 0-71 0-107 0-70 28-132 82-132 4 0 6 0 8 2-2 0-16 8-16 26 0 20 14 30 30 30 12 0 30-8 30-30s-22-42-52-42c-52 0-76 46-86 76z">
            <text:p/>
          </draw:path>
          <draw:path draw:style-name="gr5" draw:text-style-name="P8" draw:layer="layout" svg:width="0.219cm" svg:height="0.436cm" svg:x="16.448cm" svg:y="11.321cm" svg:viewBox="0 0 220 437" svg:d="M110 150c33 0 67 0 100 0 0-8 0-15 0-22-33 0-67 0-100 0 0-43 0-85 0-128-6 0-12 0-18 0-2 58-22 132-92 136 0 4 0 9 0 14 20 0 40 0 60 0 0 64 0 129 0 193 0 86 66 94 92 94 50 0 68-48 68-94 0-13 0-27 0-40-5 0-11 0-16 0 0 13 0 25 0 38 0 52-22 80-48 80-46 0-46-64-46-76 0-65 0-130 0-195z">
            <text:p/>
          </draw:path>
          <draw:path draw:style-name="gr5" draw:text-style-name="P8" draw:layer="layout" svg:width="0.271cm" svg:height="0.32cm" svg:x="16.728cm" svg:y="11.436cm" svg:viewBox="0 0 272 321" svg:d="M60 138c4-104 62-122 86-122 74 0 80 96 80 122-55 0-111 0-166 0zM58 154c65 0 131 0 196 0 16 0 18 0 18-16 0-70-38-138-126-138-80 0-146 74-146 160 0 93 74 161 156 161 84 0 116-76 116-90 0-8-6-8-8-8-8 0-8 4-10 10-24 72-88 72-94 72-36 0-64-22-80-48-22-34-22-79-22-103z">
            <text:p/>
          </draw:path>
          <draw:path draw:style-name="gr5" draw:text-style-name="P8" draw:layer="layout" svg:width="0.481cm" svg:height="0.308cm" svg:x="17.034cm" svg:y="11.448cm" svg:viewBox="0 0 482 309" svg:d="M422 68c12-36 34-44 60-46 0-7 0-15 0-22-16 2-36 2-52 2-20 0-52 0-66-2 0 7 0 15 0 22 26 2 42 14 42 34 0 4 0 6-4 14-21 60-43 119-64 179-23-65-47-130-70-195-2-8-4-8-4-12 0-20 28-20 42-20 0-7 0-15 0-22-20 2-56 2-72 2-22 0-42 0-64-2 0 7 0 15 0 22 26 0 38 2 44 12 4 4 12 24 16 38-20 56-40 113-60 169-22-62-44-125-66-187-4-8-4-10-4-12 0-20 28-20 42-20 0-7 0-15 0-22-22 2-60 2-76 2-4 0-40 0-66-2 0 7 0 15 0 22 34 0 44 2 52 26 29 82 59 165 88 247 4 10 7 14 16 14s10-4 14-14c23-66 47-131 70-197 24 66 48 133 72 199 2 8 5 12 14 12s12-6 14-12c27-76 55-153 82-229z">
            <text:p/>
          </draw:path>
          <draw:path draw:style-name="gr5" draw:text-style-name="P8" draw:layer="layout" svg:width="0.271cm" svg:height="0.32cm" svg:x="17.528cm" svg:y="11.436cm" svg:viewBox="0 0 272 321" svg:d="M60 138c4-104 64-122 86-122 74 0 80 96 80 122-55 0-111 0-166 0zM60 154c65 0 131 0 196 0 14 0 16 0 16-16 0-70-38-138-126-138-80 0-146 74-146 160 0 93 74 161 156 161 86 0 116-76 116-90 0-8-4-8-8-8-6 0-8 4-10 10-24 72-88 72-94 72-36 0-64-22-80-48-20-34-20-79-20-103z">
            <text:p/>
          </draw:path>
          <draw:path draw:style-name="gr5" draw:text-style-name="P8" draw:layer="layout" svg:width="0.319cm" svg:height="0.46cm" svg:x="17.842cm" svg:y="11.434cm" svg:viewBox="0 0 320 461" svg:d="M136 195c-62 0-62-69-62-85 0-18 0-42 12-58 6-10 22-28 50-28 60 0 60 70 60 86 0 18 0 40-10 58-6 8-22 27-50 27zM54 223c0-2 0-20 12-34 28 20 56 22 70 22 64 0 114-47 114-101 0-26-12-52-30-68 26-24 52-28 64-28 2 0 4 0 6 2-8 2-10 10-10 18 0 12 8 20 20 20 6 0 20-4 20-20 0-12-8-34-36-34-14 0-44 4-74 32-30-22-60-24-74-24-66 0-114 48-114 102 0 30 16 58 32 72-8 9-22 33-22 57 0 22 10 48 32 62-42 12-64 42-64 70 0 52 68 90 154 90 84 0 156-36 156-90 0-26-10-62-46-80-36-20-78-20-120-20-18 0-48 0-52-2-24-2-38-24-38-46zM156 445c-72 0-120-36-120-74 0-32 26-58 58-60 13 0 27 0 40 0 62 0 140 0 140 60 0 38-50 74-118 74z">
            <text:p/>
          </draw:path>
          <draw:path draw:style-name="gr5" draw:text-style-name="P8" draw:layer="layout" svg:width="0.083cm" svg:height="0.208cm" svg:x="18.234cm" svg:y="11.265cm" svg:viewBox="0 0 84 209" svg:d="M84 74c0-42-18-74-48-74-24 0-36 20-36 38s12 36 36 36c14 0 24-6 28-10 2-2 1-2 2-2 2 0 2 10 2 12 0 22-4 72-50 115-8 8-8 10-8 12 0 6 4 8 8 8 8 0 66-53 66-135z">
            <text:p/>
          </draw:path>
          <draw:path draw:style-name="gr5" draw:text-style-name="P8" draw:layer="layout" svg:width="0.227cm" svg:height="0.32cm" svg:x="18.392cm" svg:y="11.436cm" svg:viewBox="0 0 228 321" svg:d="M122 180c16 2 74 13 74 63 0 36-26 64-80 64-60 0-84-40-98-100-2-10-2-12-10-12s-8 4-8 18c0 31 0 62 0 92 0 12 0 16 6 16 4 0 6 0 18-14 2 0 2-2 14-16 32 30 64 30 78 30 80 0 112-46 112-96 0-38-20-57-28-67-24-22-52-28-80-32-40-8-88-18-88-58 0-24 20-54 80-54 76 0 80 64 82 86 0 6 6 6 8 6 10 0 10-4 10-18 0-24 0-47 0-70 0-12 0-18-8-18-4 0-6 0-14 10-2 2-10 8-12 10-28-20-56-20-66-20-86 0-112 48-112 88 0 24 10 44 30 58 22 20 42 24 92 34z">
            <text:p/>
          </draw:path>
          <draw:path draw:style-name="gr5" draw:text-style-name="P8" draw:layer="layout" svg:width="0.229cm" svg:height="0.32cm" svg:x="18.901cm" svg:y="11.436cm" svg:viewBox="0 0 230 321" svg:d="M124 180c16 2 72 13 72 63 0 36-24 64-78 64-60 0-86-40-98-100-2-10-4-12-10-12-10 0-10 4-10 18 0 31 0 62 0 92 0 12 0 16 8 16 4 0 3-1 18-14 1-1 2-2 14-16 30 30 62 30 78 30 80 0 112-46 112-96 0-38-20-57-30-67-22-22-50-28-80-32-38-8-86-18-86-58 0-24 18-54 80-54 76 0 80 64 82 86 0 6 6 6 8 6 8 0 8-4 8-18 0-24 0-47 0-70 0-12 0-18-6-18-4 0-6 0-14 10-4 2-10 8-12 10-28-20-56-20-66-20-86 0-114 48-114 88 0 24 12 44 30 58 24 20 42 24 94 34z">
            <text:p/>
          </draw:path>
          <draw:path draw:style-name="gr5" draw:text-style-name="P8" draw:layer="layout" svg:width="0.219cm" svg:height="0.436cm" svg:x="19.169cm" svg:y="11.321cm" svg:viewBox="0 0 220 437" svg:d="M108 150c33 0 67 0 100 0 0-8 0-15 0-22-33 0-67 0-100 0 0-43 0-85 0-128-6 0-12 0-18 0 0 58-22 132-90 136 0 4 0 9 0 14 20 0 40 0 60 0 0 64 0 129 0 193 0 86 66 94 90 94 50 0 70-48 70-94 0-13 0-27 0-40-6 0-12 0-18 0 0 13 0 25 0 38 0 52-20 80-46 80-48 0-48-64-48-76 0-65 0-130 0-195z">
            <text:p/>
          </draw:path>
          <draw:path draw:style-name="gr5" draw:text-style-name="P8" draw:layer="layout" svg:width="0.235cm" svg:height="0.308cm" svg:x="19.449cm" svg:y="11.442cm" svg:viewBox="0 0 236 309" svg:d="M98 76c0-25 0-51 0-76-33 2-65 4-98 6 0 7 0 15 0 22 48 0 54 6 54 40 0 62 0 125 0 187 0 32-8 32-54 32 0 8 0 15 0 22 26-2 60-2 80-2 28 0 60 0 88 2 0-7 0-14 0-22-5 0-9 0-14 0-52 0-54-8-54-34 0-36 0-71 0-107 0-70 30-132 84-132 4 0 6 0 8 2-2 0-16 8-16 26 0 20 14 30 30 30 12 0 30-8 30-30s-22-42-52-42c-52 0-76 46-86 76z">
            <text:p/>
          </draw:path>
          <draw:path draw:style-name="gr5" draw:text-style-name="P8" draw:layer="layout" svg:width="0.271cm" svg:height="0.32cm" svg:x="19.723cm" svg:y="11.436cm" svg:viewBox="0 0 272 321" svg:d="M60 138c4-104 64-122 86-122 74 0 80 96 80 122-55 0-111 0-166 0zM60 154c65 0 131 0 196 0 14 0 16 0 16-16 0-70-38-138-126-138-80 0-146 74-146 160 0 93 74 161 156 161 86 0 116-76 116-90 0-8-4-8-8-8-6 0-8 4-10 10-24 72-88 72-94 72-36 0-64-22-80-48-20-34-20-79-20-103z">
            <text:p/>
          </draw:path>
          <draw:path draw:style-name="gr5" draw:text-style-name="P8" draw:layer="layout" svg:width="0.229cm" svg:height="0.32cm" svg:x="20.039cm" svg:y="11.436cm" svg:viewBox="0 0 230 321" svg:d="M124 180c16 2 72 13 72 63 0 36-24 64-78 64-60 0-86-40-98-100-2-10-4-12-10-12-10 0-10 4-10 18 0 31 0 62 0 92 0 12 0 16 8 16 4 0 3-1 18-14 1-1 2-2 14-16 30 30 62 30 78 30 80 0 112-46 112-96 0-38-20-57-30-67-22-22-50-28-80-32-38-8-86-18-86-58 0-24 18-54 80-54 76 0 80 64 82 86 0 6 6 6 8 6 8 0 8-4 8-18 0-24 0-47 0-70 0-12 0-18-6-18-4 0-6 0-14 10-4 2-10 8-12 10-28-20-56-20-66-20-86 0-114 48-114 88 0 24 12 44 30 58 24 20 42 24 94 34z">
            <text:p/>
          </draw:path>
          <draw:path draw:style-name="gr5" draw:text-style-name="P8" draw:layer="layout" svg:width="0.229cm" svg:height="0.32cm" svg:x="20.317cm" svg:y="11.436cm" svg:viewBox="0 0 230 321" svg:d="M122 180c16 2 74 13 74 63 0 36-24 64-80 64-58 0-84-40-98-100-2-10-2-12-10-12s-8 4-8 18c0 31 0 62 0 92 0 12 0 16 8 16 4 0 4 0 18-14 5-5 0-2 14-16 30 30 62 30 76 30 82 0 114-46 114-96 0-38-22-57-30-67-24-22-50-28-80-32-40-8-86-18-86-58 0-24 18-54 78-54 78 0 82 64 82 86 2 6 5 4 8 6 10 0 10-4 10-18 0-24 0-47 0-70 0-12 0-18-8-18-4 0-4 0-14 10-2 2-8 8-12 10-26-20-56-20-66-20-86 0-112 48-112 88 0 24 12 44 30 58 22 20 42 24 92 34z">
            <text:p/>
          </draw:path>
        </draw:g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custom-shape draw:style-name="gr14" draw:text-style-name="P5" draw:layer="layout" svg:width="20.32cm" svg:height="1.441cm" svg:x="2.105cm" svg:y="2.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15" draw:layer="layout" svg:width="27.991cm" svg:height="1.905cm" svg:x="0cm" svg:y="0cm" presentation:class="title" presentation:user-transformed="true">
          <draw:text-box>
            <text:p text:style-name="P14"><text:span text:style-name="T2"><text:tab/></text:span><text:span text:style-name="T2">Chemical Potential Formulation</text:span></text:p>
          </draw:text-box>
        </draw:frame>
        <draw:custom-shape draw:style-name="gr15" draw:text-style-name="P5" draw:layer="layout" svg:width="11.43cm" svg:height="1.27cm" svg:x="2.037cm" svg:y="12.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5" draw:text-style-name="P8" draw:layer="layout" svg:width="0.433cm" svg:height="0.474cm" svg:x="2.54cm" svg:y="13.179cm" svg:viewBox="0 0 434 475" svg:d="M72 421c0 26-2 32-56 32-5 0-11 0-16 0 0 7 0 14 0 22 135 0 269 0 404 0 10-60 20-120 30-180-6 0-12 0-18 0-16 108-34 158-154 158-31 0-63 0-94 0-32 0-34-4-34-28 0-62 0-124 0-186 21 0 43 0 64 0 68 0 76 22 76 82 5 0 11 0 16 0 0-62 0-124 0-185-5 0-11 0-16 0 0 59-8 81-76 81-21 0-43 0-64 0 0-55 0-111 0-167 0-24 2-28 34-28 31 0 61 0 92 0 106 0 126 38 136 136 6 0 12 0 18 0-7-53-13-105-20-158-131 0-263 0-394 0 0 7 0 15 0 22 5 0 11 0 16 0 54 0 56 8 56 32 0 122 0 245 0 367z">
          <text:p/>
        </draw:path>
        <draw:path draw:style-name="gr5" draw:text-style-name="P8" draw:layer="layout" svg:width="0.353cm" svg:height="0.3cm" svg:x="3.002cm" svg:y="13.352cm" svg:viewBox="0 0 354 301" svg:d="M194 138c20-26 48-60 64-80 22-24 52-34 84-36 0-7 0-15 0-22-18 2-40 2-58 2-20 0-58 0-66-2 0 7 0 15 0 22 14 2 20 10 20 22s-8 20-12 24c-14 18-28 37-42 56-19-24-37-48-56-72-6-6-6-8-6-12 0-10 10-16 24-18 0-7 0-15 0-22-18 2-64 2-76 2-14 0-46 0-66-2 0 7 0 15 0 22 50 0 50 2 84 44 23 30 45 60 68 90-22 27-44 54-66 81-34 42-74 42-90 42 0 8 0 15 0 22 18 0 40-2 58-2 22 0 50 2 68 2 0-7 0-14 0-22-16-2-20-10-20-20 0-16 20-40 62-89 18 23 36 46 54 69 6 8 14 20 14 24 0 6-6 16-24 16 0 8 0 15 0 22 20 0 60-2 76-2 18 0 46 2 66 2 0-7 0-14 0-22-38 0-50 0-66-20-31-40-63-81-94-121z">
          <text:p/>
        </draw:path>
        <draw:path draw:style-name="gr5" draw:text-style-name="P8" draw:layer="layout" svg:width="0.219cm" svg:height="0.436cm" svg:x="3.378cm" svg:y="13.225cm" svg:viewBox="0 0 220 437" svg:d="M108 150c34 0 68 0 102 0 0-8 0-15 0-22-34 0-68 0-102 0 0-43 0-85 0-128-5 0-11 0-16 0-2 58-22 132-92 134 0 5 0 10 0 16 20 0 40 0 60 0 0 64 0 129 0 193 0 86 66 94 90 94 50 0 70-50 70-94 0-13 0-27 0-40-6 0-12 0-18 0 0 13 0 25 0 38 0 52-20 78-46 78-48 0-48-62-48-74 0-65 0-130 0-195z">
          <text:p/>
        </draw:path>
        <draw:path draw:style-name="gr5" draw:text-style-name="P8" draw:layer="layout" svg:width="0.271cm" svg:height="0.32cm" svg:x="3.658cm" svg:y="13.34cm" svg:viewBox="0 0 272 321" svg:d="M60 138c4-104 62-122 86-122 72 0 80 94 80 122-55 0-111 0-166 0zM58 152c65 0 131 0 196 0 16 0 18 0 18-14 0-70-38-138-126-138-82 0-146 72-146 160 0 93 74 161 154 161 86 0 118-78 118-90 0-8-6-10-10-10-6 0-6 6-8 10-24 72-88 72-96 72-34 0-62-20-78-46-22-34-22-79-22-105z">
          <text:p/>
        </draw:path>
        <draw:path draw:style-name="gr5" draw:text-style-name="P8" draw:layer="layout" svg:width="0.235cm" svg:height="0.308cm" svg:x="3.97cm" svg:y="13.344cm" svg:viewBox="0 0 236 309" svg:d="M98 78c0-26 0-52 0-78-33 3-65 5-98 8 0 7 0 15 0 22 50 0 56 6 56 40 0 62 0 125 0 187 0 30-8 30-56 30 0 8 0 15 0 22 28 0 60-2 80-2 28 0 62 0 90 2 0-7 0-14 0-22-5 0-11 0-16 0-52 0-52-6-52-32 0-36 0-71 0-107 0-70 30-132 82-132 6 0 6 0 8 2-2 0-16 8-16 26 0 20 14 30 30 30 12 0 30-8 30-30s-22-44-52-44c-50 0-76 48-86 78z">
          <text:p/>
        </draw:path>
        <draw:path draw:style-name="gr5" draw:text-style-name="P8" draw:layer="layout" svg:width="0.353cm" svg:height="0.308cm" svg:x="4.248cm" svg:y="13.344cm" svg:viewBox="0 0 354 309" svg:d="M56 70c0 62 0 125 0 187 0 30-8 30-56 30 0 8 0 15 0 22 26 0 60-2 80-2 18 0 54 2 78 2 0-7 0-14 0-22-46 0-54 0-54-30 0-43 0-86 0-129 0-72 50-112 94-112s52 38 52 78c0 54 0 109 0 163 0 30-8 30-54 30 0 8 0 15 0 22 24 0 60-2 80-2 18 0 54 2 78 2 0-7 0-14 0-22-36 0-54 0-54-20 0-44 0-89 0-133 0-60 0-82-22-108-10-12-34-26-74-26-52 0-84 32-104 74 0-25 0-49 0-74-33 3-67 5-100 8 0 7 0 15 0 22 50 0 56 6 56 40z">
          <text:p/>
        </draw:path>
        <draw:path draw:style-name="gr5" draw:text-style-name="P8" draw:layer="layout" svg:width="0.315cm" svg:height="0.32cm" svg:x="4.646cm" svg:y="13.34cm" svg:viewBox="0 0 316 321" svg:d="M204 261c4 28 22 56 56 56 14 0 56-8 56-66 0-12 0-25 0-38-5 0-11 0-16 0 0 13 0 26 0 38 0 40-18 46-26 46-24 0-26-32-26-36 0-46 0-93 0-139 0-30 0-56-26-82-26-28-62-40-96-40-58 0-106 34-106 80 0 20 14 32 32 32 20 0 32-14 32-32 0-8-2-30-34-32 18-24 52-32 74-32 36 0 76 28 76 90 0 8 0 17 0 26-36 2-86 4-130 26-52 22-70 59-70 89 0 56 68 74 112 74 46 0 78-28 92-60zM200 146c0 23 0 46 0 69 0 68-52 90-82 90-36 0-64-24-64-58 0-40 30-97 146-101z">
          <text:p/>
        </draw:path>
        <draw:path draw:style-name="gr5" draw:text-style-name="P8" draw:layer="layout" svg:width="0.155cm" svg:height="0.484cm" svg:x="4.989cm" svg:y="13.169cm" svg:viewBox="0 0 156 485" svg:d="M102 0c-34 3-68 5-102 8 0 7 0 15 0 22 50 0 56 4 56 40 0 121 0 242 0 363 0 30-8 30-56 30 0 7 0 14 0 22 24 0 61-2 78-2s52 2 78 2c0-8 0-15 0-22-46 0-54 0-54-30 0-144 0-289 0-433z">
          <text:p/>
        </draw:path>
        <draw:path draw:style-name="gr5" draw:text-style-name="P8" draw:layer="layout" svg:width="0.405cm" svg:height="0.474cm" svg:x="5.419cm" svg:y="13.179cm" svg:viewBox="0 0 406 475" svg:d="M386 0c-129 0-257 0-386 0 0 7 0 15 0 22 6 0 12 0 18 0 54 0 54 8 54 32 0 122 0 245 0 367 0 26 0 32-54 32-6 0-12 0-18 0 0 7 0 14 0 22 24-2 80-2 108-2s92 0 118 2c0-8 0-15 0-22-8 0-16 0-24 0-66 0-66-8-66-32 0-58 0-116 0-174 20 0 40 0 60 0 68 0 74 24 74 82 6 0 12 0 18 0 0-61 0-122 0-183-6 0-12 0-18 0 0 57-6 81-74 81-20 0-40 0-60 0 0-59 0-118 0-177 0-24 0-28 34-28 28 0 56 0 84 0 106 0 122 40 134 136 6 0 12 0 18 0-7-53-13-105-20-158z">
          <text:p/>
        </draw:path>
        <draw:path draw:style-name="gr5" draw:text-style-name="P8" draw:layer="layout" svg:width="0.311cm" svg:height="0.32cm" svg:x="5.815cm" svg:y="13.34cm" svg:viewBox="0 0 312 321" svg:d="M312 164c0-88-70-164-156-164s-156 78-156 164c0 91 74 157 156 157 86 0 156-68 156-157zM156 303c-30 0-60-14-80-46-16-30-16-73-16-97 0-28 0-66 16-96 20-34 52-48 80-48 32 0 62 16 80 46s18 70 18 98c0 24 0 61-16 91-14 32-46 52-82 52z">
          <text:p/>
        </draw:path>
        <draw:path draw:style-name="gr5" draw:text-style-name="P8" draw:layer="layout" svg:width="0.235cm" svg:height="0.308cm" svg:x="6.167cm" svg:y="13.344cm" svg:viewBox="0 0 236 309" svg:d="M98 78c0-26 0-52 0-78-33 3-65 5-98 8 0 7 0 15 0 22 50 0 56 6 56 40 0 62 0 125 0 187 0 30-8 30-56 30 0 8 0 15 0 22 28 0 60-2 80-2 28 0 62 0 90 2 0-7 0-14 0-22-5 0-11 0-16 0-52 0-52-6-52-32 0-36 0-71 0-107 0-70 30-132 82-132 6 0 6 0 8 2-2 0-16 8-16 26 0 20 14 30 30 30 12 0 30-8 30-30s-22-44-52-44c-50 0-76 48-86 78z">
          <text:p/>
        </draw:path>
        <draw:path draw:style-name="gr5" draw:text-style-name="P8" draw:layer="layout" svg:width="0.267cm" svg:height="0.32cm" svg:x="6.447cm" svg:y="13.34cm" svg:viewBox="0 0 268 321" svg:d="M58 162c0-114 58-144 94-144 8 0 52 0 76 26-28 2-32 24-32 32 0 18 12 32 32 32 18 0 32-12 32-32 0-48-54-76-108-76-88 0-152 76-152 164 0 87 70 157 150 157 96 0 118-83 118-90s-8-8-10-8c-6 0-8 4-8 8-22 64-66 72-92 72-38 0-100-30-100-141z">
          <text:p/>
        </draw:path>
        <draw:path draw:style-name="gr5" draw:text-style-name="P8" draw:layer="layout" svg:width="0.271cm" svg:height="0.32cm" svg:x="6.755cm" svg:y="13.34cm" svg:viewBox="0 0 272 321" svg:d="M58 138c6-104 64-122 88-122 72 0 80 94 80 122-56 0-112 0-168 0zM58 152c65 0 131 0 196 0 16 0 18 0 18-14 0-70-38-138-126-138-82 0-146 72-146 160 0 93 74 161 154 161 86 0 118-78 118-90 0-8-6-10-10-10-6 0-8 6-8 10-26 72-88 72-96 72-34 0-62-20-78-46-22-34-22-79-22-105z">
          <text:p/>
        </draw:path>
        <draw:path draw:style-name="gr5" draw:text-style-name="P8" draw:layer="layout" svg:width="0.075cm" svg:height="0.3cm" svg:x="7.107cm" svg:y="13.352cm" svg:viewBox="0 0 76 301" svg:d="M76 38c0-20-18-38-38-38s-38 18-38 38 18 36 38 36 38-16 38-36zM76 265c0-20-18-38-38-38s-38 18-38 38 18 36 38 36 38-16 38-36z">
          <text:p/>
        </draw:path>
        <draw:path draw:style-name="gr5" draw:text-style-name="P8" draw:layer="layout" svg:width="0.403cm" svg:height="0.474cm" svg:x="7.579cm" svg:y="13.179cm" svg:viewBox="0 0 404 475" svg:d="M386 0c-129 0-257 0-386 0 0 7 0 15 0 22 5 0 11 0 16 0 54 0 56 8 56 32 0 122 0 245 0 367 0 26-2 32-56 32-5 0-11 0-16 0 0 7 0 14 0 22 24-2 78-2 106-2s92 0 118 2c0-8 0-15 0-22-8 0-16 0-24 0-66 0-66-8-66-32 0-58 0-116 0-174 20 0 40 0 60 0 68 0 76 24 76 82 5 0 11 0 16 0 0-61 0-122 0-183-5 0-11 0-16 0 0 57-8 81-76 81-20 0-40 0-60 0 0-59 0-118 0-177 0-24 2-28 34-28 28 0 56 0 84 0 106 0 124 40 136 136 5 0 11 0 16 0-6-53-12-105-18-158z">
          <text:p/>
        </draw:path>
        <draw:path draw:style-name="gr5" draw:text-style-name="P8" draw:layer="layout" svg:width="0.301cm" svg:height="0.218cm" svg:x="8.045cm" svg:y="13.544cm" svg:viewBox="0 0 302 219" svg:d="M238 146c46-46 64-112 64-116 0-8-6-8-10-8-6 0-6 2-10 14-8 32-24 62-46 88 0-8 0-40-2-44-8-50-44-80-94-80-72 0-140 66-140 136 0 44 32 83 90 83 44 0 86-20 112-41 12 35 38 41 52 41 28 0 46-24 46-33 0-6-6-6-8-6-6 0-8 2-8 6-8 17-22 19-28 19-8 0-16 0-18-59zM200 164c-48 37-90 41-110 41-32 0-50-19-50-53 0-14 6-68 32-102 24-28 52-36 68-36 40 0 52 36 56 68 2 20 0 56 4 82z">
          <text:p/>
        </draw:path>
        <draw:path draw:style-name="gr5" draw:text-style-name="P8" draw:layer="layout" svg:width="0.467cm" svg:height="0.163cm" svg:x="8.649cm" svg:y="13.398cm" svg:viewBox="0 0 468 164" svg:d="M444 28c10 0 24 0 24-14s-14-14-24-14c-141 0-281 0-422 0-8 0-22 0-22 14s14 14 24 14c140 0 280 0 420 0zM444 164c10 0 24 0 24-14s-14-14-24-14c-140 0-280 0-420 0-10 0-24 0-24 14s14 14 22 14c141 0 281 0 422 0z">
          <text:p/>
        </draw:path>
        <draw:path draw:style-name="gr5" draw:text-style-name="P8" draw:layer="layout" svg:width="0.429cm" svg:height="0.027cm" svg:x="9.409cm" svg:y="13.466cm" svg:viewBox="0 0 430 28" svg:d="M406 28c12 0 24 0 24-14s-12-14-24-14c-127 0-253 0-380 0-12 0-26 0-26 14s14 14 26 14c127 0 253 0 380 0z">
          <text:p/>
        </draw:path>
        <draw:path draw:style-name="gr5" draw:text-style-name="P8" draw:layer="layout" svg:width="0.331cm" svg:height="0.46cm" svg:x="9.918cm" svg:y="13.344cm" svg:viewBox="0 0 332 461" svg:d="M2 431c-2 8-2 10-2 12 0 10 8 18 20 18 14 0 22-12 24-14 4-8 26-100 46-176 14 28 36 46 68 46 82 0 174-98 174-201 0-76-46-116-98-116-68 0-142 72-164 156-23 91-45 183-68 275zM158 301c-50 0-60-56-60-62 0-2 2-16 6-26 18-77 26-103 42-131 30-50 64-66 86-66 26 0 48 20 48 70 0 38-20 115-38 149-24 44-58 66-84 66z">
          <text:p/>
        </draw:path>
        <draw:path draw:style-name="gr5" draw:text-style-name="P8" draw:layer="layout" svg:width="0.369cm" svg:height="0.516cm" svg:x="10.288cm" svg:y="13.153cm" svg:viewBox="0 0 370 517" svg:d="M298 265c-8-44-36-83-92-83-42 0-88 11-142 65-58 58-64 124-64 146 0 42 32 124 130 124 166 0 240-236 240-335 0-110-66-182-152-182-102 0-134 92-134 112 0 10 6 24 26 24 24 0 38-20 38-36 0-26-22-26-32-26 30-52 80-56 100-56 52 0 102 36 102 128 0 26-6 61-20 119zM132 497c-78 0-78-72-78-78 0-20 18-118 46-160 28-40 64-62 106-62 78 0 78 78 78 92 0 50-44 208-152 208z">
          <text:p/>
        </draw:path>
        <draw:path draw:style-name="gr5" draw:text-style-name="P8" draw:layer="layout" svg:width="0.301cm" svg:height="0.218cm" svg:x="10.664cm" svg:y="13.544cm" svg:viewBox="0 0 302 219" svg:d="M238 146c46-46 64-112 64-116 0-8-6-8-8-8-8 0-8 2-12 14-8 32-24 62-44 88-2-8-2-40-4-44-6-50-44-80-92-80-74 0-142 66-142 136 0 44 32 83 90 83 44 0 86-20 114-41 10 35 36 41 50 41 28 0 46-24 46-33 0-6-6-6-8-6-6 0-8 2-8 6-6 17-22 19-28 19-8 0-16 0-18-59zM200 164c-48 37-90 41-108 41-34 0-52-19-52-53 0-14 8-68 32-102 24-28 52-36 68-36 40 0 52 36 56 68 2 20 2 56 4 82z">
          <text:p/>
        </draw:path>
        <draw:path draw:style-name="gr5" draw:text-style-name="P8" draw:layer="layout" svg:width="0.381cm" svg:height="0.46cm" svg:x="11.054cm" svg:y="13.344cm" svg:viewBox="0 0 382 461" svg:d="M142 64c4-14 10-40 10-44 0-12-8-20-20-20-2 0-22 2-28 26-34 135-68 270-102 405-2 8-2 10-2 12 0 10 8 18 20 18 16 0 24-12 24-14 4-8 12-44 40-152 22 20 54 22 68 22 48 0 76-32 94-50 6 30 32 50 62 50 26 0 42-16 52-38 12-26 22-68 22-70 0-6-6-6-8-6-8 0-8 2-10 12-12 46-26 86-54 86-20 0-22-18-22-32s10-48 14-72c7-25 13-50 20-75 2-10 10-36 12-48 4-16 10-42 10-46 0-14-8-20-20-20-2 0-22 2-26 26-11 43-23 86-34 130-8 35-16 63-18 71 0 4-34 66-92 66-34 0-52-22-52-60 0-20 6-40 10-59 10-40 20-79 30-118z">
          <text:p/>
        </draw:path>
        <draw:path draw:style-name="gr5" draw:text-style-name="P8" draw:layer="layout" svg:width="0.299cm" svg:height="0.22cm" svg:x="11.48cm" svg:y="13.185cm" svg:viewBox="0 0 300 221" svg:d="M36 186c0 5-4 17-4 19 0 10 8 16 16 16 10 0 18-8 20-12s6-20 8-29c4-10 8-32 12-44 2-10 6-22 8-32 6-22 6-24 20-46 14-18 38-44 74-44 28 0 30 24 30 34 0 30-22 84-30 104-4 14-6 18-6 28 0 25 20 41 46 41 48 0 70-67 70-75 0-6-6-6-8-6-6 0-6 2-8 8-12 39-34 59-52 59-12 0-14-8-14-18 0-9 4-17 12-39 6-14 26-66 26-94 0-48-38-56-64-56-40 0-68 26-82 44-4-34-34-44-54-44s-32 16-38 26c-12 18-18 46-18 50 0 6 6 6 8 6 8 0 8-2 12-16 6-28 16-52 36-52 12 0 16 10 16 24 0 10-5 27-8 40s-8 34-12 44c-5 21-11 42-16 64z">
          <text:p/>
        </draw:path>
        <draw:path draw:style-name="gr5" draw:text-style-name="P8" draw:layer="layout" svg:width="0.147cm" svg:height="0.328cm" svg:x="11.828cm" svg:y="13.077cm" svg:viewBox="0 0 148 329" svg:d="M136 18c0-8-6-18-20-18s-28 12-28 26c0 8 6 18 20 18s28-12 28-26zM36 267c-2 6-6 12-6 20 0 22 20 42 48 42 48 0 70-68 70-76 0-6-6-6-8-6-6 0-6 2-8 8-12 40-34 60-52 60-10 0-14-6-14-18 0-10 4-20 8-30 6-14 12-28 16-40s22-55 24-61 4-12 4-16c0-24-20-42-48-42-48 0-70 66-70 76 0 5 6 5 8 5 6 0 8-2 8-7 14-42 36-60 54-60 8 0 12 4 12 16s-4 20-16 49c-10 27-20 54-30 80z">
          <text:p/>
        </draw:path>
        <draw:path draw:style-name="gr5" draw:text-style-name="P8" draw:layer="layout" svg:width="0.251cm" svg:height="0.344cm" svg:x="12.034cm" svg:y="13.061cm" svg:viewBox="0 0 252 345" svg:d="M250 14c1-3 2-6 2-8s-2-6-8-6c-10 0-50 4-62 4-4 2-12 2-12 12 0 8 8 8 14 8 22 0 22 2 22 6s0 6-2 12c-9 37-19 74-28 112-10-18-26-30-50-30-62 0-126 69-126 139 0 48 32 82 74 82 26 0 50-16 70-36 8 30 38 36 50 36 18 0 30-12 38-26 12-20 18-48 18-50 0-6-6-6-8-6-6 0-8 2-10 16-6 22-16 52-36 52-14 0-16-12-16-24 0-10 0-14 2-20 23-91 45-182 68-273zM146 279c-4 12-16 22-26 32-4 4-24 20-46 20-18 0-34-14-34-48 0-26 14-80 24-99 24-38 48-46 62-46 34 0 44 38 44 42 0 2-2 6-2 7-7 31-15 62-22 92z">
          <text:p/>
        </draw:path>
        <draw:g>
          <draw:custom-shape draw:style-name="gr16" draw:text-style-name="P5" draw:layer="layout" svg:width="13.692cm" svg:height="3.32cm" svg:x="2.025cm" svg:y="4.66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7" draw:text-style-name="P16" draw:layer="layout" svg:width="8.255cm" svg:height="1.665cm" svg:x="2.277cm" svg:y="5.054cm">
            <draw:text-box>
              <text:p><text:span text:style-name="T4">Gibbs-Duhem Relation:</text:span></text:p>
            </draw:text-box>
          </draw:frame>
          <draw:g>
            <svg:title>TexMaths</svg:title>
            <svg:desc>20§latex§\mu \rightarrow \text{Chemical Potential: }§svg§600§TRUE§</svg:desc>
            <draw:path draw:style-name="gr5" draw:text-style-name="P8" draw:layer="layout" svg:width="0.379cm" svg:height="0.46cm" svg:x="2.6cm" svg:y="6.894cm" svg:viewBox="0 0 380 461" svg:d="M140 64c4-14 12-40 12-44 0-12-10-20-22-20-2 0-20 2-28 26-33 135-67 270-100 405-2 8-1 6-2 10 0 12 8 20 20 20 14 0 22-12 24-16 2-6 12-42 38-150 22 20 54 22 68 22 50 0 78-32 94-52 6 32 32 52 64 52 24 0 40-16 52-38 12-26 20-68 20-70 0-6-6-6-8-6-8 0-8 2-10 12-12 46-24 86-54 86-18 0-20-18-20-32 0-16 8-48 14-72 7-25 13-50 20-75 2-10 8-38 12-48 2-16 10-42 10-46 0-14-10-20-20-20-4 0-22 2-28 24-11 44-21 88-32 132-10 33-18 63-20 71 0 2-34 66-90 66-36 0-52-22-52-60 0-20 4-40 10-60 9-39 19-78 28-117z">
              <text:p/>
            </draw:path>
            <draw:path draw:style-name="gr5" draw:text-style-name="P8" draw:layer="layout" svg:width="0.623cm" svg:height="0.364cm" svg:x="3.236cm" svg:y="6.847cm" svg:viewBox="0 0 624 365" svg:d="M548 197c-40 28-58 58-64 66-32 48-38 92-38 94 0 8 10 8 14 8 12 0 14-2 16-14 16-68 58-128 138-160 8-2 10-3 10-8s-4-8-6-8c-30-11-116-47-142-165-2-8-4-10-16-10-4 0-14 0-14 8 0 2 6 46 36 94 14 20 34 44 66 68-174 0-348 0-522 0-14 0-26 0-26 13 0 14 12 14 26 14 174 0 348 0 522 0z">
              <text:p/>
            </draw:path>
            <draw:path draw:style-name="gr5" draw:text-style-name="P8" draw:layer="layout" svg:width="0.427cm" svg:height="0.508cm" svg:x="4.134cm" svg:y="6.711cm" svg:viewBox="0 0 428 509" svg:d="M0 253c0 146 114 256 244 256 116 0 184-98 184-178 0-8 0-12-8-12s-8 4-10 10c-4 100-80 158-156 158-44 0-182-24-182-232 0-209 138-233 180-233 78 0 140 64 154 165 2 10 2 12 12 12s10-2 10-16c0-55 0-110 0-165 0-12 0-18-8-18-2 0-6 0-10 8-12 17-24 35-36 52-26-24-62-60-130-60-130 0-244 112-244 253z">
              <text:p/>
            </draw:path>
            <draw:path draw:style-name="gr5" draw:text-style-name="P8" draw:layer="layout" svg:width="0.353cm" svg:height="0.484cm" svg:x="4.623cm" svg:y="6.719cm" svg:viewBox="0 0 354 485" svg:d="M56 433c0 30-8 30-56 30 0 7 0 14 0 22 26 0 62-2 80-2s56 2 80 2c0-8 0-15 0-22-48 0-56 0-56-30 0-43 0-87 0-130 0-72 50-112 96-112 44 0 52 38 52 78 0 55 0 109 0 164 0 30-8 30-56 30 0 7 0 14 0 22 24 0 60-2 80-2 18 0 54 2 78 2 0-8 0-15 0-22-36 0-54 0-54-20 0-45 0-89 0-134 0-60 0-82-22-108-10-12-34-26-74-26-58 0-90 42-102 70 0-81 0-163 0-245-34 3-68 5-102 8 0 7 0 15 0 22 50 0 56 4 56 38 0 121 0 243 0 365z">
              <text:p/>
            </draw:path>
            <draw:path draw:style-name="gr5" draw:text-style-name="P8" draw:layer="layout" svg:width="0.271cm" svg:height="0.32cm" svg:x="5.011cm" svg:y="6.89cm" svg:viewBox="0 0 272 321" svg:d="M60 138c4-104 62-122 86-122 74 0 80 94 80 122-55 0-111 0-166 0zM58 152c65 0 131 0 196 0 16 0 18 0 18-14 0-70-38-138-126-138-80 0-146 72-146 160 0 93 74 161 156 161 84 0 116-78 116-92 0-6-6-8-8-8-6 0-8 4-10 10-24 72-88 72-94 72-36 0-64-20-80-46-22-34-22-80-22-105z">
              <text:p/>
            </draw:path>
            <draw:path draw:style-name="gr5" draw:text-style-name="P8" draw:layer="layout" svg:width="0.547cm" svg:height="0.308cm" svg:x="5.327cm" svg:y="6.894cm" svg:viewBox="0 0 548 309" svg:d="M54 70c0 62 0 125 0 187 0 30-8 30-54 30 0 7 0 15 0 22 24 0 60-2 80-2 18 0 54 2 78 2 0-7 0-15 0-22-48 0-56 0-56-30 0-43 0-86 0-129 0-72 50-112 96-112 44 0 52 38 52 78 0 54 0 109 0 163 0 30-8 30-54 30 0 7 0 15 0 22 24 0 60-2 78-2s56 2 80 2c0-7 0-15 0-22-48 0-56 0-56-30 0-43 0-86 0-129 0-72 50-112 96-112 44 0 52 38 52 78 0 54 0 109 0 163 0 30-8 30-56 30 0 7 0 15 0 22 24 0 60-2 80-2 18 0 54 2 78 2 0-7 0-15 0-22-36 0-54 0-54-20 0-44 0-89 0-133 0-60 0-82-22-108-10-12-34-26-74-26-58 0-90 42-102 70-10-62-62-70-94-70-50 0-84 30-104 74 0-25 0-49 0-74-33 3-65 5-98 8 0 7 0 15 0 22 48 0 54 4 54 40z">
              <text:p/>
            </draw:path>
            <draw:path draw:style-name="gr5" draw:text-style-name="P8" draw:layer="layout" svg:width="0.149cm" svg:height="0.466cm" svg:x="5.913cm" svg:y="6.737cm" svg:viewBox="0 0 150 467" svg:d="M102 158c-33 2-67 5-100 8 0 7 0 14 0 21 46 0 52 4 52 38 0 64 0 127 0 190 0 30-6 30-54 30 0 7 0 14 0 22 22 0 60-2 78-2 24 0 48 2 72 2 0-8 0-15 0-22-46 0-48-2-48-30 0-86 0-172 0-257zM104 36c0-22-18-36-38-36-22 0-36 18-36 36 0 20 14 38 36 38 20 0 38-14 38-38z">
              <text:p/>
            </draw:path>
            <draw:path draw:style-name="gr5" draw:text-style-name="P8" draw:layer="layout" svg:width="0.267cm" svg:height="0.32cm" svg:x="6.109cm" svg:y="6.89cm" svg:viewBox="0 0 268 321" svg:d="M58 162c0-114 58-144 96-144 6 0 50 0 74 26-28 2-32 22-32 32 0 18 12 32 32 32 18 0 32-12 32-32 0-48-54-76-108-76-88 0-152 76-152 162 0 89 70 159 150 159 96 0 118-85 118-92s-8-6-10-6c-6 0-8 2-8 6-22 66-66 74-92 74-38 0-100-30-100-141z">
              <text:p/>
            </draw:path>
            <draw:path draw:style-name="gr5" draw:text-style-name="P8" draw:layer="layout" svg:width="0.315cm" svg:height="0.32cm" svg:x="6.427cm" svg:y="6.89cm" svg:viewBox="0 0 316 321" svg:d="M204 261c4 28 22 56 56 56 14 0 56-10 56-66 0-13 0-26 0-40-5 0-11 0-16 0 0 14 0 27 0 40 0 40-18 44-26 44-24 0-26-30-26-34 0-46 0-93 0-139 0-30 0-58-26-84s-62-38-96-38c-58 0-106 34-106 80 0 20 14 32 32 32 20 0 32-14 32-32 0-8-2-32-36-32 20-24 54-32 76-32 36 0 76 28 76 90 0 8 0 17 0 26-36 2-86 4-130 24-52 23-70 59-70 91 0 56 68 74 112 74 46 0 78-28 92-60zM200 146c0 23 0 46 0 69 0 66-52 90-82 90-36 0-64-24-64-58 0-40 30-97 146-101z">
              <text:p/>
            </draw:path>
            <draw:path draw:style-name="gr5" draw:text-style-name="P8" draw:layer="layout" svg:width="0.155cm" svg:height="0.484cm" svg:x="6.771cm" svg:y="6.719cm" svg:viewBox="0 0 156 485" svg:d="M102 0c-34 3-68 5-102 8 0 7 0 15 0 22 50 0 56 4 56 38 0 121 0 243 0 365 0 30-8 30-56 30 0 7 0 14 0 22 24 0 61-2 78-2s52 2 78 2c0-8 0-15 0-22-46 0-54 0-54-30 0-144 0-289 0-433z">
              <text:p/>
            </draw:path>
            <draw:path draw:style-name="gr5" draw:text-style-name="P8" draw:layer="layout" svg:width="0.413cm" svg:height="0.476cm" svg:x="7.203cm" svg:y="6.727cm" svg:viewBox="0 0 414 477" svg:d="M134 255c40 0 80 0 120 0 84 0 160-56 160-125 0-68-70-130-166-130-83 0-165 0-248 0 0 7 0 15 0 22 5 0 11 0 16 0 54 0 56 8 56 32 0 123 0 246 0 369 0 24-2 32-56 32-5 0-11 0-16 0 0 7 0 14 0 22 24-2 75-2 102-2s80 0 104 2c0-8 0-15 0-22-5 0-11 0-16 0-54 0-56-8-56-32 0-56 0-112 0-168zM132 237c0-62 0-125 0-187 0-24 2-28 34-28 21 0 43 0 64 0 112 0 112 74 112 108s0 107-112 107c-33 0-65 0-98 0z">
              <text:p/>
            </draw:path>
            <draw:path draw:style-name="gr5" draw:text-style-name="P8" draw:layer="layout" svg:width="0.309cm" svg:height="0.32cm" svg:x="7.657cm" svg:y="6.89cm" svg:viewBox="0 0 310 321" svg:d="M310 164c0-90-70-164-154-164-88 0-156 76-156 164 0 89 72 157 154 157 86 0 156-68 156-157zM156 303c-30 0-62-14-80-46s-18-74-18-99c0-26 0-64 16-96 20-32 52-46 80-46 32 0 62 16 80 46s18 70 18 96c0 25 0 63-16 93-14 32-46 52-80 52z">
              <text:p/>
            </draw:path>
            <draw:path draw:style-name="gr5" draw:text-style-name="P8" draw:layer="layout" svg:width="0.219cm" svg:height="0.436cm" svg:x="8.001cm" svg:y="6.775cm" svg:viewBox="0 0 220 437" svg:d="M108 150c34 0 68 0 102 0 0-8 0-15 0-22-34 0-68 0-102 0 0-43 0-85 0-128-5 0-11 0-16 0-2 56-22 132-92 134 0 5 0 10 0 16 20 0 40 0 60 0 0 64 0 129 0 193 0 86 66 94 90 94 50 0 70-50 70-94 0-13 0-27 0-40-6 0-12 0-18 0 0 13 0 25 0 38 0 52-20 78-46 78-48 0-48-64-48-76 0-64 0-129 0-193z">
              <text:p/>
            </draw:path>
            <draw:path draw:style-name="gr5" draw:text-style-name="P8" draw:layer="layout" svg:width="0.271cm" svg:height="0.32cm" svg:x="8.28cm" svg:y="6.89cm" svg:viewBox="0 0 272 321" svg:d="M60 138c4-104 62-122 86-122 72 0 80 94 80 122-55 0-111 0-166 0zM58 152c65 0 131 0 196 0 16 0 18 0 18-14 0-70-38-138-126-138-82 0-146 72-146 160 0 93 74 161 154 161 86 0 118-78 118-92 0-6-6-8-10-8-6 0-6 4-8 10-24 72-88 72-96 72-34 0-62-20-78-46-22-34-22-80-22-105z">
              <text:p/>
            </draw:path>
            <draw:path draw:style-name="gr5" draw:text-style-name="P8" draw:layer="layout" svg:width="0.351cm" svg:height="0.308cm" svg:x="8.596cm" svg:y="6.894cm" svg:viewBox="0 0 352 309" svg:d="M54 70c0 62 0 125 0 187 0 30-8 30-54 30 0 7 0 15 0 22 24 0 60-2 78-2s56 2 80 2c0-7 0-15 0-22-48 0-56 0-56-30 0-43 0-86 0-129 0-72 50-112 96-112 44 0 52 38 52 78 0 54 0 109 0 163 0 30-8 30-56 30 0 7 0 15 0 22 26 0 62-2 80-2s54 2 78 2c0-7 0-15 0-22-36 0-54 0-54-20 0-44 0-89 0-133 0-60 0-82-22-108-10-12-32-26-74-26-50 0-84 30-104 74 0-25 0-49 0-74-33 3-65 5-98 8 0 7 0 15 0 22 48 0 54 4 54 40z">
              <text:p/>
            </draw:path>
            <draw:path draw:style-name="gr5" draw:text-style-name="P8" draw:layer="layout" svg:width="0.219cm" svg:height="0.436cm" svg:x="8.956cm" svg:y="6.775cm" svg:viewBox="0 0 220 437" svg:d="M110 150c33 0 67 0 100 0 0-8 0-15 0-22-33 0-67 0-100 0 0-43 0-85 0-128-6 0-12 0-18 0-2 56-22 132-92 134 0 5 0 10 0 16 20 0 40 0 60 0 0 64 0 129 0 193 0 86 66 94 92 94 50 0 68-50 68-94 0-13 0-27 0-40-5 0-11 0-16 0 0 13 0 25 0 38 0 52-22 78-48 78-46 0-46-64-46-76 0-64 0-129 0-193z">
              <text:p/>
            </draw:path>
            <draw:path draw:style-name="gr5" draw:text-style-name="P8" draw:layer="layout" svg:width="0.149cm" svg:height="0.466cm" svg:x="9.24cm" svg:y="6.737cm" svg:viewBox="0 0 150 467" svg:d="M102 158c-33 2-67 5-100 8 0 7 0 14 0 21 46 0 52 4 52 38 0 64 0 127 0 190 0 30-6 30-54 30 0 7 0 14 0 22 22 0 60-2 78-2 24 0 48 2 72 2 0-8 0-15 0-22-46 0-48-2-48-30 0-86 0-172 0-257zM104 36c0-22-18-36-38-36s-36 18-36 36c0 20 16 38 36 38s38-14 38-38z">
              <text:p/>
            </draw:path>
            <draw:path draw:style-name="gr5" draw:text-style-name="P8" draw:layer="layout" svg:width="0.315cm" svg:height="0.32cm" svg:x="9.442cm" svg:y="6.89cm" svg:viewBox="0 0 316 321" svg:d="M204 261c2 28 22 56 54 56 16 0 58-10 58-66 0-13 0-26 0-40-6 0-12 0-18 0 0 14 0 27 0 40 0 40-16 44-24 44-24 0-26-30-26-34 0-46 0-93 0-139 0-30 0-58-26-84-28-26-62-38-96-38-58 0-106 34-106 80 0 20 14 32 32 32 20 0 32-14 32-32 0-8-2-32-36-32 20-24 54-32 76-32 36 0 76 28 76 90 0 8 0 17 0 26-36 2-86 4-130 24-52 23-70 59-70 91 0 56 68 74 112 74 46 0 78-28 92-60zM200 146c0 23 0 46 0 69 0 66-52 90-84 90-34 0-62-24-62-58 0-40 30-97 146-101z">
              <text:p/>
            </draw:path>
            <draw:path draw:style-name="gr5" draw:text-style-name="P8" draw:layer="layout" svg:width="0.155cm" svg:height="0.484cm" svg:x="9.786cm" svg:y="6.719cm" svg:viewBox="0 0 156 485" svg:d="M102 0c-34 3-68 5-102 8 0 7 0 15 0 22 50 0 56 4 56 38 0 121 0 243 0 365 0 30-8 30-56 30 0 7 0 14 0 22 24 0 61-2 78-2s52 2 78 2c0-8 0-15 0-22-46 0-54 0-54-30 0-144 0-289 0-433z">
              <text:p/>
            </draw:path>
            <draw:path draw:style-name="gr5" draw:text-style-name="P8" draw:layer="layout" svg:width="0.073cm" svg:height="0.3cm" svg:x="10.02cm" svg:y="6.902cm" svg:viewBox="0 0 74 301" svg:d="M74 38c0-20-18-38-38-38s-36 18-36 38 16 36 36 36 38-16 38-36zM74 265c0-22-18-38-38-38s-36 17-36 38 16 36 36 36 38-16 38-36z">
              <text:p/>
            </draw:path>
          </draw:g>
          <draw:g>
            <svg:title>TexMaths</svg:title>
            <svg:desc>20§latex§\partial_{\beta} P_{\alpha \beta}= \rho \partial_{\alpha} \mu§svg§600§TRUE§</svg:desc>
            <draw:path draw:style-name="gr5" draw:text-style-name="P8" draw:layer="layout" svg:width="0.369cm" svg:height="0.516cm" svg:x="10.647cm" svg:y="5.23cm" svg:viewBox="0 0 370 517" svg:d="M298 265c-8-44-36-83-90-83-44 0-90 11-144 65-58 58-64 124-64 146 0 44 32 124 130 124 168 0 240-236 240-335 0-112-66-182-152-182-102 0-134 92-134 112 0 10 6 24 26 24 24 0 38-22 38-38 0-24-20-24-32-24 30-52 80-56 100-56 52 0 102 36 102 128 0 26-4 61-20 119zM132 497c-78 0-78-72-78-78 0-20 18-118 48-160 28-40 62-62 106-62 76 0 78 78 78 92 0 50-46 208-154 208z">
              <text:p/>
            </draw:path>
            <draw:path draw:style-name="gr5" draw:text-style-name="P8" draw:layer="layout" svg:width="0.285cm" svg:height="0.44cm" svg:x="11.016cm" svg:y="5.491cm" svg:viewBox="0 0 286 441" svg:d="M286 68c0-44-36-68-80-68-68 0-116 76-130 126-25 103-50 206-76 309-2 4 4 6 6 6 4 0 8 0 10-4 11-44 22-88 32-132 12 24 34 44 74 44 70 0 148-48 148-124 0-30-14-57-40-73 24-16 56-44 56-84zM190 150c-8 2-12 4-26 4-8 0-20 0-22-2 4-4 18-4 22-4 8 0 18 0 26 2zM254 60c0 26-12 64-42 80-10-2-20-6-48-6-16 0-40 2-40 20 0 12 14 14 40 14 16 0 30-4 46-8 14 10 22 31 22 51 0 72-48 124-108 124-38 0-64-22-64-60 0-6 0-10 0-16 12-43 23-86 34-129 10-46 54-116 112-116 28 0 48 16 48 46z">
              <text:p/>
            </draw:path>
            <draw:path draw:style-name="gr5" draw:text-style-name="P8" draw:layer="layout" svg:width="0.501cm" svg:height="0.476cm" svg:x="11.399cm" svg:y="5.254cm" svg:viewBox="0 0 502 477" svg:d="M186 257c39 0 79 0 118 0 100 0 198-73 198-151 0-54-46-106-138-106-76 0-152 0-228 0-14 0-20 0-20 12 0 10 6 10 20 10 8 0 22 0 30 0 12 2 16 4 16 12 0 2-2 4-4 14-31 125-63 250-94 375-6 28-8 34-64 34-12 0-20 0-20 12 0 8 10 8 12 8 18 0 68-2 88-2 16 0 30 2 46 2 14 0 30 0 46 0 4 0 14 0 14-14 0-6-8-6-20-6-26 0-46 0-46-14 0-4 2-8 2-12 15-58 29-116 44-174zM236 48c6-24 8-26 38-26 23 0 45 0 68 0 58 0 94 18 94 66 0 28-14 88-40 113-36 32-78 36-108 36-33 0-67 0-100 0 16-63 32-126 48-189z">
              <text:p/>
            </draw:path>
            <draw:path draw:style-name="gr5" draw:text-style-name="P8" draw:layer="layout" svg:width="0.301cm" svg:height="0.22cm" svg:x="11.852cm" svg:y="5.621cm" svg:viewBox="0 0 302 221" svg:d="M238 146c46-46 64-112 64-116 0-6-6-6-8-6-8 0-8 0-10 12-10 32-26 62-46 88 0-6-2-40-2-44-8-48-46-80-94-80-72 0-142 66-142 136 0 44 34 85 90 85 46 0 86-22 114-41 12 35 36 41 50 41 30 0 48-24 48-35 0-6-6-6-10-6-6 0-6 2-8 6-6 17-22 21-28 21s-14 0-18-61zM200 164c-48 37-90 43-108 43-32 0-52-21-52-55 0-14 8-66 34-100 22-30 50-38 68-38 38 0 50 38 54 68 2 20 2 56 4 82z">
              <text:p/>
            </draw:path>
            <draw:path draw:style-name="gr5" draw:text-style-name="P8" draw:layer="layout" svg:width="0.285cm" svg:height="0.44cm" svg:x="12.212cm" svg:y="5.491cm" svg:viewBox="0 0 286 441" svg:d="M286 68c0-44-38-68-80-68-68 0-118 76-130 126-25 103-50 206-75 309-2 4 2 6 6 6s8 0 10-4c10-44 21-88 32-132 10 24 33 44 73 44 68 0 146-48 146-124 0-30-12-57-38-73 24-16 56-44 56-84zM188 150c-6 2-10 4-24 4-8 0-20 0-24-2 6-4 20-4 24-4 8 0 18 0 24 2zM254 60c0 26-12 64-44 80-8-2-18-6-46-6-16 0-42 2-42 20 0 12 16 14 40 14 18 0 32-4 48-8 14 10 22 31 22 51 0 72-48 124-108 124-38 0-65-22-65-60 0-6 2-10 2-16 10-43 21-86 31-129 12-46 56-116 112-116 30 0 50 16 50 46z">
              <text:p/>
            </draw:path>
            <draw:path draw:style-name="gr5" draw:text-style-name="P8" draw:layer="layout" svg:width="0.467cm" svg:height="0.163cm" svg:x="12.8cm" svg:y="5.475cm" svg:viewBox="0 0 468 164" svg:d="M444 28c10 0 24 0 24-14s-14-14-24-14c-140 0-280 0-420 0-10 0-24 0-24 14s14 14 24 14c140 0 280 0 420 0zM444 164c10 0 24 0 24-14s-14-14-24-14c-140 0-280 0-420 0-10 0-24 0-24 14s14 14 24 14c140 0 280 0 420 0z">
              <text:p/>
            </draw:path>
            <draw:path draw:style-name="gr5" draw:text-style-name="P8" draw:layer="layout" svg:width="0.331cm" svg:height="0.46cm" svg:x="13.524cm" svg:y="5.421cm" svg:viewBox="0 0 332 461" svg:d="M2 431c-2 8-2 10-2 12 0 10 8 18 20 18 14 0 22-12 24-14 4-6 26-100 46-176 14 28 36 46 68 46 82 0 174-98 174-201 0-76-46-116-98-116-68 0-142 70-164 156-23 91-45 183-68 275zM158 303c-50 0-60-56-60-64 0-2 4-16 6-26 18-77 26-103 42-131 30-50 64-66 86-66 26 0 50 20 50 68 0 40-22 117-40 151-24 44-58 68-84 68z">
              <text:p/>
            </draw:path>
            <draw:path draw:style-name="gr5" draw:text-style-name="P8" draw:layer="layout" svg:width="0.369cm" svg:height="0.516cm" svg:x="13.894cm" svg:y="5.23cm" svg:viewBox="0 0 370 517" svg:d="M298 265c-8-44-36-83-92-83-42 0-88 11-142 65-58 58-64 124-64 146 0 44 32 124 130 124 166 0 240-236 240-335 0-112-66-182-152-182-102 0-134 92-134 112 0 10 6 24 26 24 24 0 38-22 38-38 0-24-22-24-32-24 30-52 80-56 100-56 52 0 102 36 102 128 0 26-6 61-20 119zM132 497c-78 0-78-72-78-78 0-20 18-118 46-160 28-40 64-62 106-62 78 0 78 78 78 92 0 50-44 208-152 208z">
              <text:p/>
            </draw:path>
            <draw:path draw:style-name="gr5" draw:text-style-name="P8" draw:layer="layout" svg:width="0.301cm" svg:height="0.22cm" svg:x="14.269cm" svg:y="5.621cm" svg:viewBox="0 0 302 221" svg:d="M238 146c46-46 64-112 64-116 0-6-6-6-8-6-8 0-8 0-10 12-10 32-26 62-46 88-2-6-2-40-4-44-6-48-44-80-92-80-72 0-142 66-142 136 0 44 32 85 90 85 44 0 86-22 114-41 10 35 36 41 50 41 30 0 46-24 46-35 0-6-6-6-8-6-6 0-8 2-8 6-6 17-22 21-28 21s-16 0-18-61zM200 164c-48 37-90 43-108 43-34 0-52-21-52-55 0-14 8-66 32-100 24-30 52-38 68-38 40 0 52 38 56 68 2 20 2 56 4 82z">
              <text:p/>
            </draw:path>
            <draw:path draw:style-name="gr5" draw:text-style-name="P8" draw:layer="layout" svg:width="0.381cm" svg:height="0.46cm" svg:x="14.659cm" svg:y="5.421cm" svg:viewBox="0 0 382 461" svg:d="M142 64c4-14 10-40 10-44 0-12-8-20-20-20-2 0-22 2-28 26-34 135-68 270-102 405-2 8-2 10-2 12 0 10 8 18 20 18 16 0 24-12 24-14 4-6 12-42 40-152 22 20 54 22 68 22 48 0 76-30 94-50 6 32 32 50 62 50 26 0 42-16 52-38 12-26 22-68 22-70 0-6-6-6-8-6-8 0-8 2-10 12-12 46-26 88-54 88-20 0-22-18-22-34 0-14 10-48 14-72 7-25 13-50 20-75 2-10 10-38 12-48 4-16 12-42 12-46 0-14-10-20-22-20-2 0-22 2-26 26-11 43-23 86-34 130-8 35-16 63-18 71 0 4-34 68-92 68-34 0-52-24-52-62 0-20 6-40 10-59 10-40 20-79 30-118z">
              <text:p/>
            </draw:path>
          </draw:g>
          <draw:g>
            <svg:title>TexMaths</svg:title>
            <svg:desc>20§latex§\mu = \mu^{id} + \mu^{nid}§svg§600§TRUE§</svg:desc>
            <draw:path draw:style-name="gr5" draw:text-style-name="P8" draw:layer="layout" svg:width="0.379cm" svg:height="0.46cm" svg:x="10.511cm" svg:y="6.884cm" svg:viewBox="0 0 380 461" svg:d="M140 64c4-16 12-42 12-46 0-12-10-18-22-18-2 0-20 0-28 26-33 135-67 270-100 405-2 8-1 7-2 10 0 12 8 20 20 20 14 0 22-14 24-16 2-6 12-42 38-150 22 18 54 22 68 22 50 0 78-32 94-52 6 32 32 52 64 52 24 0 40-16 52-38 12-26 20-68 20-70 0-8-6-8-8-8-8 0-8 4-10 14-12 44-24 86-54 86-18 0-20-18-20-32 0-16 8-48 14-71 7-26 13-51 20-76 2-12 8-38 12-48 2-16 10-44 10-48 0-12-10-18-20-18-4 0-22 0-28 24-11 44-21 88-32 132-10 34-18 63-20 69 0 4-34 68-90 68-36 0-52-22-52-60 0-22 4-40 10-59 9-40 19-79 28-118z">
              <text:p/>
            </draw:path>
            <draw:path draw:style-name="gr5" draw:text-style-name="P8" draw:layer="layout" svg:width="0.467cm" svg:height="0.163cm" svg:x="11.147cm" svg:y="6.936cm" svg:viewBox="0 0 468 164" svg:d="M444 28c10 0 24 0 24-14s-14-14-24-14c-140 0-280 0-420 0-10 0-24 0-24 14s14 14 24 14c140 0 280 0 420 0zM444 164c10 0 24 0 24-14s-14-14-24-14c-140 0-280 0-420 0-10 0-24 0-24 14s14 14 24 14c140 0 280 0 420 0z">
              <text:p/>
            </draw:path>
            <draw:path draw:style-name="gr5" draw:text-style-name="P8" draw:layer="layout" svg:width="0.379cm" svg:height="0.46cm" svg:x="11.87cm" svg:y="6.884cm" svg:viewBox="0 0 380 461" svg:d="M140 64c4-16 12-42 12-46 0-12-8-18-20-18-2 0-22 0-28 26-34 135-68 270-102 405-2 8-1 7-2 10 0 12 8 20 20 20 14 0 22-14 24-16 2-6 12-42 38-150 24 18 54 22 68 22 50 0 78-32 94-52 6 32 32 52 64 52 24 0 40-16 52-38 12-26 20-68 20-70 0-8-6-8-8-8-6 0-8 4-10 14-12 44-24 86-54 86-18 0-20-18-20-32 0-16 8-48 14-71 7-26 13-51 20-76 2-12 8-38 12-48 4-16 10-44 10-48 0-12-10-18-20-18-4 0-22 0-28 24-11 44-21 88-32 132-10 34-16 63-20 69 0 4-34 68-90 68-36 0-52-22-52-60 0-22 4-40 10-59 9-40 19-79 28-118z">
              <text:p/>
            </draw:path>
            <draw:path draw:style-name="gr5" draw:text-style-name="P8" draw:layer="layout" svg:width="0.147cm" svg:height="0.328cm" svg:x="12.296cm" svg:y="6.615cm" svg:viewBox="0 0 148 329" svg:d="M136 18c0-8-6-18-20-18s-28 12-28 26c0 10 6 20 20 20s28-14 28-28zM36 267c-2 6-6 12-6 20 0 24 20 42 48 42 48 0 70-68 70-74 0-8-6-8-8-8-6 0-8 4-10 10-10 38-32 58-52 58-10 0-12-6-12-16 0-12 4-22 8-32 6-14 10-26 16-40 4-12 22-55 24-61 2-4 4-10 4-16 0-22-20-42-48-42-48 0-70 68-70 76 0 6 6 6 8 6 6 0 6-2 8-8 14-42 34-60 52-60 8 0 14 4 14 18 0 10-4 18-16 48-10 26-20 53-30 79z">
              <text:p/>
            </draw:path>
            <draw:path draw:style-name="gr5" draw:text-style-name="P8" draw:layer="layout" svg:width="0.253cm" svg:height="0.344cm" svg:x="12.5cm" svg:y="6.599cm" svg:viewBox="0 0 254 345" svg:d="M252 16c0-2 1-5 2-8 0-4-2-8-8-8-10 0-50 4-64 6-4 0-10 0-10 10 0 8 6 8 12 8 24 0 24 2 24 6s0 8-2 12c-9 37-19 74-28 112-10-16-26-30-50-30-64 0-128 70-128 139 0 48 32 82 76 82 26 0 50-14 68-34 10 30 38 34 52 34 18 0 30-10 38-26 12-18 18-46 18-48 0-8-6-8-8-8-8 0-8 2-12 16-4 24-14 52-34 52-14 0-18-10-18-24 0-8 2-14 4-20 23-90 45-181 68-271zM146 279c-2 14-14 24-24 32-4 4-24 20-46 20-18 0-36-12-36-48 0-26 14-80 26-97 22-40 48-48 62-48 34 0 44 38 44 44 0 2-2 4-2 6-8 30-16 61-24 91z">
              <text:p/>
            </draw:path>
            <draw:path draw:style-name="gr5" draw:text-style-name="P8" draw:layer="layout" svg:width="0.467cm" svg:height="0.466cm" svg:x="12.994cm" svg:y="6.784cm" svg:viewBox="0 0 468 467" svg:d="M248 247c65 0 130 0 196 0 10 0 24 0 24-14s-14-14-24-14c-66 0-131 0-196 0 0-65 0-130 0-195 0-10 0-24-14-24s-14 14-14 24c0 65 0 130 0 195-65 0-131 0-196 0-10 0-24 0-24 14s14 14 24 14c65 0 131 0 196 0 0 66 0 132 0 198 0 8 0 22 14 22s14-14 14-22c0-66 0-132 0-198z">
              <text:p/>
            </draw:path>
            <draw:path draw:style-name="gr5" draw:text-style-name="P8" draw:layer="layout" svg:width="0.381cm" svg:height="0.46cm" svg:x="13.678cm" svg:y="6.884cm" svg:viewBox="0 0 382 461" svg:d="M142 64c4-16 10-42 10-46 0-12-8-18-20-18-2 0-22 0-28 26-34 135-68 270-102 405-2 8-1 7-2 10 0 12 8 20 20 20 14 0 24-14 24-16 4-6 12-42 40-150 22 18 54 22 68 22 48 0 76-32 92-52 8 32 34 52 64 52 24 0 40-16 52-38 12-26 22-68 22-70 0-8-8-8-10-8-6 0-8 4-10 14-12 44-24 86-52 86-20 0-22-18-22-32 0-16 8-48 14-71 7-26 13-51 20-76 2-12 10-38 12-48 4-16 10-44 10-48 0-12-10-18-20-18-4 0-22 0-28 24-11 44-21 88-32 132-8 34-16 63-18 69-2 4-34 68-92 68-34 0-52-22-52-60 0-22 6-40 10-59 10-40 20-79 30-118z">
              <text:p/>
            </draw:path>
            <draw:path draw:style-name="gr5" draw:text-style-name="P8" draw:layer="layout" svg:width="0.299cm" svg:height="0.22cm" svg:x="14.103cm" svg:y="6.723cm" svg:viewBox="0 0 300 221" svg:d="M36 186c-2 6-3 13-4 19 0 12 8 16 16 16 10 0 18-6 20-10s6-19 8-31c2-8 8-30 12-44 2-10 6-20 8-32 6-20 6-24 20-44s38-46 74-46c28 0 30 26 30 34 0 30-22 84-30 106-6 14-8 18-8 26 0 25 22 41 48 41 48 0 70-67 70-73 0-8-6-8-8-8-6 0-8 4-8 10-12 38-34 57-54 57-10 0-12-6-12-15 0-12 4-18 12-40 6-16 26-68 26-96 0-46-38-56-64-56-40 0-68 26-84 46-2-34-32-46-52-46s-32 16-38 28c-12 18-18 46-18 48 0 6 6 6 8 6 6 0 8-2 10-14 8-30 18-54 36-54 14 0 18 12 18 24 0 10-5 29-8 42s-10 32-12 44c-5 20-11 41-16 62z">
              <text:p/>
            </draw:path>
            <draw:path draw:style-name="gr5" draw:text-style-name="P8" draw:layer="layout" svg:width="0.147cm" svg:height="0.328cm" svg:x="14.451cm" svg:y="6.615cm" svg:viewBox="0 0 148 329" svg:d="M136 18c0-8-6-18-20-18s-28 12-28 26c0 10 6 20 20 20s28-14 28-28zM34 267c-2 6-4 12-4 20 0 24 20 42 48 42 48 0 70-68 70-74 0-8-6-8-8-8-6 0-8 4-10 10-10 38-32 58-52 58-10 0-12-6-12-16 0-12 4-22 8-32 6-14 10-26 16-40 4-12 22-55 24-61 2-4 4-10 4-16 0-22-20-42-48-42-48 0-70 68-70 76 0 6 6 6 8 6 6 0 6-2 8-8 14-42 34-60 52-60 8 0 14 4 14 18 0 10-4 18-16 48-11 26-21 53-32 79z">
              <text:p/>
            </draw:path>
            <draw:path draw:style-name="gr5" draw:text-style-name="P8" draw:layer="layout" svg:width="0.253cm" svg:height="0.344cm" svg:x="14.655cm" svg:y="6.599cm" svg:viewBox="0 0 254 345" svg:d="M252 16c0-2 1-5 2-8 0-4-2-8-8-8-10 0-50 4-64 6-4 0-10 0-10 10 0 8 6 8 12 8 24 0 24 2 24 6s0 8-2 12c-9 37-19 74-28 112-10-16-26-30-50-30-64 0-128 70-128 139 0 48 32 82 76 82 26 0 50-14 68-34 10 30 38 34 52 34 18 0 30-10 38-26 12-18 18-46 18-48 0-8-6-8-8-8-8 0-8 2-12 16-6 24-14 52-36 52-12 0-16-10-16-24 0-8 2-14 4-20 23-90 45-181 68-271zM146 279c-2 14-14 24-24 32-4 4-24 20-46 20-18 0-36-12-36-48 0-26 14-80 26-97 22-40 48-48 62-48 34 0 44 38 44 44 0 2-2 4-2 6-8 30-16 61-24 91z">
              <text:p/>
            </draw:path>
          </draw:g>
        </draw:g>
        <draw:frame draw:style-name="gr18" draw:text-style-name="P16" draw:layer="layout" svg:width="7.62cm" svg:height="1.102cm" svg:x="2.105cm" svg:y="2.901cm">
          <draw:text-box>
            <text:p><text:span text:style-name="T4">Momentum Equation:</text:span></text:p>
          </draw:text-box>
        </draw:frame>
        <draw:g>
          <svg:title>TexMaths</svg:title>
          <svg:desc>20§latex§\partial_t( \rho u) + \partial_{\beta}( \rho u_{\alpha} u_{\beta} ) = -\partial_{\alpha} P_{\alpha \beta} + \partial_{\beta} \sigma_{\alpha \beta} §svg§600§TRUE§</svg:desc>
          <draw:path draw:style-name="gr5" draw:text-style-name="P8" draw:layer="layout" svg:width="0.369cm" svg:height="0.514cm" svg:x="10.273cm" svg:y="3.098cm" svg:viewBox="0 0 370 515" svg:d="M298 263c-8-44-36-81-90-81-44 0-90 10-144 65-58 58-64 122-64 144 0 44 32 124 130 124 168 0 240-234 240-333 0-112-66-182-152-182-102 0-134 92-134 110 0 10 6 26 26 26 24 0 38-22 38-38 0-24-20-24-32-24 30-52 80-56 102-56 50 0 100 36 100 126 0 28-4 63-20 119zM132 497c-78 0-78-72-78-80 0-18 18-116 48-158 28-40 62-64 106-64 76 0 78 80 78 94 0 50-46 208-154 208z">
            <text:p/>
          </draw:path>
          <draw:path draw:style-name="gr5" draw:text-style-name="P8" draw:layer="layout" svg:width="0.165cm" svg:height="0.31cm" svg:x="10.639cm" svg:y="3.397cm" svg:viewBox="0 0 166 311" svg:d="M100 112c17 0 33 0 50 0 10 0 16 0 16-10 0-6-6-6-14-6-15 0-31 0-46 0 6-25 12-49 18-74 0-2 0-4 0-6 0-8-6-16-16-16-12 0-20 8-24 22-2 12 4-12-18 74-17 0-33 0-50 0-10 0-16 0-16 10 0 6 6 6 16 6 15 0 31 0 46 0-10 38-20 77-30 115-2 12-6 30-6 36 0 30 24 48 52 48 54 0 86-70 86-76s-6-6-8-6c-6 0-6 2-10 10-14 30-40 58-66 58-10 0-18-6-18-24 0-6 2-16 4-20 11-47 23-94 34-141z">
            <text:p/>
          </draw:path>
          <draw:path draw:style-name="gr5" draw:text-style-name="P8" draw:layer="layout" svg:width="0.163cm" svg:height="0.697cm" svg:x="10.935cm" svg:y="3.074cm" svg:viewBox="0 0 164 698" svg:d="M164 692c0-2 0-4-12-16-88-88-110-219-110-327 0-122 26-243 112-329 10-10 10-10 10-12 0-6-4-8-8-8-6 0-70 48-112 136-34 77-44 155-44 213 0 56 8 140 46 218 44 87 104 131 110 131 4 0 8-2 8-6z">
            <text:p/>
          </draw:path>
          <draw:path draw:style-name="gr5" draw:text-style-name="P8" draw:layer="layout" svg:width="0.331cm" svg:height="0.458cm" svg:x="11.161cm" svg:y="3.289cm" svg:viewBox="0 0 332 459" svg:d="M2 429c-2 10-2 10-2 12 0 10 8 18 20 18 14 0 22-12 24-14 4-6 26-100 44-176 14 28 38 48 70 48 82 0 174-100 174-203 0-74-48-114-98-114-68 0-142 70-164 156-23 91-45 182-68 273zM158 301c-50 0-60-56-60-62 0-4 2-18 4-26 20-77 28-103 42-131 32-52 66-66 88-66 26 0 48 20 48 68 0 38-20 115-38 151-24 44-58 66-84 66z">
            <text:p/>
          </draw:path>
          <draw:path draw:style-name="gr5" draw:text-style-name="P8" draw:layer="layout" svg:width="0.361cm" svg:height="0.316cm" svg:x="11.523cm" svg:y="3.289cm" svg:viewBox="0 0 362 317" svg:d="M226 269c8 30 32 48 62 48 24 0 42-16 52-40 12-24 15-45 22-68 0-8-6-8-10-8-6 0-6 4-8 12-10 40-24 88-54 88-14 0-22-10-22-32 0-16 10-48 14-74 7-24 13-49 20-73 2-12 10-38 12-48 4-16 10-44 10-48 0-12-10-18-20-18-4 0-22 0-26 24-14 52-46 173-54 211 0 2-28 58-80 58-36 0-44-32-44-58 0-38 20-93 38-141 8-22 12-32 12-44 0-32-22-58-58-58-66 0-92 102-92 108s5 4 8 6c8 0 8 0 12-12 18-60 44-86 70-86 8 0 18 0 18 22 0 18-8 38-12 48-26 70-40 111-40 147 0 66 48 84 86 84 46 0 72-32 84-48z">
            <text:p/>
          </draw:path>
          <draw:path draw:style-name="gr5" draw:text-style-name="P8" draw:layer="layout" svg:width="0.163cm" svg:height="0.697cm" svg:x="11.945cm" svg:y="3.074cm" svg:viewBox="0 0 164 698" svg:d="M164 349c0-54-8-138-48-217-42-86-102-132-108-132s-8 4-8 8c0 2 0 2 14 16 68 68 108 179 108 325 0 120-26 243-112 331-10 8-10 10-10 12 0 4 2 6 8 6s70-48 110-135c36-76 46-154 46-214z">
            <text:p/>
          </draw:path>
          <draw:path draw:style-name="gr5" draw:text-style-name="P8" draw:layer="layout" svg:width="0.467cm" svg:height="0.464cm" svg:x="12.373cm" svg:y="3.192cm" svg:viewBox="0 0 468 465" svg:d="M248 245c66 0 132 0 198 0 8 0 22 0 22-14s-14-14-22-14c-66 0-132 0-198 0 0-65 0-130 0-195 0-10 0-22-14-22s-14 12-14 22c0 65 0 130 0 195-65 0-131 0-196 0-10 0-24 0-24 14s14 14 24 14c65 0 131 0 196 0 0 66 0 131 0 196 0 10 0 24 14 24s14-14 14-24c0-65 0-130 0-196z">
            <text:p/>
          </draw:path>
          <draw:path draw:style-name="gr5" draw:text-style-name="P8" draw:layer="layout" svg:width="0.369cm" svg:height="0.514cm" svg:x="13.065cm" svg:y="3.098cm" svg:viewBox="0 0 370 515" svg:d="M298 263c-8-44-36-81-90-81-44 0-90 10-144 65-58 58-64 122-64 144 0 44 32 124 130 124 168 0 240-234 240-333 0-112-66-182-152-182-102 0-134 92-134 110 0 10 6 26 26 26 24 0 38-22 38-38 0-24-22-24-32-24 30-52 80-56 100-56 52 0 102 36 102 126 0 28-4 63-20 119zM132 497c-78 0-78-72-78-80 0-18 18-116 46-158 30-40 64-64 108-64 76 0 78 80 78 94 0 50-46 208-154 208z">
            <text:p/>
          </draw:path>
          <draw:path draw:style-name="gr5" draw:text-style-name="P8" draw:layer="layout" svg:width="0.285cm" svg:height="0.44cm" svg:x="13.434cm" svg:y="3.357cm" svg:viewBox="0 0 286 441" svg:d="M286 70c0-44-36-70-80-70-68 0-116 78-130 126-25 103-50 206-76 309-2 4 4 6 6 6 4 0 8 0 10-4 11-43 22-87 32-130 12 22 34 42 74 42 70 0 148-48 148-124 0-28-14-57-40-73 24-16 56-44 56-82zM190 152c-8 0-12 2-26 2-8 0-20 0-22-2 4-2 18-2 22-2 8 0 18 0 26 2zM254 60c0 26-12 64-42 82-10-4-20-6-48-6-16 0-40 0-40 18 0 12 14 14 40 14 16 0 30-2 46-6 14 10 22 30 22 51 0 70-48 124-108 124-38 0-64-24-64-62 0-6 0-10 0-14 12-44 23-87 34-131 10-46 54-116 112-116 28 0 48 16 48 46z">
            <text:p/>
          </draw:path>
          <draw:path draw:style-name="gr5" draw:text-style-name="P8" draw:layer="layout" svg:width="0.163cm" svg:height="0.697cm" svg:x="13.858cm" svg:y="3.074cm" svg:viewBox="0 0 164 698" svg:d="M164 692c0-2 0-4-12-16-88-88-112-219-112-327 0-122 28-243 114-329 10-10 10-10 10-12 0-6-4-8-8-8-6 0-70 48-112 136-36 77-44 155-44 213 0 56 8 140 46 218 42 87 104 131 110 131 4 0 8-2 8-6z">
            <text:p/>
          </draw:path>
          <draw:path draw:style-name="gr5" draw:text-style-name="P8" draw:layer="layout" svg:width="0.331cm" svg:height="0.458cm" svg:x="14.082cm" svg:y="3.289cm" svg:viewBox="0 0 332 459" svg:d="M4 429c-4 10-4 10-4 12 0 10 8 18 20 18 16 0 24-12 26-14 2-6 26-100 44-176 14 28 36 48 70 48 82 0 172-100 172-203 0-74-46-114-96-114-70 0-142 70-164 156-23 91-45 182-68 273zM160 301c-50 0-62-56-62-62 0-4 4-18 6-26 20-77 28-103 42-131 30-52 66-66 88-66 26 0 48 20 48 68 0 38-20 115-40 151-22 44-56 66-82 66z">
            <text:p/>
          </draw:path>
          <draw:path draw:style-name="gr5" draw:text-style-name="P8" draw:layer="layout" svg:width="0.359cm" svg:height="0.316cm" svg:x="14.446cm" svg:y="3.289cm" svg:viewBox="0 0 360 317" svg:d="M226 269c6 30 32 48 62 48 24 0 40-16 52-40s13-45 20-68c0-8-6-8-8-8-6 0-8 4-10 12-10 40-22 88-52 88-14 0-22-10-22-32 0-16 8-48 14-74 7-24 13-49 20-73 2-12 8-38 12-48 4-16 10-44 10-48 0-12-10-18-20-18-4 0-22 0-28 24-12 52-44 173-52 211 0 2-28 58-80 58-36 0-44-32-44-58 0-38 20-93 38-141 8-22 12-32 12-44 0-32-22-58-58-58-66 0-92 102-92 108s6 6 8 6c8 0 8 0 12-12 16-60 44-86 70-86 6 0 18 0 18 22 0 18-8 38-12 48-26 70-40 111-40 147 0 66 48 84 86 84 46 0 72-32 84-48z">
            <text:p/>
          </draw:path>
          <draw:path draw:style-name="gr5" draw:text-style-name="P8" draw:layer="layout" svg:width="0.301cm" svg:height="0.22cm" svg:x="14.858cm" svg:y="3.487cm" svg:viewBox="0 0 302 221" svg:d="M238 148c46-48 64-112 64-118s-6-6-8-6c-8 0-8 2-10 12-10 32-26 62-46 88 0-6-2-40-2-44-8-48-46-80-94-80-72 0-142 68-142 136 0 46 34 85 90 85 46 0 86-22 114-41 12 35 36 41 50 41 30 0 48-24 48-33 0-6-6-6-10-6-6 0-6 2-8 4-6 17-22 21-28 21s-14 0-18-59zM200 164c-48 39-90 43-108 43-32 0-52-21-52-53 0-14 8-68 34-102 22-30 50-38 68-38 38 0 50 38 54 68 2 22 2 56 4 82z">
            <text:p/>
          </draw:path>
          <draw:path draw:style-name="gr5" draw:text-style-name="P8" draw:layer="layout" svg:width="0.361cm" svg:height="0.316cm" svg:x="15.248cm" svg:y="3.289cm" svg:viewBox="0 0 362 317" svg:d="M226 269c8 30 32 48 62 48 26 0 42-16 52-40 12-24 15-45 22-68 0-8-6-8-8-8-8 0-8 4-10 12-10 40-24 88-54 88-14 0-22-10-22-32 0-16 10-48 16-74 6-24 12-49 18-73 2-12 10-38 12-48 4-16 12-44 12-48 0-12-10-18-22-18-2 0-20 0-26 24-14 52-44 173-54 211 0 2-28 58-80 58-36 0-42-32-42-58 0-38 18-93 36-141 10-22 12-32 12-44 0-32-22-58-56-58-68 0-94 102-94 108s5 4 8 6c8 0 8 0 12-12 18-60 44-86 72-86 6 0 16 0 16 22 0 18-6 38-12 48-26 70-40 111-40 147 0 66 48 84 86 84 46 0 72-32 84-48z">
            <text:p/>
          </draw:path>
          <draw:path draw:style-name="gr5" draw:text-style-name="P8" draw:layer="layout" svg:width="0.287cm" svg:height="0.44cm" svg:x="15.654cm" svg:y="3.357cm" svg:viewBox="0 0 288 441" svg:d="M288 70c0-44-38-70-80-70-68 0-118 78-130 126-26 103-52 206-78 309 0 4 4 6 8 6s8 0 8-4c11-43 23-87 34-130 10 22 34 42 74 42 68 0 146-48 146-124 0-28-14-57-38-73 24-16 56-44 56-82zM190 152c-6 0-10 2-24 2-8 0-20 0-24-2 6-2 18-2 24-2s18 0 24 2zM256 60c0 26-14 64-44 82-10-4-18-6-46-6-18 0-42 0-42 18 0 12 16 14 40 14 18 0 32-2 48-6 14 10 22 30 22 51 0 70-48 124-108 124-38 0-66-24-66-62 0-6 0-10 2-14 11-44 21-87 32-131 12-46 56-116 112-116 30 0 50 16 50 46z">
            <text:p/>
          </draw:path>
          <draw:path draw:style-name="gr5" draw:text-style-name="P8" draw:layer="layout" svg:width="0.161cm" svg:height="0.697cm" svg:x="16.05cm" svg:y="3.074cm" svg:viewBox="0 0 162 698" svg:d="M162 349c0-54-8-138-46-217-42-86-102-132-110-132-4 0-6 4-6 8 0 2 0 2 12 16 70 68 110 179 110 325 0 120-26 243-114 331-8 8-8 10-8 12 0 4 2 6 6 6 8 0 70-48 112-135 36-76 44-154 44-214z">
            <text:p/>
          </draw:path>
          <draw:path draw:style-name="gr5" draw:text-style-name="P8" draw:layer="layout" svg:width="0.465cm" svg:height="0.163cm" svg:x="16.518cm" svg:y="3.341cm" svg:viewBox="0 0 466 164" svg:d="M442 28c12 0 24 0 24-14s-12-14-22-14c-141 0-281 0-422 0-10 0-22 0-22 14s12 14 24 14c139 0 279 0 418 0zM444 164c10 0 22 0 22-14s-12-14-24-14c-139 0-279 0-418 0-12 0-24 0-24 14s12 14 22 14c141 0 281 0 422 0z">
            <text:p/>
          </draw:path>
          <draw:path draw:style-name="gr5" draw:text-style-name="P8" draw:layer="layout" svg:width="0.429cm" svg:height="0.027cm" svg:x="17.278cm" svg:y="3.409cm" svg:viewBox="0 0 430 28" svg:d="M406 28c12 0 24 0 24-14s-12-14-24-14c-127 0-255 0-382 0-12 0-24 0-24 14s12 14 24 14c127 0 255 0 382 0z">
            <text:p/>
          </draw:path>
          <draw:path draw:style-name="gr5" draw:text-style-name="P8" draw:layer="layout" svg:width="0.369cm" svg:height="0.514cm" svg:x="17.794cm" svg:y="3.098cm" svg:viewBox="0 0 370 515" svg:d="M298 263c-8-44-36-81-90-81-44 0-90 10-144 65-58 58-64 122-64 144 0 44 32 124 130 124 168 0 240-234 240-333 0-112-64-182-152-182-102 0-134 92-134 110 0 10 6 26 28 26s36-22 36-38c0-24-20-24-32-24 30-52 80-56 102-56 50 0 100 36 100 126 0 28-4 63-20 119zM132 497c-78 0-78-72-78-80 0-18 18-116 48-158 28-40 62-64 106-64 76 0 78 80 78 94 0 50-46 208-154 208z">
            <text:p/>
          </draw:path>
          <draw:path draw:style-name="gr5" draw:text-style-name="P8" draw:layer="layout" svg:width="0.301cm" svg:height="0.22cm" svg:x="18.17cm" svg:y="3.487cm" svg:viewBox="0 0 302 221" svg:d="M238 148c46-48 64-112 64-118s-6-6-8-6c-6 0-6 2-10 12-10 32-26 62-46 88 0-6-2-40-2-44-8-48-44-80-94-80-72 0-142 68-142 136 0 46 34 85 90 85 46 0 86-22 114-41 12 35 36 41 52 41 28 0 46-24 46-33 0-6-6-6-10-6-6 0-6 2-8 4-6 17-22 21-28 21s-14 0-18-59zM200 164c-48 39-90 43-108 43-32 0-50-21-50-53 0-14 6-68 32-102 22-30 50-38 68-38 38 0 50 38 54 68 2 22 2 56 4 82z">
            <text:p/>
          </draw:path>
          <draw:path draw:style-name="gr5" draw:text-style-name="P8" draw:layer="layout" svg:width="0.501cm" svg:height="0.476cm" svg:x="18.568cm" svg:y="3.122cm" svg:viewBox="0 0 502 477" svg:d="M186 255c39 0 79 0 118 0 100 0 198-71 198-149 0-54-46-106-138-106-76 0-152 0-228 0-14 0-22 0-22 12 0 8 8 8 22 8 8 0 22 2 30 2 10 2 14 4 14 12 0 2 0 4-2 12-31 125-63 250-94 375-8 28-8 34-64 34-12 0-20 0-20 14 0 8 8 8 10 8 20 0 70-2 90-2 14 0 30 0 46 0 14 0 30 2 44 2 6 0 14 0 14-14 0-8-6-8-18-8-26 0-46 0-46-12 0-4 0-8 2-12 15-59 29-117 44-176zM236 48c6-24 8-28 38-28 23 0 45 0 68 0 58 0 94 20 94 68 0 28-14 88-40 111-36 32-78 38-108 38-33 0-67 0-100 0 16-63 32-126 48-189z">
            <text:p/>
          </draw:path>
          <draw:path draw:style-name="gr5" draw:text-style-name="P8" draw:layer="layout" svg:width="0.301cm" svg:height="0.22cm" svg:x="19.022cm" svg:y="3.487cm" svg:viewBox="0 0 302 221" svg:d="M238 148c46-48 64-112 64-118s-6-6-8-6c-8 0-8 2-10 12-10 32-26 62-46 88 0-6-2-40-2-44-8-48-46-80-94-80-72 0-142 68-142 136 0 46 32 85 90 85 46 0 86-22 114-41 10 35 36 41 50 41 30 0 48-24 48-33 0-6-6-6-10-6-6 0-6 2-8 4-6 17-22 21-28 21s-14 0-18-59zM200 164c-48 39-90 43-108 43-34 0-52-21-52-53 0-14 8-68 34-102 22-30 50-38 68-38 38 0 50 38 54 68 2 22 2 56 4 82z">
            <text:p/>
          </draw:path>
          <draw:path draw:style-name="gr5" draw:text-style-name="P8" draw:layer="layout" svg:width="0.287cm" svg:height="0.44cm" svg:x="19.38cm" svg:y="3.357cm" svg:viewBox="0 0 288 441" svg:d="M288 70c0-44-38-70-80-70-68 0-118 78-130 126-26 103-52 206-78 309 0 4 4 6 8 6s8 0 10-4c11-43 21-87 32-130 10 22 34 42 74 42 68 0 146-48 146-124 0-28-12-57-38-73 24-16 56-44 56-82zM190 152c-6 0-10 2-24 2-8 0-20 0-24-2 6-2 20-2 24-2 8 0 18 0 24 2zM256 60c0 26-14 64-44 82-8-4-18-6-46-6-16 0-42 0-42 18 0 12 16 14 40 14 18 0 32-2 48-6 14 10 22 30 22 51 0 70-48 124-108 124-38 0-66-24-66-62 0-6 0-10 2-14 11-44 21-87 32-131 12-46 56-116 112-116 30 0 50 16 50 46z">
            <text:p/>
          </draw:path>
          <draw:path draw:style-name="gr5" draw:text-style-name="P8" draw:layer="layout" svg:width="0.465cm" svg:height="0.464cm" svg:x="19.931cm" svg:y="3.192cm" svg:viewBox="0 0 466 465" svg:d="M248 245c65 0 131 0 196 0 10 0 22 0 22-14s-12-14-22-14c-65 0-131 0-196 0 0-65 0-130 0-195 0-10 0-22-14-22s-14 12-14 22c0 65 0 130 0 195-66 0-132 0-198 0-10 0-22 0-22 14s12 14 22 14c66 0 132 0 198 0 0 66 0 131 0 196 0 10 0 24 14 24s14-14 14-24c0-65 0-130 0-196z">
            <text:p/>
          </draw:path>
          <draw:path draw:style-name="gr5" draw:text-style-name="P8" draw:layer="layout" svg:width="0.367cm" svg:height="0.514cm" svg:x="20.623cm" svg:y="3.098cm" svg:viewBox="0 0 368 515" svg:d="M296 263c-6-44-36-81-90-81-44 0-88 10-144 65-58 58-62 122-62 144 0 44 30 124 128 124 168 0 240-234 240-333 0-112-64-182-152-182-102 0-134 92-134 110 0 10 6 26 28 26s38-22 38-38c0-24-22-24-34-24 32-52 82-56 102-56 50 0 100 36 100 126 0 28-4 63-18 119-1 0-1 0-2 0zM130 497c-76 0-76-72-76-80 0-18 16-116 46-158 28-40 62-64 106-64 76 0 78 80 78 94 0 50-46 208-154 208z">
            <text:p/>
          </draw:path>
          <draw:path draw:style-name="gr5" draw:text-style-name="P8" draw:layer="layout" svg:width="0.287cm" svg:height="0.44cm" svg:x="20.991cm" svg:y="3.357cm" svg:viewBox="0 0 288 441" svg:d="M288 70c0-44-38-70-82-70-66 0-116 78-128 126-26 103-52 206-78 309 0 4 4 6 8 6s8 0 8-4c11-43 23-87 34-130 10 22 34 42 74 42 68 0 146-48 146-124 0-28-14-57-38-73 24-16 56-44 56-82zM190 152c-8 0-10 2-26 2-6 0-18 0-22-2 4-2 18-2 22-2 8 0 20 0 26 2zM254 60c0 26-12 64-42 82-10-4-18-6-46-6-18 0-42 0-42 18 0 12 14 14 40 14 16 0 32-2 46-6 16 10 24 30 24 51 0 70-50 124-110 124-38 0-64-24-64-62 0-6 0-10 2-14 11-44 21-87 32-131 12-46 54-116 112-116 28 0 48 16 48 46z">
            <text:p/>
          </draw:path>
          <draw:path draw:style-name="gr5" draw:text-style-name="P8" draw:layer="layout" svg:width="0.371cm" svg:height="0.308cm" svg:x="21.373cm" svg:y="3.297cm" svg:viewBox="0 0 372 309" svg:d="M338 40c8 0 34 0 34-24 0-16-16-16-28-16-53 0-107 0-160 0-106 0-184 116-184 197 0 62 42 112 106 112 82 0 176-86 176-193 0-12 0-44-22-76 26 0 52 0 78 0zM106 293c-34 0-62-26-62-76 0-20 8-77 32-119 30-48 72-58 96-58 60 0 64 46 64 68 0 34-14 89-38 125-26 42-64 60-92 60z">
            <text:p/>
          </draw:path>
          <draw:path draw:style-name="gr5" draw:text-style-name="P8" draw:layer="layout" svg:width="0.301cm" svg:height="0.22cm" svg:x="21.779cm" svg:y="3.487cm" svg:viewBox="0 0 302 221" svg:d="M238 148c46-48 64-112 64-118s-6-6-10-6c-6 0-6 2-10 12-8 32-24 62-46 88 0-6 0-40-2-44-6-48-44-80-94-80-72 0-140 68-140 136 0 46 32 85 90 85 44 0 86-22 112-41 12 35 38 41 52 41 28 0 46-24 46-33 0-6-6-6-8-6-6 0-8 2-8 4-8 17-22 21-28 21-8 0-16 0-18-59zM200 164c-48 39-90 43-110 43-32 0-50-21-50-53 0-14 6-68 32-102 24-30 52-38 68-38 40 0 52 38 56 68 2 22 2 56 4 82z">
            <text:p/>
          </draw:path>
          <draw:path draw:style-name="gr5" draw:text-style-name="P8" draw:layer="layout" svg:width="0.287cm" svg:height="0.44cm" svg:x="22.137cm" svg:y="3.357cm" svg:viewBox="0 0 288 441" svg:d="M288 70c0-44-38-70-82-70-66 0-116 78-128 126-26 103-52 206-78 309 0 4 4 6 8 6s8 0 8-4c11-43 23-87 34-130 10 22 34 42 74 42 68 0 146-48 146-124 0-28-14-57-38-73 24-16 56-44 56-82zM190 152c-8 0-10 2-24 2-8 0-20 0-24-2 4-2 18-2 24-2s18 0 24 2zM256 60c0 26-14 64-44 82-10-4-18-6-46-6-18 0-42 0-42 18 0 12 14 14 40 14 16 0 32-2 46-6 16 10 24 30 24 51 0 70-50 124-110 124-38 0-64-24-64-62 0-6 0-10 2-14 11-44 21-87 32-131 12-46 54-116 112-116 28 0 50 16 50 46z">
            <text:p/>
          </draw:path>
        </draw:g>
        <draw:custom-shape draw:style-name="gr19" draw:text-style-name="P5" draw:layer="layout" svg:width="22.86cm" svg:height="3.175cm" svg:x="2.025cm" svg:y="8.6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20§latex§\partial_t( \rho u) + \partial_{\beta}( \rho u_{\alpha} u_{\beta} ) = -\rho \partial_\alpha \mu^{id} - \rho \partial_\alpha \mu^{nid}  + \partial_{\beta} \sigma_{\alpha \beta} §svg§600§TRUE§</svg:desc>
          <draw:path draw:style-name="gr5" draw:text-style-name="P8" draw:layer="layout" svg:width="0.369cm" svg:height="0.514cm" svg:x="7.456cm" svg:y="10.417cm" svg:viewBox="0 0 370 515" svg:d="M298 263c-8-44-36-83-90-83-44 0-90 12-144 65-58 60-64 124-64 146 0 44 32 124 130 124 168 0 240-234 240-335 0-110-66-180-152-180-102 0-134 90-134 110 0 10 6 24 26 24 24 0 38-20 38-36 0-26-20-26-32-26 30-50 80-56 102-56 50 0 100 38 100 128 0 28-4 62-20 119zM132 497c-78 0-78-74-78-80 0-20 18-118 48-160 28-40 62-61 106-61 76 0 78 77 78 91 0 52-46 210-154 210z">
            <text:p/>
          </draw:path>
          <draw:path draw:style-name="gr5" draw:text-style-name="P8" draw:layer="layout" svg:width="0.165cm" svg:height="0.31cm" svg:x="7.822cm" svg:y="10.716cm" svg:viewBox="0 0 166 311" svg:d="M100 112c17 0 33 0 50 0 10 0 16 0 16-10 0-8-6-8-14-8-15 0-31 0-46 0 6-24 12-48 18-72 0-2 0-4 0-6 0-10-6-16-16-16-12 0-20 8-24 20-2 14 4-10-18 74-17 0-33 0-50 0-10 0-16 0-16 12 0 6 6 6 16 6 15 0 31 0 46 0-10 38-20 77-30 115-2 12-6 30-6 36 0 30 24 48 52 48 54 0 86-70 86-76s-6-6-8-6c-6 0-6 0-10 10-14 30-40 58-66 58-10 0-18-6-18-24 0-6 2-16 4-20 11-47 23-94 34-141z">
            <text:p/>
          </draw:path>
          <draw:path draw:style-name="gr5" draw:text-style-name="P8" draw:layer="layout" svg:width="0.163cm" svg:height="0.697cm" svg:x="8.118cm" svg:y="10.393cm" svg:viewBox="0 0 164 698" svg:d="M164 692c0-2 0-4-12-16-88-87-110-219-110-327 0-122 26-243 112-331 10-8 10-10 10-12 0-4-4-6-8-6-6 0-70 48-112 136-34 77-44 155-44 213 0 54 8 140 48 218 42 85 102 131 108 131 4 0 8-2 8-6z">
            <text:p/>
          </draw:path>
          <draw:path draw:style-name="gr5" draw:text-style-name="P8" draw:layer="layout" svg:width="0.331cm" svg:height="0.458cm" svg:x="8.344cm" svg:y="10.608cm" svg:viewBox="0 0 332 459" svg:d="M2 429c-2 8-2 10-2 12 0 10 8 18 20 18 14 0 22-12 24-14 4-6 26-100 44-176 14 28 38 46 70 46 82 0 174-98 174-201 0-74-48-114-98-114-68 0-142 70-164 156-23 91-45 182-68 273zM158 301c-50 0-60-56-60-62 0-4 2-18 4-26 20-79 28-103 42-131 32-52 66-68 88-68 26 0 48 22 48 70 0 38-20 116-38 149-24 46-58 68-84 68z">
            <text:p/>
          </draw:path>
          <draw:path draw:style-name="gr5" draw:text-style-name="P8" draw:layer="layout" svg:width="0.361cm" svg:height="0.314cm" svg:x="8.706cm" svg:y="10.608cm" svg:viewBox="0 0 362 315" svg:d="M226 269c8 28 32 46 62 46 24 0 42-16 52-38 12-24 15-45 22-67 0-8-6-8-10-8-6 0-6 2-8 11-10 40-24 88-54 88-14 0-22-10-22-32 0-16 10-50 14-73 7-26 13-51 20-76 2-10 10-36 12-46 4-18 10-44 10-48 0-12-8-18-20-18-4 0-22 0-26 24-14 50-46 174-54 209 0 4-28 60-80 60-36 0-44-32-44-58 0-39 20-93 38-141 10-22 12-32 12-46 0-30-22-56-58-56-66 0-92 102-92 108s5 4 8 6c8 0 8 0 12-12 18-62 44-88 70-88 8 0 18 2 18 24 0 16-8 38-12 48-26 70-40 112-40 145 0 68 48 84 86 84 46 0 72-30 84-46z">
            <text:p/>
          </draw:path>
          <draw:path draw:style-name="gr5" draw:text-style-name="P8" draw:layer="layout" svg:width="0.163cm" svg:height="0.697cm" svg:x="9.128cm" svg:y="10.393cm" svg:viewBox="0 0 164 698" svg:d="M164 349c0-54-8-139-48-217-42-86-102-132-108-132-4 0-8 2-8 6 0 2 0 4 14 16 68 70 108 182 108 327 0 120-26 244-112 331-10 8-10 10-10 12 0 4 4 6 8 6 6 0 70-48 110-135 36-78 46-156 46-214z">
            <text:p/>
          </draw:path>
          <draw:path draw:style-name="gr5" draw:text-style-name="P8" draw:layer="layout" svg:width="0.465cm" svg:height="0.466cm" svg:x="9.558cm" svg:y="10.509cm" svg:viewBox="0 0 466 467" svg:d="M248 247c65 0 131 0 196 0 10 0 22 0 22-14s-12-14-22-14c-65 0-131 0-196 0 0-65 0-130 0-195 0-10 0-24-14-24s-14 14-14 24c0 65 0 130 0 195-66 0-132 0-198 0-10 0-22 0-22 14s12 14 22 14c66 0 132 0 198 0 0 66 0 131 0 196 0 10 0 24 14 24s14-14 14-24c0-65 0-130 0-196z">
            <text:p/>
          </draw:path>
          <draw:path draw:style-name="gr5" draw:text-style-name="P8" draw:layer="layout" svg:width="0.369cm" svg:height="0.514cm" svg:x="10.248cm" svg:y="10.417cm" svg:viewBox="0 0 370 515" svg:d="M298 263c-8-44-36-83-90-83-44 0-90 12-144 65-58 60-64 124-64 146 0 44 32 124 130 124 168 0 240-234 240-335 0-110-66-180-152-180-102 0-134 90-134 110 0 10 6 24 26 24 24 0 38-20 38-36 0-26-20-26-32-26 30-50 80-56 102-56 50 0 100 38 100 128 0 28-4 62-20 119zM132 497c-78 0-78-74-78-80 0-20 18-118 48-160 28-40 62-61 106-61 76 0 78 77 78 91 0 52-46 210-154 210z">
            <text:p/>
          </draw:path>
          <draw:path draw:style-name="gr5" draw:text-style-name="P8" draw:layer="layout" svg:width="0.287cm" svg:height="0.44cm" svg:x="10.617cm" svg:y="10.676cm" svg:viewBox="0 0 288 441" svg:d="M288 68c0-42-38-68-82-68-68 0-116 78-128 126-26 103-52 206-78 309-2 4 4 6 6 6 6 0 10 0 10-4 11-43 22-86 32-130 12 22 34 42 74 42 70 0 148-48 148-124 0-27-14-57-40-73 26-16 58-44 58-84zM190 152c-8 0-12 2-26 2-8 0-20 0-22-2 4-2 18-4 22-4 8 0 18 2 26 4zM254 60c0 26-12 64-42 82-10-4-20-8-46-8-18 0-42 2-42 20 0 12 14 14 40 14 16 0 32-2 46-8 16 12 22 32 22 52 0 71-48 125-108 125-38 0-64-24-64-62 0-6 0-10 0-14 12-44 23-87 34-131 12-46 54-116 112-116 28 0 48 16 48 46z">
            <text:p/>
          </draw:path>
          <draw:path draw:style-name="gr5" draw:text-style-name="P8" draw:layer="layout" svg:width="0.163cm" svg:height="0.697cm" svg:x="11.042cm" svg:y="10.393cm" svg:viewBox="0 0 164 698" svg:d="M164 692c0-2 0-4-12-16-88-87-110-219-110-327 0-122 26-243 112-331 10-8 10-10 10-12 0-4-4-6-8-6-6 0-70 48-112 136-36 77-44 155-44 213 0 54 8 140 46 218 42 85 104 131 110 131 4 0 8-2 8-6z">
            <text:p/>
          </draw:path>
          <draw:path draw:style-name="gr5" draw:text-style-name="P8" draw:layer="layout" svg:width="0.329cm" svg:height="0.458cm" svg:x="11.268cm" svg:y="10.608cm" svg:viewBox="0 0 330 459" svg:d="M2 429c-2 8-2 10-2 12 0 10 6 18 18 18 16 0 24-12 26-14 2-6 26-100 44-176 14 28 38 46 70 46 82 0 172-98 172-201 0-74-46-114-96-114-68 0-142 70-164 156-23 91-45 182-68 273zM158 301c-50 0-62-56-62-62 0-4 4-18 6-26 20-79 28-103 42-131 30-52 66-68 88-68 26 0 48 22 48 70 0 38-20 116-40 149-22 46-56 68-82 68z">
            <text:p/>
          </draw:path>
          <draw:path draw:style-name="gr5" draw:text-style-name="P8" draw:layer="layout" svg:width="0.361cm" svg:height="0.314cm" svg:x="11.629cm" svg:y="10.608cm" svg:viewBox="0 0 362 315" svg:d="M226 269c8 28 32 46 62 46 24 0 40-16 52-38 12-24 15-45 22-67 0-8-8-8-10-8-6 0-8 2-10 11-8 40-22 88-52 88-14 0-22-10-22-32 0-16 8-50 14-73 7-26 13-51 20-76 2-10 10-36 12-46 4-18 10-44 10-48 0-12-10-18-20-18-4 0-22 0-28 24-12 50-44 174-52 209 0 4-28 60-80 60-36 0-44-32-44-58 0-39 20-93 38-141 8-22 12-32 12-46 0-30-22-56-58-56-66 0-92 102-92 108s6 6 8 6c8 0 8 0 12-12 18-62 44-88 70-88 6 0 18 2 18 24 0 16-8 38-12 48-26 70-40 112-40 145 0 68 48 84 86 84 46 0 72-30 84-46z">
            <text:p/>
          </draw:path>
          <draw:path draw:style-name="gr5" draw:text-style-name="P8" draw:layer="layout" svg:width="0.301cm" svg:height="0.22cm" svg:x="12.041cm" svg:y="10.806cm" svg:viewBox="0 0 302 221" svg:d="M238 148c46-48 64-112 64-118s-6-6-8-6c-6 0-6 2-10 12-10 32-26 62-46 88 0-6-2-40-2-44-8-48-44-80-94-80-72 0-142 68-142 136 0 46 34 85 90 85 46 0 86-21 114-41 12 35 36 41 52 41 28 0 46-23 46-35 0-4-6-4-8-4-8 0-8 2-10 4-6 18-22 22-28 22s-14 0-18-60zM200 164c-48 40-90 44-108 44-32 0-50-22-50-54 0-16 6-68 32-102 22-30 50-38 68-38 38 0 50 38 54 68 4 22 2 56 4 82z">
            <text:p/>
          </draw:path>
          <draw:path draw:style-name="gr5" draw:text-style-name="P8" draw:layer="layout" svg:width="0.361cm" svg:height="0.314cm" svg:x="12.431cm" svg:y="10.608cm" svg:viewBox="0 0 362 315" svg:d="M226 269c8 28 32 46 62 46 26 0 42-16 52-38 12-24 15-45 22-67 0-8-6-8-8-8-8 0-8 2-10 11-10 40-24 88-52 88-16 0-22-10-22-32 0-16 8-50 14-73 6-26 12-51 18-76 4-10 10-36 12-46 4-18 12-44 12-48 0-12-10-18-20-18-4 0-22 0-28 24-14 50-44 174-54 209 0 4-28 60-80 60-36 0-42-32-42-58 0-39 18-93 38-141 8-22 12-32 12-46 0-30-24-56-58-56-68 0-94 102-94 108s8 6 10 6c6 0 6 0 10-12 18-62 44-88 72-88 6 0 18 2 18 24 0 16-8 38-12 48-26 70-42 112-42 145 0 68 48 84 86 84 48 0 72-30 84-46z">
            <text:p/>
          </draw:path>
          <draw:path draw:style-name="gr5" draw:text-style-name="P8" draw:layer="layout" svg:width="0.287cm" svg:height="0.44cm" svg:x="12.837cm" svg:y="10.676cm" svg:viewBox="0 0 288 441" svg:d="M288 68c0-42-38-68-80-68-68 0-118 78-130 126-26 103-52 206-78 309 0 4 4 6 8 6s8 0 10-4c11-43 21-86 32-130 10 22 34 42 74 42 68 0 146-48 146-124 0-27-12-57-38-73 24-16 56-44 56-84zM190 152c-6 0-10 2-24 2-8 0-20 0-24-2 6-2 20-4 24-4 8 0 18 2 24 4zM256 60c0 26-14 64-44 82-8-4-18-8-46-8-18 0-42 2-42 20 0 12 16 14 40 14 18 0 32-2 48-8 14 12 22 32 22 52 0 71-48 125-108 125-38 0-66-24-66-62 0-6 0-10 2-14 11-44 21-87 32-131 12-46 56-116 112-116 30 0 50 16 50 46z">
            <text:p/>
          </draw:path>
          <draw:path draw:style-name="gr5" draw:text-style-name="P8" draw:layer="layout" svg:width="0.161cm" svg:height="0.697cm" svg:x="13.233cm" svg:y="10.393cm" svg:viewBox="0 0 162 698" svg:d="M162 349c0-54-6-139-46-217-42-86-102-132-110-132-4 0-6 2-6 6 0 2 0 4 14 16 68 70 108 182 108 327 0 120-26 244-112 331-10 8-10 10-10 12 0 4 2 6 6 6 8 0 72-48 112-135 36-78 44-156 44-214z">
            <text:p/>
          </draw:path>
          <draw:path draw:style-name="gr5" draw:text-style-name="P8" draw:layer="layout" svg:width="0.467cm" svg:height="0.163cm" svg:x="13.701cm" svg:y="10.66cm" svg:viewBox="0 0 468 164" svg:d="M444 28c10 0 24 0 24-14s-14-14-24-14c-141 0-281 0-422 0-8 0-22 0-22 14s14 14 24 14c140 0 280 0 420 0zM444 164c10 0 24 0 24-14s-14-14-24-14c-140 0-280 0-420 0-10 0-24 0-24 14s14 14 22 14c141 0 281 0 422 0z">
            <text:p/>
          </draw:path>
          <draw:path draw:style-name="gr5" draw:text-style-name="P8" draw:layer="layout" svg:width="0.429cm" svg:height="0.027cm" svg:x="14.461cm" svg:y="10.728cm" svg:viewBox="0 0 430 28" svg:d="M406 28c12 0 24 0 24-14s-12-14-24-14c-127 0-253 0-380 0-12 0-26 0-26 14s14 14 26 14c127 0 253 0 380 0z">
            <text:p/>
          </draw:path>
          <draw:path draw:style-name="gr5" draw:text-style-name="P8" draw:layer="layout" svg:width="0.331cm" svg:height="0.458cm" svg:x="14.971cm" svg:y="10.608cm" svg:viewBox="0 0 332 459" svg:d="M2 429c-2 8-2 10-2 12 0 10 8 18 20 18 14 0 22-12 24-14 4-6 26-100 46-176 14 28 36 46 68 46 84 0 174-98 174-201 0-74-46-114-98-114-68 0-142 70-162 156-23 91-47 182-70 273zM158 301c-48 0-60-56-60-62 0-4 4-18 6-26 20-79 26-103 42-131 30-52 64-68 86-68 26 0 50 22 50 70 0 38-22 116-40 149-24 46-58 68-84 68z">
            <text:p/>
          </draw:path>
          <draw:path draw:style-name="gr5" draw:text-style-name="P8" draw:layer="layout" svg:width="0.369cm" svg:height="0.514cm" svg:x="15.341cm" svg:y="10.417cm" svg:viewBox="0 0 370 515" svg:d="M298 263c-8-44-36-83-90-83-44 0-90 12-144 65-58 60-64 124-64 146 0 44 32 124 130 124 168 0 240-234 240-335 0-110-66-180-152-180-102 0-134 90-134 110 0 10 6 24 26 24 24 0 38-20 38-36 0-26-20-26-32-26 30-50 80-56 100-56 52 0 102 38 102 128 0 28-4 62-20 119zM132 497c-78 0-78-74-78-80 0-20 18-118 46-160 30-40 64-61 108-61 76 0 78 77 78 91 0 52-46 210-154 210z">
            <text:p/>
          </draw:path>
          <draw:path draw:style-name="gr5" draw:text-style-name="P8" draw:layer="layout" svg:width="0.301cm" svg:height="0.22cm" svg:x="15.717cm" svg:y="10.806cm" svg:viewBox="0 0 302 221" svg:d="M238 148c46-48 64-112 64-118s-6-6-8-6c-8 0-8 2-10 12-10 32-26 62-46 88 0-6-2-40-2-44-8-48-46-80-94-80-72 0-142 68-142 136 0 46 32 85 90 85 46 0 86-21 114-41 12 35 36 41 50 41 30 0 48-23 48-35 0-4-6-4-10-4-6 0-6 2-8 4-6 18-22 22-28 22s-14 0-18-60zM200 164c-48 40-90 44-108 44-32 0-52-22-52-54 0-16 8-68 34-102 22-30 50-38 68-38 38 0 50 38 54 68 2 22 2 56 4 82z">
            <text:p/>
          </draw:path>
          <draw:path draw:style-name="gr5" draw:text-style-name="P8" draw:layer="layout" svg:width="0.379cm" svg:height="0.458cm" svg:x="16.109cm" svg:y="10.608cm" svg:viewBox="0 0 380 459" svg:d="M140 64c4-16 10-42 10-46 0-12-8-18-20-18-2 0-22 0-28 24-33 135-67 270-100 405-2 8-2 10-2 12 0 10 6 18 18 18 16 0 24-12 26-14 2-6 12-42 38-150 22 18 54 20 68 20 50 0 76-30 94-50 6 32 32 50 62 50 26 0 42-16 54-38 10-24 13-45 20-67 0-8-6-8-8-8-8 0-8 2-10 11-12 46-24 88-54 88-18 0-20-18-20-32 0-16 8-50 14-73 7-26 13-51 20-76 2-10 8-36 10-46 4-18 12-44 12-48 0-12-10-18-20-18-4 0-22 0-28 24-11 43-23 86-34 130-8 36-16 65-18 71 0 4-34 68-90 68-36 0-52-24-52-62 0-20 4-39 8-57 10-40 20-79 30-118z">
            <text:p/>
          </draw:path>
          <draw:path draw:style-name="gr5" draw:text-style-name="P8" draw:layer="layout" svg:width="0.149cm" svg:height="0.328cm" svg:x="16.533cm" svg:y="10.339cm" svg:viewBox="0 0 150 329" svg:d="M136 18c0-8-4-18-18-18s-28 12-28 26c0 8 6 20 20 20s26-14 26-28zM36 267c-2 6-4 12-4 20 0 24 20 42 46 42 50 0 72-68 72-76 0-6-6-6-8-6-6 0-8 4-10 8-10 40-32 60-52 60-10 0-12-6-12-18 0-10 4-20 8-30 4-14 10-26 16-40 4-12 22-55 24-61 2-4 2-10 2-16 0-22-18-42-46-42-48 0-72 68-72 76 0 6 8 6 10 6 6 0 6-2 8-8 12-42 34-60 52-60 8 0 12 4 12 18 0 10-2 18-14 48-11 26-21 53-32 79z">
            <text:p/>
          </draw:path>
          <draw:path draw:style-name="gr5" draw:text-style-name="P8" draw:layer="layout" svg:width="0.253cm" svg:height="0.344cm" svg:x="16.739cm" svg:y="10.323cm" svg:viewBox="0 0 254 345" svg:d="M252 16c0-2 1-5 2-8 0-4-2-8-8-8-10 0-52 4-64 6-4 0-10 0-10 10 0 8 6 8 12 8 24 0 24 2 24 6s0 8-2 12c-9 37-19 74-28 112-10-16-28-30-50-30-64 0-128 70-128 139 0 48 32 82 74 82 28 0 50-16 70-34 10 28 38 34 52 34 16 0 30-10 38-26 10-20 18-48 18-50 0-6-5-4-8-6-8 0-8 2-12 16-6 24-14 52-36 52-12 0-16-10-16-24 0-10 2-14 2-20 23-90 47-181 70-271zM146 279c-2 14-14 24-24 32-4 4-24 20-46 20-18 0-36-12-36-48 0-26 14-79 26-99 22-38 48-46 62-46 34 0 44 38 44 42 0 2-2 6-2 8-8 30-16 61-24 91z">
            <text:p/>
          </draw:path>
          <draw:path draw:style-name="gr5" draw:text-style-name="P8" draw:layer="layout" svg:width="0.429cm" svg:height="0.027cm" svg:x="17.251cm" svg:y="10.728cm" svg:viewBox="0 0 430 28" svg:d="M406 28c12 0 24 0 24-14s-12-14-24-14c-127 0-253 0-380 0-12 0-26 0-26 14s14 14 26 14c127 0 253 0 380 0z">
            <text:p/>
          </draw:path>
          <draw:path draw:style-name="gr5" draw:text-style-name="P8" draw:layer="layout" svg:width="0.331cm" svg:height="0.458cm" svg:x="17.917cm" svg:y="10.608cm" svg:viewBox="0 0 332 459" svg:d="M2 429c-2 8-2 10-2 12 0 10 8 18 20 18 14 0 24-12 24-14 4-6 26-100 46-176 14 28 36 46 70 46 82 0 172-98 172-201 0-74-46-114-98-114-68 0-142 70-162 156-23 91-47 182-70 273zM158 301c-48 0-60-56-60-62 0-4 4-18 6-26 20-79 26-103 42-131 30-52 66-68 86-68 26 0 50 22 50 70 0 38-20 116-40 149-24 46-56 68-84 68z">
            <text:p/>
          </draw:path>
          <draw:path draw:style-name="gr5" draw:text-style-name="P8" draw:layer="layout" svg:width="0.369cm" svg:height="0.514cm" svg:x="18.287cm" svg:y="10.417cm" svg:viewBox="0 0 370 515" svg:d="M298 263c-8-44-36-83-90-83-44 0-90 12-144 65-58 60-64 124-64 146 0 44 32 124 130 124 168 0 240-234 240-335 0-110-64-180-152-180-102 0-134 90-134 110 0 10 6 24 28 24s36-20 36-36c0-26-20-26-32-26 30-50 80-56 102-56 50 0 100 38 100 128 0 28-4 62-20 119zM132 497c-78 0-78-74-78-80 0-20 18-118 48-160 28-40 62-61 106-61 76 0 78 77 78 91 0 52-46 210-154 210z">
            <text:p/>
          </draw:path>
          <draw:path draw:style-name="gr5" draw:text-style-name="P8" draw:layer="layout" svg:width="0.301cm" svg:height="0.22cm" svg:x="18.663cm" svg:y="10.806cm" svg:viewBox="0 0 302 221" svg:d="M238 148c46-48 64-112 64-118s-6-6-8-6c-6 0-6 2-10 12-10 32-26 62-46 88 0-6-2-40-2-44-8-48-44-80-94-80-72 0-142 68-142 136 0 46 34 85 90 85 46 0 86-21 114-41 12 35 36 41 52 41 28 0 46-23 46-35 0-4-6-4-10-4-6 0-6 2-8 4-6 18-22 22-28 22s-14 0-18-60zM200 164c-48 40-90 44-108 44-32 0-50-22-50-54 0-16 6-68 32-102 22-30 50-38 68-38 38 0 50 38 54 68 2 22 2 56 4 82z">
            <text:p/>
          </draw:path>
          <draw:path draw:style-name="gr5" draw:text-style-name="P8" draw:layer="layout" svg:width="0.379cm" svg:height="0.458cm" svg:x="19.055cm" svg:y="10.608cm" svg:viewBox="0 0 380 459" svg:d="M140 64c4-16 12-42 12-46 0-12-10-18-22-18-2 0-22 0-28 24-33 135-67 270-100 405-2 8-2 10-2 12 0 10 8 18 20 18 14 0 22-12 24-14 2-6 12-42 38-150 22 18 54 20 68 20 50 0 78-30 94-50 6 32 32 50 64 50 24 0 40-16 52-38 12-24 13-45 20-67 0-8-6-8-8-8-8 0-8 2-10 11-12 46-24 88-54 88-18 0-20-18-20-32 0-16 8-50 14-73 7-26 13-51 20-76 2-10 8-36 12-46 2-18 10-44 10-48 0-12-10-18-20-18-4 0-22 0-28 24-11 43-23 86-34 130-8 36-16 65-18 71 0 4-34 68-90 68-36 0-52-24-52-62 0-20 4-39 10-57 9-40 19-79 28-118z">
            <text:p/>
          </draw:path>
          <draw:path draw:style-name="gr5" draw:text-style-name="P8" draw:layer="layout" svg:width="0.301cm" svg:height="0.22cm" svg:x="19.478cm" svg:y="10.447cm" svg:viewBox="0 0 302 221" svg:d="M38 186c-2 6-6 18-6 20 0 9 10 15 18 15s15-5 18-9c3-5 8-22 10-32 2-8 8-32 10-44 4-10 6-22 8-32 6-20 8-24 22-44s36-46 74-46c28 0 28 26 28 34 0 30-20 84-28 106-6 12-8 18-8 26 0 26 22 41 46 41 50 0 72-67 72-75 0-6-6-6-8-6-8 0-8 4-10 8-12 40-32 60-52 60-10 0-12-6-12-18 0-10 2-16 12-38 6-16 26-68 26-96 0-48-38-56-64-56-42 0-70 26-84 46-4-34-32-46-52-46-22 0-34 16-40 28-10 18-18 46-18 48 0 6 8 6 10 6 6 0 6-2 10-14 8-30 16-54 36-54 12 0 16 12 16 24 0 10-4 29-8 42s-8 32-10 44c-5 20-11 41-16 62z">
            <text:p/>
          </draw:path>
          <draw:path draw:style-name="gr5" draw:text-style-name="P8" draw:layer="layout" svg:width="0.149cm" svg:height="0.328cm" svg:x="19.826cm" svg:y="10.339cm" svg:viewBox="0 0 150 329" svg:d="M136 18c0-8-6-18-20-18-12 0-26 12-26 26 0 8 6 20 20 20s26-14 26-28zM36 267c-2 6-4 12-4 20 0 24 20 42 46 42 50 0 72-68 72-76 0-6-6-6-8-6-8 0-8 4-10 8-12 40-32 60-52 60-10 0-12-6-12-18 0-10 4-20 8-30 4-14 10-26 16-40 4-12 22-55 24-61 0-4 2-10 2-16 0-22-20-42-46-42-50 0-72 68-72 76 0 6 5 4 8 6 8 0 8-2 10-8 12-42 34-60 52-60 8 0 12 4 12 18 0 10-2 18-14 48-11 26-21 53-32 79z">
            <text:p/>
          </draw:path>
          <draw:path draw:style-name="gr5" draw:text-style-name="P8" draw:layer="layout" svg:width="0.251cm" svg:height="0.344cm" svg:x="20.032cm" svg:y="10.323cm" svg:viewBox="0 0 252 345" svg:d="M250 16c2-2 1-5 2-8 0-4-2-8-6-8-10 0-52 4-64 6-4 0-10 0-10 10 0 8 6 8 12 8 24 0 24 2 24 6s-2 8-2 12c-9 37-19 74-28 112-10-16-28-30-50-30-64 0-128 70-128 139 0 48 32 82 74 82 26 0 50-16 70-34 10 28 38 34 50 34 18 0 30-10 40-26 10-20 16-48 16-50 0-6-4-4-6-6-8 0-8 2-12 16-6 24-14 52-36 52-12 0-16-10-16-24 0-10 2-14 2-20 23-90 45-181 68-271zM146 279c-4 14-14 24-24 32-6 4-26 20-46 20-18 0-36-12-36-48 0-26 14-79 26-99 22-38 48-46 62-46 34 0 42 38 42 42 0 2 0 6 0 8-8 30-16 61-24 91z">
            <text:p/>
          </draw:path>
          <draw:path draw:style-name="gr5" draw:text-style-name="P8" draw:layer="layout" svg:width="0.465cm" svg:height="0.466cm" svg:x="20.526cm" svg:y="10.509cm" svg:viewBox="0 0 466 467" svg:d="M248 247c65 0 131 0 196 0 10 0 22 0 22-14s-12-14-22-14c-65 0-131 0-196 0 0-65 0-130 0-195 0-10 0-24-14-24s-14 14-14 24c0 65 0 130 0 195-66 0-132 0-198 0-10 0-22 0-22 14s12 14 22 14c66 0 132 0 198 0 0 66 0 131 0 196 0 10 0 24 14 24s14-14 14-24c0-65 0-130 0-196z">
            <text:p/>
          </draw:path>
          <draw:path draw:style-name="gr5" draw:text-style-name="P8" draw:layer="layout" svg:width="0.369cm" svg:height="0.514cm" svg:x="21.216cm" svg:y="10.417cm" svg:viewBox="0 0 370 515" svg:d="M298 263c-6-44-36-83-90-83-44 0-88 12-144 65-58 60-64 124-64 146 0 44 32 124 130 124 168 0 240-234 240-335 0-110-64-180-152-180-102 0-134 90-134 110 0 10 6 24 28 24s38-20 38-36c0-26-22-26-34-26 32-50 82-56 102-56 50 0 100 38 100 128 0 28-4 62-20 119zM132 497c-76 0-76-74-76-80 0-20 16-118 46-160 28-40 62-61 106-61 76 0 78 77 78 91 0 52-46 210-154 210z">
            <text:p/>
          </draw:path>
          <draw:path draw:style-name="gr5" draw:text-style-name="P8" draw:layer="layout" svg:width="0.287cm" svg:height="0.44cm" svg:x="21.586cm" svg:y="10.676cm" svg:viewBox="0 0 288 441" svg:d="M288 68c0-42-38-68-82-68-66 0-116 78-128 126-26 103-52 206-78 309 0 4 4 6 6 6 6 0 10 0 10-4 11-43 23-86 34-130 10 22 34 42 74 42 68 0 146-48 146-124 0-27-14-57-38-73 24-16 56-44 56-84zM190 152c-8 0-10 2-26 2-6 0-18 0-22-2 4-2 18-4 22-4 8 0 20 2 26 4zM254 60c0 26-12 64-42 82-10-4-20-8-46-8-18 0-42 2-42 20 0 12 14 14 40 14 16 0 32-2 46-8 16 12 24 32 24 52 0 71-50 125-110 125-38 0-64-24-64-62 0-6 0-10 2-14 11-44 21-87 32-131 12-46 54-116 112-116 28 0 48 16 48 46z">
            <text:p/>
          </draw:path>
          <draw:path draw:style-name="gr5" draw:text-style-name="P8" draw:layer="layout" svg:width="0.371cm" svg:height="0.306cm" svg:x="21.968cm" svg:y="10.616cm" svg:viewBox="0 0 372 307" svg:d="M338 40c8 0 34 0 34-24 0-16-16-16-28-16-53 0-107 0-160 0-106 0-184 114-184 198 0 61 42 109 106 109 82 0 176-84 176-191 0-12 0-46-22-76 26 0 52 0 78 0zM106 293c-34 0-62-26-62-76 0-21 8-77 32-119 30-48 72-58 96-58 60 0 64 46 64 68 0 32-14 90-38 125-26 42-64 60-92 60z">
            <text:p/>
          </draw:path>
          <draw:path draw:style-name="gr5" draw:text-style-name="P8" draw:layer="layout" svg:width="0.301cm" svg:height="0.22cm" svg:x="22.374cm" svg:y="10.806cm" svg:viewBox="0 0 302 221" svg:d="M238 148c46-48 64-112 64-118s-6-6-10-6c-6 0-6 2-10 12-8 32-24 62-46 88 0-6 0-40-2-44-6-48-44-80-94-80-72 0-140 68-140 136 0 46 32 85 90 85 44 0 86-21 112-41 12 35 38 41 52 41 28 0 46-23 46-35 0-4-6-4-8-4-6 0-8 2-8 4-8 18-22 22-28 22-8 0-16 0-18-60zM200 164c-48 40-90 44-110 44-32 0-50-22-50-54 0-16 6-68 32-102 24-30 52-38 68-38 40 0 52 38 56 68 2 22 2 56 4 82z">
            <text:p/>
          </draw:path>
          <draw:path draw:style-name="gr5" draw:text-style-name="P8" draw:layer="layout" svg:width="0.287cm" svg:height="0.44cm" svg:x="22.732cm" svg:y="10.676cm" svg:viewBox="0 0 288 441" svg:d="M288 68c0-42-38-68-82-68-66 0-116 78-128 126-26 103-52 206-78 309 0 4 4 6 8 6s8 0 8-4c11-43 23-86 34-130 10 22 34 42 74 42 68 0 146-48 146-124 0-27-14-57-38-73 24-16 56-44 56-84zM190 152c-8 0-10 2-24 2-8 0-20 0-24-2 4-2 18-4 24-4s18 2 24 4zM256 60c0 26-14 64-44 82-10-4-18-8-46-8-18 0-42 2-42 20 0 12 14 14 40 14 16 0 32-2 46-8 16 12 24 32 24 52 0 71-50 125-110 125-38 0-64-24-64-62 0-6 0-10 2-14 11-44 21-87 32-131 12-46 54-116 112-116 28 0 50 16 50 46z">
            <text:p/>
          </draw:path>
        </draw:g>
        <draw:frame draw:style-name="gr20" draw:text-style-name="P16" draw:layer="layout" svg:width="20.955cm" svg:height="1.27cm" svg:x="2.065cm" svg:y="9.053cm">
          <draw:text-box>
            <text:p><text:span text:style-name="T4">Momentum Equation with Chemical potential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4" draw:layer="layout" svg:width="28.032cm" svg:height="2.54cm" svg:x="0cm" svg:y="0cm" presentation:class="title" presentation:placeholder="true" presentation:user-transformed="true">
          <draw:text-box/>
        </draw:frame>
        <draw:frame presentation:style-name="pr5" draw:layer="layout" svg:width="25.191cm" svg:height="9.133cm" svg:x="1.399cm" svg:y="3.68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5" presentation:class="page"/>
          <draw:frame presentation:style-name="pr6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custom-shape draw:style-name="gr21" draw:text-style-name="P5" draw:layer="layout" svg:width="19.685cm" svg:height="7.466cm" svg:x="1.27cm" svg:y="2.6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2" draw:layer="layout" svg:width="28.032cm" svg:height="1.905cm" svg:x="0cm" svg:y="0cm" presentation:class="title" presentation:user-transformed="true">
          <draw:text-box>
            <text:p text:style-name="P2">Van der Waals Equation of State</text:p>
          </draw:text-box>
        </draw:frame>
        <draw:g>
          <svg:title>TexMaths</svg:title>
          <svg:desc>20§latex§$$ p = \frac{\rho \theta}{1 - \rho b} - a \rho^2$$§svg§600§TRUE§</svg:desc>
          <draw:path draw:style-name="gr5" draw:text-style-name="P8" draw:layer="layout" svg:width="0.365cm" svg:height="0.444cm" svg:x="1.905cm" svg:y="3.502cm" svg:viewBox="0 0 366 445" svg:d="M54 396c-6 23-6 27-38 27-8 0-16 0-16 14 0 6 4 8 10 8 18 0 38-2 58-2 24 0 48 2 70 2 4 0 12 0 12-14 0-8-6-8-16-8-36 0-36-4-36-10 0-8 30-123 34-139 10 20 30 44 66 44 80 0 168-102 168-206 0-66-40-112-92-112-36 0-70 26-92 52-8-38-38-52-64-52-32 0-46 28-52 40-12 24-22 66-22 68 0 8 5 5 8 8 8 0 8-2 12-18 12-48 26-82 52-82 12 0 22 6 22 32 0 16-2 24-6 36-26 104-52 208-78 312zM178 92c4-20 24-40 36-50 24-22 46-26 58-26 28 0 44 25 44 66s-24 122-36 148c-24 50-58 72-84 72-46 0-54-58-54-62 0-2 0-2 2-12 11-46 23-91 34-136z">
            <text:p/>
          </draw:path>
          <draw:path draw:style-name="gr5" draw:text-style-name="P8" draw:layer="layout" svg:width="0.467cm" svg:height="0.165cm" svg:x="2.515cm" svg:y="3.554cm" svg:viewBox="0 0 468 166" svg:d="M444 28c10 0 24 0 24-14s-14-14-24-14c-140 0-280 0-420 0-10 0-24 0-24 14s14 14 24 14c140 0 280 0 420 0zM444 166c10 0 24-1 24-16s-14-14-24-14c-140 0-280 0-420 0-10 0-24-1-24 14s14 16 24 16c140 0 280 0 420 0z">
            <text:p/>
          </draw:path>
          <draw:path draw:style-name="gr5" draw:text-style-name="P8" draw:layer="layout" svg:width="0.329cm" svg:height="0.46cm" svg:x="3.904cm" svg:y="3.027cm" svg:viewBox="0 0 330 461" svg:d="M2 431c-2 10-2 10-2 12 0 10 8 18 18 18 16 0 24-12 26-14 4-6 26-99 44-175 14 28 38 46 70 46 82 0 172-98 172-202 0-76-46-116-96-116-68 0-142 70-164 156-23 92-45 184-68 275zM158 304c-50 0-62-56-62-64 0-2 4-16 6-26 20-78 28-102 42-132 30-50 66-66 88-66 26 0 48 20 48 70 0 38-20 116-40 150-22 46-56 68-82 68z">
            <text:p/>
          </draw:path>
          <draw:path draw:style-name="gr5" draw:text-style-name="P8" draw:layer="layout" svg:width="0.291cm" svg:height="0.5cm" svg:x="4.274cm" svg:y="2.843cm" svg:viewBox="0 0 292 501" svg:d="M292 144c0-46-14-144-86-144-96 0-206 198-206 358 0 65 22 143 86 143 98 0 206-199 206-357zM76 240c12-44 26-100 54-150 18-36 44-74 76-74 34 0 38 44 38 84 0 34-4 70-22 140-49 0-97 0-146 0zM216 262c-8 34-22 92-50 143-24 48-50 82-80 82-24 0-38-20-38-86 0-29 4-69 22-139 49 0 97 0 146 0z">
            <text:p/>
          </draw:path>
          <draw:path draw:style-name="gr5" draw:text-style-name="P8" draw:layer="layout" svg:width="1.872cm" svg:height="0.027cm" svg:x="3.302cm" svg:y="3.622cm" svg:viewBox="0 0 1873 28" svg:d="M0 0c624 0 1249 0 1873 0 0 9 0 19 0 28-624 0-1249 0-1873 0 0-9 0-19 0-28z">
            <text:p/>
          </draw:path>
          <draw:path draw:style-name="gr5" draw:text-style-name="P8" draw:layer="layout" svg:width="0.231cm" svg:height="0.466cm" svg:x="3.364cm" svg:y="3.826cm" svg:viewBox="0 0 232 467" svg:d="M144 18c0-16 0-18-16-18-44 46-106 46-128 46 0 7 0 15 0 22 14 0 56 0 92-20 0 121 0 242 0 363 0 26-2 34-66 34-7 0-15 0-22 0 0 8 0 15 0 22 24-2 86-2 114-2s88 0 114 2c0-7 0-14 0-22-7 0-15 0-22 0-64 0-66-8-66-34 0-131 0-262 0-393z">
            <text:p/>
          </draw:path>
          <draw:path draw:style-name="gr5" draw:text-style-name="P8" draw:layer="layout" svg:width="0.429cm" svg:height="0.027cm" svg:x="3.866cm" svg:y="4.103cm" svg:viewBox="0 0 430 28" svg:d="M406 28c12 0 24 0 24-14s-12-14-24-14c-127 0-253 0-380 0-12 0-26 0-26 14s14 14 26 14c127 0 253 0 380 0z">
            <text:p/>
          </draw:path>
          <draw:path draw:style-name="gr5" draw:text-style-name="P8" draw:layer="layout" svg:width="0.331cm" svg:height="0.46cm" svg:x="4.532cm" svg:y="3.984cm" svg:viewBox="0 0 332 461" svg:d="M2 431c-2 8-2 10-2 12 0 10 8 18 20 18 14 0 24-12 24-14 4-8 26-101 46-177 14 30 36 48 70 48 82 0 172-100 172-204 0-74-46-114-98-114-68 0-142 70-162 156-23 92-47 184-70 275zM158 302c-48 0-60-56-60-62 0-2 4-16 6-26 20-78 26-104 42-132 30-52 64-66 86-66 26 0 50 20 50 68 0 38-22 118-40 152-24 44-56 66-84 66z">
            <text:p/>
          </draw:path>
          <draw:path draw:style-name="gr5" draw:text-style-name="P8" draw:layer="layout" svg:width="0.257cm" svg:height="0.494cm" svg:x="4.908cm" svg:y="3.806cm" svg:viewBox="0 0 258 495" svg:d="M134 8c-3-3 0-8-8-8-16 0-68 6-86 8-6 0-14 2-14 14 0 8 6 8 16 8 34 0 36 6 36 12s-6 30-10 44c-19 76-39 152-58 228-8 36-10 48-10 72 0 65 36 109 88 109 84 0 170-103 170-205 0-64-38-112-94-112-32 0-60 20-82 42 17-71 35-141 52-212zM68 274c4-16 4-16 10-24 36-46 66-56 86-56 24 0 44 20 44 66 0 40-24 122-36 147-24 48-56 72-84 72-24 0-46-18-46-70 0-13 0-27 10-71 5-22 11-43 16-64z">
            <text:p/>
          </draw:path>
          <draw:path draw:style-name="gr5" draw:text-style-name="P8" draw:layer="layout" svg:width="0.429cm" svg:height="0.027cm" svg:x="5.474cm" svg:y="3.622cm" svg:viewBox="0 0 430 28" svg:d="M406 28c12 0 24 0 24-14s-12-14-24-14c-127 0-253 0-380 0-12 0-26 0-26 14s14 14 26 14c127 0 253 0 380 0z">
            <text:p/>
          </draw:path>
          <draw:path draw:style-name="gr5" draw:text-style-name="P8" draw:layer="layout" svg:width="0.319cm" svg:height="0.317cm" svg:x="6.147cm" svg:y="3.502cm" svg:viewBox="0 0 320 318" svg:d="M234 44c-14-26-34-44-66-44-82 0-168 104-168 206 0 66 38 112 92 112 14 0 50-2 92-52 6 28 30 52 64 52 24 0 40-16 52-38 12-26 20-68 20-70 0-8-6-8-8-8-6 0-8 4-10 14-12 46-24 86-52 86-20 0-22-18-22-32 0-16 2-20 10-52 6-30 8-36 14-62 9-33 17-67 26-100 4-18 4-20 4-24 0-10-8-18-20-18-16 0-26 16-28 30zM188 226c-4 14-4 14-14 26-32 40-60 50-80 50-36 0-46-38-46-66 0-34 24-120 40-154 22-40 54-66 82-66 44 0 54 58 54 62s0 8-2 12c-11 45-23 90-34 136z">
            <text:p/>
          </draw:path>
          <draw:path draw:style-name="gr5" draw:text-style-name="P8" draw:layer="layout" svg:width="0.331cm" svg:height="0.46cm" svg:x="6.511cm" svg:y="3.502cm" svg:viewBox="0 0 332 461" svg:d="M2 431c-2 8-2 10-2 12 0 10 8 18 20 18 14 0 22-12 24-14 4-6 26-101 44-175 14 28 38 46 70 46 82 0 174-98 174-204 0-74-48-114-98-114-68 0-142 70-164 156-23 92-45 184-68 275zM158 302c-50 0-60-56-60-62 0-2 2-16 4-26 20-78 28-104 42-132 32-52 66-66 88-66 26 0 48 20 48 68 0 38-20 118-38 152-24 44-58 66-84 66z">
            <text:p/>
          </draw:path>
          <draw:path draw:style-name="gr5" draw:text-style-name="P8" draw:layer="layout" svg:width="0.217cm" svg:height="0.325cm" svg:x="6.883cm" svg:y="3.197cm" svg:viewBox="0 0 218 326" svg:d="M218 236c-5 0-11 0-16 0-2 12-8 40-14 46-4 2-42 2-48 2-30 0-60 0-90 0 50-46 68-58 98-82 36-30 70-60 70-106 0-60-52-96-116-96-60 0-102 42-102 88 0 24 22 28 26 28 12 0 26-8 26-26 0-10-2-26-28-26 14-36 48-46 72-46 48 0 74 38 74 78 0 42-30 76-46 94-39 39-79 78-118 118-6 4-6 4-6 18 68 0 136 0 204 0 5-30 9-60 14-90z">
            <text:p/>
          </draw:path>
        </draw:g>
        <draw:g>
          <svg:title>TexMaths</svg:title>
          <svg:desc>20§latex§$$ a \rightarrow \text{Molecular attraction Force} $$§svg§600§TRUE§</svg:desc>
          <draw:path draw:style-name="gr5" draw:text-style-name="P8" draw:layer="layout" svg:width="0.321cm" svg:height="0.316cm" svg:x="1.905cm" svg:y="5.255cm" svg:viewBox="0 0 322 317" svg:d="M234 46c-12-26-32-46-64-46-82 0-170 104-170 205 0 66 40 112 94 112 14 0 50-4 92-52 6 28 30 52 64 52 24 0 40-16 52-38 12-26 20-68 20-70 0-8-6-8-8-8-8 0-8 4-10 14-12 44-24 86-54 86-18 0-20-18-20-32 0-16 2-20 8-52 8-30 10-36 16-62 9-32 17-65 26-97 4-20 4-22 4-24 0-12-8-20-20-20-16 0-28 16-30 32zM188 225c-2 14-2 14-14 26-30 40-58 50-78 50-36 0-46-38-46-66 0-34 22-119 40-151 20-42 52-68 80-68 46 0 56 58 56 62s-2 8-2 12c-12 45-24 90-36 135z">
            <text:p/>
          </draw:path>
          <draw:path draw:style-name="gr5" draw:text-style-name="P8" draw:layer="layout" svg:width="0.623cm" svg:height="0.364cm" svg:x="2.483cm" svg:y="5.207cm" svg:viewBox="0 0 624 365" svg:d="M548 197c-40 28-58 58-64 66-32 48-38 92-38 94 0 8 10 8 14 8 12 0 14-2 16-14 16-68 58-128 138-160 8-2 10-3 10-8s-4-8-6-8c-30-12-116-47-142-165-2-8-4-10-16-10-4 0-14 0-14 8 0 2 8 46 36 94 14 20 36 43 66 67-174 0-348 0-522 0-14 0-26 0-26 14s12 14 26 14c174 0 348 0 522 0z">
            <text:p/>
          </draw:path>
          <draw:path draw:style-name="gr5" draw:text-style-name="P8" draw:layer="layout" svg:width="0.589cm" svg:height="0.475cm" svg:x="3.369cm" svg:y="5.088cm" svg:viewBox="0 0 590 476" svg:d="M142 16c-6-16-8-16-24-16-39 0-79 0-118 0 0 7 0 15 0 22 5 0 11 0 16 0 54 0 56 8 56 32 0 116 0 232 0 349 0 19 0 51-72 51 0 8 0 15 0 22 24 0 59-2 82-2s56 2 82 2c0-7 0-14 0-22-72 0-72-32-72-51 0-125 0-250 0-375 57 144 113 288 170 432 2 10 6 16 14 16s10-6 12-14c57-146 115-293 172-440 1 0 1 0 2 0 0 133 0 267 0 400 0 24-2 32-56 32-5 0-11 0-16 0 0 8 0 15 0 22 26-2 72-2 100-2s74 0 100 2c0-7 0-14 0-22-5 0-11 0-16 0-54 0-56-8-56-32 0-122 0-245 0-368 0-24 2-32 56-32 5 0 11 0 16 0 0-7 0-15 0-22-39 0-79 0-118 0-18 0-18 0-24 14-51 131-103 262-154 393-51-131-101-261-152-391z">
            <text:p/>
          </draw:path>
          <draw:path draw:style-name="gr5" draw:text-style-name="P8" draw:layer="layout" svg:width="0.309cm" svg:height="0.32cm" svg:x="4.007cm" svg:y="5.251cm" svg:viewBox="0 0 310 321" svg:d="M310 163c0-89-70-163-154-163-88 0-156 76-156 163 0 90 72 158 154 158 86 0 156-68 156-158zM156 303c-32 0-62-14-82-46-16-32-16-74-16-100 0-25 0-63 16-95 20-32 52-46 80-46 32 0 62 16 80 46s18 70 18 95c0 26 0 64-16 94-14 32-46 52-80 52z">
            <text:p/>
          </draw:path>
          <draw:path draw:style-name="gr5" draw:text-style-name="P8" draw:layer="layout" svg:width="0.155cm" svg:height="0.483cm" svg:x="4.36cm" svg:y="5.08cm" svg:viewBox="0 0 156 484" svg:d="M102 0c-34 3-68 5-102 8 0 7 0 15 0 22 50 0 54 4 54 38 0 121 0 242 0 362 0 32-8 32-54 32 0 8 0 15 0 22 24 0 60-2 78-2s52 2 78 2c0-7 0-14 0-22-48 0-54 0-54-32 0-143 0-287 0-430z">
            <text:p/>
          </draw:path>
          <draw:path draw:style-name="gr5" draw:text-style-name="P8" draw:layer="layout" svg:width="0.271cm" svg:height="0.32cm" svg:x="4.552cm" svg:y="5.251cm" svg:viewBox="0 0 272 321" svg:d="M58 137c4-103 64-121 88-121 72 0 80 94 80 121-56 0-112 0-168 0zM58 151c65 0 131 0 196 0 16 0 18 0 18-14 0-69-38-137-126-137-82 0-146 72-146 159 0 94 74 162 154 162 86 0 118-78 118-92 0-6-6-8-10-8-6 0-8 4-8 10-26 72-88 72-96 72-34 0-62-20-78-46-22-34-22-80-22-106z">
            <text:p/>
          </draw:path>
          <draw:path draw:style-name="gr5" draw:text-style-name="P8" draw:layer="layout" svg:width="0.267cm" svg:height="0.32cm" svg:x="4.868cm" svg:y="5.251cm" svg:viewBox="0 0 268 321" svg:d="M58 161c0-113 58-143 96-143 6 0 50 0 74 26-28 2-32 22-32 32 0 18 12 32 32 32 18 0 32-12 32-32 0-48-54-76-108-76-88 0-152 76-152 161 0 90 70 160 152 160 94 0 116-85 116-92s-8-6-10-6c-6 0-6 2-8 6-20 66-66 74-92 74-38 0-100-30-100-142z">
            <text:p/>
          </draw:path>
          <draw:path draw:style-name="gr5" draw:text-style-name="P8" draw:layer="layout" svg:width="0.351cm" svg:height="0.316cm" svg:x="5.18cm" svg:y="5.255cm" svg:viewBox="0 0 352 317" svg:d="M252 253c0 21 0 43 0 64 33-3 67-5 100-8 0-7 0-15 0-22-48 0-54-4-54-38 0-83 0-166 0-249-35 3-69 5-104 8 0 7 0 15 0 22 50 0 56 4 56 40 0 41 0 82 0 123 0 60-34 108-86 108-58 0-62-32-62-70 0-77 0-154 0-231-34 3-68 5-102 8 0 7 0 15 0 22 54 0 54 2 54 64 0 35 0 70 0 105 0 54 0 118 106 118 40 0 72-20 92-64z">
            <text:p/>
          </draw:path>
          <draw:path draw:style-name="gr5" draw:text-style-name="P8" draw:layer="layout" svg:width="0.155cm" svg:height="0.483cm" svg:x="5.57cm" svg:y="5.08cm" svg:viewBox="0 0 156 484" svg:d="M102 0c-34 3-68 5-102 8 0 7 0 15 0 22 50 0 56 4 56 38 0 121 0 242 0 362 0 32-8 32-56 32 0 8 0 15 0 22 24 0 60-2 78-2s52 2 78 2c0-7 0-14 0-22-46 0-54 0-54-32 0-143 0-287 0-430z">
            <text:p/>
          </draw:path>
          <draw:path draw:style-name="gr5" draw:text-style-name="P8" draw:layer="layout" svg:width="0.315cm" svg:height="0.32cm" svg:x="5.772cm" svg:y="5.251cm" svg:viewBox="0 0 316 321" svg:d="M204 259c4 28 22 58 56 58 14 0 56-10 56-66 0-13 0-26 0-40-5 0-11 0-16 0 0 14 0 27 0 40 0 40-18 44-26 44-24 0-26-32-26-34 0-46 0-93 0-139 0-30 0-58-26-84s-62-38-96-38c-58 0-106 34-106 80 0 20 14 32 32 32 20 0 32-14 32-32 0-8-2-32-36-32 20-24 54-32 76-32 36 0 76 28 76 90 0 8 0 17 0 26-36 2-86 4-130 23-52 24-70 60-70 92 0 56 68 74 112 74 46 0 78-28 92-62zM200 145c0 24 0 47 0 70 0 66-52 90-82 90-36 0-64-24-64-60 0-38 30-96 146-100z">
            <text:p/>
          </draw:path>
          <draw:path draw:style-name="gr5" draw:text-style-name="P8" draw:layer="layout" svg:width="0.235cm" svg:height="0.308cm" svg:x="6.114cm" svg:y="5.255cm" svg:viewBox="0 0 236 309" svg:d="M98 78c0-26 0-52 0-78-33 3-65 5-98 8 0 7 0 15 0 22 48 0 54 4 54 40 0 62 0 123 0 185 0 32-8 32-54 32 0 7 0 15 0 22 26 0 60-2 80-2 28 0 60 0 88 2 0-7 0-15 0-22-5 0-9 0-14 0-52 0-54-8-54-32 0-36 0-72 0-108 0-69 30-131 84-131 4 0 6 0 8 0-2 2-16 10-16 28 0 20 14 30 30 30 12 0 30-7 30-30s-22-44-52-44c-52 0-78 48-86 78z">
            <text:p/>
          </draw:path>
          <draw:path draw:style-name="gr5" draw:text-style-name="P8" draw:layer="layout" svg:width="0.317cm" svg:height="0.32cm" svg:x="6.632cm" svg:y="5.251cm" svg:viewBox="0 0 318 321" svg:d="M206 259c2 28 20 58 54 58 14 0 58-10 58-66 0-13 0-26 0-40-6 0-12 0-18 0 0 14 0 27 0 40 0 40-18 44-26 44-22 0-26-32-26-34 0-46 0-93 0-139 0-30 0-58-24-84-28-26-64-38-96-38-58 0-106 34-106 80 0 20 14 32 32 32 20 0 32-14 32-32 0-8-4-32-36-32 18-24 54-32 76-32 34 0 74 28 74 90 0 8 0 17 0 26-36 2-84 4-130 23-52 24-70 60-70 92 0 56 68 74 114 74s78-28 92-62zM200 145c0 24 0 47 0 70 0 66-50 90-82 90-34 0-64-24-64-60 0-38 30-96 146-100z">
            <text:p/>
          </draw:path>
          <draw:path draw:style-name="gr5" draw:text-style-name="P8" draw:layer="layout" svg:width="0.219cm" svg:height="0.435cm" svg:x="6.968cm" svg:y="5.136cm" svg:viewBox="0 0 220 436" svg:d="M108 149c33 0 67 0 100 0 0-7 0-14 0-21-33 0-67 0-100 0 0-43 0-85 0-128-6 0-12 0-18 0 0 56-22 132-90 134 0 5 0 10 0 15 20 0 40 0 60 0 0 65 0 129 0 194 0 85 64 93 90 93 50 0 70-49 70-93 0-14 0-27 0-40-6 0-12 0-18 0 0 13 0 25 0 38 0 52-20 77-46 77-48 0-48-63-48-75 0-65 0-129 0-194z">
            <text:p/>
          </draw:path>
          <draw:path draw:style-name="gr5" draw:text-style-name="P8" draw:layer="layout" svg:width="0.219cm" svg:height="0.435cm" svg:x="7.242cm" svg:y="5.136cm" svg:viewBox="0 0 220 436" svg:d="M108 149c33 0 67 0 100 0 0-7 0-14 0-21-33 0-67 0-100 0 0-43 0-85 0-128-6 0-12 0-18 0 0 56-22 132-90 134 0 5 0 10 0 15 19 0 39 0 58 0 0 65 0 129 0 194 0 85 66 93 92 93 50 0 70-49 70-93 0-14 0-27 0-40-6 0-12 0-18 0 0 13 0 25 0 38 0 52-22 77-48 77-46 0-46-63-46-75 0-65 0-129 0-194z">
            <text:p/>
          </draw:path>
          <draw:path draw:style-name="gr5" draw:text-style-name="P8" draw:layer="layout" svg:width="0.235cm" svg:height="0.308cm" svg:x="7.52cm" svg:y="5.255cm" svg:viewBox="0 0 236 309" svg:d="M98 78c0-26 0-52 0-78-33 3-65 5-98 8 0 7 0 15 0 22 50 0 56 4 56 40 0 62 0 123 0 185 0 32-8 32-56 32 0 7 0 15 0 22 28 0 62-2 80-2 30 0 62 0 90 2 0-7 0-15 0-22-5 0-9 0-14 0-52 0-54-8-54-32 0-36 0-72 0-108 0-69 30-131 82-131 6 0 5 0 8 0-2 2-16 10-16 28 0 20 16 30 30 30s30-7 30-30-20-44-52-44c-50 0-76 48-86 78z">
            <text:p/>
          </draw:path>
          <draw:path draw:style-name="gr5" draw:text-style-name="P8" draw:layer="layout" svg:width="0.315cm" svg:height="0.32cm" svg:x="7.806cm" svg:y="5.251cm" svg:viewBox="0 0 316 321" svg:d="M204 259c4 28 22 58 56 58 14 0 56-10 56-66 0-13 0-26 0-40-5 0-11 0-16 0 0 14 0 27 0 40 0 40-18 44-26 44-24 0-26-32-26-34 0-46 0-93 0-139 0-30 0-58-26-84s-62-38-96-38c-58 0-106 34-106 80 0 20 14 32 32 32 20 0 32-14 32-32 0-8-2-32-34-32 18-24 52-32 76-32 34 0 74 28 74 90 0 8 0 17 0 26-36 2-86 4-130 23-52 24-70 60-70 92 0 56 68 74 112 74 46 0 80-28 92-62zM200 145c0 24 0 47 0 70 0 66-52 90-82 90-36 0-64-24-64-60 0-38 30-96 146-100z">
            <text:p/>
          </draw:path>
          <draw:path draw:style-name="gr5" draw:text-style-name="P8" draw:layer="layout" svg:width="0.267cm" svg:height="0.32cm" svg:x="8.152cm" svg:y="5.251cm" svg:viewBox="0 0 268 321" svg:d="M58 161c0-113 58-143 94-143 8 0 52 0 76 26-28 2-32 22-32 32 0 18 12 32 32 32 18 0 32-12 32-32 0-48-54-76-108-76-88 0-152 76-152 161 0 90 70 160 150 160 94 0 118-85 118-92s-8-6-10-6c-6 0-8 2-8 6-22 66-66 74-92 74-38 0-100-30-100-142z">
            <text:p/>
          </draw:path>
          <draw:path draw:style-name="gr5" draw:text-style-name="P8" draw:layer="layout" svg:width="0.219cm" svg:height="0.435cm" svg:x="8.454cm" svg:y="5.136cm" svg:viewBox="0 0 220 436" svg:d="M108 149c33 0 67 0 100 0 0-7 0-14 0-21-33 0-67 0-100 0 0-43 0-85 0-128-6 0-12 0-18 0 0 56-22 132-90 134 0 5 0 10 0 15 20 0 40 0 60 0 0 65 0 129 0 194 0 85 64 93 90 93 50 0 70-49 70-93 0-14 0-27 0-40-6 0-12 0-18 0 0 13 0 25 0 38 0 52-22 77-48 77-46 0-46-63-46-75 0-65 0-129 0-194z">
            <text:p/>
          </draw:path>
          <draw:path draw:style-name="gr5" draw:text-style-name="P8" draw:layer="layout" svg:width="0.151cm" svg:height="0.465cm" svg:x="8.736cm" svg:y="5.098cm" svg:viewBox="0 0 152 466" svg:d="M102 157c-33 3-65 6-98 8 0 8 0 15 0 22 46 0 52 4 52 38 0 63 0 125 0 187 0 32-8 32-56 32 0 8 0 15 0 22 24 0 62-2 78-2 24 0 50 2 74 2 0-7 0-14 0-22-48 0-50-4-50-30 0-85 0-171 0-257zM104 36c0-22-16-36-36-36-22 0-38 18-38 36 0 20 16 38 38 38 20 0 36-14 36-38z">
            <text:p/>
          </draw:path>
          <draw:path draw:style-name="gr5" draw:text-style-name="P8" draw:layer="layout" svg:width="0.311cm" svg:height="0.32cm" svg:x="8.928cm" svg:y="5.251cm" svg:viewBox="0 0 312 321" svg:d="M312 163c0-89-70-163-156-163-88 0-156 76-156 163 0 90 74 158 156 158 84 0 156-68 156-158zM156 303c-30 0-60-14-80-46-18-32-18-74-18-100 0-25 0-63 18-95s52-46 80-46c30 0 61 16 80 46s18 70 18 95c0 26 0 64-16 94-16 32-46 52-82 52z">
            <text:p/>
          </draw:path>
          <draw:path draw:style-name="gr5" draw:text-style-name="P8" draw:layer="layout" svg:width="0.353cm" svg:height="0.308cm" svg:x="9.281cm" svg:y="5.255cm" svg:viewBox="0 0 354 309" svg:d="M56 70c0 62 0 123 0 185 0 32-8 32-56 32 0 7 0 15 0 22 26 0 60-2 80-2 18 0 54 2 78 2 0-7 0-15 0-22-46 0-54 0-54-32 0-42 0-85 0-127 0-72 50-112 94-112s52 38 52 78c0 53 0 107 0 161 0 32-8 32-54 32 0 7 0 15 0 22 24 0 60-2 80-2 18 0 54 2 78 2 0-7 0-15 0-22-36 0-54 0-54-20 0-44 0-89 0-133 0-60 0-82-22-108-10-12-34-26-74-26-52 0-84 30-104 74 0-25 0-49 0-74-33 3-67 5-100 8 0 7 0 15 0 22 50 0 56 4 56 40z">
            <text:p/>
          </draw:path>
          <draw:path draw:style-name="gr5" draw:text-style-name="P8" draw:layer="layout" svg:width="0.405cm" svg:height="0.473cm" svg:x="9.907cm" svg:y="5.09cm" svg:viewBox="0 0 406 474" svg:d="M386 0c-129 0-257 0-386 0 0 7 0 15 0 22 5 0 11 0 16 0 54 0 56 8 56 32 0 122 0 244 0 366 0 24-2 32-56 32-5 0-11 0-16 0 0 8 0 15 0 22 24-2 80-2 106-2 30 0 94 0 118 2 0-7 0-14 0-22-7 0-15 0-22 0-68 0-68-8-68-34 0-57 0-114 0-171 21 0 41 0 62 0 66 0 74 22 74 82 6 0 12 0 18 0 0-62 0-124 0-186-6 0-12 0-18 0 0 60-8 82-74 82-21 0-41 0-62 0 0-58 0-117 0-175 0-24 2-28 36-28 28 0 56 0 84 0 106 0 122 40 134 135 6 0 12 0 18 0-7-52-13-105-20-157z">
            <text:p/>
          </draw:path>
          <draw:path draw:style-name="gr5" draw:text-style-name="P8" draw:layer="layout" svg:width="0.311cm" svg:height="0.32cm" svg:x="10.303cm" svg:y="5.251cm" svg:viewBox="0 0 312 321" svg:d="M312 163c0-89-70-163-156-163-88 0-156 76-156 163 0 90 74 158 156 158 84 0 156-68 156-158zM156 303c-30 0-60-14-80-46-18-32-18-74-18-100 0-25 0-63 18-95s52-46 80-46c30 0 62 16 80 46s18 70 18 95c0 26 0 64-16 94-16 32-46 52-82 52z">
            <text:p/>
          </draw:path>
          <draw:path draw:style-name="gr5" draw:text-style-name="P8" draw:layer="layout" svg:width="0.235cm" svg:height="0.308cm" svg:x="10.655cm" svg:y="5.255cm" svg:viewBox="0 0 236 309" svg:d="M98 78c0-26 0-52 0-78-33 3-65 5-98 8 0 7 0 15 0 22 50 0 54 4 54 40 0 62 0 123 0 185 0 32-6 32-54 32 0 7 0 15 0 22 28 0 60-2 80-2 28 0 62 0 90 2 0-7 0-15 0-22-5 0-11 0-16 0-52 0-52-8-52-32 0-36 0-72 0-108 0-69 28-131 82-131 6 0 6 0 8 0-2 2-16 10-16 28 0 20 14 30 30 30 12 0 30-7 30-30s-22-44-52-44c-52 0-76 48-86 78z">
            <text:p/>
          </draw:path>
          <draw:path draw:style-name="gr5" draw:text-style-name="P8" draw:layer="layout" svg:width="0.267cm" svg:height="0.32cm" svg:x="10.935cm" svg:y="5.251cm" svg:viewBox="0 0 268 321" svg:d="M58 161c0-113 58-143 94-143 6 0 52 0 76 26-28 2-34 22-34 32 0 18 14 32 34 32 18 0 32-12 32-32 0-48-54-76-108-76-88 0-152 76-152 161 0 90 70 160 150 160 94 0 118-85 118-92s-8-6-10-6c-6 0-8 2-10 6-20 66-66 74-92 74-36 0-98-30-98-142z">
            <text:p/>
          </draw:path>
          <draw:path draw:style-name="gr5" draw:text-style-name="P8" draw:layer="layout" svg:width="0.271cm" svg:height="0.32cm" svg:x="11.243cm" svg:y="5.251cm" svg:viewBox="0 0 272 321" svg:d="M58 137c4-103 64-121 88-121 72 0 80 94 80 121-56 0-112 0-168 0zM58 151c65 0 131 0 196 0 16 0 18 0 18-14 0-69-38-137-126-137-82 0-146 72-146 159 0 94 74 162 154 162 86 0 118-78 118-92 0-6-6-8-10-8-6 0-8 4-8 10-26 72-88 72-96 72-34 0-62-20-80-46-20-34-20-80-20-106z">
            <text:p/>
          </draw:path>
        </draw:g>
        <draw:g>
          <svg:title>TexMaths</svg:title>
          <svg:desc>20§latex§b \rightarrow \text{Volumetric correction}§svg§600§TRUE§</svg:desc>
          <draw:path draw:style-name="gr5" draw:text-style-name="P8" draw:layer="layout" svg:width="0.345cm" svg:height="0.491cm" svg:x="12.065cm" svg:y="5.08cm" svg:viewBox="0 0 346 492" svg:d="M100 221c0-74 0-147 0-221-33 3-67 5-100 8 0 7 0 15 0 22 48 0 54 4 54 38 0 139 0 277 0 416 6 0 12 0 18 0 9-14 6-10 26-42 10 16 40 50 92 50 84 0 156-68 156-157 0-90-68-160-148-160-56 0-86 34-98 46zM102 404c0-47 0-95 0-143 0-14 0-14 8-26 28-38 66-44 84-44 32 0 56 18 74 44 18 30 20 70 20 98 0 26-2 67-22 99-14 22-42 44-80 44-30 0-56-16-74-42-10-14-10-16-10-30z">
            <text:p/>
          </draw:path>
          <draw:path draw:style-name="gr5" draw:text-style-name="P8" draw:layer="layout" svg:width="0.623cm" svg:height="0.364cm" svg:x="12.709cm" svg:y="5.207cm" svg:viewBox="0 0 624 365" svg:d="M546 197c-38 28-56 58-62 66-32 50-25 62-38 94 0 8 8 8 14 8 12 0 14-2 16-14 16-68 58-128 136-160 10-2 12-3 12-8s-4-8-6-8c-32-12-116-48-142-165-2-8-4-10-16-10-6 0-14 0-14 8 0 2 6 46 36 94 14 20 34 43 64 67-174 0-348 0-522 0-12 0-24 0-24 14s12 14 24 14c174 0 348 0 522 0z">
            <text:p/>
          </draw:path>
          <draw:path draw:style-name="gr5" draw:text-style-name="P8" draw:layer="layout" svg:width="0.499cm" svg:height="0.491cm" svg:x="13.581cm" svg:y="5.088cm" svg:viewBox="0 0 500 492" svg:d="M424 68c10-26 28-46 76-46 0-7 0-15 0-22-22 2-50 2-68 2-22 0-62-2-80-2 0 7 0 15 0 22 36 0 50 18 50 34 0 6-2 10-2 14-43 112-87 224-130 336-45-117-89-235-134-352-4-10-4-10-4-12 0-20 40-20 58-20 0-7 0-15 0-22-26 2-74 2-100 2-34 0-64-2-90-2 0 7 0 15 0 22 46 0 60 0 70 26 54 143 108 285 162 428 4 14 8 16 18 16 12 0 12-4 16-14 53-137 105-273 158-410z">
            <text:p/>
          </draw:path>
          <draw:path draw:style-name="gr5" draw:text-style-name="P8" draw:layer="layout" svg:width="0.309cm" svg:height="0.32cm" svg:x="14.057cm" svg:y="5.251cm" svg:viewBox="0 0 310 321" svg:d="M310 163c0-89-70-163-154-163-88 0-156 76-156 163 0 90 72 158 154 158 86 0 156-68 156-158zM156 303c-32 0-62-14-82-46-16-32-16-74-16-100s0-63 16-95c20-32 52-46 80-46 32 0 62 16 80 46s18 69 18 95 0 64-16 94c-14 32-46 52-80 52z">
            <text:p/>
          </draw:path>
          <draw:path draw:style-name="gr5" draw:text-style-name="P8" draw:layer="layout" svg:width="0.155cm" svg:height="0.483cm" svg:x="14.41cm" svg:y="5.08cm" svg:viewBox="0 0 156 484" svg:d="M102 0c-34 3-68 5-102 8 0 7 0 15 0 22 50 0 54 4 54 38 0 121 0 243 0 364 0 30-6 30-54 30 0 7 0 15 0 22 24 0 60-2 78-2s52 2 78 2c0-7 0-15 0-22-48 0-54 0-54-30 0-144 0-288 0-432z">
            <text:p/>
          </draw:path>
          <draw:path draw:style-name="gr5" draw:text-style-name="P8" draw:layer="layout" svg:width="0.353cm" svg:height="0.316cm" svg:x="14.604cm" svg:y="5.255cm" svg:viewBox="0 0 354 317" svg:d="M252 255c0 21 0 41 0 62 34-3 68-6 102-8 0-8 0-15 0-22-50 0-54-4-54-38 0-83 0-166 0-249-35 3-69 5-104 8 0 7 0 15 0 22 50 0 54 6 54 40 0 41 0 82 0 123 0 62-34 108-84 108-60 0-62-32-62-68 0-78 0-155 0-233-35 3-69 5-104 8 0 7 0 15 0 22 56 0 56 2 56 64 0 35 0 70 0 105 0 54 0 118 106 118 40 0 70-20 90-62z">
            <text:p/>
          </draw:path>
          <draw:path draw:style-name="gr5" draw:text-style-name="P8" draw:layer="layout" svg:width="0.549cm" svg:height="0.308cm" svg:x="14.994cm" svg:y="5.255cm" svg:viewBox="0 0 550 309" svg:d="M56 70c0 62 0 125 0 187 0 30-8 30-56 30 0 7 0 14 0 22 26 0 62-2 80-2s56 2 80 2c0-8 0-15 0-22-48 0-56 0-56-30 0-43 0-86 0-130 0-71 50-111 96-111 44 0 52 38 52 78 0 54 0 109 0 163 0 30-8 30-56 30 0 7 0 14 0 22 24 0 60-2 80-2 18 0 54 2 78 2 0-8 0-15 0-22-46 0-54 0-54-30 0-43 0-86 0-130 0-71 50-111 94-111s52 38 52 78c0 54 0 109 0 163 0 30-8 30-54 30 0 7 0 14 0 22 24 0 60-2 80-2 18 0 54 2 78 2 0-8 0-15 0-22-36 0-54 0-54-20 0-45 0-89 0-134 0-59 0-81-22-107-10-12-34-26-74-26-60 0-90 42-102 70-10-62-62-70-94-70-52 0-84 30-104 74 0-25 0-49 0-74-33 3-67 5-100 8 0 7 0 15 0 22 50 0 56 6 56 40z">
            <text:p/>
          </draw:path>
          <draw:path draw:style-name="gr5" draw:text-style-name="P8" draw:layer="layout" svg:width="0.271cm" svg:height="0.32cm" svg:x="15.578cm" svg:y="5.251cm" svg:viewBox="0 0 272 321" svg:d="M58 137c6-103 64-121 88-121 72 0 80 94 80 121-56 0-112 0-168 0zM58 151c65 0 131 0 196 0 16 0 18 0 18-14 0-69-38-137-126-137-82 0-146 72-146 159 0 94 74 162 154 162 86 0 118-78 118-90 0-8-6-10-10-10-6 0-8 4-8 10-26 72-88 72-96 72-34 0-62-20-78-46-22-34-22-80-22-106z">
            <text:p/>
          </draw:path>
          <draw:path draw:style-name="gr5" draw:text-style-name="P8" draw:layer="layout" svg:width="0.219cm" svg:height="0.435cm" svg:x="15.884cm" svg:y="5.136cm" svg:viewBox="0 0 220 436" svg:d="M108 149c33 0 67 0 100 0 0-7 0-14 0-22-33 0-67 0-100 0 0-42 0-85 0-127-6 0-12 0-18 0 0 56-22 131-90 133 0 6 0 11 0 16 20 0 40 0 60 0 0 65 0 129 0 194 0 85 64 93 90 93 50 0 70-50 70-93 0-14 0-27 0-40-6 0-12 0-18 0 0 12 0 25 0 38 0 51-20 77-46 77-48 0-48-63-48-73 0-65 0-131 0-196z">
            <text:p/>
          </draw:path>
          <draw:path draw:style-name="gr5" draw:text-style-name="P8" draw:layer="layout" svg:width="0.235cm" svg:height="0.308cm" svg:x="16.164cm" svg:y="5.255cm" svg:viewBox="0 0 236 309" svg:d="M98 78c0-26 0-52 0-78-33 3-65 5-98 8 0 7 0 15 0 22 48 0 54 6 54 40 0 62 0 125 0 187 0 30-8 30-54 30 0 7 0 14 0 22 26 0 60-2 80-2 28 0 60 0 88 2 0-8 0-15 0-22-5 0-9 0-14 0-52 0-54-6-54-32 0-36 0-72 0-108 0-69 30-131 84-131 4 0 6 0 8 0-2 2-16 10-16 28 0 20 14 30 30 30 12 0 30-8 30-30s-22-44-52-44c-52 0-76 48-86 78z">
            <text:p/>
          </draw:path>
          <draw:path draw:style-name="gr5" draw:text-style-name="P8" draw:layer="layout" svg:width="0.149cm" svg:height="0.465cm" svg:x="16.442cm" svg:y="5.098cm" svg:viewBox="0 0 150 466" svg:d="M102 157c-33 3-65 6-98 8 0 8 0 15 0 22 44 0 52 4 52 38 0 63 0 126 0 189 0 30-8 30-56 30 0 8 0 15 0 22 22 0 60-2 78-2 24 0 48 2 72 2 0-7 0-14 0-22-46 0-48-2-48-30 0-85 0-171 0-257zM104 36c0-22-18-36-36-36-22 0-38 18-38 36 0 20 16 38 38 38 18 0 36-14 36-38z">
            <text:p/>
          </draw:path>
          <draw:path draw:style-name="gr5" draw:text-style-name="P8" draw:layer="layout" svg:width="0.267cm" svg:height="0.32cm" svg:x="16.638cm" svg:y="5.251cm" svg:viewBox="0 0 268 321" svg:d="M58 161c0-113 58-143 96-143 6 0 50 0 74 26-28 2-32 24-32 32 0 18 12 32 32 32 18 0 32-12 32-32 0-48-54-76-108-76-88 0-152 76-152 163 0 88 70 158 152 158 94 0 116-83 116-90s-8-8-10-8c-6 0-6 2-8 8-20 64-66 72-92 72-38 0-100-30-100-142z">
            <text:p/>
          </draw:path>
          <draw:path draw:style-name="gr5" draw:text-style-name="P8" draw:layer="layout" svg:width="0.267cm" svg:height="0.32cm" svg:x="17.184cm" svg:y="5.251cm" svg:viewBox="0 0 268 321" svg:d="M60 161c0-113 56-143 94-143 6 0 50 0 76 26-30 2-34 24-34 32 0 18 12 32 32 32 18 0 32-12 32-32 0-48-52-76-106-76-88 0-154 76-154 163 0 88 70 158 152 158 94 0 116-83 116-90s-6-8-8-8c-6 0-8 2-10 8-20 64-66 72-92 72-36 0-98-30-98-142z">
            <text:p/>
          </draw:path>
          <draw:path draw:style-name="gr5" draw:text-style-name="P8" draw:layer="layout" svg:width="0.309cm" svg:height="0.32cm" svg:x="17.494cm" svg:y="5.251cm" svg:viewBox="0 0 310 321" svg:d="M310 163c0-89-70-163-154-163-88 0-156 76-156 163 0 90 72 158 154 158 86 0 156-68 156-158zM156 303c-32 0-62-14-82-46-16-32-16-74-16-100s0-63 16-95c20-32 52-46 80-46 32 0 62 16 80 46s18 69 18 95 0 64-16 94c-14 32-46 52-80 52z">
            <text:p/>
          </draw:path>
          <draw:path draw:style-name="gr5" draw:text-style-name="P8" draw:layer="layout" svg:width="0.235cm" svg:height="0.308cm" svg:x="17.844cm" svg:y="5.255cm" svg:viewBox="0 0 236 309" svg:d="M98 78c0-26 0-52 0-78-33 3-65 5-98 8 0 7 0 15 0 22 50 0 56 6 56 40 0 62 0 125 0 187 0 30-8 30-56 30 0 7 0 14 0 22 28 0 60-2 80-2 28 0 62 0 90 2 0-8 0-15 0-22-5 0-9 0-14 0-52 0-54-6-54-32 0-36 0-72 0-108 0-69 30-131 82-131 6 0 6 0 8 0-2 2-16 10-16 28 0 20 14 30 30 30 12 0 30-8 30-30s-22-44-52-44c-50 0-76 48-86 78z">
            <text:p/>
          </draw:path>
          <draw:path draw:style-name="gr5" draw:text-style-name="P8" draw:layer="layout" svg:width="0.235cm" svg:height="0.308cm" svg:x="18.12cm" svg:y="5.255cm" svg:viewBox="0 0 236 309" svg:d="M98 78c0-26 0-52 0-78-33 3-65 5-98 8 0 7 0 15 0 22 48 0 54 6 54 40 0 62 0 125 0 187 0 30-8 30-54 30 0 7 0 14 0 22 28 0 60-2 80-2 28 0 60 0 90 2 0-8 0-15 0-22-5 0-11 0-16 0-52 0-54-6-54-32 0-36 0-72 0-108 0-69 30-131 84-131 4 0 6 0 8 0-2 2-16 10-16 28 0 20 14 30 30 30 12 0 30-8 30-30s-22-44-52-44c-52 0-76 48-86 78z">
            <text:p/>
          </draw:path>
          <draw:path draw:style-name="gr5" draw:text-style-name="P8" draw:layer="layout" svg:width="0.271cm" svg:height="0.32cm" svg:x="18.393cm" svg:y="5.251cm" svg:viewBox="0 0 272 321" svg:d="M60 137c4-103 64-121 88-121 72 0 78 94 78 121-55 0-111 0-166 0zM60 151c65 0 131 0 196 0 14 0 16 0 16-14 0-69-36-137-124-137-82 0-148 72-148 159 0 94 74 162 156 162 86 0 116-78 116-90 0-8-4-10-8-10-6 0-8 4-10 10-24 72-88 72-94 72-36 0-64-20-80-46-20-34-20-80-20-106z">
            <text:p/>
          </draw:path>
          <draw:path draw:style-name="gr5" draw:text-style-name="P8" draw:layer="layout" svg:width="0.267cm" svg:height="0.32cm" svg:x="18.711cm" svg:y="5.251cm" svg:viewBox="0 0 268 321" svg:d="M58 161c0-113 58-143 94-143 8 0 52 0 76 26-28 2-34 24-34 32 0 18 14 32 34 32 18 0 32-12 32-32 0-48-54-76-108-76-88 0-152 76-152 163 0 88 70 158 150 158 94 0 118-83 118-90s-8-8-10-8c-6 0-8 2-8 8-22 64-68 72-94 72-36 0-98-30-98-142z">
            <text:p/>
          </draw:path>
          <draw:path draw:style-name="gr5" draw:text-style-name="P8" draw:layer="layout" svg:width="0.219cm" svg:height="0.435cm" svg:x="19.013cm" svg:y="5.136cm" svg:viewBox="0 0 220 436" svg:d="M108 149c33 0 67 0 100 0 0-7 0-14 0-22-33 0-67 0-100 0 0-42 0-85 0-127-6 0-12 0-18 0 0 56-22 131-90 133 0 6 0 11 0 16 20 0 40 0 60 0 0 65 0 129 0 194 0 85 64 93 90 93 50 0 70-50 70-93 0-14 0-27 0-40-6 0-12 0-18 0 0 12 0 25 0 38 0 51-22 77-48 77-46 0-46-63-46-73 0-65 0-131 0-196z">
            <text:p/>
          </draw:path>
          <draw:path draw:style-name="gr5" draw:text-style-name="P8" draw:layer="layout" svg:width="0.149cm" svg:height="0.465cm" svg:x="19.295cm" svg:y="5.098cm" svg:viewBox="0 0 150 466" svg:d="M102 157c-33 3-65 6-98 8 0 8 0 15 0 22 46 0 52 4 52 38 0 63 0 126 0 189 0 30-8 30-56 30 0 8 0 15 0 22 24 0 60-2 78-2 24 0 50 2 72 2 0-7 0-14 0-22-46 0-48-2-48-30 0-85 0-171 0-257zM104 36c0-22-18-36-36-36-22 0-38 18-38 36 0 20 16 38 38 38 18 0 36-14 36-38z">
            <text:p/>
          </draw:path>
          <draw:path draw:style-name="gr5" draw:text-style-name="P8" draw:layer="layout" svg:width="0.311cm" svg:height="0.32cm" svg:x="19.487cm" svg:y="5.251cm" svg:viewBox="0 0 312 321" svg:d="M312 163c0-89-70-163-156-163-88 0-156 76-156 163 0 90 74 158 156 158 84 0 156-68 156-158zM156 303c-30 0-60-14-80-46-18-32-18-74-18-100s0-63 18-95 52-46 80-46c30 0 59 16 78 46s20 69 20 95 0 64-16 94c-16 32-46 52-82 52z">
            <text:p/>
          </draw:path>
          <draw:path draw:style-name="gr5" draw:text-style-name="P8" draw:layer="layout" svg:width="0.353cm" svg:height="0.308cm" svg:x="19.841cm" svg:y="5.255cm" svg:viewBox="0 0 354 309" svg:d="M56 70c0 62 0 125 0 187 0 30-8 30-56 30 0 7 0 14 0 22 26 0 60-2 80-2 18 0 54 2 78 2 0-8 0-15 0-22-46 0-54 0-54-30 0-43 0-86 0-130 0-71 50-111 94-111s52 38 52 78c0 54 0 109 0 163 0 30-8 30-54 30 0 7 0 14 0 22 24 0 60-2 80-2 18 0 54 2 78 2 0-8 0-15 0-22-36 0-54 0-54-20 0-45 0-89 0-134 0-59 0-81-22-107-10-12-34-26-74-26-52 0-84 30-104 74 0-25 0-49 0-74-33 3-67 5-100 8 0 7 0 15 0 22 50 0 56 6 56 40z">
            <text:p/>
          </draw:path>
        </draw:g>
        <draw:g>
          <svg:title>TexMaths</svg:title>
          <svg:desc>20§latex§$$\theta = \frac{k_B T}{m}$$§svg§600§TRUE§</svg:desc>
          <draw:path draw:style-name="gr5" draw:text-style-name="P8" draw:layer="layout" svg:width="0.289cm" svg:height="0.5cm" svg:x="11.909cm" svg:y="3.503cm" svg:viewBox="0 0 290 501" svg:d="M290 144c0-46-12-144-84-144-98 0-206 198-206 358 0 65 20 143 84 143 98 0 206-201 206-357zM74 240c12-46 26-102 54-152 20-34 46-74 76-74 36 0 40 46 40 86 0 34-6 70-24 140-49 0-97 0-146 0zM214 262c-8 32-22 92-48 141-26 48-52 82-82 82-24 0-38-20-38-84 0-30 4-71 22-139 49 0 97 0 146 0z">
            <text:p/>
          </draw:path>
          <draw:path draw:style-name="gr5" draw:text-style-name="P8" draw:layer="layout" svg:width="0.467cm" svg:height="0.165cm" svg:x="12.463cm" svg:y="3.739cm" svg:viewBox="0 0 468 166" svg:d="M444 28c10 0 24 0 24-14s-14-14-24-14c-140 0-280 0-420 0-10 0-24 0-24 14s14 14 24 14c140 0 280 0 420 0zM444 166c10 0 24 0 24-14s-14-14-24-14c-140 0-280 0-420 0-10 0-24 0-24 14s14 14 24 14c140 0 280 0 420 0z">
            <text:p/>
          </draw:path>
          <draw:path draw:style-name="gr5" draw:text-style-name="P8" draw:layer="layout" svg:width="0.317cm" svg:height="0.494cm" svg:x="13.288cm" svg:y="3.036cm" svg:viewBox="0 0 318 495" svg:d="M162 8c-3-3 0-8-10-8-16 0-66 6-84 8-6 0-14 0-14 14 0 8 6 8 16 8 34 0 36 4 36 12-1 5-1 9-2 14-34 134-68 269-102 403-2 10-2 12-2 16 0 16 14 20 20 20 8 0 20-8 24-16 2-6 34-135 38-153 24 2 82 14 82 59 0 6 0 8-2 16s-2 16-2 24c0 42 28 70 64 70 22 0 40-12 56-38 18-30 24-70 24-72 0-6-6-6-8-6-6 0-8 2-10 12-14 52-30 88-60 88-14 0-24-8-24-34 0-12 4-28 6-38 4-12 4-16 4-22 0-45-44-65-104-73 22-12 44-36 60-52 34-38 66-68 100-68 4 0 6 0 6 2 8 0 10 0 16 4 0 2 0 2 2 4-34 2-40 30-40 38 0 10 8 24 26 24 20 0 40-16 40-42 0-22-16-46-48-46-20 0-52 6-102 62-24 28-52 56-78 66 24-99 48-197 72-296z">
            <text:p/>
          </draw:path>
          <draw:path draw:style-name="gr5" draw:text-style-name="P8" draw:layer="layout" svg:width="0.375cm" svg:height="0.335cm" svg:x="13.65cm" svg:y="3.292cm" svg:viewBox="0 0 376 336" svg:d="M58 298c-4 18-6 22-44 22-8 0-14 0-14 10 0 6 6 6 14 6 63 0 127 0 190 0 84 0 146-56 146-104 0-36-32-66-84-70 60-12 110-48 110-92 0-36-38-70-102-70-59 0-119 0-178 0-10 0-16 0-16 12 0 6 6 6 16 6 6 1 8 0 18 2 10 0 12 2 12 6 0 2 0 4-2 12-22 86-44 173-66 260zM136 156c10-40 20-80 30-120 4-16 4-18 26-18 25 0 49 0 74 0 50 0 62 34 62 52 0 40-46 86-110 86-27 0-55 0-82 0zM112 320c-14 0-14-2-14-6s0-2 0-10c11-45 23-90 34-134 35 0 71 0 106 0 46 0 64 30 64 58 0 48-50 92-110 92-27 0-53 0-80 0z">
            <text:p/>
          </draw:path>
          <draw:path draw:style-name="gr5" draw:text-style-name="P8" draw:layer="layout" svg:width="0.477cm" svg:height="0.474cm" svg:x="14.113cm" svg:y="3.048cm" svg:viewBox="0 0 478 475" svg:d="M284 50c4-20 8-24 16-26 6-2 30-2 44-2 72 0 102 2 102 58 0 10-2 38-4 56-2 2-2 10-2 12 0 6 2 10 8 10 8 0 8-6 10-16 6-41 13-81 20-122 0-4 0-10 0-12 0-8-6-8-18-8-130 0-260 0-390 0-18 0-18 0-22 14-15 41-29 83-44 124-1 4-4 10-4 12 0 4 4 8 10 8s6-4 12-14c38-110 56-122 160-122 9 0 17 0 26 0 20 0 20 2 20 8 0 4-2 12-2 14-31 125-63 250-94 375-6 26-10 34-84 34-26 0-30 0-30 12 0 10 8 10 12 10 20 0 38-2 58-2s40 0 60 0 38 0 58 0 42 2 60 2c8 0 16 0 16-14 0-8-6-8-24-8s-26 0-44-2c-20-2-26-4-26-16 1-4 0-4 2-14 31-123 62-247 94-371z">
            <text:p/>
          </draw:path>
          <draw:path draw:style-name="gr5" draw:text-style-name="P8" draw:layer="layout" svg:width="1.356cm" svg:height="0.027cm" svg:x="13.248cm" svg:y="3.807cm" svg:viewBox="0 0 1357 28" svg:d="M0 0c452 0 905 0 1357 0 0 9 0 19 0 28-452 0-905 0-1357 0 0-9 0-19 0-28z">
            <text:p/>
          </draw:path>
          <draw:path draw:style-name="gr5" draw:text-style-name="P8" draw:layer="layout" svg:width="0.573cm" svg:height="0.317cm" svg:x="13.64cm" svg:y="4.168cm" svg:viewBox="0 0 574 318" svg:d="M40 268c-2 12-6 28-6 32 0 12 10 18 20 18s22-6 26-20c2-2 10-34 14-52 5-21 11-42 16-62 4-16 8-32 12-48 2-12 8-32 8-36 12-20 48-84 116-84 30 0 38 26 38 48 0 18-6 38-12 58-7 27-14 54-20 82-5 18-10 36-14 54-2 14-8 38-8 42 0 12 10 18 20 18 22 0 26-18 32-40 10-40 36-142 42-170 2-8 40-92 116-92 30 0 38 24 38 48 0 40-30 120-44 158-6 16-10 24-10 38 0 34 26 58 58 58 66 0 92-102 92-108 0-8-6-8-8-8-6 0-6 2-10 14-10 36-34 86-72 86-12 0-16-6-16-22 0-18 6-36 12-50 14-38 42-114 42-154 0-46-28-76-80-76s-88 30-114 68c-2-10-4-34-24-50-16-14-40-18-56-18-64 0-98 44-110 60-4-40-34-60-66-60s-44 28-52 40c-12 24-20 66-20 68 0 8 6 8 8 8 6 0 8-2 12-18 12-48 26-82 50-82 12 0 22 4 22 32 0 14-2 22-10 58-14 54-28 108-42 162z">
            <text:p/>
          </draw:path>
        </draw:g>
        <draw:frame draw:style-name="gr10" draw:text-style-name="P3" draw:layer="layout" svg:width="2.748cm" svg:height="0.958cm" svg:x="8.682cm" svg:y="3.326cm">
          <draw:text-box>
            <text:p><text:span text:style-name="T4">Where, </text:span></text:p>
          </draw:text-box>
        </draw:frame>
        <draw:g>
          <svg:title>TexMaths</svg:title>
          <svg:desc>20§latex§$$\text{At critical point } \rho_c , \theta_c: \quad \frac{\partial p}{\partial \rho} \bigg|_{\theta = \theta_c} = 0 \quad ; \quad \frac{\partial^2 p}{\partial \rho^2} \bigg|_{\theta = \theta_c} = 0 §svg§600§TRUE§</svg:desc>
          <draw:path draw:style-name="gr5" draw:text-style-name="P8" draw:layer="layout" svg:width="0.481cm" svg:height="0.5cm" svg:x="1.905cm" svg:y="6.903cm" svg:viewBox="0 0 482 501" svg:d="M258 14c-4-10-5-14-16-14s-14 4-18 14c-48 140-96 280-144 420-14 33-42 45-80 45 0 8 0 15 0 22 16 0 46-2 72-2 22 0 58 2 82 2 0-7 0-14 0-22-36 0-54-18-54-35 0-2 0-8 2-10 11-31 21-62 32-92 58 0 116 0 174 0 12 36 24 72 36 108 2 2 2 6 2 9 0 20-38 20-58 20 0 8 0 15 0 22 26-2 76-2 102-2 30 0 62 0 92 2 0-7 0-14 0-22-4 0-8 0-12 0-42 0-52-4-60-27-51-146-101-292-152-438zM220 92c27 76 53 152 80 228-53 0-105 0-158 0 26-76 52-152 78-228z">
            <text:p/>
          </draw:path>
          <draw:path draw:style-name="gr5" draw:text-style-name="P8" draw:layer="layout" svg:width="0.219cm" svg:height="0.439cm" svg:x="2.403cm" svg:y="6.973cm" svg:viewBox="0 0 220 440" svg:d="M110 152c33 0 67 0 100 0 0-7 0-15 0-22-33 0-67 0-100 0 0-43 0-87 0-130-6 0-12 0-18 0-2 58-22 132-92 136 0 5 0 11 0 16 20 0 40 0 60 0 0 64 0 128 0 192 0 88 66 96 92 96 50 0 68-50 68-96 0-14 0-27 0-40-5 0-11 0-16 0 0 13 0 26 0 40 0 52-22 78-48 78-46 0-46-64-46-76 0-65 0-130 0-194z">
            <text:p/>
          </draw:path>
          <draw:path draw:style-name="gr5" draw:text-style-name="P8" draw:layer="layout" svg:width="0.265cm" svg:height="0.321cm" svg:x="2.923cm" svg:y="7.091cm" svg:viewBox="0 0 266 322" svg:d="M58 160c0-114 58-144 94-144 6 0 50 2 76 26-30 4-34 24-34 34 0 18 14 32 32 32 20 0 34-12 34-34 0-48-54-74-108-74-88 0-152 76-152 162 0 90 68 160 150 160 94 0 116-85 116-92s-6-6-8-6c-6 0-8 2-10 6-20 66-66 74-92 74-36 0-98-30-98-144z">
            <text:p/>
          </draw:path>
          <draw:path draw:style-name="gr5" draw:text-style-name="P8" draw:layer="layout" svg:width="0.235cm" svg:height="0.309cm" svg:x="3.231cm" svg:y="7.095cm" svg:viewBox="0 0 236 310" svg:d="M96 76c0-25 0-51 0-76-32 3-64 5-96 8 0 7 0 15 0 22 48 0 54 4 54 38 0 63 0 125 0 188 0 32-8 32-54 32 0 7 0 14 0 22 26 0 60-2 80-2 28 0 60 0 88 2 0-8 0-15 0-22-5 0-9 0-14 0-52 0-54-8-54-32 0-36 0-72 0-108 0-70 30-132 84-132 4 0 6 0 8 0-4 0-18 8-18 28 0 18 16 30 32 30 12 0 30-10 30-32s-22-42-52-42c-52 0-78 46-88 76z">
            <text:p/>
          </draw:path>
          <draw:path draw:style-name="gr5" draw:text-style-name="P8" draw:layer="layout" svg:width="0.149cm" svg:height="0.468cm" svg:x="3.509cm" svg:y="6.935cm" svg:viewBox="0 0 150 469" svg:d="M102 160c-33 2-67 5-100 8 0 7 0 14 0 22 46 0 52 4 52 38 0 62 0 125 0 188 0 32-6 32-54 32 0 7 0 14 0 21 22 0 60-2 78-2 24 0 48 2 72 2 0-7 0-14 0-21-46 0-48-4-48-30 0-86 0-172 0-258zM104 38c0-22-18-38-38-38s-36 20-36 38 16 36 36 36 38-14 38-36z">
            <text:p/>
          </draw:path>
          <draw:path draw:style-name="gr5" draw:text-style-name="P8" draw:layer="layout" svg:width="0.219cm" svg:height="0.439cm" svg:x="3.695cm" svg:y="6.973cm" svg:viewBox="0 0 220 440" svg:d="M108 152c33 0 67 0 100 0 0-7 0-15 0-22-33 0-67 0-100 0 0-43 0-87 0-130-6 0-12 0-18 0 0 58-22 132-90 136 0 5 0 11 0 16 20 0 40 0 60 0 0 64 0 128 0 192 0 88 64 96 90 96 50 0 70-50 70-96 0-14 0-27 0-40-6 0-12 0-18 0 0 13 0 26 0 40 0 52-22 78-48 78-46 0-46-64-46-76 0-65 0-130 0-194z">
            <text:p/>
          </draw:path>
          <draw:path draw:style-name="gr5" draw:text-style-name="P8" draw:layer="layout" svg:width="0.149cm" svg:height="0.468cm" svg:x="3.977cm" svg:y="6.935cm" svg:viewBox="0 0 150 469" svg:d="M102 160c-33 2-65 5-98 8 0 7 0 14 0 22 46 0 52 4 52 38 0 62 0 125 0 188 0 32-8 32-56 32 0 7 0 14 0 21 24 0 62-2 78-2 24 0 50 2 72 2 0-7 0-14 0-21-46 0-48-4-48-30 0-86 0-172 0-258zM104 38c0-22-16-38-36-38-22 0-38 20-38 38s16 36 38 36c20 0 36-14 36-36z">
            <text:p/>
          </draw:path>
          <draw:path draw:style-name="gr5" draw:text-style-name="P8" draw:layer="layout" svg:width="0.267cm" svg:height="0.321cm" svg:x="4.173cm" svg:y="7.091cm" svg:viewBox="0 0 268 322" svg:d="M58 160c0-114 58-144 96-144 6 0 50 2 74 26-28 4-32 24-32 34 0 18 12 32 32 32 18 0 32-12 32-34 0-48-52-74-106-74-88 0-154 76-154 162 0 90 70 160 152 160 94 0 116-85 116-92s-6-6-8-6c-8 0-8 2-10 6-20 66-66 74-92 74-38 0-100-30-100-144z">
            <text:p/>
          </draw:path>
          <draw:path draw:style-name="gr5" draw:text-style-name="P8" draw:layer="layout" svg:width="0.317cm" svg:height="0.321cm" svg:x="4.491cm" svg:y="7.091cm" svg:viewBox="0 0 318 322" svg:d="M206 260c2 28 20 58 54 58 14 0 58-10 58-66 0-14 0-27 0-40-6 0-12 0-18 0 0 13 0 26 0 40 0 40-18 44-26 44-22 0-26-32-26-34 0-48 0-95 0-142 0-28 0-56-24-82-28-28-64-38-98-38-56 0-106 32-106 78 0 22 14 34 34 34 18 0 32-14 32-32 0-8-4-32-36-32 18-26 54-34 76-34 34 0 74 28 74 90 0 9 0 17 0 26-36 2-84 4-130 26-52 24-70 60-70 92 0 56 68 74 112 74 48 0 80-28 94-62zM200 146c0 23 0 46 0 70 0 66-50 90-82 90-34 0-64-24-64-60 0-38 30-96 146-100z">
            <text:p/>
          </draw:path>
          <draw:path draw:style-name="gr5" draw:text-style-name="P8" draw:layer="layout" svg:width="0.155cm" svg:height="0.486cm" svg:x="4.837cm" svg:y="6.917cm" svg:viewBox="0 0 156 487" svg:d="M100 0c-33 3-67 5-100 8 0 7 0 15 0 22 48 0 54 6 54 40 0 121 0 242 0 364 0 31-8 31-54 31 0 8 0 15 0 22 22 0 60-2 78-2s52 2 78 2c0-7 0-14 0-22-48 0-56 0-56-31 0-145 0-289 0-434z">
            <text:p/>
          </draw:path>
          <draw:path draw:style-name="gr5" draw:text-style-name="P8" draw:layer="layout" svg:width="0.345cm" svg:height="0.445cm" svg:x="5.263cm" svg:y="7.095cm" svg:viewBox="0 0 346 446" svg:d="M100 46c0-15 0-31 0-46-33 3-67 5-100 8 0 7 0 15 0 22 50 0 54 4 54 34 0 109 0 218 0 328 0 32-8 32-54 32 0 7 0 14 0 22 24 0 60-2 78-2 20 0 56 2 80 2 0-8 0-15 0-22-48 0-56 0-56-32 0-40 0-79 0-118 0-2 0-4 0-6 4 12 34 50 88 50 82 0 156-70 156-160 0-88-68-158-146-158-56 0-86 30-100 46zM102 230c0-52 0-104 0-156 22-36 56-56 92-56 50 0 94 60 94 140 0 86-50 144-102 144-28 0-54-14-74-42-10-16-10-16-10-30z">
            <text:p/>
          </draw:path>
          <draw:path draw:style-name="gr5" draw:text-style-name="P8" draw:layer="layout" svg:width="0.309cm" svg:height="0.321cm" svg:x="5.673cm" svg:y="7.091cm" svg:viewBox="0 0 310 322" svg:d="M310 164c0-90-70-164-154-164-88 0-156 76-156 164 0 90 72 158 154 158 86 0 156-70 156-158zM156 304c-30 0-62-14-80-46s-18-74-18-100c0-28 0-66 16-96 20-32 52-48 80-48 32 0 62 16 80 46s18 72 18 98 0 64-14 94c-16 32-48 52-82 52z">
            <text:p/>
          </draw:path>
          <draw:path draw:style-name="gr5" draw:text-style-name="P8" draw:layer="layout" svg:width="0.149cm" svg:height="0.468cm" svg:x="6.027cm" svg:y="6.935cm" svg:viewBox="0 0 150 469" svg:d="M102 160c-33 2-65 5-98 8 0 7 0 14 0 22 44 0 52 4 52 38 0 62 0 125 0 188 0 32-8 32-56 32 0 7 0 14 0 21 22 0 60-2 78-2 24 0 48 2 72 2 0-7 0-14 0-21-46 0-48-4-48-30 0-86 0-172 0-258zM104 38c0-22-18-38-36-38-22 0-38 20-38 38s16 36 38 36c18 0 36-14 36-36z">
            <text:p/>
          </draw:path>
          <draw:path draw:style-name="gr5" draw:text-style-name="P8" draw:layer="layout" svg:width="0.351cm" svg:height="0.309cm" svg:x="6.223cm" svg:y="7.095cm" svg:viewBox="0 0 352 310" svg:d="M54 68c0 63 0 125 0 188 0 32-8 32-54 32 0 7 0 14 0 22 24 0 60-2 78-2s56 2 80 2c0-8 0-15 0-22-48 0-56 0-56-32 0-43 0-86 0-128 0-74 50-112 96-112 44 0 52 38 52 78 0 54 0 108 0 162 0 32-8 32-56 32 0 7 0 14 0 22 24 0 60-2 80-2 18 0 54 2 78 2 0-8 0-15 0-22-36 0-54 0-54-20 0-45 0-90 0-134 0-62 0-84-22-108-10-12-34-26-74-26-52 0-84 30-104 74 0-25 0-49 0-74-33 3-65 5-98 8 0 7 0 15 0 22 48 0 54 4 54 38z">
            <text:p/>
          </draw:path>
          <draw:path draw:style-name="gr5" draw:text-style-name="P8" draw:layer="layout" svg:width="0.219cm" svg:height="0.439cm" svg:x="6.582cm" svg:y="6.973cm" svg:viewBox="0 0 220 440" svg:d="M110 152c33 0 67 0 100 0 0-7 0-15 0-22-33 0-67 0-100 0 0-43 0-87 0-130-6 0-12 0-18 0-2 58-22 132-92 136 0 5 0 11 0 16 20 0 40 0 60 0 0 64 0 128 0 192 0 88 66 96 92 96 50 0 68-50 68-96 0-14 0-27 0-40-5 0-11 0-16 0 0 13 0 26 0 40 0 52-22 78-48 78-46 0-46-64-46-76 0-65 0-130 0-194z">
            <text:p/>
          </draw:path>
          <draw:path draw:style-name="gr5" draw:text-style-name="P8" draw:layer="layout" svg:width="0.331cm" svg:height="0.46cm" svg:x="7.098cm" svg:y="7.095cm" svg:viewBox="0 0 332 461" svg:d="M2 432c-2 8-1 6-2 10 0 12 8 19 20 19 14 0 22-13 24-15 4-6 26-100 46-176 14 28 36 48 68 48 84 0 174-100 174-204 0-74-46-114-98-114-68 0-142 70-162 156-23 92-47 184-70 276zM158 302c-48 0-60-56-60-62 0-4 4-18 6-26 20-78 26-104 42-132 30-52 64-66 86-66 26 0 50 20 50 68 0 38-22 118-40 152-24 44-58 66-84 66z">
            <text:p/>
          </draw:path>
          <draw:path draw:style-name="gr5" draw:text-style-name="P8" draw:layer="layout" svg:width="0.213cm" svg:height="0.221cm" svg:x="7.47cm" svg:y="7.293cm" svg:viewBox="0 0 214 222" svg:d="M186 30c-18 2-26 16-26 26 0 14 12 18 20 18 10 0 28-8 28-30 0-34-38-44-64-44-74 0-144 68-144 136 0 42 30 86 92 86 84 0 122-48 122-56 0-2-4-8-8-8s-4 2-8 6c-38 44-96 44-106 44-34 0-50-24-50-54 0-14 6-68 32-102 18-24 44-38 70-38 6 0 30 2 42 16z">
            <text:p/>
          </draw:path>
          <draw:path draw:style-name="gr5" draw:text-style-name="P8" draw:layer="layout" svg:width="0.081cm" svg:height="0.209cm" svg:x="7.788cm" svg:y="7.331cm" svg:viewBox="0 0 82 210" svg:d="M82 74c0-48-18-74-46-74-22 0-36 18-36 36 0 20 14 38 36 38 8 0 18-2 26-10 2 0 1-1 2-2 2 0 2 2 2 12 0 52-24 94-48 116-8 8-8 10-8 12 0 4 4 8 8 8 8 0 64-54 64-136z">
            <text:p/>
          </draw:path>
          <draw:path draw:style-name="gr5" draw:text-style-name="P8" draw:layer="layout" svg:width="0.289cm" svg:height="0.5cm" svg:x="8.068cm" svg:y="6.911cm" svg:viewBox="0 0 290 501" svg:d="M290 142c0-46-12-142-84-142-98 0-206 196-206 358 0 66 20 143 84 143 100 0 206-201 206-359zM76 240c12-46 26-102 54-152 18-34 44-74 76-74 34 0 38 46 38 86 0 34-6 70-22 140-49 0-97 0-146 0zM216 262c-8 32-22 92-50 142-24 48-50 81-82 81-22 0-38-20-38-85 0-28 6-70 24-138 49 0 97 0 146 0z">
            <text:p/>
          </draw:path>
          <draw:path draw:style-name="gr5" draw:text-style-name="P8" draw:layer="layout" svg:width="0.211cm" svg:height="0.221cm" svg:x="8.4cm" svg:y="7.293cm" svg:viewBox="0 0 212 222" svg:d="M184 30c-18 2-24 16-24 26 0 14 10 18 18 18 12 0 28-8 28-30 0-34-38-44-64-44-74 0-142 68-142 136 0 42 30 86 90 86 84 0 122-48 122-56 0-2-4-8-8-8-2 0-4 2-8 6-38 44-96 44-104 44-36 0-52-24-52-54 0-14 8-68 32-102 20-24 46-38 70-38 6 0 30 2 42 16z">
            <text:p/>
          </draw:path>
          <draw:path draw:style-name="gr5" draw:text-style-name="P8" draw:layer="layout" svg:width="0.075cm" svg:height="0.301cm" svg:x="8.91cm" svg:y="7.103cm" svg:viewBox="0 0 76 302" svg:d="M76 36c0-20-18-36-38-36s-38 16-38 36 18 38 38 38 38-18 38-38zM76 264c0-20-18-36-38-36s-38 15-38 36 18 38 38 38 38-16 38-38z">
            <text:p/>
          </draw:path>
          <draw:path draw:style-name="gr5" draw:text-style-name="P8" draw:layer="layout" svg:width="0.367cm" svg:height="0.516cm" svg:x="10.062cm" svg:y="6.428cm" svg:viewBox="0 0 368 517" svg:d="M296 266c-6-44-36-84-90-84-44 0-88 12-144 66-58 58-62 124-62 146 0 44 30 123 128 123 168 0 240-235 240-335 0-112-64-182-150-182-102 0-136 92-136 112 0 10 6 24 28 24s38-22 38-38c0-24-22-24-34-24 32-52 82-56 102-56 50 0 100 36 100 128 0 26-4 62-18 120-1 0-1 0-2 0zM130 497c-76 0-76-71-76-77 0-20 16-118 46-160 28-40 62-62 106-62 76 0 78 78 78 92 0 50-46 207-154 207z">
            <text:p/>
          </draw:path>
          <draw:path draw:style-name="gr5" draw:text-style-name="P8" draw:layer="layout" svg:width="0.367cm" svg:height="0.447cm" svg:x="10.422cm" svg:y="6.62cm" svg:viewBox="0 0 368 448" svg:d="M54 396c-4 24-6 30-38 30-8 0-16 0-16 12 0 6 4 10 10 10 18 0 40-2 58-2 24 0 48 2 70 2 4 0 14 0 14-14 0-8-8-8-18-8-34 0-34-6-34-12 0-8 28-122 34-140 8 20 28 44 64 44 82 0 170-102 170-204 0-66-40-114-94-114-36 0-68 26-92 54-6-38-38-54-64-54-32 0-44 28-52 40-12 24-20 66-20 68 0 8 6 8 8 8 6 0 8 0 12-16 12-50 26-84 50-84 12 0 22 6 22 32 0 16-2 24-4 36-27 104-53 208-80 312zM178 92c6-18 24-38 38-50 24-20 44-26 56-26 28 0 46 24 46 66s-24 122-36 150c-24 48-58 72-84 72-46 0-56-58-56-64 1-4 0-2 2-10 11-46 23-92 34-138z">
            <text:p/>
          </draw:path>
          <draw:path draw:style-name="gr5" draw:text-style-name="P8" draw:layer="layout" svg:width="0.775cm" svg:height="0.027cm" svg:x="10.028cm" svg:y="7.215cm" svg:viewBox="0 0 776 28" svg:d="M0 0c259 0 517 0 776 0 0 9 0 19 0 28-259 0-517 0-776 0 0-9 0-19 0-28z">
            <text:p/>
          </draw:path>
          <draw:path draw:style-name="gr5" draw:text-style-name="P8" draw:layer="layout" svg:width="0.369cm" svg:height="0.516cm" svg:x="10.056cm" svg:y="7.383cm" svg:viewBox="0 0 370 517" svg:d="M298 266c-8-44-36-84-92-84-42 0-88 12-142 66-58 58-64 124-64 146 0 44 32 123 130 123 166 0 240-233 240-335 0-110-66-182-152-182-102 0-134 92-134 112 0 10 6 24 26 24 24 0 38-20 38-36 0-26-22-26-32-26 30-52 80-56 100-56 52 0 102 36 102 128 0 26-4 62-20 120zM132 499c-78 0-78-73-78-79 0-20 18-118 46-160 28-40 64-62 106-62 78 0 78 78 78 92 0 52-44 209-152 209z">
            <text:p/>
          </draw:path>
          <draw:path draw:style-name="gr5" draw:text-style-name="P8" draw:layer="layout" svg:width="0.331cm" svg:height="0.46cm" svg:x="10.462cm" svg:y="7.577cm" svg:viewBox="0 0 332 461" svg:d="M2 430c-2 10-2 10-2 12 0 10 8 19 20 19 14 0 22-13 24-15 4-6 26-100 44-176 14 28 38 48 70 48 82 0 174-100 174-204 0-74-48-114-98-114-68 0-142 70-164 156-23 91-45 182-68 274zM158 302c-50 0-60-56-60-62 0-4 2-18 4-26 20-80 28-104 42-132 32-52 66-68 88-68 26 0 48 20 48 70 0 38-20 116-38 152-24 44-58 66-84 66z">
            <text:p/>
          </draw:path>
          <draw:path draw:style-name="gr5" draw:text-style-name="P8" draw:layer="layout" svg:width="0.029cm" svg:height="0.449cm" svg:x="10.99cm" svg:y="6.374cm" svg:viewBox="0 0 30 450" svg:d="M0 424c0 12 0 26 14 26 16 0 16-14 16-26 0-133 0-266 0-398 0-12 0-26-14-26-16 0-16 14-16 26 0 132 0 265 0 398z">
            <text:p/>
          </draw:path>
          <draw:path draw:style-name="gr5" draw:text-style-name="P8" draw:layer="layout" svg:width="0.029cm" svg:height="0.451cm" svg:x="10.99cm" svg:y="6.794cm" svg:viewBox="0 0 30 452" svg:d="M0 426c0 10 0 26 14 26 16 0 16-14 16-26 0-134 0-267 0-400 0-10 0-26-14-26-16 0-16 14-16 26 0 133 0 266 0 400z">
            <text:p/>
          </draw:path>
          <draw:path draw:style-name="gr5" draw:text-style-name="P8" draw:layer="layout" svg:width="0.029cm" svg:height="0.449cm" svg:x="10.99cm" svg:y="7.215cm" svg:viewBox="0 0 30 450" svg:d="M0 424c0 12 0 26 14 26 16 0 16-14 16-26 0-133 0-266 0-398 0-12 0-26-14-26-16 0-16 14-16 26 0 132 0 265 0 398z">
            <text:p/>
          </draw:path>
          <draw:path draw:style-name="gr5" draw:text-style-name="P8" draw:layer="layout" svg:width="0.029cm" svg:height="0.451cm" svg:x="10.99cm" svg:y="7.635cm" svg:viewBox="0 0 30 452" svg:d="M0 426c0 10 0 26 14 26 16 0 16-14 16-26 0-134 0-267 0-400 0-10 0-26-14-26-16 0-16 14-16 26 0 133 0 266 0 400z">
            <text:p/>
          </draw:path>
          <draw:path draw:style-name="gr5" draw:text-style-name="P8" draw:layer="layout" svg:width="0.219cm" svg:height="0.349cm" svg:x="11.154cm" svg:y="7.76cm" svg:viewBox="0 0 220 350" svg:d="M220 106c0-50-20-106-68-106-74 0-152 132-152 244 0 58 22 106 68 106 74 0 152-134 152-244zM54 166c26-106 68-152 98-152s30 54 30 64c0 18-4 48-14 88-38 0-76 0-114 0zM164 184c-14 54-24 80-40 104-14 26-34 50-56 50-28 0-32-38-32-64 0-34 10-72 14-90 38 0 76 0 114 0z">
            <text:p/>
          </draw:path>
          <draw:path draw:style-name="gr5" draw:text-style-name="P8" draw:layer="layout" svg:width="0.361cm" svg:height="0.131cm" svg:x="11.44cm" svg:y="7.916cm" svg:viewBox="0 0 362 132" svg:d="M342 24c8 0 20 0 20-12s-12-12-18-12c-109 0-217 0-326 0-6 0-18 0-18 12s10 12 18 12c108 0 216 0 324 0zM344 132c6 0 18 0 18-10 0-14-12-14-20-14-108 0-216 0-324 0-8 0-18 0-18 14 0 10 12 10 18 10 109 0 217 0 326 0z">
            <text:p/>
          </draw:path>
          <draw:path draw:style-name="gr5" draw:text-style-name="P8" draw:layer="layout" svg:width="0.219cm" svg:height="0.349cm" svg:x="11.868cm" svg:y="7.76cm" svg:viewBox="0 0 220 350" svg:d="M220 106c0-50-20-106-68-106-74 0-152 132-152 244 0 58 22 106 68 106 74 0 152-134 152-244zM56 166c24-106 66-152 96-152 32 0 32 54 32 64 0 18-4 48-16 88-37 0-75 0-112 0zM164 184c-14 54-24 80-40 104-14 26-34 50-56 50-28 0-32-38-32-64 0-34 10-72 14-90 38 0 76 0 114 0z">
            <text:p/>
          </draw:path>
          <draw:path draw:style-name="gr5" draw:text-style-name="P8" draw:layer="layout" svg:width="0.171cm" svg:height="0.159cm" svg:x="12.142cm" svg:y="8.02cm" svg:viewBox="0 0 172 160" svg:d="M144 20c-8 2-16 10-16 22 0 8 6 14 14 14 10 0 22-6 22-24 0-26-34-32-54-32-58 0-110 50-110 96 0 30 22 64 76 64 6 0 34 0 58-10 24-8 38-24 38-28s-4-8-8-8c-2 0-2 0-8 6-16 18-46 28-80 28-30 0-44-16-44-40 0-36 24-96 78-96 4 0 22 0 34 8z">
            <text:p/>
          </draw:path>
          <draw:path draw:style-name="gr5" draw:text-style-name="P8" draw:layer="layout" svg:width="0.465cm" svg:height="0.163cm" svg:x="12.638cm" svg:y="7.147cm" svg:viewBox="0 0 466 164" svg:d="M442 28c12 0 24 0 24-14s-12-14-22-14c-141 0-281 0-422 0-10 0-22 0-22 14s12 14 24 14c139 0 279 0 418 0zM444 164c10 0 22 0 22-14s-12-14-24-14c-139 0-279 0-418 0-12 0-24 0-24 14s12 14 22 14c141 0 281 0 422 0z">
            <text:p/>
          </draw:path>
          <draw:path draw:style-name="gr5" draw:text-style-name="P8" draw:layer="layout" svg:width="0.295cm" svg:height="0.482cm" svg:x="13.368cm" svg:y="6.937cm" svg:viewBox="0 0 296 483" svg:d="M296 244c0-56-4-114-28-164-34-68-90-80-120-80-42 0-94 18-122 84-24 48-26 104-26 160 0 52 2 116 30 168 32 57 82 71 116 71 38 0 92-16 124-81 22-48 26-104 26-158zM146 467c-26 0-68-17-80-85-8-42-8-106-8-148 0-44 0-90 6-128 12-84 66-90 82-90 24 0 70 12 84 82 6 40 6 92 6 136 0 54 0 102-6 146-12 66-52 87-84 87z">
            <text:p/>
          </draw:path>
          <draw:path draw:style-name="gr5" draw:text-style-name="P8" draw:layer="layout" svg:width="0.077cm" svg:height="0.437cm" svg:x="14.454cm" svg:y="7.103cm" svg:viewBox="0 0 78 438" svg:d="M76 36c0-20-18-36-38-36s-38 16-38 36 18 38 38 38 38-18 38-38zM62 294c0 20 0 74-46 126-4 6-4 8-4 10 0 4 4 8 6 8 8 0 60-56 60-138 0-20-2-72-40-72-24 0-38 18-38 36s12 38 38 38c4 0 4 0 6 0 4-2 12-2 18-8z">
            <text:p/>
          </draw:path>
          <draw:path draw:style-name="gr5" draw:text-style-name="P8" draw:layer="layout" svg:width="0.369cm" svg:height="0.516cm" svg:x="15.525cm" svg:y="6.428cm" svg:viewBox="0 0 370 517" svg:d="M298 266c-8-44-36-84-90-84-44 0-90 12-144 66-58 58-64 124-64 146 0 44 32 123 130 123 168 0 240-235 240-335 0-112-66-182-152-182-102 0-134 92-134 112 0 10 6 24 28 24s36-22 36-38c0-24-20-24-32-24 30-52 80-56 102-56 50 0 100 36 100 128 0 26-4 62-20 120zM132 497c-78 0-78-71-78-77 0-20 18-118 48-160 28-40 62-62 106-62 76 0 78 78 78 92 0 50-46 207-154 207z">
            <text:p/>
          </draw:path>
          <draw:path draw:style-name="gr5" draw:text-style-name="P8" draw:layer="layout" svg:width="0.217cm" svg:height="0.325cm" svg:x="15.941cm" svg:y="6.35cm" svg:viewBox="0 0 218 326" svg:d="M218 236c-6 0-12 0-18 0-2 12-6 40-12 46-4 2-42 2-50 2-30 0-60 0-90 0 52-46 70-58 98-82 38-30 72-60 72-106 0-60-52-96-116-96-60 0-102 42-102 88 0 26 20 28 26 28 12 0 26-8 26-26 0-10-4-26-30-26 16-36 50-46 72-46 50 0 76 38 76 78 0 42-32 76-46 94-40 39-80 78-120 118-4 4-4 4-4 18 67 0 135 0 202 0 5-30 11-60 16-90z">
            <text:p/>
          </draw:path>
          <draw:path draw:style-name="gr5" draw:text-style-name="P8" draw:layer="layout" svg:width="0.365cm" svg:height="0.447cm" svg:x="16.203cm" svg:y="6.62cm" svg:viewBox="0 0 366 448" svg:d="M54 396c-6 24-8 30-38 30-8 0-16 0-16 12 0 6 4 10 8 10 20 0 40-2 60-2 22 0 46 2 70 2 2 0 12 0 12-14 0-8-8-8-16-8-36 0-36-6-36-12 0-8 30-122 34-140 10 20 30 44 66 44 80 0 168-102 168-204 0-66-40-114-94-114-34 0-68 26-92 54-6-38-36-54-62-54-32 0-46 28-52 40-14 24-22 66-22 68 0 8 6 8 8 8 8 0 8 0 12-16 12-50 26-84 52-84 12 0 22 6 22 32 0 16-2 24-6 36-26 104-52 208-78 312zM178 92c4-18 24-38 36-50 24-20 44-26 56-26 28 0 46 24 46 66s-24 122-36 150c-24 48-58 72-84 72-46 0-56-58-56-64 1-4 0-2 2-10 12-46 24-92 36-138z">
            <text:p/>
          </draw:path>
          <draw:path draw:style-name="gr5" draw:text-style-name="P8" draw:layer="layout" svg:width="1.089cm" svg:height="0.027cm" svg:x="15.493cm" svg:y="7.215cm" svg:viewBox="0 0 1090 28" svg:d="M0 0c363 0 727 0 1090 0 0 9 0 19 0 28-363 0-727 0-1090 0 0-9 0-19 0-28z">
            <text:p/>
          </draw:path>
          <draw:path draw:style-name="gr5" draw:text-style-name="P8" draw:layer="layout" svg:width="0.369cm" svg:height="0.516cm" svg:x="15.521cm" svg:y="7.383cm" svg:viewBox="0 0 370 517" svg:d="M298 266c-8-44-36-84-92-84-42 0-88 12-142 66-60 58-64 124-64 146 0 44 30 123 130 123 166 0 240-233 240-335 0-110-66-182-152-182-102 0-134 92-134 112 0 10 6 24 26 24 24 0 38-20 38-36 0-26-22-26-32-26 30-52 80-56 100-56 52 0 100 36 100 128 0 26-4 62-18 120zM132 499c-78 0-78-73-78-79 0-20 18-118 46-160 28-40 62-62 106-62 78 0 78 78 78 92 0 52-44 209-152 209z">
            <text:p/>
          </draw:path>
          <draw:path draw:style-name="gr5" draw:text-style-name="P8" draw:layer="layout" svg:width="0.331cm" svg:height="0.46cm" svg:x="15.925cm" svg:y="7.577cm" svg:viewBox="0 0 332 461" svg:d="M4 430c-4 10-4 10-4 12 0 10 8 19 20 19 16 0 24-13 26-15 2-6 26-100 44-176 14 28 36 48 70 48 82 0 172-100 172-204 0-74-46-114-98-114-68 0-142 70-162 156-23 91-45 182-68 274zM160 302c-50 0-62-56-62-62 0-4 4-18 6-26 20-80 26-104 42-132 30-52 66-68 88-68 26 0 48 20 48 70 0 38-20 116-40 152-22 44-56 66-82 66z">
            <text:p/>
          </draw:path>
          <draw:path draw:style-name="gr5" draw:text-style-name="P8" draw:layer="layout" svg:width="0.217cm" svg:height="0.325cm" svg:x="16.299cm" svg:y="7.357cm" svg:viewBox="0 0 218 326" svg:d="M218 238c-6 0-12 0-18 0 0 10-6 40-12 44-4 2-42 2-48 2-31 0-61 0-92 0 52-44 70-58 100-82 36-28 70-60 70-106 0-60-52-96-116-96-60 0-102 44-102 88 0 26 22 28 26 28 12 0 26-8 26-26 0-10-4-26-28-26 14-36 48-46 72-46 48 0 74 38 74 78 0 42-30 76-46 94-39 39-79 78-118 118-6 4-6 4-6 18 67 0 135 0 202 0 5-30 11-59 16-88z">
            <text:p/>
          </draw:path>
          <draw:path draw:style-name="gr5" draw:text-style-name="P8" draw:layer="layout" svg:width="0.029cm" svg:height="0.449cm" svg:x="16.769cm" svg:y="6.374cm" svg:viewBox="0 0 30 450" svg:d="M0 424c0 12 0 26 16 26 14 0 14-14 14-26 0-133 0-266 0-398 0-12 0-26-14-26-16 0-16 14-16 26 0 132 0 265 0 398z">
            <text:p/>
          </draw:path>
          <draw:path draw:style-name="gr5" draw:text-style-name="P8" draw:layer="layout" svg:width="0.029cm" svg:height="0.451cm" svg:x="16.769cm" svg:y="6.794cm" svg:viewBox="0 0 30 452" svg:d="M0 426c0 10 0 26 16 26 14 0 14-14 14-26 0-134 0-267 0-400 0-10 0-26-14-26-16 0-16 14-16 26 0 133 0 266 0 400z">
            <text:p/>
          </draw:path>
          <draw:path draw:style-name="gr5" draw:text-style-name="P8" draw:layer="layout" svg:width="0.029cm" svg:height="0.449cm" svg:x="16.769cm" svg:y="7.215cm" svg:viewBox="0 0 30 450" svg:d="M0 424c0 12 0 26 16 26 14 0 14-14 14-26 0-133 0-266 0-398 0-12 0-26-14-26-16 0-16 14-16 26 0 132 0 265 0 398z">
            <text:p/>
          </draw:path>
          <draw:path draw:style-name="gr5" draw:text-style-name="P8" draw:layer="layout" svg:width="0.029cm" svg:height="0.451cm" svg:x="16.769cm" svg:y="7.635cm" svg:viewBox="0 0 30 452" svg:d="M0 426c0 10 0 26 16 26 14 0 14-14 14-26 0-134 0-267 0-400 0-10 0-26-14-26-16 0-16 14-16 26 0 133 0 266 0 400z">
            <text:p/>
          </draw:path>
          <draw:path draw:style-name="gr5" draw:text-style-name="P8" draw:layer="layout" svg:width="0.219cm" svg:height="0.349cm" svg:x="16.933cm" svg:y="7.76cm" svg:viewBox="0 0 220 350" svg:d="M220 106c0-50-20-106-68-106-74 0-152 132-152 244 0 58 22 106 68 106 74 0 152-134 152-244zM56 166c24-106 68-152 96-152 32 0 32 54 32 64 0 18-4 48-14 88-38 0-76 0-114 0zM164 184c-12 54-24 80-38 104-16 26-36 50-58 50-26 0-30-38-30-64 0-34 8-72 14-90 37 0 75 0 112 0z">
            <text:p/>
          </draw:path>
          <draw:path draw:style-name="gr5" draw:text-style-name="P8" draw:layer="layout" svg:width="0.361cm" svg:height="0.131cm" svg:x="17.219cm" svg:y="7.916cm" svg:viewBox="0 0 362 132" svg:d="M344 24c8 0 18 0 18-12s-12-12-18-12c-109 0-217 0-326 0-6 0-18 0-18 12s12 12 20 12c108 0 216 0 324 0zM344 132c6 0 18 0 18-10 0-14-10-14-18-14-108 0-216 0-324 0-8 0-20 0-20 14 0 10 12 10 18 10 109 0 217 0 326 0z">
            <text:p/>
          </draw:path>
          <draw:path draw:style-name="gr5" draw:text-style-name="P8" draw:layer="layout" svg:width="0.219cm" svg:height="0.349cm" svg:x="17.647cm" svg:y="7.76cm" svg:viewBox="0 0 220 350" svg:d="M220 106c0-50-18-106-68-106-72 0-152 132-152 244 0 58 24 106 68 106 76 0 152-134 152-244zM56 166c26-106 68-152 96-152 32 0 32 54 32 64 0 18-4 48-14 88-38 0-76 0-114 0zM166 184c-14 54-26 80-40 104-16 26-36 50-58 50-26 0-30-38-30-64 0-34 8-72 14-90 38 0 76 0 114 0z">
            <text:p/>
          </draw:path>
          <draw:path draw:style-name="gr5" draw:text-style-name="P8" draw:layer="layout" svg:width="0.171cm" svg:height="0.159cm" svg:x="17.921cm" svg:y="8.02cm" svg:viewBox="0 0 172 160" svg:d="M144 20c-6 2-16 10-16 22 0 8 6 14 16 14 8 0 22-6 22-24 0-26-34-32-54-32-60 0-112 50-112 96 0 30 24 64 76 64 6 0 36 0 58-10 24-8 38-24 38-28s-4-8-8-8c-2 2-2 0-6 6-16 18-46 28-82 28-28 0-42-16-42-40 0-36 22-96 78-96 4 0 22 0 32 8z">
            <text:p/>
          </draw:path>
          <draw:path draw:style-name="gr5" draw:text-style-name="P8" draw:layer="layout" svg:width="0.467cm" svg:height="0.163cm" svg:x="18.417cm" svg:y="7.147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5" draw:text-style-name="P8" draw:layer="layout" svg:width="0.295cm" svg:height="0.482cm" svg:x="19.147cm" svg:y="6.937cm" svg:viewBox="0 0 296 483" svg:d="M296 244c0-56-4-114-28-164-32-68-90-80-120-80-42 0-94 18-122 84-22 48-26 104-26 160 0 52 2 116 32 168 30 57 82 71 116 71 38 0 92-16 122-81 22-48 26-104 26-158zM148 467c-28 0-70-17-82-85-8-42-8-106-8-148 0-44 0-90 6-128 14-84 66-90 84-90 22 0 70 12 82 82 8 40 8 92 8 136 0 54 0 102-8 146-10 66-50 87-82 87z">
            <text:p/>
          </draw:path>
        </draw:g>
        <draw:g>
          <svg:title>TexMaths</svg:title>
          <svg:desc>20§latex§$$ a = \frac{27 b \theta_c}{8}$$§svg§600§TRUE§</svg:desc>
          <draw:path draw:style-name="gr5" draw:text-style-name="P8" draw:layer="layout" svg:width="0.321cm" svg:height="0.317cm" svg:x="6.299cm" svg:y="9.143cm" svg:viewBox="0 0 322 318" svg:d="M234 46c-12-26-32-46-64-46-82 0-170 104-170 206 0 66 40 112 94 112 14 0 50-2 92-52 4 30 30 52 64 52 24 0 40-16 52-38 12-26 20-68 20-70 0-6-6-6-8-6-8 0-8 2-10 12-12 46-24 86-54 86-18 0-20-18-20-32s0-20 8-52c8-30 10-36 16-62 8-33 17-67 26-100 4-18 4-20 4-22 0-12-8-20-20-20-16 0-28 16-30 32zM188 226c-2 14-2 14-14 26-30 40-60 50-78 50-36 0-46-38-46-66 0-34 22-120 40-154 20-40 52-66 80-66 46 0 56 58 56 62s-2 8-2 12c-12 45-24 90-36 136z">
            <text:p/>
          </draw:path>
          <draw:path draw:style-name="gr5" draw:text-style-name="P8" draw:layer="layout" svg:width="0.467cm" svg:height="0.165cm" svg:x="6.877cm" svg:y="9.195cm" svg:viewBox="0 0 468 166" svg:d="M444 28c10 0 24 0 24-14s-14-14-24-14c-140 0-280 0-420 0-10 0-24 0-24 14s14 14 24 14c140 0 280 0 420 0zM444 166c10 0 24 1 24-14s-14-16-24-16c-140 0-280 0-420 0-10 0-24 1-24 16s14 14 24 14c140 0 280 0 420 0z">
            <text:p/>
          </draw:path>
          <draw:path draw:style-name="gr5" draw:text-style-name="P8" draw:layer="layout" svg:width="0.279cm" svg:height="0.466cm" svg:x="7.698cm" svg:y="8.512cm" svg:viewBox="0 0 280 467" svg:d="M54 413c25-24 49-47 74-71 110-98 152-136 152-206 0-80-64-136-150-136-78 0-130 64-130 126 0 40 34 40 36 40 12 0 38-8 38-36 0-20-14-38-38-38-6 0-8 0-10 2 16-46 54-72 96-72 64 0 94 56 94 114 0 56-36 112-74 156-45 50-89 99-134 149-8 8-8 8-8 26 87 0 173 0 260 0 6-40 13-81 20-121-6 0-12 0-18 0-4 20-8 51-16 61-4 6-50 6-66 6-42 0-84 0-126 0z">
            <text:p/>
          </draw:path>
          <draw:path draw:style-name="gr5" draw:text-style-name="P8" draw:layer="layout" svg:width="0.301cm" svg:height="0.488cm" svg:x="8.052cm" svg:y="8.504cm" svg:viewBox="0 0 302 489" svg:d="M296 48c6-8 6-10 6-24-57 0-113 0-170 0-86 0-88-10-90-24-6 0-12 0-18 0-8 49-16 97-24 146 6 0 12 0 18 0 2-12 8-56 18-64 4-4 60-4 68-4 49 0 97 0 146 0-8 10-64 88-78 110-64 96-88 192-88 263 0 8 1 38 34 38s32-30 32-38c0-12 0-24 0-36 0-37 2-75 8-113 2-16 12-78 42-120 32-45 64-89 96-134z">
            <text:p/>
          </draw:path>
          <draw:path draw:style-name="gr5" draw:text-style-name="P8" draw:layer="layout" svg:width="0.257cm" svg:height="0.494cm" svg:x="8.398cm" svg:y="8.492cm" svg:viewBox="0 0 258 495" svg:d="M134 8c-3-3 0-8-8-8-16 0-68 6-86 8-6 0-14 0-14 14 0 8 6 8 16 8 34 0 36 4 36 12 0 4-6 28-10 44-19 76-39 152-58 228-8 36-10 46-10 69 0 68 36 112 88 112 84 0 170-106 170-205 0-64-38-112-94-112-32 0-60 20-82 42 17-71 35-141 52-212zM68 274c4-16 4-18 10-26 36-44 66-56 86-56 24 0 44 22 44 66 0 42-24 122-36 149-24 46-56 72-84 72-24 0-46-20-46-72 0-12 0-26 10-69 5-22 11-43 16-64z">
            <text:p/>
          </draw:path>
          <draw:path draw:style-name="gr5" draw:text-style-name="P8" draw:layer="layout" svg:width="0.289cm" svg:height="0.502cm" svg:x="8.695cm" svg:y="8.484cm" svg:viewBox="0 0 290 503" svg:d="M290 144c0-46-14-144-84-144-98 0-206 198-206 360 0 65 20 143 84 143 98 0 206-201 206-359zM74 240c12-44 26-100 54-150 18-34 44-74 76-74 34 0 40 44 40 84 0 36-6 72-24 140-49 0-97 0-146 0zM214 264c-8 32-22 92-48 141-26 48-52 82-82 82-24 0-38-20-38-86 0-29 4-69 22-137 49 0 97 0 146 0z">
            <text:p/>
          </draw:path>
          <draw:path draw:style-name="gr5" draw:text-style-name="P8" draw:layer="layout" svg:width="0.211cm" svg:height="0.221cm" svg:x="9.025cm" svg:y="8.867cm" svg:viewBox="0 0 212 222" svg:d="M184 28c-16 4-24 18-24 28 0 14 10 18 18 18 12 0 28-8 28-32 0-32-38-42-64-42-74 0-142 68-142 136 0 42 30 86 90 86 84 0 122-48 122-56 0-2-4-8-8-8-2 0-4 0-8 4-38 46-96 46-104 46-36 0-52-24-52-54 0-14 8-68 34-102 18-24 44-38 68-38 6 0 30 0 42 14z">
            <text:p/>
          </draw:path>
          <draw:path draw:style-name="gr5" draw:text-style-name="P8" draw:layer="layout" svg:width="1.618cm" svg:height="0.027cm" svg:x="7.662cm" svg:y="9.263cm" svg:viewBox="0 0 1619 28" svg:d="M809 28c-269 0-539 0-809 0 0-9 0-19 0-28 540 0 1079 0 1619 0 0 9 0 19 0 28-270 0-540 0-810 0z">
            <text:p/>
          </draw:path>
          <draw:path draw:style-name="gr5" draw:text-style-name="P8" draw:layer="layout" svg:width="0.291cm" svg:height="0.482cm" svg:x="8.326cm" svg:y="9.467cm" svg:viewBox="0 0 292 483" svg:d="M84 148c-32-22-34-46-34-58 0-42 46-72 96-72s96 36 96 88c0 40-28 72-70 98-29-19-59-38-88-56zM188 214c50-26 84-62 84-108 0-66-62-106-126-106-70 0-128 52-128 118 0 12 2 44 32 76 8 10 34 26 50 38-40 22-100 60-100 130 0 73 72 121 146 121 78 0 146-58 146-133 0-26-8-56-36-86-12-14-24-22-68-50zM118 244c29 18 57 36 86 54 20 14 52 34 52 78 0 51-52 87-110 87-60 0-112-44-112-101 0-40 24-86 84-118z">
            <text:p/>
          </draw:path>
        </draw:g>
        <draw:g>
          <svg:title>TexMaths</svg:title>
          <svg:desc>20§latex§$$ b = \frac{1}{3\rho_c} $$§svg§600§TRUE§</svg:desc>
          <draw:path draw:style-name="gr5" draw:text-style-name="P8" draw:layer="layout" svg:width="0.257cm" svg:height="0.493cm" svg:x="9.899cm" svg:y="8.909cm" svg:viewBox="0 0 258 494" svg:d="M134 8c0-2 0-8-10-8-16 0-66 4-84 6-6 2-14 2-14 14 0 8 6 8 16 8 34 0 36 6 36 12s-6 30-10 44c-19 77-39 153-58 230-8 34-10 46-10 70 0 66 36 110 88 110 84 0 170-104 170-206 0-64-38-112-94-112-32 0-62 20-82 42 17-70 35-140 52-210zM68 272c4-14 4-16 10-24 34-46 66-56 84-56 26 0 44 20 44 66 0 42-22 122-34 148-24 48-56 72-84 72-24 0-46-18-46-70 0-14 0-26 10-70 5-22 11-44 16-66z">
            <text:p/>
          </draw:path>
          <draw:path draw:style-name="gr5" draw:text-style-name="P8" draw:layer="layout" svg:width="0.465cm" svg:height="0.165cm" svg:x="10.401cm" svg:y="9.137cm" svg:viewBox="0 0 466 166" svg:d="M442 30c12 0 24 1 24-14s-12-16-22-16c-141 0-281 0-422 0-8 0-22 1-22 16s14 14 24 14c139 0 279 0 418 0zM444 166c10 0 22 0 22-14s-12-14-24-14c-139 0-279 0-418 0-10 0-24 0-24 14s14 14 22 14c141 0 281 0 422 0z">
            <text:p/>
          </draw:path>
          <draw:path draw:style-name="gr5" draw:text-style-name="P8" draw:layer="layout" svg:width="0.231cm" svg:height="0.467cm" svg:x="11.573cm" svg:y="8.453cm" svg:viewBox="0 0 232 468" svg:d="M144 18c0-16 0-18-16-18-42 44-104 44-128 44 0 7 0 15 0 22 14 0 56 0 92-18 0 121 0 243 0 364 0 26-2 34-64 34-7 0-15 0-22 0 0 7 0 15 0 22 24-2 84-2 112-2s90 0 114 2c0-7 0-15 0-22-7 0-15 0-22 0-64 0-66-8-66-34 0-131 0-263 0-394z">
            <text:p/>
          </draw:path>
          <draw:path draw:style-name="gr5" draw:text-style-name="P8" draw:layer="layout" svg:width="0.999cm" svg:height="0.027cm" svg:x="11.187cm" svg:y="9.207cm" svg:viewBox="0 0 1000 28" svg:d="M0 0c333 0 667 0 1000 0 0 9 0 19 0 28-333 0-667 0-1000 0 0-9 0-19 0-28z">
            <text:p/>
          </draw:path>
          <draw:path draw:style-name="gr5" draw:text-style-name="P8" draw:layer="layout" svg:width="0.289cm" svg:height="0.483cm" svg:x="11.217cm" svg:y="9.409cm" svg:viewBox="0 0 290 484" svg:d="M174 222c58-20 98-68 98-124 0-58-62-98-130-98-70 0-124 42-124 96 0 24 16 36 36 36 22 0 36-14 36-36 0-34-34-34-44-34 22-34 68-44 94-44 28 0 68 16 68 78 0 10-2 50-20 80-22 34-46 36-62 38-6 0-24 2-28 2-6 0-10 0-10 8s4 8 16 8c10 0 20 0 30 0 58 0 84 48 84 116 0 96-48 116-78 116-32 0-84-12-108-54 24 4 46-12 46-38s-18-40-40-40c-16 0-38 10-38 42 0 64 64 110 142 110 84 0 148-64 148-136 0-58-44-112-116-126z">
            <text:p/>
          </draw:path>
          <draw:path draw:style-name="gr5" draw:text-style-name="P8" draw:layer="layout" svg:width="0.331cm" svg:height="0.461cm" svg:x="11.559cm" svg:y="9.567cm" svg:viewBox="0 0 332 462" svg:d="M2 432c-2 8-2 10-2 12 0 10 8 18 20 18 14 0 22-12 24-14 4-8 26-102 46-176 14 28 36 46 68 46 82 0 174-98 174-204 0-74-46-114-98-114-68 0-142 70-164 156-23 92-45 184-68 276zM158 302c-50 0-60-56-60-62 0-2 4-16 6-26 18-78 26-104 42-132 30-52 64-66 86-66 26 0 48 20 48 68 0 38-20 118-38 152-24 44-58 66-84 66z">
            <text:p/>
          </draw:path>
          <draw:path draw:style-name="gr5" draw:text-style-name="P8" draw:layer="layout" svg:width="0.213cm" svg:height="0.221cm" svg:x="11.931cm" svg:y="9.765cm" svg:viewBox="0 0 214 222" svg:d="M186 30c-18 2-26 16-26 26 0 14 10 20 20 20s28-8 28-32c0-34-38-44-66-44-74 0-142 68-142 138 0 42 30 84 92 84 82 0 122-48 122-54 0-4-6-10-10-10-2 0-4 2-6 6-40 44-96 44-106 44-36 0-50-24-50-54 0-14 6-68 32-102 18-24 44-38 68-38 8 0 30 2 44 16z">
            <text:p/>
          </draw:path>
        </draw:g>
        <draw:frame draw:style-name="gr1" draw:text-style-name="P3" draw:layer="layout" svg:width="5.715cm" svg:height="0.958cm" svg:x="1.653cm" svg:y="8.75cm">
          <draw:text-box>
            <text:p><text:span text:style-name="T4">Solving gives,</text:span></text:p>
          </draw:text-box>
        </draw:frame>
        <draw:frame draw:style-name="gr22" draw:text-style-name="P3" draw:layer="layout" svg:width="0.635cm" svg:height="0.89cm" svg:x="9.264cm" svg:y="8.623cm">
          <draw:text-box>
            <text:p>;</text:p>
          </draw:text-box>
        </draw:frame>
        <draw:custom-shape draw:style-name="gr23" draw:text-style-name="P5" draw:layer="layout" svg:width="22.86cm" svg:height="4.445cm" svg:x="1.27cm" svg:y="10.79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20§latex§$$ \mathcal{F}^{nid} = - a \rho^2 - \rho \theta \log(1 - \rho b) $$§svg§600§TRUE§</svg:desc>
          <draw:path draw:style-name="gr5" draw:text-style-name="P8" draw:layer="layout" svg:width="0.571cm" svg:height="0.502cm" svg:x="12.04cm" svg:y="11.579cm" svg:viewBox="0 0 572 503" svg:d="M572 28c0-32-54-28-76-28-89 0-177 0-266 0-34 0-98 20-108 58 0 6 2 6 6 6 16 0 38-12 46-24 22 0 44 0 66 0 15 0 29 0 44 0-1 4-3 8-4 12-28 128-68 237-100 305-4 10-42 98-52 106-30 0-54-18-66-44-2-4-2-8-8-8-16 0-54 22-54 34 0 2 0 4 2 6 12 32 44 52 78 52 36 0 78-26 100-52 24-28 70-142 88-184 45 0 91 0 136 0-2 0-2 0-2 2s4 4 6 4c16 0 56-19 56-41 0-4-4-4-12-4-57 0-113 0-170 0 18-62 42-124 56-188 31 0 61 0 92 0 18 0 66-4 80 12 0 4-2 10 0 14 2 2 4 2 6 2 18 0 56-22 56-40z">
            <text:p/>
          </draw:path>
          <draw:path draw:style-name="gr5" draw:text-style-name="P8" draw:layer="layout" svg:width="0.299cm" svg:height="0.22cm" svg:x="12.626cm" svg:y="11.554cm" svg:viewBox="0 0 300 221" svg:d="M36 186c-2 6-4 17-4 19 0 10 8 16 16 16 10 0 18-7 20-12s6-19 8-29c4-8 8-32 12-44 2-10 6-22 8-32 6-20 6-24 20-44s38-46 74-46c28 0 30 26 30 34 0 30-22 84-30 106-6 12-8 18-8 26 0 25 22 41 48 41 48 0 70-67 70-75 0-6-6-6-8-6-6 0-6 4-8 8-12 40-34 59-52 59-12 0-14-5-14-17 0-10 4-16 12-38 6-16 26-68 26-96 0-48-38-56-64-56-40 0-68 26-82 44-4-32-34-44-54-44s-32 16-38 26c-12 18-18 46-18 50 0 6 6 6 8 6 8 0 8-2 12-14 6-30 16-54 36-54 12 0 16 10 16 24 0 10-5 27-8 40s-8 34-12 46c-5 20-11 41-16 62z">
            <text:p/>
          </draw:path>
          <draw:path draw:style-name="gr5" draw:text-style-name="P8" draw:layer="layout" svg:width="0.147cm" svg:height="0.328cm" svg:x="12.974cm" svg:y="11.446cm" svg:viewBox="0 0 148 329" svg:d="M136 18c0-8-6-18-20-18s-28 12-28 26c0 8 6 18 20 18s28-12 28-26zM36 267c-2 6-6 12-6 20 0 24 20 42 48 42 48 0 70-68 70-76 0-6-6-6-8-6-6 0-6 4-8 8-12 40-34 60-52 60-10 0-14-6-14-18 0-10 4-20 8-30 6-14 10-28 16-40 4-12 22-55 24-61s4-12 4-16c0-24-20-42-48-42-48 0-70 68-70 76 0 6 6 6 8 6 6 0 8-2 8-8 14-42 34-60 54-60 8 0 12 4 12 18 0 10-4 18-16 48-10 26-20 53-30 79z">
            <text:p/>
          </draw:path>
          <draw:path draw:style-name="gr5" draw:text-style-name="P8" draw:layer="layout" svg:width="0.251cm" svg:height="0.344cm" svg:x="13.18cm" svg:y="11.43cm" svg:viewBox="0 0 252 345" svg:d="M250 14c1-3 2-6 2-8s-2-6-8-6c-10 0-50 4-62 4-4 2-12 2-12 12 0 8 8 8 14 8 22 0 22 2 22 6s0 6-2 12c-9 37-19 74-28 112-10-16-26-30-50-30-64 0-126 70-126 139 0 48 32 82 74 82 26 0 50-16 70-34 8 28 38 34 50 34 18 0 30-12 38-26 12-20 18-48 18-50 0-6-6-6-8-6-6 0-8 2-10 16-6 24-16 52-36 52-14 0-16-10-16-24 0-10 0-14 2-20 23-91 45-182 68-273zM146 279c-4 14-16 24-26 32-4 4-24 20-46 20-18 0-36-12-36-48 0-26 16-80 26-99 24-38 48-46 62-46 34 0 44 38 44 42 0 2-2 6-2 8-7 30-15 61-22 91z">
            <text:p/>
          </draw:path>
          <draw:path draw:style-name="gr5" draw:text-style-name="P8" draw:layer="layout" svg:width="0.465cm" svg:height="0.163cm" svg:x="13.712cm" svg:y="11.803cm" svg:viewBox="0 0 466 164" svg:d="M442 28c12 0 24 0 24-14s-12-14-22-14c-141 0-281 0-422 0-10 0-22 0-22 14s12 14 24 14c139 0 279 0 418 0zM444 164c10 0 22 0 22-14s-12-14-24-14c-139 0-279 0-418 0-12 0-24 0-24 14s12 14 22 14c141 0 281 0 422 0z">
            <text:p/>
          </draw:path>
          <draw:path draw:style-name="gr5" draw:text-style-name="P8" draw:layer="layout" svg:width="0.429cm" svg:height="0.027cm" svg:x="14.471cm" svg:y="11.871cm" svg:viewBox="0 0 430 28" svg:d="M404 28c12 0 26 0 26-14s-14-14-26-14c-127 0-253 0-380 0-12 0-24 0-24 14s12 14 24 14c127 0 253 0 380 0z">
            <text:p/>
          </draw:path>
          <draw:path draw:style-name="gr5" draw:text-style-name="P8" draw:layer="layout" svg:width="0.321cm" svg:height="0.316cm" svg:x="14.987cm" svg:y="11.749cm" svg:viewBox="0 0 322 317" svg:d="M234 46c-12-26-32-46-64-46-82 0-170 104-170 205 0 66 38 112 94 112 14 0 48-2 92-52 4 30 30 52 64 52 24 0 40-16 52-38 12-26 20-68 20-70 0-6-6-6-8-6-8 0-8 2-10 12-12 46-24 86-54 86-18 0-20-18-20-32s0-20 8-52c8-27 10-35 16-61 9-33 17-66 26-98 4-20 4-22 4-24 0-12-8-20-20-20-18 0-28 16-30 32zM188 227c-2 12-2 14-14 26-30 38-60 48-78 48-36 0-46-38-46-66 0-34 22-119 38-151 22-42 54-68 82-68 46 0 56 58 56 62s-2 8-2 12c-12 46-24 92-36 137z">
            <text:p/>
          </draw:path>
          <draw:path draw:style-name="gr5" draw:text-style-name="P8" draw:layer="layout" svg:width="0.331cm" svg:height="0.46cm" svg:x="15.351cm" svg:y="11.749cm" svg:viewBox="0 0 332 461" svg:d="M2 431c-2 8-2 10-2 12 0 10 8 18 20 18 16 0 24-12 24-14 4-6 26-100 46-176 14 28 36 46 70 46 82 0 172-98 172-203 0-74-46-114-98-114-68 0-142 70-162 156-23 91-47 183-70 275zM158 301c-48 0-60-56-60-62 0-2 4-16 6-26 20-77 26-103 42-131 30-50 66-66 88-66 26 0 48 20 48 68 0 40-20 117-40 151-22 44-56 66-84 66z">
            <text:p/>
          </draw:path>
          <draw:path draw:style-name="gr5" draw:text-style-name="P8" draw:layer="layout" svg:width="0.217cm" svg:height="0.324cm" svg:x="15.725cm" svg:y="11.444cm" svg:viewBox="0 0 218 325" svg:d="M218 237c-6 0-12 0-18 0 0 10-6 40-12 44-4 4-42 4-48 4-31 0-61 0-92 0 52-46 70-60 100-83 36-28 70-58 70-106 0-58-52-96-116-96-60 0-102 44-102 88 0 26 22 28 26 28 12 0 26-8 26-26 0-8-4-26-28-26 14-34 48-46 70-46 50 0 76 38 76 78 0 44-30 78-46 94-40 39-80 78-120 117-4 4-4 6-4 18 67 0 135 0 202 0 5-29 11-58 16-88z">
            <text:p/>
          </draw:path>
          <draw:path draw:style-name="gr5" draw:text-style-name="P8" draw:layer="layout" svg:width="0.429cm" svg:height="0.027cm" svg:x="16.223cm" svg:y="11.871cm" svg:viewBox="0 0 430 28" svg:d="M406 28c12 0 24 0 24-14s-12-14-24-14c-127 0-253 0-380 0-12 0-26 0-26 14s14 14 26 14c127 0 253 0 380 0z">
            <text:p/>
          </draw:path>
          <draw:path draw:style-name="gr5" draw:text-style-name="P8" draw:layer="layout" svg:width="0.331cm" svg:height="0.46cm" svg:x="16.889cm" svg:y="11.749cm" svg:viewBox="0 0 332 461" svg:d="M2 431c-2 8-2 10-2 12 0 10 8 18 20 18 14 0 22-12 24-14 4-6 26-100 46-176 14 28 36 46 68 46 84 0 174-98 174-203 0-74-46-114-98-114-68 0-142 70-162 156-23 91-47 183-70 275zM158 301c-48 0-60-56-60-62 0-2 4-16 6-26 20-77 26-103 42-131 30-50 64-66 86-66 26 0 50 20 50 68 0 40-22 117-40 151-24 44-58 66-84 66z">
            <text:p/>
          </draw:path>
          <draw:path draw:style-name="gr5" draw:text-style-name="P8" draw:layer="layout" svg:width="0.289cm" svg:height="0.5cm" svg:x="17.261cm" svg:y="11.566cm" svg:viewBox="0 0 290 501" svg:d="M290 144c0-46-12-144-84-144-98 0-206 198-206 357 0 66 20 144 84 144 100 0 206-202 206-357zM74 239c12-45 26-101 54-149 20-36 46-74 78-74 34 0 38 44 38 84 0 34-6 70-22 139-49 0-99 0-148 0zM214 261c-6 32-22 92-48 142-24 48-52 82-82 82-22 0-38-20-38-84 0-30 4-70 22-140 49 0 97 0 146 0z">
            <text:p/>
          </draw:path>
          <draw:path draw:style-name="gr5" draw:text-style-name="P8" draw:layer="layout" svg:width="0.155cm" svg:height="0.484cm" svg:x="17.721cm" svg:y="11.574cm" svg:viewBox="0 0 156 485" svg:d="M102 0c-34 3-68 5-102 8 0 7 0 15 0 22 50 0 54 4 54 38 0 122 0 243 0 365 0 30-6 30-54 30 0 7 0 14 0 22 24 0 60-2 78-2s52 2 78 2c0-8 0-15 0-22-48 0-54 0-54-30 0-144 0-289 0-433z">
            <text:p/>
          </draw:path>
          <draw:path draw:style-name="gr5" draw:text-style-name="P8" draw:layer="layout" svg:width="0.311cm" svg:height="0.32cm" svg:x="17.913cm" svg:y="11.745cm" svg:viewBox="0 0 312 321" svg:d="M312 164c0-90-72-164-156-164-88 0-156 76-156 164 0 89 72 157 156 157s156-68 156-157zM156 303c-30 0-62-14-80-46s-18-73-18-99 0-64 16-96c20-32 52-46 82-46s60 16 78 46 18 70 18 96 0 63-14 93c-16 32-48 52-82 52z">
            <text:p/>
          </draw:path>
          <draw:path draw:style-name="gr5" draw:text-style-name="P8" draw:layer="layout" svg:width="0.319cm" svg:height="0.462cm" svg:x="18.265cm" svg:y="11.741cm" svg:viewBox="0 0 320 463" svg:d="M136 198c-62 0-62-70-62-86 0-20 0-42 12-60 6-8 22-28 50-28 60 0 60 70 60 86 0 20 0 42-10 60-6 8-22 28-50 28zM54 225c0-4 0-20 12-33 28 19 56 21 70 21 64 0 114-47 114-101 0-26-12-52-30-68 26-24 52-28 64-28 2 0 4 0 6 0-8 4-10 12-10 20 0 12 8 20 20 20 6 0 20-4 20-20 0-12-8-36-36-36-14 0-44 4-74 34-30-24-60-26-74-26-66 0-114 48-114 102 0 32 16 58 32 74-8 10-22 31-22 57 0 22 10 48 32 62-42 12-64 42-64 70 0 50 68 90 154 90 84 0 156-36 156-92 0-24-10-60-46-80s-78-20-120-20c-18 0-48 0-52 0-24-2-38-24-38-46zM156 445c-72 0-120-34-120-72 0-32 26-58 58-60 13 0 27 0 40 0 62 0 140 0 140 60 0 38-50 72-118 72z">
            <text:p/>
          </draw:path>
          <draw:path draw:style-name="gr5" draw:text-style-name="P8" draw:layer="layout" svg:width="0.163cm" svg:height="0.699cm" svg:x="18.675cm" svg:y="11.534cm" svg:viewBox="0 0 164 700" svg:d="M164 692c0-2 0-2-12-14-88-87-112-221-112-327 0-122 28-245 114-331 10-10 10-10 10-12 0-6-4-8-8-8-6 0-70 48-112 138-36 75-44 153-44 213 0 54 8 138 46 218 42 85 104 131 110 131 4 0 8-2 8-8z">
            <text:p/>
          </draw:path>
          <draw:path draw:style-name="gr5" draw:text-style-name="P8" draw:layer="layout" svg:width="0.231cm" svg:height="0.464cm" svg:x="18.94cm" svg:y="11.594cm" svg:viewBox="0 0 232 465" svg:d="M144 18c0-18 0-18-16-18-44 44-106 44-128 44 0 7 0 15 0 22 14 0 56 0 92-18 0 121 0 242 0 363 0 24-2 32-64 32-8 0-16 0-24 0 0 7 0 15 0 22 26-2 86-2 114-2s90 0 114 2c0-7 0-15 0-22-7 0-15 0-22 0-64 0-66-6-66-32 0-131 0-262 0-393z">
            <text:p/>
          </draw:path>
          <draw:path draw:style-name="gr5" draw:text-style-name="P8" draw:layer="layout" svg:width="0.429cm" svg:height="0.027cm" svg:x="19.444cm" svg:y="11.871cm" svg:viewBox="0 0 430 28" svg:d="M404 28c12 0 26 0 26-14s-14-14-26-14c-127 0-253 0-380 0-12 0-24 0-24 14s12 14 24 14c127 0 253 0 380 0z">
            <text:p/>
          </draw:path>
          <draw:path draw:style-name="gr5" draw:text-style-name="P8" draw:layer="layout" svg:width="0.329cm" svg:height="0.46cm" svg:x="20.11cm" svg:y="11.749cm" svg:viewBox="0 0 330 461" svg:d="M2 431c-2 8-2 10-2 12 0 10 6 18 18 18 16 0 24-12 26-14 2-6 26-100 44-176 14 28 36 46 70 46 82 0 172-98 172-203 0-74-46-114-96-114-70 0-142 70-164 156-23 91-45 183-68 275zM158 301c-50 0-62-56-62-62 0-2 4-16 6-26 20-77 28-103 42-131 30-50 66-66 88-66 26 0 48 20 48 68 0 40-20 117-40 151-22 44-56 66-82 66z">
            <text:p/>
          </draw:path>
          <draw:path draw:style-name="gr5" draw:text-style-name="P8" draw:layer="layout" svg:width="0.257cm" svg:height="0.492cm" svg:x="20.484cm" svg:y="11.574cm" svg:viewBox="0 0 258 493" svg:d="M136 8c0-2 0-8-10-8-16 0-68 6-86 6-6 2-12 2-12 14 0 10 6 10 16 10 34 0 36 4 36 12 0 4-8 28-10 42-19 76-39 153-58 229-8 34-12 46-12 70 0 66 38 110 90 110 82 0 168-104 168-206 0-64-36-111-92-111-32 0-62 20-82 41 17-69 35-139 52-209zM70 271c4-14 4-16 10-24 34-45 66-55 84-55 26 0 44 19 44 65 0 42-22 122-36 148-22 48-54 72-82 72-24 0-48-18-48-70 0-14 0-26 12-70 5-22 11-44 16-66z">
            <text:p/>
          </draw:path>
          <draw:path draw:style-name="gr5" draw:text-style-name="P8" draw:layer="layout" svg:width="0.163cm" svg:height="0.699cm" svg:x="20.792cm" svg:y="11.534cm" svg:viewBox="0 0 164 700" svg:d="M164 351c0-56-8-140-46-219-42-86-102-132-110-132-4 0-8 4-8 8 0 2 0 2 14 16 70 68 110 179 110 327 0 120-26 242-114 331-10 8-10 8-10 10 0 6 4 8 8 8 8 0 70-48 112-135 36-78 44-156 44-214z">
            <text:p/>
          </draw:path>
        </draw:g>
        <draw:g>
          <svg:title>TexMaths</svg:title>
          <svg:desc>20§latex§$$\mu^{nid} =  - 2a \rho - \theta \log(1 - \rho b) + \frac{\rho b}{ 1- \rho b}\theta $$§svg§600§TRUE§</svg:desc>
          <draw:path draw:style-name="gr5" draw:text-style-name="P8" draw:layer="layout" svg:width="0.379cm" svg:height="0.46cm" svg:x="11.43cm" svg:y="13.411cm" svg:viewBox="0 0 380 461" svg:d="M140 64c4-14 12-42 12-44 0-12-10-20-22-20-2 0-20 0-28 26-33 135-67 270-100 405-2 8-2 10-2 12 0 10 8 18 20 18 14 0 22-12 24-14 2-6 12-43 38-151 22 20 54 22 68 22 50 0 78-32 94-52 6 32 32 52 64 52 24 0 40-16 52-38 12-26 20-68 20-70 0-6-6-6-8-6-8 0-8 2-10 12-12 46-24 86-54 86-18 0-20-18-20-32 0-16 8-48 14-72 7-26 13-51 20-76 2-10 8-38 12-48 2-16 10-42 10-48 0-12-10-18-20-18-4 0-22 0-28 24-11 44-21 88-32 132-10 34-18 64-20 72 0 2-34 66-90 66-36 0-52-22-52-60 0-20 4-40 10-60 9-40 19-79 28-118z">
            <text:p/>
          </draw:path>
          <draw:path draw:style-name="gr5" draw:text-style-name="P8" draw:layer="layout" svg:width="0.299cm" svg:height="0.221cm" svg:x="11.856cm" svg:y="13.215cm" svg:viewBox="0 0 300 222" svg:d="M36 186c-2 6-4 18-4 20 0 10 8 16 16 16s15-7 18-12 8-20 10-30 8-32 10-44c4-10 6-22 8-32 6-22 8-24 22-46 14-18 36-44 74-44 28 0 28 24 28 34 0 30-20 84-28 104-6 14-8 18-8 28 0 26 22 42 46 42 50 0 72-68 72-76 0-6-6-6-8-6-8 0-8 2-10 8-10 40-32 60-52 60-10 0-12-8-12-18s2-18 12-40c6-14 26-66 26-94 0-48-38-56-64-56-42 0-68 24-84 44-4-34-32-44-52-44-22 0-32 16-40 26-10 18-16 46-16 50 0 6 6 6 8 6 6 0 6-2 10-16 8-28 16-52 36-52 12 0 16 10 16 24 0 10-5 27-8 40s-8 34-10 44c-5 21-11 42-16 64z">
            <text:p/>
          </draw:path>
          <draw:path draw:style-name="gr5" draw:text-style-name="P8" draw:layer="layout" svg:width="0.149cm" svg:height="0.331cm" svg:x="12.202cm" svg:y="13.106cm" svg:viewBox="0 0 150 332" svg:d="M136 20c0-8-6-20-18-20-14 0-28 14-28 28 0 8 6 18 20 18s26-14 26-26zM36 270c-2 6-4 12-4 20 0 22 20 42 46 42 50 0 72-68 72-76 0-6-6-6-8-6-8 0-8 2-10 8-12 40-32 60-52 60-10 0-12-6-12-18 0-10 4-20 8-30 4-14 10-28 16-40 4-12 22-56 24-62s2-12 2-16c0-24-20-42-46-42-48 0-72 66-72 76 0 6 5 4 8 6 8 0 8-2 10-8 12-42 34-60 52-60 8 0 12 4 12 16s-2 20-14 50c-11 26-21 53-32 80z">
            <text:p/>
          </draw:path>
          <draw:path draw:style-name="gr5" draw:text-style-name="P8" draw:layer="layout" svg:width="0.253cm" svg:height="0.345cm" svg:x="12.408cm" svg:y="13.092cm" svg:viewBox="0 0 254 346" svg:d="M252 14c1-3 1-5 2-8 0-2-2-6-8-6-10 0-52 4-64 4-4 2-10 2-10 12 0 6 6 6 12 6 24 0 24 4 24 8s-2 6-2 10c-9 37-19 75-28 112-10-16-28-28-50-28-64 0-128 70-128 140 0 48 32 82 74 82 28 0 50-16 70-34 10 28 38 34 50 34 18 0 30-12 40-26 10-20 18-48 18-50 0-6-5-4-8-6-8 0-8 2-12 16-6 22-14 52-36 52-12 0-16-12-16-24 0-10 2-14 2-20 23-92 47-183 70-274zM146 280c-4 12-14 22-24 32-6 4-24 20-46 20-18 0-36-12-36-48 0-26 14-80 26-100 22-38 48-46 62-46 34 0 42 38 42 42 0 2 0 6 0 8-8 30-16 61-24 92z">
            <text:p/>
          </draw:path>
          <draw:path draw:style-name="gr5" draw:text-style-name="P8" draw:layer="layout" svg:width="0.467cm" svg:height="0.165cm" svg:x="12.94cm" svg:y="13.463cm" svg:viewBox="0 0 468 166" svg:d="M444 28c10 0 24 0 24-14s-14-14-24-14c-140 0-280 0-420 0-10 0-24 0-24 14s14 14 24 14c140 0 280 0 420 0zM444 166c10 0 24 0 24-14s-14-14-24-14c-140 0-280 0-420 0-10 0-24 0-24 14s14 14 24 14c140 0 280 0 420 0z">
            <text:p/>
          </draw:path>
          <draw:path draw:style-name="gr5" draw:text-style-name="P8" draw:layer="layout" svg:width="0.427cm" svg:height="0.029cm" svg:x="13.702cm" svg:y="13.531cm" svg:viewBox="0 0 428 30" svg:d="M404 30c12 0 24-1 24-16s-12-14-24-14c-127 0-253 0-380 0-12 0-24-1-24 14s12 16 24 16c127 0 253 0 380 0z">
            <text:p/>
          </draw:path>
          <draw:path draw:style-name="gr5" draw:text-style-name="P8" draw:layer="layout" svg:width="0.281cm" svg:height="0.466cm" svg:x="14.224cm" svg:y="13.253cm" svg:viewBox="0 0 282 467" svg:d="M54 413c25-23 51-47 76-71 108-96 152-134 152-204 0-80-64-138-150-138-80 0-132 66-132 128 0 40 36 40 38 40 12 0 36-10 36-38 0-18-12-36-36-36-6 0-8 0-10 0 16-46 54-72 94-72 64 0 96 58 96 116 0 56-36 110-74 154-45 50-91 100-136 149-8 8-8 10-8 26 87 0 175 0 262 0 7-40 13-81 20-121-6 0-12 0-18 0-4 22-8 52-16 62-4 5-52 5-66 5-43 0-85 0-128 0z">
            <text:p/>
          </draw:path>
          <draw:path draw:style-name="gr5" draw:text-style-name="P8" draw:layer="layout" svg:width="0.321cm" svg:height="0.317cm" svg:x="14.567cm" svg:y="13.411cm" svg:viewBox="0 0 322 318" svg:d="M236 46c-14-26-34-46-66-46-82 0-170 104-170 206 0 66 40 112 94 112 14 0 50-2 92-52 6 30 30 52 64 52 24 0 40-16 52-38 12-26 20-68 20-70 0-6-6-6-8-6-6 0-8 2-10 12-12 46-24 86-52 86-20 0-22-18-22-32 0-16 2-20 10-52 6-28 8-36 14-62 9-33 17-65 26-98 4-20 4-22 4-24 0-12-8-20-20-20-16 0-26 16-28 32zM190 226c-4 14-4 14-14 26-32 40-60 50-80 50-36 0-46-38-46-66 0-34 24-120 40-152 22-42 52-68 82-68 44 0 54 58 54 62s0 8-2 12c-11 45-23 90-34 136z">
            <text:p/>
          </draw:path>
          <draw:path draw:style-name="gr5" draw:text-style-name="P8" draw:layer="layout" svg:width="0.331cm" svg:height="0.46cm" svg:x="14.933cm" svg:y="13.411cm" svg:viewBox="0 0 332 461" svg:d="M2 431c-2 8-2 10-2 12 0 10 8 18 20 18 14 0 22-12 24-14 4-6 26-101 44-175 14 28 38 46 70 46 82 0 174-98 174-204 0-74-48-114-98-114-68 0-142 70-164 156-23 92-45 184-68 275zM158 302c-50 0-60-56-60-62 0-2 2-16 4-26 20-78 28-104 42-132 32-50 66-66 88-66 26 0 48 20 48 68 0 40-20 118-38 152-24 44-58 66-84 66z">
            <text:p/>
          </draw:path>
          <draw:path draw:style-name="gr5" draw:text-style-name="P8" draw:layer="layout" svg:width="0.429cm" svg:height="0.029cm" svg:x="15.489cm" svg:y="13.531cm" svg:viewBox="0 0 430 30" svg:d="M406 30c10 0 24-1 24-16s-14-14-24-14c-127 0-255 0-382 0-12 0-24-1-24 14s12 16 24 16c127 0 255 0 382 0z">
            <text:p/>
          </draw:path>
          <draw:path draw:style-name="gr5" draw:text-style-name="P8" draw:layer="layout" svg:width="0.289cm" svg:height="0.5cm" svg:x="16.163cm" svg:y="13.227cm" svg:viewBox="0 0 290 501" svg:d="M290 144c0-46-12-144-84-144-98 0-206 198-206 358 0 65 20 143 84 143 100 0 206-201 206-357zM74 240c12-46 26-102 54-152 20-34 46-72 78-72 34 0 38 44 38 84 0 34-6 70-22 140-49 0-99 0-148 0zM216 262c-8 32-24 92-50 142-24 47-52 81-82 81-22 0-38-20-38-83 0-30 4-72 24-140 49 0 97 0 146 0z">
            <text:p/>
          </draw:path>
          <draw:path draw:style-name="gr5" draw:text-style-name="P8" draw:layer="layout" svg:width="0.155cm" svg:height="0.484cm" svg:x="16.623cm" svg:y="13.235cm" svg:viewBox="0 0 156 485" svg:d="M102 0c-34 3-68 5-102 8 0 7 0 13 0 20 50 0 56 6 56 40 0 122 0 244 0 365 0 30-8 30-56 30 0 8 0 15 0 22 24 0 60-2 78-2s52 2 78 2c0-7 0-14 0-22-46 0-54 0-54-30 0-144 0-289 0-433z">
            <text:p/>
          </draw:path>
          <draw:path draw:style-name="gr5" draw:text-style-name="P8" draw:layer="layout" svg:width="0.311cm" svg:height="0.321cm" svg:x="16.815cm" svg:y="13.407cm" svg:viewBox="0 0 312 322" svg:d="M312 164c0-90-70-164-156-164-88 0-156 76-156 164 0 90 74 158 156 158 84 0 156-68 156-158zM156 304c-30 0-62-14-80-46s-18-74-18-100 0-64 18-96 52-46 80-46c30 0 59 15 78 46s20 70 20 96 0 64-16 94c-16 32-46 52-82 52z">
            <text:p/>
          </draw:path>
          <draw:path draw:style-name="gr5" draw:text-style-name="P8" draw:layer="layout" svg:width="0.319cm" svg:height="0.462cm" svg:x="17.167cm" svg:y="13.403cm" svg:viewBox="0 0 320 463" svg:d="M136 198c-62 0-62-70-62-86 0-20 2-42 12-60 6-8 22-28 50-28 60 0 60 70 60 86 0 20 0 42-10 60-6 8-22 28-50 28zM54 226c0-4 0-20 12-34 28 20 56 22 70 22 66 0 114-48 114-102 0-26-12-52-30-68 26-24 52-28 64-28 2 0 6 0 8 0-8 4-12 12-12 20 0 12 10 20 20 20 8 0 20-4 20-22 0-12-8-34-36-34-14 0-44 4-74 34-30-24-58-26-74-26-66 0-114 48-114 102 0 32 16 58 34 72-10 12-22 34-22 60 0 20 8 48 30 62-42 12-64 42-64 70 0 49 70 89 154 89s156-36 156-91c0-24-10-60-44-80-38-20-78-20-122-20-18 0-48 0-52 0-22-2-38-24-38-46zM156 445c-72 0-120-33-120-71 0-32 26-58 58-60 14 0 28 0 42 0 60 0 138 0 138 60 0 38-50 71-118 71z">
            <text:p/>
          </draw:path>
          <draw:path draw:style-name="gr5" draw:text-style-name="P8" draw:layer="layout" svg:width="0.163cm" svg:height="0.7cm" svg:x="17.577cm" svg:y="13.195cm" svg:viewBox="0 0 164 701" svg:d="M164 693c0-2 0-2-12-14-88-88-110-222-110-329 0-122 26-244 112-332 10-8 10-8 10-10 0-6-4-8-8-8-6 0-70 48-112 136-36 78-44 156-44 214 0 56 8 139 46 219 44 86 104 132 110 132 4 0 8-2 8-8z">
            <text:p/>
          </draw:path>
          <draw:path draw:style-name="gr5" draw:text-style-name="P8" draw:layer="layout" svg:width="0.231cm" svg:height="0.466cm" svg:x="17.843cm" svg:y="13.253cm" svg:viewBox="0 0 232 467" svg:d="M144 20c0-18 0-20-16-20-42 46-104 46-128 46 0 7 0 15 0 22 14 0 56 0 92-18 0 120 0 241 0 362 0 25-2 33-64 33-7 0-15 0-22 0 0 8 0 15 0 22 24-2 83-2 112-2s90 0 114 2c0-7 0-14 0-22-7 0-15 0-22 0-62 0-66-8-66-33 0-131 0-262 0-392z">
            <text:p/>
          </draw:path>
          <draw:path draw:style-name="gr5" draw:text-style-name="P8" draw:layer="layout" svg:width="0.429cm" svg:height="0.029cm" svg:x="18.347cm" svg:y="13.531cm" svg:viewBox="0 0 430 30" svg:d="M404 30c12 0 26-1 26-16s-14-14-26-14c-127 0-253 0-380 0-12 0-24-1-24 14s12 16 24 16c127 0 253 0 380 0z">
            <text:p/>
          </draw:path>
          <draw:path draw:style-name="gr5" draw:text-style-name="P8" draw:layer="layout" svg:width="0.331cm" svg:height="0.46cm" svg:x="19.013cm" svg:y="13.411cm" svg:viewBox="0 0 332 461" svg:d="M2 431c-2 8-2 10-2 12 0 10 8 18 20 18 14 0 22-12 24-14 4-6 26-101 44-175 16 28 38 46 70 46 82 0 174-98 174-204 0-74-46-114-98-114-68 0-142 70-164 156-23 92-45 184-68 275zM158 302c-50 0-60-56-60-62 0-2 2-16 6-26 18-78 26-104 42-132 30-50 64-66 86-66 26 0 48 20 48 68 0 40-20 118-38 152-24 44-58 66-84 66z">
            <text:p/>
          </draw:path>
          <draw:path draw:style-name="gr5" draw:text-style-name="P8" draw:layer="layout" svg:width="0.259cm" svg:height="0.492cm" svg:x="19.387cm" svg:y="13.235cm" svg:viewBox="0 0 260 493" svg:d="M136 8c0-2 0-8-10-8-16 0-66 4-84 6-6 2-14 2-14 14 0 8 6 8 16 8 34 0 36 6 36 12s-6 30-10 44c-19 76-39 153-58 230-8 34-12 46-12 70 0 65 38 109 90 109 84 0 170-103 170-205 0-64-38-112-94-112-32 0-60 20-82 42 17-70 35-140 52-210zM70 272c4-16 4-16 10-24 34-46 66-56 84-56 26 0 46 20 46 66 0 42-24 122-36 148-24 47-56 71-84 71-24 0-46-18-46-69 0-14 0-26 10-72 5-22 11-43 16-64z">
            <text:p/>
          </draw:path>
          <draw:path draw:style-name="gr5" draw:text-style-name="P8" draw:layer="layout" svg:width="0.161cm" svg:height="0.7cm" svg:x="19.697cm" svg:y="13.195cm" svg:viewBox="0 0 162 701" svg:d="M162 350c0-54-8-138-46-218-42-86-102-132-110-132-4 0-6 2-6 8 0 2 0 2 12 16 70 68 110 180 110 326 0 119-26 243-114 331-8 10-8 10-8 12 0 6 2 8 6 8 8 0 70-48 112-136 36-78 44-155 44-215z">
            <text:p/>
          </draw:path>
          <draw:path draw:style-name="gr5" draw:text-style-name="P8" draw:layer="layout" svg:width="0.467cm" svg:height="0.464cm" svg:x="20.125cm" svg:y="13.313cm" svg:viewBox="0 0 468 465" svg:d="M248 248c65 0 131 0 196 0 10 0 24-1 24-16s-14-14-24-14c-65 0-131 0-196 0 0-66 0-131 0-196 0-10 0-22-14-22s-14 12-14 22c0 65 0 130 0 196-65 0-131 0-196 0-10 0-24-1-24 14s14 16 24 16c65 0 131 0 196 0 0 65 0 130 0 195 0 10 0 22 14 22s14-12 14-22c0-65 0-130 0-195z">
            <text:p/>
          </draw:path>
          <draw:path draw:style-name="gr5" draw:text-style-name="P8" draw:layer="layout" svg:width="0.331cm" svg:height="0.46cm" svg:x="21.498cm" svg:y="12.938cm" svg:viewBox="0 0 332 461" svg:d="M2 431c-2 8-2 8-2 10 0 10 8 20 20 20 14 0 24-14 24-16 4-6 26-99 46-175 14 28 36 48 70 48 82 0 172-100 172-204 0-74-46-114-98-114-68 0-142 70-162 156-23 92-47 184-70 275zM158 302c-48 0-60-56-60-62 0-4 4-18 6-26 20-80 26-104 42-132 30-52 66-68 88-68 26 0 48 22 48 70 0 38-20 116-40 152-24 44-56 66-84 66z">
            <text:p/>
          </draw:path>
          <draw:path draw:style-name="gr5" draw:text-style-name="P8" draw:layer="layout" svg:width="0.257cm" svg:height="0.494cm" svg:x="21.874cm" svg:y="12.76cm" svg:viewBox="0 0 258 495" svg:d="M134 8c-3-3 0-8-8-8-16 0-68 6-86 8-6 0-14 0-14 14 0 8 6 8 18 8 34 0 34 4 34 12 0 4-6 28-10 44-19 76-39 152-58 228-8 36-10 46-10 72 0 65 36 109 88 109 84 0 170-105 170-205 0-64-36-112-94-112-32 0-60 20-82 42 17-71 35-141 52-212zM68 274c4-16 4-18 12-26 34-44 66-56 84-56 24 0 44 22 44 66 0 42-24 122-36 150-24 45-56 71-84 71-22 0-46-20-46-71 0-12 0-26 12-70 5-22 9-43 14-64z">
            <text:p/>
          </draw:path>
          <draw:path draw:style-name="gr5" draw:text-style-name="P8" draw:layer="layout" svg:width="1.875cm" svg:height="0.029cm" svg:x="20.872cm" svg:y="13.531cm" svg:viewBox="0 0 1876 30" svg:d="M938 30c-313 0-625 0-938 0 0-10 0-20 0-30 625 0 1250 0 1876 0 0 10 0 20 0 30-313 0-626 0-938 0z">
            <text:p/>
          </draw:path>
          <draw:path draw:style-name="gr5" draw:text-style-name="P8" draw:layer="layout" svg:width="0.231cm" svg:height="0.466cm" svg:x="20.934cm" svg:y="13.735cm" svg:viewBox="0 0 232 467" svg:d="M144 18c0-16 0-18-16-18-42 46-104 46-128 46 0 7 0 15 0 22 14 0 56 0 92-20 0 121 0 242 0 364 0 25-2 33-64 33-8 0-16 0-24 0 0 8 0 15 0 22 26-2 86-2 114-2s90 0 114 2c0-7 0-14 0-22-7 0-15 0-22 0-64 0-66-8-66-33 0-132 0-263 0-394z">
            <text:p/>
          </draw:path>
          <draw:path draw:style-name="gr5" draw:text-style-name="P8" draw:layer="layout" svg:width="0.429cm" svg:height="0.027cm" svg:x="21.438cm" svg:y="14.012cm" svg:viewBox="0 0 430 28" svg:d="M404 28c12 0 26 0 26-14s-14-14-26-14c-127 0-253 0-380 0-12 0-24 0-24 14s12 14 24 14c127 0 253 0 380 0z">
            <text:p/>
          </draw:path>
          <draw:path draw:style-name="gr5" draw:text-style-name="P8" draw:layer="layout" svg:width="0.331cm" svg:height="0.46cm" svg:x="22.104cm" svg:y="13.893cm" svg:viewBox="0 0 332 461" svg:d="M2 431c-2 8-1 7-2 10 0 12 8 20 20 20 14 0 22-14 24-16 4-6 26-99 44-175 14 28 38 48 70 48 82 0 174-100 174-204 0-74-48-114-98-114-68 0-142 70-164 156-23 92-45 184-68 275zM158 302c-50 0-60-56-60-62 0-4 2-18 4-26 20-78 28-104 44-132 30-52 64-66 86-66 26 0 48 20 48 68 0 38-20 118-38 152-24 44-58 66-84 66z">
            <text:p/>
          </draw:path>
          <draw:path draw:style-name="gr5" draw:text-style-name="P8" draw:layer="layout" svg:width="0.259cm" svg:height="0.494cm" svg:x="22.478cm" svg:y="13.715cm" svg:viewBox="0 0 260 495" svg:d="M136 8c-3-3 0-8-10-8-16 0-66 6-86 8-4 0-12 2-12 14 0 8 6 8 16 8 34 0 36 6 36 12s-6 28-10 44c-19 76-39 152-58 228-8 36-12 46-12 72 0 65 38 109 90 109 84 0 170-103 170-205 0-64-38-112-94-112-32 0-62 20-82 42 17-71 35-141 52-212zM70 274c4-16 4-16 10-24 34-46 66-56 84-56 26 0 44 20 44 66 0 40-22 122-34 148-24 45-56 71-84 71-24 0-46-18-46-69 0-14 0-28 10-72 5-22 11-43 16-64z">
            <text:p/>
          </draw:path>
          <draw:path draw:style-name="gr5" draw:text-style-name="P8" draw:layer="layout" svg:width="0.289cm" svg:height="0.5cm" svg:x="22.862cm" svg:y="13.227cm" svg:viewBox="0 0 290 501" svg:d="M290 144c0-46-14-144-84-144-98 0-206 198-206 358 0 65 20 143 84 143 98 0 206-201 206-357zM74 240c12-46 26-102 54-152 18-34 44-72 76-72 34 0 40 44 40 84 0 34-6 70-24 140-49 0-97 0-146 0zM214 262c-8 32-22 92-48 142-26 47-52 81-82 81-24 0-38-20-38-83 0-30 4-72 22-140 49 0 97 0 146 0z">
            <text:p/>
          </draw:path>
        </draw:g>
        <draw:frame draw:style-name="gr24" draw:text-style-name="P3" draw:layer="layout" svg:width="10.16cm" svg:height="1.529cm" svg:x="1.905cm" svg:y="11.363cm">
          <draw:text-box>
            <text:p>Non-Ideal Helmholtz Free Energy: </text:p>
          </draw:text-box>
        </draw:frame>
        <draw:frame draw:style-name="gr25" draw:text-style-name="P3" draw:layer="layout" svg:width="9.134cm" svg:height="0.89cm" svg:x="1.905cm" svg:y="13.08cm">
          <draw:text-box>
            <text:p>Non-Ideal Chemical Potential: 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6" presentation:class="page"/>
          <draw:frame presentation:style-name="pr6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4" draw:text-style-name="P2" draw:layer="layout" svg:width="28.032cm" svg:height="2.54cm" svg:x="0cm" svg:y="0cm" presentation:class="title" presentation:user-transformed="true">
          <draw:text-box>
            <text:p>Carnahan Starling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custom-shape draw:style-name="gr26" draw:text-style-name="P5" draw:layer="layout" svg:width="21.59cm" svg:height="5.715cm" svg:x="1.809cm" svg:y="8.2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5" draw:layer="layout" svg:width="21.59cm" svg:height="5.267cm" svg:x="1.713cm" svg:y="2.9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4" draw:text-style-name="P2" draw:layer="layout" svg:width="28.032cm" svg:height="2.54cm" svg:x="0cm" svg:y="0cm" presentation:class="title">
          <draw:text-box>
            <text:p>Free Energy Formulation </text:p>
          </draw:text-box>
        </draw:frame>
        <draw:frame draw:style-name="gr1" draw:text-style-name="P20" draw:layer="layout" svg:width="8.255cm" svg:height="0.958cm" svg:x="1.905cm" svg:y="3.175cm">
          <draw:text-box>
            <text:p text:style-name="P19"><text:span text:style-name="T4">Helmholtz Free Energy: </text:span></text:p>
          </draw:text-box>
        </draw:frame>
        <draw:g>
          <svg:title>TexMaths</svg:title>
          <svg:desc>20§latex§$$ dF = -S dT -P dv + \mu_0 dN  $$§svg§600§TRUE§</svg:desc>
          <draw:path draw:style-name="gr5" draw:text-style-name="P8" draw:layer="layout" svg:width="0.333cm" svg:height="0.493cm" svg:x="10.161cm" svg:y="3.36cm" svg:viewBox="0 0 334 494" svg:d="M334 8c0-2 0-8-8-8-12 0-78 6-90 8-6 0-10 4-10 12 0 10 6 10 18 10 32 0 34 4 34 12-1 5-1 9-2 14-14 55-28 111-42 166-12-26-32-46-64-46-82 0-170 104-170 206 0 66 38 112 94 112 14 0 48-2 90-52 6 30 32 52 64 52 26 0 42-16 52-38 12-26 22-68 22-70 0-6-6-6-8-6-8 0-8 2-10 12-12 46-24 86-54 86-18 0-20-18-20-32 0-16 0-22 4-34 33-135 67-269 100-404zM188 404c-4 12-4 14-14 24-30 40-60 50-80 50-34 0-44-38-44-66 0-34 22-120 38-152 22-42 54-68 82-68 46 0 56 58 56 62s-2 8-2 12c-12 46-24 92-36 138z">
            <text:p/>
          </draw:path>
          <draw:path draw:style-name="gr5" draw:text-style-name="P8" draw:layer="layout" svg:width="0.499cm" svg:height="0.475cm" svg:x="10.525cm" svg:y="3.37cm" svg:viewBox="0 0 500 476" svg:d="M186 248c23 0 45 0 68 0 54 0 60 12 60 32 0 6 0 14-6 34-2 4-2 6-2 8 0 6 4 8 8 8 8 0 8-2 12-14 13-51 25-101 38-152 2-8 2-10 2-12-3-3-1-8-8-8s-8 4-12 16c-14 54-30 66-90 66-21 0-43 0-64 0 15-59 31-119 46-178 6-24 6-26 38-26 31 0 61 0 92 0 86 0 102 22 102 76 0 16 0 20-2 38 0 10 0 10 0 12 0 4 2 10 8 10 8 0 8-4 10-18 5-41 9-81 14-122 2-18-2-18-20-18-115 0-229 0-344 0-14 0-20 0-20 14 0 8 6 8 18 8 26 0 46 0 46 12 0 2 0 4-4 16-31 124-61 248-92 372-6 28-8 32-64 32-12 0-20 0-20 14 0 8 8 8 12 8 20 0 72-2 92-2 22 0 82 2 104 2 6 0 16 0 16-12 0-6-3-5-4-8-4-2-4-2-20-2s-20 0-38 0c-20-2-22-6-22-14 0-2 0-6 4-16 14-59 28-117 42-176z">
            <text:p/>
          </draw:path>
          <draw:path draw:style-name="gr5" draw:text-style-name="P8" draw:layer="layout" svg:width="0.467cm" svg:height="0.163cm" svg:x="11.283cm" svg:y="3.59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5" draw:text-style-name="P8" draw:layer="layout" svg:width="0.429cm" svg:height="0.027cm" svg:x="12.043cm" svg:y="3.658cm" svg:viewBox="0 0 430 28" svg:d="M406 28c12 0 24 0 24-14s-12-14-24-14c-127 0-253 0-380 0-12 0-26 0-26 14s14 14 26 14c127 0 253 0 380 0z">
            <text:p/>
          </draw:path>
          <draw:path draw:style-name="gr5" draw:text-style-name="P8" draw:layer="layout" svg:width="0.415cm" svg:height="0.509cm" svg:x="12.569cm" svg:y="3.352cm" svg:viewBox="0 0 416 510" svg:d="M416 8c0-4-2-8-8-8-4 0-4 0-12 10-11 13-23 27-34 40-18-32-54-50-100-50-90 0-174 80-174 166 0 56 38 88 72 100 25 6 51 12 76 18 26 8 64 18 64 76 0 62-56 128-126 128-44 0-122-16-122-102 0-18 2-34 4-38 0-2 0-4 0-6 0-6-5-6-8-6s-4 0-6 2c-4 2-42 162-42 164 0 6 2 8 8 8 2 0 4 0 12-10 11-13 23-27 34-40 30 40 78 50 118 50 96 0 180-94 180-180 0-48-24-72-36-82-16-16-26-20-88-36-16-4-42-10-48-12-18-6-42-26-42-64 0-56 56-116 122-116 60 0 102 30 102 108 0 22-2 36-2 40 3 2 0 6 8 6 6 0 8-2 10-14 13-51 25-101 38-152z">
            <text:p/>
          </draw:path>
          <draw:path draw:style-name="gr5" draw:text-style-name="P8" draw:layer="layout" svg:width="0.333cm" svg:height="0.493cm" svg:x="13.031cm" svg:y="3.36cm" svg:viewBox="0 0 334 494" svg:d="M334 8c0-2 0-8-8-8-10 0-78 6-90 8-6 0-10 4-10 12 0 10 6 10 18 10 34 0 34 4 34 12-1 5-1 9-2 14-14 55-28 111-42 166-12-26-32-46-64-46-82 0-170 104-170 206 0 66 38 112 94 112 14 0 48-2 92-52 4 30 30 52 64 52 24 0 40-16 52-38 12-26 20-68 20-70 0-6-6-6-8-6-8 0-8 2-10 12-12 46-24 86-54 86-18 0-20-18-20-32 0-16 0-22 4-34 33-135 67-269 100-404zM188 404c-2 12-2 14-14 24-30 40-60 50-78 50-36 0-46-38-46-66 0-34 22-120 38-152 22-42 54-68 82-68 46 0 56 58 56 62s-2 8-2 12c-12 46-24 92-36 138z">
            <text:p/>
          </draw:path>
          <draw:path draw:style-name="gr5" draw:text-style-name="P8" draw:layer="layout" svg:width="0.477cm" svg:height="0.473cm" svg:x="13.385cm" svg:y="3.372cm" svg:viewBox="0 0 478 474" svg:d="M284 48c4-18 8-24 16-26 6 0 30 0 44 0 72 0 104 2 104 56 0 12-4 38-6 58-2 2-2 10-2 12 0 4 2 10 8 10 8 0 8-6 10-16 7-41 13-81 20-122 0-4 0-10 0-12 0-8-6-8-18-8-130 0-260 0-390 0-18 0-18 0-22 14-14 41-28 83-42 124-2 0-6 10-6 12 0 4 4 8 10 8s8-4 12-16c38-108 56-120 160-120 9 0 17 0 26 0 20 0 20 2 20 8 0 4-2 12-2 14-31 125-63 251-94 376-6 26-8 32-84 32-26 0-30 0-30 14 0 8 8 8 12 8 20 0 40 0 58 0 20 0 40-2 60-2s40 2 58 2c20 0 42 0 62 0 6 0 14 0 14-14 0-8-4-8-24-8-16 0-26 0-44 0-20-2-26-4-26-16 1-5 0-4 2-14 31-125 63-249 94-374z">
            <text:p/>
          </draw:path>
          <draw:path draw:style-name="gr5" draw:text-style-name="P8" draw:layer="layout" svg:width="0.429cm" svg:height="0.027cm" svg:x="14.091cm" svg:y="3.658cm" svg:viewBox="0 0 430 28" svg:d="M406 28c12 0 24 0 24-14s-12-14-24-14c-127 0-253 0-380 0-12 0-26 0-26 14s14 14 26 14c127 0 253 0 380 0z">
            <text:p/>
          </draw:path>
          <draw:path draw:style-name="gr5" draw:text-style-name="P8" draw:layer="layout" svg:width="0.501cm" svg:height="0.477cm" svg:x="14.765cm" svg:y="3.368cm" svg:viewBox="0 0 502 478" svg:d="M184 256c40 0 80 0 120 0 100 0 198-72 198-150 0-54-48-106-140-106-76 0-152 0-228 0-12 0-20 0-20 12 0 10 6 10 20 10 10 0 22 0 30 0 12 2 16 4 16 12 0 2 0 4-2 14-32 125-64 251-96 376-6 28-8 32-64 32-12 0-18 0-18 14 0 8 8 8 10 8 20 0 70-2 90-2 14 0 30 2 44 2 16 0 30 0 46 0 4 0 14 0 14-14 0-8-6-8-20-8-26 0-46 0-46-12 0-4 2-8 2-12 15-59 29-117 44-176zM234 48c8-24 8-26 38-26 23 0 45 0 68 0 58 0 96 18 96 66 0 28-14 88-42 114-34 32-78 36-108 36-33 0-67 0-100 0 16-63 32-127 48-190z">
            <text:p/>
          </draw:path>
          <draw:path draw:style-name="gr5" draw:text-style-name="P8" draw:layer="layout" svg:width="0.333cm" svg:height="0.493cm" svg:x="15.313cm" svg:y="3.36cm" svg:viewBox="0 0 334 494" svg:d="M334 8c0-2 0-8-8-8-12 0-78 6-90 8-6 0-10 4-10 12 0 10 6 10 18 10 32 0 34 4 34 12-1 5-1 9-2 14-14 55-28 111-42 166-12-26-32-46-64-46-82 0-170 104-170 206 0 66 38 112 94 112 14 0 48-2 90-52 6 30 32 52 64 52 26 0 42-16 52-38 12-26 22-68 22-70 0-6-6-6-8-6-8 0-8 2-10 12-12 46-24 86-54 86-18 0-20-18-20-32 0-16 0-22 4-34 33-135 67-269 100-404zM188 404c-4 12-4 14-14 24-30 40-60 50-80 50-34 0-44-38-44-66 0-34 22-120 38-152 22-42 54-68 82-68 46 0 56 58 56 62s-2 8-2 12c-12 46-24 92-36 138z">
            <text:p/>
          </draw:path>
          <draw:path draw:style-name="gr5" draw:text-style-name="P8" draw:layer="layout" svg:width="0.307cm" svg:height="0.317cm" svg:x="15.671cm" svg:y="3.536cm" svg:viewBox="0 0 308 318" svg:d="M308 50c0-38-18-50-30-50-18 0-34 18-34 34 0 10 2 14 10 22 16 14 24 32 24 56 0 30-42 190-124 190-36 0-52-24-52-60 0-40 18-90 40-148 4-12 8-22 8-36 0-32-22-58-58-58-66 0-92 102-92 108 0 8 5 5 8 8 8 0 8-2 12-14 20-70 50-86 70-86 6 0 18 0 18 22 0 18-6 36-12 50-30 80-40 114-40 144 0 74 62 86 94 86 118 0 158-232 158-268z">
            <text:p/>
          </draw:path>
          <draw:path draw:style-name="gr5" draw:text-style-name="P8" draw:layer="layout" svg:width="0.465cm" svg:height="0.465cm" svg:x="16.213cm" svg:y="3.438cm" svg:viewBox="0 0 466 466" svg:d="M248 248c65 0 131 0 196 0 10 0 22 0 22-14s-12-14-22-14c-65 0-131 0-196 0 0-66 0-132 0-198 0-10 0-22-14-22s-14 12-14 22c0 66 0 132 0 198-66 0-132 0-198 0-10 0-22 0-22 14s12 14 22 14c66 0 132 0 198 0 0 65 0 131 0 196 0 10 0 22 14 22s14-12 14-22c0-65 0-131 0-196z">
            <text:p/>
          </draw:path>
          <draw:path draw:style-name="gr5" draw:text-style-name="P8" draw:layer="layout" svg:width="0.379cm" svg:height="0.461cm" svg:x="16.897cm" svg:y="3.536cm" svg:viewBox="0 0 380 462" svg:d="M140 64c4-14 12-42 12-44 0-12-10-20-22-20-2 0-20 2-28 26-33 135-67 271-100 406-2 8-2 10-2 12 0 10 8 18 20 18 14 0 22-12 24-14 2-8 12-44 38-152 22 20 54 22 68 22 50 0 78-32 94-50 6 30 32 50 64 50 24 0 40-16 52-38 12-26 20-68 20-70 0-6-6-6-8-6-8 0-8 2-10 12-12 46-24 86-54 86-18 0-20-18-20-32s8-48 14-72c7-25 13-51 20-76 2-10 8-38 12-48 2-16 10-42 10-46 0-14-10-20-20-20-4 0-22 0-28 24-11 44-21 88-32 132-10 34-18 64-20 72 0 2-34 66-90 66-36 0-52-22-52-60 0-20 4-40 10-60 9-39 19-79 28-118z">
            <text:p/>
          </draw:path>
          <draw:path draw:style-name="gr5" draw:text-style-name="P8" draw:layer="layout" svg:width="0.227cm" svg:height="0.335cm" svg:x="17.325cm" svg:y="3.626cm" svg:viewBox="0 0 228 336" svg:d="M228 170c0-54-6-94-30-128-14-22-46-42-84-42-114 0-114 135-114 170s0 166 114 166 114-132 114-166zM114 322c-24 0-54-14-62-54-8-28-8-68-8-106 0-36 0-72 8-100 10-38 42-48 62-48 26 0 52 16 60 44 8 26 8 62 8 104 0 38 0 74-6 104-10 44-42 56-62 56z">
            <text:p/>
          </draw:path>
          <draw:path draw:style-name="gr5" draw:text-style-name="P8" draw:layer="layout" svg:width="0.333cm" svg:height="0.493cm" svg:x="17.643cm" svg:y="3.36cm" svg:viewBox="0 0 334 494" svg:d="M334 8c0-2 0-8-10-8s-76 6-88 8c-6 0-10 4-10 12 0 10 6 10 16 10 34 0 36 4 36 12-1 5-1 9-2 14-14 55-28 111-42 166-14-26-34-46-66-46-82 0-168 104-168 206 0 66 38 112 92 112 14 0 50-2 92-52 6 30 30 52 64 52 24 0 40-16 52-38 12-26 22-68 22-70 0-6-8-6-10-6-6 0-8 2-10 12-12 46-24 86-52 86-20 0-22-18-22-32 0-16 2-22 4-34 34-135 68-269 102-404zM188 404c-4 12-4 14-14 24-32 40-60 50-80 50-36 0-44-38-44-66 0-34 22-120 38-152 22-42 54-68 82-68 44 0 54 58 54 62s0 8-2 12c-11 46-23 92-34 138z">
            <text:p/>
          </draw:path>
          <draw:path draw:style-name="gr5" draw:text-style-name="P8" draw:layer="layout" svg:width="0.591cm" svg:height="0.477cm" svg:x="18.007cm" svg:y="3.368cm" svg:viewBox="0 0 592 478" svg:d="M504 74c8-28 20-50 76-52 4 0 12-2 12-14 0-2 0-8-10-8-22 0-46 2-70 2s-48-2-72-2c-4 0-12 0-12 14 0 8 6 8 12 8 40 0 48 14 48 30 0 2-2 12-2 14-26 104-52 208-78 312-52-122-104-244-156-366-6-12-6-12-22-12-31 0-63 0-94 0-14 0-22 0-22 14 0 8 8 8 20 8 4 0 48 0 48 6-31 125-63 251-94 376-6 28-18 50-76 52-4 0-12 2-12 14 0 6 4 8 10 8 22 0 46-2 70-2s48 2 72 2c4 0 12 0 12-14 0-6-6-8-14-8-40 0-46-16-46-30 0-6 2-8 4-16 31-123 61-247 92-370 2 4 2 6 6 12 59 138 117 276 176 414 4 12 6 12 12 12 8 0 8-2 12-14 33-130 65-260 98-390z">
            <text:p/>
          </draw:path>
        </draw:g>
        <draw:g>
          <svg:title>TexMaths</svg:title>
          <svg:desc>20§latex§$$\text{If } \mathcal{F} = F /V  \text{ is the free energy density, We have :  }  p = \mu_0 \rho - \mathcal{F}  $$ §svg§600§TRUE§</svg:desc>
          <draw:path draw:style-name="gr5" draw:text-style-name="P8" draw:layer="layout" svg:width="0.213cm" svg:height="0.476cm" svg:x="2.165cm" svg:y="4.751cm" svg:viewBox="0 0 214 477" svg:d="M138 54c0-26 2-32 58-32 6 0 12 0 18 0 0-7 0-15 0-22-24 2-80 2-106 2-28 0-84 0-108-2 0 7 0 15 0 22 6 0 12 0 18 0 56 0 58 6 58 32 0 123 0 246 0 369 0 24-2 32-58 32-6 0-12 0-18 0 0 7 0 14 0 22 24-2 80-2 106-2 28 0 84 0 108 2 0-8 0-15 0-22-6 0-12 0-18 0-56 0-58-8-58-32 0-123 0-246 0-369z">
            <text:p/>
          </draw:path>
          <draw:path draw:style-name="gr5" draw:text-style-name="P8" draw:layer="layout" svg:width="0.227cm" svg:height="0.492cm" svg:x="2.423cm" svg:y="4.735cm" svg:viewBox="0 0 228 493" svg:d="M100 191c0-27 0-54 0-81 0-60 34-94 64-94 2 0 12 0 24 4-10 4-22 12-22 30 0 16 12 30 30 30 20 0 32-14 32-30 0-26-26-50-64-50-50 0-110 38-110 112 0 26 0 53 0 79-18 0-36 0-54 0 0 8 0 15 0 22 18 0 36 0 54 0 0 76 0 152 0 228 0 30-6 30-54 30 0 7 0 14 0 22 28 0 60-2 80-2 28 0 62 0 90 2 0-8 0-15 0-22-5 0-11 0-16 0-52 0-52-8-52-32 0-75 0-150 0-226 27 0 53 0 80 0 0-7 0-14 0-22-27 0-55 0-82 0z">
            <text:p/>
          </draw:path>
          <draw:path draw:style-name="gr5" draw:text-style-name="P8" draw:layer="layout" svg:width="0.569cm" svg:height="0.5cm" svg:x="2.861cm" svg:y="4.749cm" svg:viewBox="0 0 570 501" svg:d="M570 28c0-32-54-28-76-28-88 0-176 0-264 0-36 0-98 22-110 58 2 6 4 6 8 6 16 0 36-12 46-24 22 0 44 0 64 0 15 0 29 0 44 0-1 4-1 8-2 12-28 128-70 237-100 305-4 10-42 98-52 106-32 0-54-18-66-44-2-4-2-8-8-8-16 0-54 22-54 34 0 2 0 3 0 4 14 34 44 52 80 52s76-26 100-52c22-26 68-140 88-182 45 0 89 0 134 0 0 1 0 0 0 2s4 4 6 4c16 0 56-20 56-41 0-4-6-4-14-4-56 0-112 0-168 0 18-62 42-124 54-188 31 0 63 0 94 0 18 0 66-4 78 12 2 4 0 10 2 14 2 2 4 2 6 2 16 0 54-22 54-40z">
            <text:p/>
          </draw:path>
          <draw:path draw:style-name="gr5" draw:text-style-name="P8" draw:layer="layout" svg:width="0.467cm" svg:height="0.165cm" svg:x="3.657cm" svg:y="4.97cm" svg:viewBox="0 0 468 166" svg:d="M444 30c10 0 24-1 24-16s-14-14-22-14c-141 0-281 0-422 0-10 0-24-1-24 14s14 16 24 16c140 0 280 0 420 0zM446 166c8 0 22 1 22-14s-14-16-24-16c-140 0-280 0-420 0-10 0-24 1-24 16s14 14 24 14c141 0 281 0 422 0z">
            <text:p/>
          </draw:path>
          <draw:path draw:style-name="gr5" draw:text-style-name="P8" draw:layer="layout" svg:width="0.499cm" svg:height="0.474cm" svg:x="4.387cm" svg:y="4.753cm" svg:viewBox="0 0 500 475" svg:d="M186 247c23 0 45 0 68 0 54 0 58 12 58 32 0 4 0 14-4 34-2 4-2 6-2 8 0 6 4 8 8 8 8 0 8-2 10-14 13-50 27-101 40-151 2-8 2-10 2-12s-1-8-8-8-8 4-12 16c-14 53-30 65-90 65-21 0-43 0-64 0 15-59 31-118 46-177 6-24 6-26 38-26 31 0 61 0 92 0 86 0 102 22 102 76 0 16 0 20-2 38-2 10-2 10-2 12 0 4 4 10 10 10 8 0 8-4 10-18 5-41 9-81 14-122 2-18-2-18-20-18-115 0-229 0-344 0-14 0-22 0-22 14 0 8 8 8 20 8 26 0 46 0 46 12 0 2 0 4-4 16-31 124-61 247-92 371-8 26-8 32-64 32-12 0-20 0-20 14 0 8 8 8 10 8 22 0 74-2 94-2 22 0 82 2 104 2 6 0 16 0 16-14 0-4-4-4-6-6s-2-2-18-2-20 0-38 0c-20-2-22-6-22-14 0-2 0-6 2-16 15-59 29-117 44-176z">
            <text:p/>
          </draw:path>
          <draw:path draw:style-name="gr5" draw:text-style-name="P8" draw:layer="layout" svg:width="0.273cm" svg:height="0.699cm" svg:x="4.909cm" svg:y="4.703cm" svg:viewBox="0 0 274 700" svg:d="M270 28c4-10 4-12 4-14 0-8-6-14-14-14-4 0-10 2-12 6-81 222-163 444-244 666-4 10-4 12-4 14 0 8 8 14 14 14 10 0 12-6 16-18 80-218 160-436 240-654z">
            <text:p/>
          </draw:path>
          <draw:path draw:style-name="gr5" draw:text-style-name="P8" draw:layer="layout" svg:width="0.501cm" svg:height="0.492cm" svg:x="5.261cm" svg:y="4.751cm" svg:viewBox="0 0 502 493" svg:d="M402 80c36-56 64-58 90-58 10-2 7-9 10-14 0-6-4-8-10-8-18 0-38 2-56 2-24 0-48-2-70-2-4 0-14 0-14 12 0 8 6 10 12 10 18 0 32 8 32 22 0 10-7 17-10 26-72 114-144 229-216 343-16-124-32-247-48-371 0-12 16-20 48-20 10 0 18 0 18-14 0-8-6-8-10-8-28 0-58 2-88 2-12 0-26-2-38-2s-26 0-38 0c-4 0-14 0-14 12 0 10 8 10 18 10 40 0 40 6 42 22 19 144 37 288 56 433 2 14 6 16 14 16 12 0 14-4 20-12 84-134 168-268 252-401z">
            <text:p/>
          </draw:path>
          <draw:path draw:style-name="gr5" draw:text-style-name="P8" draw:layer="layout" svg:width="0.149cm" svg:height="0.466cm" svg:x="6.047cm" svg:y="4.761cm" svg:viewBox="0 0 150 467" svg:d="M100 158c-33 2-65 5-98 8 0 7 0 14 0 22 46 0 52 3 52 37 0 64 0 127 0 190 0 30-8 30-54 30 0 7 0 14 0 22 22 0 60-2 76-2 26 0 50 2 74 2 0-8 0-15 0-22-46 0-50-2-50-30 0-86 0-172 0-257zM104 36c0-22-18-36-38-36-22 0-38 18-38 36 0 20 16 38 38 38 20 0 38-16 38-38z">
            <text:p/>
          </draw:path>
          <draw:path draw:style-name="gr5" draw:text-style-name="P8" draw:layer="layout" svg:width="0.229cm" svg:height="0.32cm" svg:x="6.241cm" svg:y="4.914cm" svg:viewBox="0 0 230 321" svg:d="M124 178c14 4 72 13 72 63 0 36-24 64-78 64-60 0-86-40-98-98-2-10-4-12-10-12-10 0-10 4-10 16 0 32 0 63 0 94 0 12 0 16 8 16 4 0 4 0 18-14 2-2 2-2 14-16 30 30 62 30 78 30 80 0 112-46 112-98 0-35-20-57-30-65-22-22-50-28-80-34-38-8-86-16-86-58 0-24 18-52 78-52 78 0 82 62 84 84 0 6 6 6 8 6 8 0 8-2 8-16 0-24 0-48 0-72 0-10 0-16-8-16-2 0-4 0-14 8-2 4-8 10-12 12-26-20-54-20-66-20-84 0-112 48-112 86 0 24 12 44 30 60 24 18 42 22 94 32z">
            <text:p/>
          </draw:path>
          <draw:path draw:style-name="gr5" draw:text-style-name="P8" draw:layer="layout" svg:width="0.219cm" svg:height="0.436cm" svg:x="6.743cm" svg:y="4.799cm" svg:viewBox="0 0 220 437" svg:d="M108 150c33 0 67 0 100 0 0-8 0-15 0-22-33 0-67 0-100 0 0-43 0-85 0-128-6 0-12 0-18 0 0 56-20 132-90 134 0 5 0 10 0 16 20 0 40 0 60 0 0 64 0 129 0 193 0 86 66 94 90 94 50 0 70-50 70-94 0-13 0-27 0-40-6 0-12 0-18 0 0 13 0 25 0 38 0 52-20 78-46 78-48 0-48-64-48-76 0-64 0-129 0-193z">
            <text:p/>
          </draw:path>
          <draw:path draw:style-name="gr5" draw:text-style-name="P8" draw:layer="layout" svg:width="0.353cm" svg:height="0.484cm" svg:x="7.024cm" svg:y="4.743cm" svg:viewBox="0 0 354 485" svg:d="M56 433c0 30-8 30-56 30 0 7 0 14 0 22 26 0 62-2 80-2s54 2 78 2c0-8 0-15 0-22-46 0-54 0-54-30 0-43 0-87 0-130 0-72 50-112 94-112 46 0 52 38 52 78 0 55 0 109 0 164 0 30-6 30-54 30 0 7 0 14 0 22 24 0 60-2 80-2 18 0 54 2 78 2 0-8 0-15 0-22-36 0-54 0-54-20 0-45 0-89 0-134 0-60 0-82-22-108-10-12-34-25-74-25-60 0-90 41-102 69 0-81 0-163 0-245-34 3-68 5-102 8 0 7 0 15 0 22 50 0 56 4 56 38 0 121 0 243 0 365z">
            <text:p/>
          </draw:path>
          <draw:path draw:style-name="gr5" draw:text-style-name="P8" draw:layer="layout" svg:width="0.271cm" svg:height="0.32cm" svg:x="7.412cm" svg:y="4.914cm" svg:viewBox="0 0 272 321" svg:d="M60 138c4-104 62-122 86-122 72 0 80 94 80 122-55 0-111 0-166 0zM58 152c65 0 131 0 196 0 16 0 18 0 18-14 0-70-38-138-126-138-82 0-146 72-146 160 0 93 74 161 154 161 86 0 118-78 118-92 0-6-6-8-8-8-8 0-8 4-10 10-24 72-88 72-94 72-36 0-64-20-80-46-22-34-22-79-22-105z">
            <text:p/>
          </draw:path>
          <draw:path draw:style-name="gr5" draw:text-style-name="P8" draw:layer="layout" svg:width="0.227cm" svg:height="0.492cm" svg:x="7.962cm" svg:y="4.735cm" svg:viewBox="0 0 228 493" svg:d="M100 191c0-27 0-54 0-81 0-60 34-94 64-94 4 0 14 0 24 4-8 4-20 12-20 30 0 16 10 30 30 30s30-14 30-30c0-26-26-50-64-50-48 0-108 38-108 112 0 26 0 53 0 79-19 0-37 0-56 0 0 8 0 15 0 22 19 0 37 0 56 0 0 76 0 152 0 228 0 30-8 30-54 30 0 7 0 14 0 22 26 0 60-2 80-2 28 0 60 0 88 2 0-8 0-15 0-22-5 0-9 0-14 0-52 0-54-8-54-32 0-75 0-150 0-226 27 0 53 0 80 0 0-7 0-14 0-22-27 0-55 0-82 0z">
            <text:p/>
          </draw:path>
          <draw:path draw:style-name="gr5" draw:text-style-name="P8" draw:layer="layout" svg:width="0.235cm" svg:height="0.308cm" svg:x="8.174cm" svg:y="4.918cm" svg:viewBox="0 0 236 309" svg:d="M98 78c0-26 0-52 0-78-33 3-65 5-98 8 0 7 0 15 0 22 48 0 54 4 54 40 0 62 0 125 0 187 0 30-8 30-54 30 0 8 0 15 0 22 28 0 60-2 80-2 28 0 62 0 90 2 0-7 0-14 0-22-5 0-11 0-16 0-52 0-54-8-54-32 0-36 0-71 0-107 0-70 30-132 84-132 4 0 6 0 8 0-2 2-16 10-16 28 0 20 14 30 30 30 12 0 30-7 30-30s-22-44-52-44c-52 0-76 48-86 78z">
            <text:p/>
          </draw:path>
          <draw:path draw:style-name="gr5" draw:text-style-name="P8" draw:layer="layout" svg:width="0.271cm" svg:height="0.32cm" svg:x="8.45cm" svg:y="4.914cm" svg:viewBox="0 0 272 321" svg:d="M58 138c4-104 64-122 88-122 72 0 78 94 78 122-55 0-111 0-166 0zM58 152c65 0 131 0 196 0 14 0 18 0 18-14 0-70-38-138-126-138-82 0-146 72-146 160 0 93 72 161 154 161 86 0 118-78 118-92 0-6-6-8-10-8-6 0-8 4-10 10-24 72-88 72-94 72-36 0-64-20-80-46-20-34-20-79-20-105z">
            <text:p/>
          </draw:path>
          <draw:path draw:style-name="gr5" draw:text-style-name="P8" draw:layer="layout" svg:width="0.271cm" svg:height="0.32cm" svg:x="8.762cm" svg:y="4.914cm" svg:viewBox="0 0 272 321" svg:d="M58 138c4-104 64-122 88-122 72 0 80 94 80 122-56 0-112 0-168 0zM58 152c65 0 131 0 196 0 16 0 18 0 18-14 0-70-38-138-126-138-82 0-146 72-146 160 0 93 74 161 154 161 86 0 118-78 118-92 0-6-6-8-10-8-6 0-8 4-8 10-26 72-88 72-96 72-34 0-62-20-80-46-20-34-20-79-20-105z">
            <text:p/>
          </draw:path>
          <draw:path draw:style-name="gr5" draw:text-style-name="P8" draw:layer="layout" svg:width="0.271cm" svg:height="0.32cm" svg:x="9.308cm" svg:y="4.914cm" svg:viewBox="0 0 272 321" svg:d="M60 138c4-104 62-122 86-122 72 0 80 94 80 122-55 0-111 0-166 0zM58 152c65 0 131 0 196 0 16 0 18 0 18-14 0-70-38-138-126-138-82 0-146 72-146 160 0 93 74 161 154 161 86 0 118-78 118-92 0-6-6-8-8-8-8 0-8 4-10 10-24 72-88 72-96 72-34 0-62-20-78-46-22-34-22-79-22-105z">
            <text:p/>
          </draw:path>
          <draw:path draw:style-name="gr5" draw:text-style-name="P8" draw:layer="layout" svg:width="0.351cm" svg:height="0.308cm" svg:x="9.624cm" svg:y="4.918cm" svg:viewBox="0 0 352 309" svg:d="M54 70c0 62 0 125 0 187 0 30-8 30-54 30 0 8 0 15 0 22 24 0 60-2 78-2 20 0 56 2 80 2 0-7 0-14 0-22-48 0-56 0-56-30 0-43 0-86 0-129 0-72 50-112 96-112 44 0 52 38 52 78 0 54 0 109 0 163 0 30-8 30-56 30 0 8 0 15 0 22 26 0 62-2 80-2s56 2 78 2c0-7 0-14 0-22-36 0-54 0-54-20 0-44 0-89 0-133 0-60 0-82-22-108-10-12-32-26-74-26-50 0-84 30-104 74 0-25 0-49 0-74-33 3-65 5-98 8 0 7 0 15 0 22 48 0 54 4 54 40z">
            <text:p/>
          </draw:path>
          <draw:path draw:style-name="gr5" draw:text-style-name="P8" draw:layer="layout" svg:width="0.271cm" svg:height="0.32cm" svg:x="10.012cm" svg:y="4.914cm" svg:viewBox="0 0 272 321" svg:d="M58 138c4-104 64-122 88-122 72 0 78 94 78 122-55 0-111 0-166 0zM58 152c65 0 131 0 196 0 14 0 18 0 18-14 0-70-38-138-126-138-82 0-146 72-146 160 0 93 72 161 154 161 86 0 118-78 118-92 0-6-6-8-10-8-6 0-8 4-10 10-24 72-88 72-94 72-36 0-64-20-80-46-20-34-20-79-20-105z">
            <text:p/>
          </draw:path>
          <draw:path draw:style-name="gr5" draw:text-style-name="P8" draw:layer="layout" svg:width="0.235cm" svg:height="0.308cm" svg:x="10.324cm" svg:y="4.918cm" svg:viewBox="0 0 236 309" svg:d="M98 78c0-26 0-52 0-78-33 3-65 5-98 8 0 7 0 15 0 22 48 0 54 4 54 40 0 62 0 125 0 187 0 30-8 30-54 30 0 8 0 15 0 22 26 0 60-2 80-2 28 0 60 0 88 2 0-7 0-14 0-22-5 0-9 0-14 0-52 0-54-8-54-32 0-36 0-71 0-107 0-70 30-132 84-132 4 0 6 0 8 0-2 2-16 10-16 28 0 20 14 30 30 30 12 0 30-7 30-30s-22-44-52-44c-52 0-78 48-86 78z">
            <text:p/>
          </draw:path>
          <draw:path draw:style-name="gr5" draw:text-style-name="P8" draw:layer="layout" svg:width="0.321cm" svg:height="0.46cm" svg:x="10.598cm" svg:y="4.91cm" svg:viewBox="0 0 322 461" svg:d="M138 197c-62 0-62-69-62-85 0-20 0-42 12-60 4-8 20-28 50-28 60 0 60 70 60 86 0 20 0 42-12 60-4 8-20 27-48 27zM56 225c0-4 0-20 12-34 26 20 56 22 70 22 64 0 112-47 112-101 0-26-10-52-28-68 26-24 50-28 64-28 2 0 4 0 6 0-8 4-10 12-10 20 0 12 8 20 20 20 6 0 20-4 20-20 0-12-8-36-36-36-14 0-44 4-74 34-30-24-60-26-74-26-66 0-114 48-114 102 0 32 14 58 32 72-8 11-22 33-22 59 0 20 10 48 32 62-42 12-66 42-66 70 0 50 70 88 156 88 82 0 156-36 156-90 0-24-10-60-46-80s-78-20-120-20c-18 0-48 0-54 0-22-2-36-24-36-46zM156 445c-70 0-118-36-118-72 0-32 26-58 56-60 14 0 28 0 42 0 60 0 140 0 140 60 0 38-50 72-120 72z">
            <text:p/>
          </draw:path>
          <draw:path draw:style-name="gr5" draw:text-style-name="P8" draw:layer="layout" svg:width="0.343cm" svg:height="0.444cm" svg:x="10.944cm" svg:y="4.926cm" svg:viewBox="0 0 344 445" svg:d="M278 66c18-44 54-44 66-44 0-7 0-15 0-22-16 2-38 2-54 2-12 0-44-2-60-2 0 7 0 15 0 22 22 0 32 12 32 30 0 6 0 8-4 16-23 58-47 116-70 173-26-63-52-126-78-189-4-6-4-10-4-12 0-18 26-18 38-18 0-7 0-15 0-22-18 0-64 2-76 2-18 0-48 0-68-2 0 7 0 15 0 22 34 0 46 0 56 24 35 85 71 170 106 255-4 10-14 32-18 42-14 38-34 86-80 86-4 0-20 0-32-12 22-2 26-18 26-30 0-18-12-28-28-28-14 0-30 8-30 30 0 30 30 56 64 56 44 0 74-40 90-80 41-100 83-199 124-299z">
            <text:p/>
          </draw:path>
          <draw:path draw:style-name="gr5" draw:text-style-name="P8" draw:layer="layout" svg:width="0.345cm" svg:height="0.492cm" svg:x="11.56cm" svg:y="4.743cm" svg:viewBox="0 0 346 493" svg:d="M242 447c0 15 0 30 0 46 35-3 69-6 104-8 0-8 0-15 0-22-50 0-54-4-54-38 0-142 0-283 0-425-34 3-68 5-102 8 0 7 0 15 0 22 50 0 54 4 54 38 0 50 0 101 0 151-20-26-50-43-88-43-82 0-156 69-156 159 0 88 68 158 148 158 46 0 78-24 94-46zM242 259c0 48 0 96 0 144 0 12 0 14-6 26-22 34-54 48-84 48-32 0-56-18-74-44-18-30-20-70-20-98 0-26 2-68 22-100 14-22 42-44 80-44 24 0 54 10 76 42 6 12 6 14 6 26z">
            <text:p/>
          </draw:path>
          <draw:path draw:style-name="gr5" draw:text-style-name="P8" draw:layer="layout" svg:width="0.271cm" svg:height="0.32cm" svg:x="11.946cm" svg:y="4.914cm" svg:viewBox="0 0 272 321" svg:d="M58 138c6-104 64-122 88-122 72 0 80 94 80 122-56 0-112 0-168 0zM58 152c65 0 131 0 196 0 16 0 18 0 18-14 0-70-38-138-126-138-82 0-146 72-146 160 0 93 74 161 154 161 86 0 118-78 118-92 0-6-6-8-10-8-6 0-6 4-8 10-24 72-88 72-96 72-34 0-62-20-78-46-22-34-22-79-22-105z">
            <text:p/>
          </draw:path>
          <draw:path draw:style-name="gr5" draw:text-style-name="P8" draw:layer="layout" svg:width="0.351cm" svg:height="0.308cm" svg:x="12.262cm" svg:y="4.918cm" svg:viewBox="0 0 352 309" svg:d="M54 70c0 62 0 125 0 187 0 30-8 30-54 30 0 8 0 15 0 22 24 0 60-2 78-2s56 2 80 2c0-7 0-14 0-22-48 0-56 0-56-30 0-43 0-86 0-129 0-72 50-112 96-112 44 0 52 38 52 78 0 54 0 109 0 163 0 30-8 30-56 30 0 8 0 15 0 22 26 0 60-2 80-2 18 0 54 2 78 2 0-7 0-14 0-22-36 0-54 0-54-20 0-44 0-89 0-133 0-60 0-82-22-108-10-12-32-26-74-26-52 0-84 30-104 74 0-25 0-49 0-74-33 3-65 5-98 8 0 7 0 15 0 22 48 0 54 4 54 40z">
            <text:p/>
          </draw:path>
          <draw:path draw:style-name="gr5" draw:text-style-name="P8" draw:layer="layout" svg:width="0.229cm" svg:height="0.32cm" svg:x="12.652cm" svg:y="4.914cm" svg:viewBox="0 0 230 321" svg:d="M124 178c14 4 72 13 72 63 0 36-24 64-80 64-58 0-84-40-96-98-2-10-4-12-10-12-10 0-10 4-10 16 0 32 0 63 0 94 0 12 0 16 8 16 4 0 4 0 18-14 2-2 2-2 14-16 30 30 62 30 76 30 82 0 114-46 114-98 0-35-20-57-30-65-22-22-50-28-80-34-38-8-86-16-86-58 0-24 18-52 78-52 78 0 82 62 84 84 0 6 6 6 8 6 8 0 8-2 8-16 0-24 0-48 0-72 0-10 0-16-8-16-2 0-4 0-14 8-2 4-8 10-12 12-26-20-54-20-66-20-84 0-112 48-112 86 0 24 12 44 30 60 24 18 42 22 94 32z">
            <text:p/>
          </draw:path>
          <draw:path draw:style-name="gr5" draw:text-style-name="P8" draw:layer="layout" svg:width="0.149cm" svg:height="0.466cm" svg:x="12.93cm" svg:y="4.761cm" svg:viewBox="0 0 150 467" svg:d="M100 158c-33 2-65 5-98 8 0 7 0 14 0 22 46 0 52 3 52 37 0 64 0 127 0 190 0 30-8 30-54 30 0 7 0 14 0 22 22 0 60-2 76-2 26 0 50 2 74 2 0-8 0-15 0-22-46 0-50-2-50-30 0-86 0-172 0-257zM104 36c0-22-18-36-38-36-22 0-36 18-36 36 0 20 14 38 36 38 20 0 38-16 38-38z">
            <text:p/>
          </draw:path>
          <draw:path draw:style-name="gr5" draw:text-style-name="P8" draw:layer="layout" svg:width="0.219cm" svg:height="0.436cm" svg:x="13.114cm" svg:y="4.799cm" svg:viewBox="0 0 220 437" svg:d="M110 150c33 0 67 0 100 0 0-8 0-15 0-22-33 0-67 0-100 0 0-43 0-85 0-128-6 0-12 0-18 0-2 56-22 132-92 134 0 5 0 10 0 16 20 0 40 0 60 0 0 64 0 129 0 193 0 86 66 94 92 94 50 0 68-50 68-94 0-13 0-27 0-40-5 0-11 0-16 0 0 13 0 25 0 38 0 52-22 78-48 78-46 0-46-64-46-76 0-64 0-129 0-193z">
            <text:p/>
          </draw:path>
          <draw:path draw:style-name="gr5" draw:text-style-name="P8" draw:layer="layout" svg:width="0.343cm" svg:height="0.444cm" svg:x="13.368cm" svg:y="4.926cm" svg:viewBox="0 0 344 445" svg:d="M280 66c18-44 54-44 64-44 0-7 0-15 0-22-16 2-36 2-52 2-12 0-46-2-62-2 0 7 0 15 0 22 22 0 34 12 34 30 0 6-2 8-4 16-24 58-48 116-72 173-26-63-52-126-78-189-2-6-4-10-4-12 0-18 26-18 40-18 0-7 0-15 0-22-18 0-66 2-78 2-18 0-46 0-68-2 0 7 0 15 0 22 34 0 48 0 58 24 35 85 71 170 106 255-4 10-14 32-18 42-16 38-36 86-80 86-4 0-20 0-34-12 22-2 28-18 28-30 0-18-14-28-30-28-14 0-30 8-30 30 0 30 30 56 66 56 44 0 72-40 90-80 41-100 83-199 124-299z">
            <text:p/>
          </draw:path>
          <draw:path draw:style-name="gr5" draw:text-style-name="P8" draw:layer="layout" svg:width="0.081cm" svg:height="0.208cm" svg:x="13.728cm" svg:y="5.154cm" svg:viewBox="0 0 82 209" svg:d="M82 74c0-46-16-74-44-74-26 0-38 19-38 38s12 36 38 36c10 0 20-4 26-10 1 0 1 0 2 0 1 3 2 0 2 10 0 44-20 88-52 119-4 4-4 6-4 8 0 4 4 8 6 8 8 0 64-55 64-135z">
            <text:p/>
          </draw:path>
          <draw:path draw:style-name="gr5" draw:text-style-name="P8" draw:layer="layout" svg:width="0.695cm" svg:height="0.492cm" svg:x="14.11cm" svg:y="4.751cm" svg:viewBox="0 0 696 493" svg:d="M626 68c12-40 44-46 70-46 0-7 0-15 0-22-20 0-42 2-64 2-20 0-64-2-84-2 0 7 0 15 0 22 48 0 62 22 62 36 0 4-2 10-4 14-35 108-69 215-104 323-38-114-76-229-114-343 0-2-2-6-2-10 0-20 42-20 60-20 0-7 0-15 0-22-26 2-74 2-100 2s-58-2-86-2c0 7 0 15 0 22 40 0 54 0 64 24 5 17 9 33 14 50-32 99-64 199-96 299-38-114-76-229-114-343 0-2-2-8-2-10 0-20 42-20 60-20 0-7 0-15 0-22-26 2-74 2-100 2s-58-2-86-2c0 7 0 15 0 22 52 0 56 2 64 28 47 143 93 286 140 429 2 6 4 14 14 14s12-6 14-14c39-119 77-237 116-355 39 118 77 236 116 355 2 6 4 14 14 14s12-6 14-14c45-137 89-274 134-411z">
            <text:p/>
          </draw:path>
          <draw:path draw:style-name="gr5" draw:text-style-name="P8" draw:layer="layout" svg:width="0.271cm" svg:height="0.32cm" svg:x="14.78cm" svg:y="4.914cm" svg:viewBox="0 0 272 321" svg:d="M60 138c4-104 64-122 88-122 72 0 78 94 78 122-55 0-111 0-166 0zM60 152c65 0 131 0 196 0 14 0 16 0 16-14 0-70-38-138-124-138-82 0-148 72-148 160 0 93 74 161 156 161 86 0 116-78 116-92 0-6-4-8-8-8-6 0-8 4-10 10-24 72-88 72-94 72-36 0-64-20-80-46-20-34-20-79-20-105z">
            <text:p/>
          </draw:path>
          <draw:path draw:style-name="gr5" draw:text-style-name="P8" draw:layer="layout" svg:width="0.353cm" svg:height="0.484cm" svg:x="15.33cm" svg:y="4.743cm" svg:viewBox="0 0 354 485" svg:d="M56 433c0 30-8 30-56 30 0 7 0 14 0 22 24 0 60-2 80-2 18 0 54 2 78 2 0-8 0-15 0-22-46 0-54 0-54-30 0-43 0-87 0-130 0-72 50-112 94-112s52 38 52 78c0 55 0 109 0 164 0 30-8 30-54 30 0 7 0 14 0 22 24 0 60-2 80-2 18 0 54 2 78 2 0-8 0-15 0-22-36 0-54 0-54-20 0-45 0-89 0-134 0-60 0-82-22-108-10-12-34-25-74-25-60 0-90 41-102 69 0-81 0-163 0-245-34 3-68 5-102 8 0 7 0 15 0 22 50 0 56 4 56 38 0 121 0 243 0 365z">
            <text:p/>
          </draw:path>
          <draw:path draw:style-name="gr5" draw:text-style-name="P8" draw:layer="layout" svg:width="0.315cm" svg:height="0.32cm" svg:x="15.728cm" svg:y="4.914cm" svg:viewBox="0 0 316 321" svg:d="M204 261c4 28 22 56 56 56 14 0 56-10 56-66 0-13 0-26 0-40-5 0-11 0-16 0 0 14 0 27 0 40 0 40-18 44-26 44-24 0-26-30-26-34 0-46 0-93 0-139 0-30 0-58-26-84s-62-38-96-38c-58 0-106 34-106 80 0 20 14 32 32 32 20 0 32-14 32-32 0-8-2-32-34-32 18-24 52-32 74-32 36 0 76 26 76 90 0 8 0 17 0 26-36 2-86 4-130 24-52 24-70 59-70 91 0 56 68 74 112 74 46 0 80-28 92-60zM200 146c0 23 0 46 0 69 0 66-52 90-82 90-36 0-64-24-64-60 0-38 30-95 146-99z">
            <text:p/>
          </draw:path>
          <draw:path draw:style-name="gr5" draw:text-style-name="P8" draw:layer="layout" svg:width="0.343cm" svg:height="0.308cm" svg:x="16.044cm" svg:y="4.926cm" svg:viewBox="0 0 344 309" svg:d="M278 68c8-16 18-46 66-46 0-7 0-15 0-22-16 2-38 2-54 2s-48-2-60-2c0 7 0 15 0 22 26 0 34 16 34 30 0 6-2 10-6 16-23 60-47 120-70 179-27-65-53-130-80-195-4-10-4-10-4-12 0-18 28-18 40-18 0-7 0-15 0-22-20 0-60 2-76 2-20 0-48 0-68-2 0 7 0 15 0 22 44 0 46 4 56 26 34 82 68 165 102 247 4 10 5 14 14 14s12-6 14-14c31-76 61-151 92-227z">
            <text:p/>
          </draw:path>
          <draw:path draw:style-name="gr5" draw:text-style-name="P8" draw:layer="layout" svg:width="0.271cm" svg:height="0.32cm" svg:x="16.402cm" svg:y="4.914cm" svg:viewBox="0 0 272 321" svg:d="M58 138c4-104 64-122 88-122 72 0 80 94 80 122-56 0-112 0-168 0zM58 152c65 0 131 0 196 0 16 0 18 0 18-14 0-70-38-138-126-138-82 0-146 72-146 160 0 93 74 161 154 161 86 0 118-78 118-92 0-6-6-8-10-8-6 0-8 4-8 10-26 72-88 72-96 72-34 0-64-20-80-46-20-34-20-79-20-105z">
            <text:p/>
          </draw:path>
          <draw:path draw:style-name="gr5" draw:text-style-name="P8" draw:layer="layout" svg:width="0.075cm" svg:height="0.3cm" svg:x="16.987cm" svg:y="4.926cm" svg:viewBox="0 0 76 301" svg:d="M76 38c0-22-18-38-38-38s-38 17-38 38 18 36 38 36 38-16 38-36zM76 265c0-22-18-38-38-38s-38 17-38 38 18 36 38 36 38-16 38-36z">
            <text:p/>
          </draw:path>
          <draw:path draw:style-name="gr5" draw:text-style-name="P8" draw:layer="layout" svg:width="0.365cm" svg:height="0.444cm" svg:x="17.413cm" svg:y="4.918cm" svg:viewBox="0 0 366 445" svg:d="M54 395c-6 24-8 28-38 28-8 0-16 0-16 14 0 6 4 8 8 8 20 0 40-2 60-2 22 0 46 2 70 2 2 0 12 0 12-14 0-8-8-8-16-8-36 0-36-4-36-10 0-10 30-124 34-140 10 20 30 44 66 44 80 0 168-102 168-205 0-66-40-112-94-112-34 0-68 26-92 52-6-36-36-52-62-52-32 0-46 28-52 40-14 24-22 66-22 68 0 8 6 8 8 8 8 0 8-2 12-16 12-50 26-84 52-84 12 0 22 6 22 32 0 16-2 24-6 36-26 104-52 207-78 311zM178 92c4-20 24-40 36-50 24-22 44-26 56-26 28 0 46 24 46 66s-24 121-36 147c-24 50-58 72-84 72-46 0-56-58-56-62 0-2 0-2 2-12 12-45 24-90 36-135z">
            <text:p/>
          </draw:path>
          <draw:path draw:style-name="gr5" draw:text-style-name="P8" draw:layer="layout" svg:width="0.467cm" svg:height="0.165cm" svg:x="18.023cm" svg:y="4.97cm" svg:viewBox="0 0 468 166" svg:d="M444 30c10 0 24-1 24-16s-14-14-24-14c-140 0-280 0-420 0-10 0-24-1-24 14s14 16 24 16c140 0 280 0 420 0zM444 166c10 0 24 1 24-14s-14-16-24-16c-140 0-280 0-420 0-10 0-24 1-24 16s14 14 24 14c140 0 280 0 420 0z">
            <text:p/>
          </draw:path>
          <draw:path draw:style-name="gr5" draw:text-style-name="P8" draw:layer="layout" svg:width="0.379cm" svg:height="0.46cm" svg:x="18.747cm" svg:y="4.918cm" svg:viewBox="0 0 380 461" svg:d="M142 64c2-14 10-42 10-44 0-12-8-20-20-20-2 0-22 2-28 26-34 135-68 270-102 405-2 8-1 7-2 10 0 12 8 20 20 20 14 0 22-12 24-14 4-8 12-44 38-152 24 20 54 22 70 22 48 0 76-32 92-52 6 32 32 52 64 52 24 0 40-16 52-38 12-26 20-68 20-70 0-6-6-6-8-6-6 0-8 2-10 12-12 46-24 86-52 86-20 0-22-18-22-32 0-16 8-48 14-72 7-25 13-50 20-75 2-10 8-38 12-48 4-16 10-42 10-46 0-14-10-20-20-20-4 0-22 0-28 24-11 44-21 88-32 132-8 33-16 63-18 71-2 2-36 66-92 66-36 0-52-22-52-60 0-20 4-40 10-59 10-40 20-79 30-118z">
            <text:p/>
          </draw:path>
          <draw:path draw:style-name="gr5" draw:text-style-name="P8" draw:layer="layout" svg:width="0.227cm" svg:height="0.334cm" svg:x="19.175cm" svg:y="5.008cm" svg:viewBox="0 0 228 335" svg:d="M228 168c0-54-6-92-28-126-16-22-46-42-86-42-114 0-114 133-114 168 0 34 0 167 114 167s114-132 114-167zM114 321c-22 0-52-14-62-54-8-28-8-70-8-105 0-36 0-72 8-100 10-38 42-48 62-48 26 0 52 16 62 44 6 26 8 62 8 104 0 35 0 73-6 103-10 44-44 56-64 56z">
            <text:p/>
          </draw:path>
          <draw:path draw:style-name="gr5" draw:text-style-name="P8" draw:layer="layout" svg:width="0.331cm" svg:height="0.46cm" svg:x="19.485cm" svg:y="4.918cm" svg:viewBox="0 0 332 461" svg:d="M2 431c-2 8-1 7-2 10 0 12 8 20 20 20 16 0 24-12 26-14 2-8 26-102 44-176 14 28 36 46 70 46 82 0 172-98 172-203 0-74-46-114-98-114-68 0-142 70-162 156-23 91-47 183-70 275zM158 301c-48 0-60-56-60-62 0-2 4-16 6-26 20-77 26-103 42-131 30-50 66-66 88-66 26 0 48 20 48 68 0 40-20 117-40 151-22 44-56 66-84 66z">
            <text:p/>
          </draw:path>
          <draw:path draw:style-name="gr5" draw:text-style-name="P8" draw:layer="layout" svg:width="0.429cm" svg:height="0.029cm" svg:x="20.043cm" svg:y="5.038cm" svg:viewBox="0 0 430 30" svg:d="M404 30c12 0 26 1 26-14s-14-16-26-16c-127 0-253 0-380 0-12 0-24 1-24 16s12 14 24 14c127 0 253 0 380 0z">
            <text:p/>
          </draw:path>
          <draw:path draw:style-name="gr5" draw:text-style-name="P8" draw:layer="layout" svg:width="0.571cm" svg:height="0.5cm" svg:x="20.699cm" svg:y="4.749cm" svg:viewBox="0 0 572 501" svg:d="M572 28c0-32-54-28-76-28-89 0-177 0-266 0-34 0-98 22-108 58 2 6 2 6 6 6 16 0 38-12 48-24 20 0 42 0 64 0 15 0 29 0 44 0-1 4-3 8-4 12-26 128-68 237-100 305-4 10-42 98-52 106-30 0-54-18-66-44-2-4-2-8-8-8-16 0-54 22-54 34 0 2 0 4 2 4 12 34 44 52 78 52 36 0 78-26 100-52 24-26 70-140 88-182 45 0 91 0 136 0-2 0-2 0-2 2s4 4 8 4c14 0 54-20 54-41 0-4-4-4-12-4-57 0-113 0-170 0 18-62 42-124 56-188 31 0 61 0 92 0 18 0 68-4 80 12 2 4-2 10 2 14 0 2 2 2 4 2 18 0 56-22 56-40z">
            <text:p/>
          </draw:path>
        </draw:g>
        <draw:frame draw:style-name="gr28" draw:text-style-name="P20" draw:layer="layout" svg:width="21.59cm" svg:height="1.03cm" svg:x="1.905cm" svg:y="5.955cm">
          <draw:text-box>
            <text:p text:style-name="P19"><text:span text:style-name="T4">This relation also holds for non-ideal part of the fluid </text:span></text:p>
          </draw:text-box>
        </draw:frame>
        <draw:g>
          <svg:title>TexMaths</svg:title>
          <svg:desc>20§latex§$$ p^{nid} = \mu^{nid}_0 \rho - \mathcal{F}^{nid}$$§svg§600§TRUE§</svg:desc>
          <draw:path draw:style-name="gr5" draw:text-style-name="P8" draw:layer="layout" svg:width="0.365cm" svg:height="0.444cm" svg:x="9.133cm" svg:y="7.53cm" svg:viewBox="0 0 366 445" svg:d="M54 395c-6 24-6 30-38 30-8 0-16 0-16 12 0 6 4 8 10 8 18 0 38-2 58-2 24 0 48 2 70 2 4 0 12 0 12-14 0-6-6-6-16-6-36 0-36-6-36-12 0-8 30-122 34-140 10 20 30 44 66 44 80 0 168-102 168-205 0-66-40-112-92-112-36 0-70 26-92 54-8-38-38-54-64-54-32 0-46 28-52 40-12 24-22 66-22 68 0 8 5 5 8 8 8 0 8-2 12-16 12-50 26-84 52-84 12 0 22 6 22 32 0 16-2 24-6 36-26 104-52 207-78 311zM178 92c4-20 24-38 36-50 24-22 46-26 58-26 28 0 44 24 44 66s-22 121-36 147c-24 50-58 72-84 72-46 0-54-58-54-62 1-3 0-2 2-10 11-45 23-91 34-137z">
            <text:p/>
          </draw:path>
          <draw:path draw:style-name="gr5" draw:text-style-name="P8" draw:layer="layout" svg:width="0.299cm" svg:height="0.22cm" svg:x="9.533cm" svg:y="7.335cm" svg:viewBox="0 0 300 221" svg:d="M36 186c-2 6-4 17-4 19 0 10 8 16 16 16s17-4 20-10c3-5 6-21 8-31 2-8 8-32 10-44 4-10 6-22 10-32 4-20 6-24 20-44s36-46 74-46c28 0 28 26 28 34 0 30-20 84-28 106-6 12-8 18-8 26 0 25 22 41 46 41 50 0 72-67 72-75 0-6-6-6-8-6-8 0-8 4-10 8-10 40-32 59-52 59-10 0-12-5-12-17 0-10 2-16 12-38 6-16 26-68 26-96 0-48-38-56-64-56-42 0-68 26-84 44-4-32-32-44-52-44-22 0-32 16-40 26-10 18-16 46-16 50 0 6 6 6 8 6 6 0 6-2 10-14 8-30 18-54 36-54 14 0 16 10 16 24 0 10-5 27-8 40s-8 34-10 46c-5 20-11 41-16 62z">
            <text:p/>
          </draw:path>
          <draw:path draw:style-name="gr5" draw:text-style-name="P8" draw:layer="layout" svg:width="0.149cm" svg:height="0.328cm" svg:x="9.879cm" svg:y="7.227cm" svg:viewBox="0 0 150 329" svg:d="M136 18c0-8-6-18-18-18-14 0-28 12-28 26 0 8 6 18 20 18s26-12 26-26zM36 267c-2 6-4 12-4 20 0 24 20 42 46 42 50 0 72-68 72-76 0-6-6-6-8-6-8 0-8 4-10 8-10 40-32 60-52 60-10 0-12-6-12-18 0-10 4-20 8-30 4-14 10-28 16-40 4-12 22-55 24-61s2-12 2-16c0-24-20-42-46-42-48 0-72 68-72 76 0 6 5 4 8 6 8 0 8-2 10-8 12-42 34-60 52-60 8 0 12 4 12 18 0 10-2 18-14 48-11 26-21 53-32 79z">
            <text:p/>
          </draw:path>
          <draw:path draw:style-name="gr5" draw:text-style-name="P8" draw:layer="layout" svg:width="0.253cm" svg:height="0.344cm" svg:x="10.085cm" svg:y="7.211cm" svg:viewBox="0 0 254 345" svg:d="M252 14c1-3 2-6 2-8s-2-6-8-6c-10 0-52 4-64 4-4 2-10 2-10 12 0 8 6 8 12 8 24 0 24 2 24 6s-2 6-2 12c-9 37-19 74-28 112-10-16-28-30-50-30-64 0-128 70-128 139 0 48 32 82 74 82 28 0 50-16 70-34 10 28 38 34 50 34 18 0 32-10 40-26 10-20 18-48 18-50 0-6-5-4-8-6-8 0-8 2-12 16-6 24-14 52-36 52-12 0-16-10-16-24 0-10 2-14 2-20 23-91 47-182 70-273zM146 279c-4 14-14 24-24 32-6 4-24 20-46 20-18 0-36-12-36-48 0-26 14-80 26-99 22-38 48-46 62-46 34 0 42 38 42 42 0 2 0 6 0 8-8 30-16 61-24 91z">
            <text:p/>
          </draw:path>
          <draw:path draw:style-name="gr5" draw:text-style-name="P8" draw:layer="layout" svg:width="0.467cm" svg:height="0.163cm" svg:x="10.617cm" svg:y="7.584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5" draw:text-style-name="P8" draw:layer="layout" svg:width="0.379cm" svg:height="0.46cm" svg:x="11.34cm" svg:y="7.53cm" svg:viewBox="0 0 380 461" svg:d="M142 64c2-14 10-42 10-44 0-12-8-20-20-20-2 0-22 2-28 26-34 135-68 270-102 405-2 8-2 10-2 12 0 10 8 18 20 18 14 0 22-12 24-14 2-6 12-44 38-152 24 20 54 22 68 22 50 0 78-32 94-50 6 30 32 50 64 50 24 0 40-16 52-38 12-26 20-68 20-70 0-6-6-5-8-5-6 0-8 1-10 11-12 46-24 86-52 86-20 0-22-18-22-32s8-48 14-71c7-26 13-51 20-76 2-10 8-38 12-48 4-16 10-42 10-46 0-14-10-20-20-20-4 0-22 0-28 24-11 44-21 88-32 132-10 36-16 63-18 71-2 4-36 66-92 66-36 0-52-22-52-60 0-20 4-39 10-59 10-40 20-79 30-118z">
            <text:p/>
          </draw:path>
          <draw:path draw:style-name="gr5" draw:text-style-name="P8" draw:layer="layout" svg:width="0.299cm" svg:height="0.22cm" svg:x="11.766cm" svg:y="7.335cm" svg:viewBox="0 0 300 221" svg:d="M36 186c-2 6-4 17-4 19 0 10 8 16 16 16s17-4 20-10c3-5 6-21 8-31 2-8 8-32 10-44 4-10 6-22 10-32 4-20 6-24 20-44s36-46 74-46c28 0 28 26 28 34 0 30-20 84-28 106-6 12-8 18-8 26 0 25 22 41 48 41 48 0 70-67 70-75 0-6-6-6-8-6-6 0-8 4-10 8-10 40-32 59-52 59-10 0-12-5-12-17 0-10 2-16 12-38 6-16 26-68 26-96 0-48-38-56-64-56-42 0-68 26-84 44-2-32-32-44-52-44-22 0-32 16-38 26-12 18-18 46-18 50 0 6 6 6 8 6 6 0 8-2 10-14 8-30 18-54 36-54 14 0 16 10 16 24 0 10-5 27-8 40s-8 34-10 46c-5 20-11 41-16 62z">
            <text:p/>
          </draw:path>
          <draw:path draw:style-name="gr5" draw:text-style-name="P8" draw:layer="layout" svg:width="0.149cm" svg:height="0.328cm" svg:x="12.112cm" svg:y="7.227cm" svg:viewBox="0 0 150 329" svg:d="M136 18c0-8-4-18-18-18s-28 12-28 26c0 8 6 18 20 18s26-12 26-26zM36 267c-2 6-4 12-4 20 0 24 20 42 46 42 50 0 72-68 72-76 0-6-6-6-8-6-8 0-8 4-10 8-10 40-32 60-52 60-10 0-12-6-12-18 0-10 4-20 8-30 4-14 10-28 16-40 4-12 22-55 24-61s2-12 2-16c0-24-18-42-46-42-48 0-72 68-72 76 0 6 8 6 10 6 6 0 6-2 8-8 12-42 34-60 52-60 8 0 12 4 12 18 0 10-2 18-14 48-11 26-21 53-32 79z">
            <text:p/>
          </draw:path>
          <draw:path draw:style-name="gr5" draw:text-style-name="P8" draw:layer="layout" svg:width="0.253cm" svg:height="0.344cm" svg:x="12.318cm" svg:y="7.211cm" svg:viewBox="0 0 254 345" svg:d="M252 14c1-3 2-6 2-8s-2-6-8-6c-10 0-52 4-64 4-4 2-10 2-10 12 0 8 6 8 12 8 24 0 24 2 24 6s-2 6-2 12c-9 37-19 74-28 112-10-16-28-30-50-30-64 0-128 70-128 139 0 48 32 82 74 82 28 0 50-16 70-34 10 28 38 34 52 34 16 0 30-10 38-26 10-20 18-48 18-50 0-6-5-4-8-6-8 0-8 2-12 16-6 24-14 52-36 52-12 0-16-10-16-24 0-10 2-14 2-20 23-91 47-182 70-273zM146 279c-2 14-14 24-24 32-6 4-24 20-46 20-18 0-36-12-36-48 0-26 14-80 26-99 22-38 48-46 62-46 34 0 44 38 44 42 0 2-2 6-2 8-8 30-16 61-24 91z">
            <text:p/>
          </draw:path>
          <draw:path draw:style-name="gr5" draw:text-style-name="P8" draw:layer="layout" svg:width="0.227cm" svg:height="0.334cm" svg:x="11.768cm" svg:y="7.688cm" svg:viewBox="0 0 228 335" svg:d="M228 170c0-54-6-94-30-128-14-22-44-42-84-42-114 0-114 135-114 170 0 34 0 165 114 165s114-131 114-165zM114 321c-22 0-52-14-62-54-8-28-8-67-8-103s0-74 8-102c10-38 42-48 62-48 26 0 52 16 60 44 8 26 10 62 10 106 0 36 0 71-8 101-10 46-42 56-62 56z">
            <text:p/>
          </draw:path>
          <draw:path draw:style-name="gr5" draw:text-style-name="P8" draw:layer="layout" svg:width="0.329cm" svg:height="0.46cm" svg:x="12.638cm" svg:y="7.53cm" svg:viewBox="0 0 330 461" svg:d="M2 431c-2 8-2 10-2 12 0 10 6 18 18 18 16 0 24-12 26-14 2-6 26-100 44-176 14 28 36 46 70 46 82 0 172-98 172-203 0-74-46-114-96-114-70 0-142 70-164 156-23 91-45 183-68 275zM158 301c-50 0-62-56-62-62 0-2 4-16 6-26 20-77 28-103 42-131 30-50 66-66 88-66 26 0 48 20 48 68 0 40-20 118-40 151-22 44-56 66-82 66z">
            <text:p/>
          </draw:path>
          <draw:path draw:style-name="gr5" draw:text-style-name="P8" draw:layer="layout" svg:width="0.429cm" svg:height="0.027cm" svg:x="13.194cm" svg:y="7.652cm" svg:viewBox="0 0 430 28" svg:d="M404 28c12 0 26 0 26-14s-14-14-26-14c-127 0-253 0-380 0-12 0-24 0-24 14s12 14 24 14c127 0 253 0 380 0z">
            <text:p/>
          </draw:path>
          <draw:path draw:style-name="gr5" draw:text-style-name="P8" draw:layer="layout" svg:width="0.571cm" svg:height="0.502cm" svg:x="13.849cm" svg:y="7.36cm" svg:viewBox="0 0 572 503" svg:d="M572 28c0-32-54-28-76-28-89 0-177 0-266 0-34 0-98 22-108 58 2 6 2 6 6 6 16 0 38-12 48-24 20 0 42 0 64 0 15 0 29 0 44 0-1 4-3 8-4 12-26 130-68 237-100 305-4 10-42 98-52 106-30 0-54-18-66-44-2-4-2-8-8-8-16 0-54 24-54 34 0 2 0 4 2 6 12 32 44 52 78 52 36 0 78-26 100-52 24-28 70-142 88-183 45 0 91 0 136 0-2 0-2 0-2 1 0 2 4 4 8 4 14 0 54-19 54-41 0-4-4-4-12-4-57 0-113 0-170 0 18-62 42-124 56-188 31 0 61 0 92 0 18 0 66-4 80 12 0 4-2 10 0 14 2 2 4 2 6 2 18 0 56-22 56-40z">
            <text:p/>
          </draw:path>
          <draw:path draw:style-name="gr5" draw:text-style-name="P8" draw:layer="layout" svg:width="0.299cm" svg:height="0.22cm" svg:x="14.435cm" svg:y="7.335cm" svg:viewBox="0 0 300 221" svg:d="M38 186c-2 6-6 17-6 19 0 10 8 16 16 16 10 0 18-5 20-10s6-21 8-31c4-8 8-32 12-44 2-10 6-22 8-32 6-20 6-24 20-44s38-46 74-46c28 0 30 26 30 34 0 30-22 84-30 106-4 12-6 18-6 26 0 25 20 41 46 41 50 0 70-67 70-75 0-6-6-6-8-6-6 0-6 4-8 8-12 40-34 59-52 59-12 0-14-5-14-17 0-10 4-16 12-38 6-16 26-68 26-96 0-48-38-56-64-56-40 0-68 26-82 44-4-32-34-44-54-44s-32 16-38 26c-12 18-18 46-18 50 0 6 6 6 8 6 8 0 8-2 12-14 6-30 16-54 36-54 12 0 16 10 16 24 0 10-4 27-8 40s-8 34-12 46c-5 20-9 41-14 62z">
            <text:p/>
          </draw:path>
          <draw:path draw:style-name="gr5" draw:text-style-name="P8" draw:layer="layout" svg:width="0.147cm" svg:height="0.328cm" svg:x="14.783cm" svg:y="7.227cm" svg:viewBox="0 0 148 329" svg:d="M136 18c0-8-6-18-20-18s-28 12-28 26c0 8 6 18 20 18s28-12 28-26zM36 267c-2 6-6 12-6 20 0 24 20 42 48 42 48 0 70-68 70-76 0-6-6-6-8-6-6 0-6 4-8 8-12 40-34 60-52 60-10 0-14-6-14-18 0-10 4-20 8-30 6-14 12-28 16-40s22-55 24-61 4-12 4-16c0-24-20-42-48-42-48 0-70 68-70 76 0 6 6 6 8 6 6 0 8-2 8-8 14-42 36-60 54-60 8 0 12 4 12 18 0 10-4 18-16 48-10 26-20 53-30 79z">
            <text:p/>
          </draw:path>
          <draw:path draw:style-name="gr5" draw:text-style-name="P8" draw:layer="layout" svg:width="0.251cm" svg:height="0.344cm" svg:x="14.989cm" svg:y="7.211cm" svg:viewBox="0 0 252 345" svg:d="M250 14c1-3 2-6 2-8s-2-6-8-6c-10 0-50 4-62 4-4 2-12 2-12 12 0 8 8 8 14 8 22 0 22 2 22 6s0 6-2 12c-9 37-19 74-28 112-10-16-26-30-50-30-62 0-126 70-126 139 0 48 32 82 74 82 26 0 50-16 70-34 8 28 38 34 50 34 18 0 30-10 38-26 12-20 18-48 18-50 0-6-6-6-8-6-6 0-8 2-10 16-6 24-16 52-36 52-14 0-16-10-16-24 0-10 0-14 2-20 23-91 45-182 68-273zM146 279c-4 14-16 24-26 32-4 4-24 20-46 20-18 0-34-12-34-48 0-26 14-80 24-99 24-38 48-46 62-46 34 0 44 38 44 42 0 2-2 6-2 8-7 30-15 61-22 91z">
            <text:p/>
          </draw:path>
        </draw:g>
        <draw:g>
          <svg:title>TexMaths</svg:title>
          <svg:desc>20§latex§$$ \text{External Force Density:  } g^{nid}_{\alpha} = -\partial_{\alpha} \mu^{nid}$$§svg§600§TRUE§</svg:desc>
          <draw:path draw:style-name="gr5" draw:text-style-name="P8" draw:layer="layout" svg:width="0.433cm" svg:height="0.476cm" svg:x="2.273cm" svg:y="8.871cm" svg:viewBox="0 0 434 477" svg:d="M72 421c0 26-2 34-56 34-5 0-11 0-16 0 0 7 0 15 0 22 135 0 271 0 406 0 9-61 19-121 28-182-5 0-11 0-16 0-18 108-34 160-156 160-31 0-61 0-92 0-34 0-36-6-36-28 0-63 0-125 0-188 21 0 43 0 64 0 68 0 76 22 76 82 6 0 12 0 18 0 0-62 0-123 0-185-6 0-12 0-18 0 0 60-8 81-76 81-21 0-43 0-64 0 0-55 0-111 0-167 0-24 2-28 36-28 30 0 60 0 90 0 108 0 126 38 138 136 6 0 12 0 18 0-7-53-13-105-20-158-132 0-264 0-396 0 0 7 0 15 0 22 5 0 11 0 16 0 54 0 56 8 56 32 0 122 0 245 0 367z">
            <text:p/>
          </draw:path>
          <draw:path draw:style-name="gr5" draw:text-style-name="P8" draw:layer="layout" svg:width="0.353cm" svg:height="0.302cm" svg:x="2.737cm" svg:y="9.044cm" svg:viewBox="0 0 354 303" svg:d="M192 138c22-26 48-60 66-80 20-24 50-34 82-36 0-7 0-15 0-22-18 2-38 2-56 2-22 0-60 0-68-2 0 7 0 15 0 22 14 2 20 10 20 22s-6 20-10 24c-15 18-29 37-44 56-18-24-36-48-54-72-8-6-8-8-8-12 0-10 12-16 26-18 0-7 0-15 0-22-18 2-66 2-76 2-16 0-48 0-68-2 0 7 0 15 0 22 50 0 50 2 84 44 23 30 47 60 70 90-22 28-44 56-66 83-34 40-76 42-90 42 0 8 0 15 0 22 18-2 40-2 58-2 20 0 50 0 66 2 0-7 0-14 0-22-16-2-20-12-20-22 0-16 20-38 64-89 17 23 35 46 52 69 6 8 16 20 16 24 0 6-6 16-26 18 0 8 0 15 0 22 22-2 60-2 76-2 18 0 46 0 68 2 0-7 0-14 0-22-38 0-52-2-68-22-31-40-63-81-94-121z">
            <text:p/>
          </draw:path>
          <draw:path draw:style-name="gr5" draw:text-style-name="P8" draw:layer="layout" svg:width="0.219cm" svg:height="0.436cm" svg:x="3.113cm" svg:y="8.916cm" svg:viewBox="0 0 220 437" svg:d="M108 150c33 0 67 0 100 0 0-8 0-15 0-22-33 0-67 0-100 0 0-43 0-85 0-128-6 0-12 0-18 0 0 58-22 132-90 134 0 5 0 10 0 16 19 0 39 0 58 0 0 64 0 129 0 193 0 86 66 94 92 94 50 0 70-48 70-94 0-13 0-26 0-40-6 0-12 0-18 0 0 13 0 26 0 38 0 52-22 80-48 80-46 0-46-64-46-76 0-65 0-130 0-195z">
            <text:p/>
          </draw:path>
          <draw:path draw:style-name="gr5" draw:text-style-name="P8" draw:layer="layout" svg:width="0.271cm" svg:height="0.32cm" svg:x="3.391cm" svg:y="9.032cm" svg:viewBox="0 0 272 321" svg:d="M60 138c4-104 64-122 86-122 74 0 80 94 80 122-55 0-111 0-166 0zM60 154c65 0 131 0 196 0 14 0 16 0 16-16 0-70-38-138-126-138-80 0-146 74-146 160 0 93 74 161 156 161 86 0 116-78 116-90 0-8-4-8-8-8-6 0-8 4-10 10-24 72-88 72-94 72-36 0-64-22-80-48-20-34-20-79-20-103z">
            <text:p/>
          </draw:path>
          <draw:path draw:style-name="gr5" draw:text-style-name="P8" draw:layer="layout" svg:width="0.235cm" svg:height="0.31cm" svg:x="3.705cm" svg:y="9.036cm" svg:viewBox="0 0 236 311" svg:d="M96 78c0-26 0-52 0-78-32 3-64 5-96 8 0 7 0 15 0 22 48 0 54 6 54 40 0 62 0 125 0 187 0 32-8 32-54 32 0 8 0 15 0 22 26-2 60-2 80-2 28 0 60 0 88 2 0-7 0-14 0-22-5 0-9 0-14 0-52 0-54-8-54-34 0-36 0-71 0-107 0-70 30-132 84-132 4 0 6 0 8 2-4 0-18 8-18 26 0 20 16 30 32 30 12 0 30-8 30-30s-22-44-52-44c-52 0-78 48-88 78z">
            <text:p/>
          </draw:path>
          <draw:path draw:style-name="gr5" draw:text-style-name="P8" draw:layer="layout" svg:width="0.351cm" svg:height="0.31cm" svg:x="3.983cm" svg:y="9.036cm" svg:viewBox="0 0 352 311" svg:d="M54 70c0 62 0 125 0 187 0 32-8 32-54 32 0 8 0 15 0 22 24-2 60-2 78-2s56 0 80 2c0-7 0-14 0-22-48 0-56 0-56-32 0-43 0-86 0-129 0-72 50-112 96-112 44 0 52 38 52 78 0 54 0 109 0 163 0 32-8 32-56 32 0 8 0 15 0 22 26-2 62-2 80-2s54 0 78 2c0-7 0-14 0-22-36 0-54 0-54-22 0-44 0-89 0-133 0-60 0-82-22-108-10-12-32-26-74-26-50 0-84 32-104 74 0-25 0-49 0-74-33 3-65 5-98 8 0 7 0 15 0 22 48 0 54 6 54 40z">
            <text:p/>
          </draw:path>
          <draw:path draw:style-name="gr5" draw:text-style-name="P8" draw:layer="layout" svg:width="0.317cm" svg:height="0.32cm" svg:x="4.379cm" svg:y="9.032cm" svg:viewBox="0 0 318 321" svg:d="M206 261c2 28 22 58 54 58 14 0 58-10 58-68 0-12 0-25 0-37-6 0-12 0-18 0 0 12 0 25 0 37 0 42-18 46-26 46-22 0-26-32-26-36 0-46 0-93 0-139 0-30 0-56-24-82-28-28-62-40-96-40-58 0-106 34-106 80 0 22 14 34 32 34 20 0 32-16 32-34 0-8-4-30-36-32 18-24 54-32 76-32 34 0 74 28 74 90 0 8 0 17 0 26-36 2-84 4-128 26-54 24-72 59-72 89 0 58 68 74 114 74s78-28 92-60zM200 146c0 23 0 46 0 70 0 67-50 91-82 91-34 0-64-26-64-60 0-37 30-97 146-101z">
            <text:p/>
          </draw:path>
          <draw:path draw:style-name="gr5" draw:text-style-name="P8" draw:layer="layout" svg:width="0.155cm" svg:height="0.486cm" svg:x="4.725cm" svg:y="8.861cm" svg:viewBox="0 0 156 487" svg:d="M102 0c-34 3-68 5-102 8 0 7 0 15 0 22 50 0 54 4 54 38 0 122 0 243 0 365 0 32-8 32-54 32 0 7 0 15 0 22 24-2 60-2 78-2s52 0 78 2c0-7 0-15 0-22-48 0-54 0-54-32 0-144 0-289 0-433z">
            <text:p/>
          </draw:path>
          <draw:path draw:style-name="gr5" draw:text-style-name="P8" draw:layer="layout" svg:width="0.403cm" svg:height="0.476cm" svg:x="5.155cm" svg:y="8.871cm" svg:viewBox="0 0 404 477" svg:d="M386 0c-129 0-257 0-386 0 0 7 0 15 0 22 5 0 11 0 16 0 54 0 56 8 56 32 0 122 0 245 0 367 0 26-2 34-56 34-5 0-11 0-16 0 0 7 0 15 0 22 24-2 78-2 106-2 30 0 92 0 118 2 0-7 0-15 0-22-7 0-15 0-22 0-68 0-68-10-68-34 0-57 0-114 0-172 20 0 40 0 60 0 68 0 76 22 76 82 5 0 11 0 16 0 0-62 0-123 0-185-5 0-11 0-16 0 0 58-8 81-76 81-20 0-40 0-60 0 0-59 0-118 0-177 0-24 2-28 34-28 29 0 57 0 86 0 104 0 122 38 134 136 5 0 11 0 16 0-6-53-12-105-18-158z">
            <text:p/>
          </draw:path>
          <draw:path draw:style-name="gr5" draw:text-style-name="P8" draw:layer="layout" svg:width="0.311cm" svg:height="0.32cm" svg:x="5.55cm" svg:y="9.032cm" svg:viewBox="0 0 312 321" svg:d="M312 164c0-88-70-164-156-164-88 0-156 78-156 164 0 91 74 157 156 157 84 0 156-68 156-157zM156 305c-30 0-62-16-80-48-18-30-18-73-18-97 0-28 0-66 18-96 18-34 52-48 80-48 30 0 59 16 78 46s20 70 20 98c0 24 0 61-16 93-16 30-46 52-82 52z">
            <text:p/>
          </draw:path>
          <draw:path draw:style-name="gr5" draw:text-style-name="P8" draw:layer="layout" svg:width="0.235cm" svg:height="0.31cm" svg:x="5.902cm" svg:y="9.036cm" svg:viewBox="0 0 236 311" svg:d="M98 78c0-26 0-52 0-78-33 3-65 5-98 8 0 7 0 15 0 22 48 0 54 6 54 40 0 62 0 125 0 187 0 32-8 32-54 32 0 8 0 15 0 22 26-2 60-2 80-2 28 0 60 0 88 2 0-7 0-14 0-22-5 0-9 0-14 0-52 0-54-8-54-34 0-36 0-71 0-107 0-70 30-132 84-132 4 0 6 0 8 2-2 0-16 8-16 26 0 20 14 30 30 30 12 0 30-8 30-30s-22-44-52-44c-52 0-76 48-86 78z">
            <text:p/>
          </draw:path>
          <draw:path draw:style-name="gr5" draw:text-style-name="P8" draw:layer="layout" svg:width="0.265cm" svg:height="0.32cm" svg:x="6.182cm" svg:y="9.032cm" svg:viewBox="0 0 266 321" svg:d="M58 162c0-114 58-144 94-144 6 0 50 0 76 26-30 2-34 24-34 32 0 18 14 32 32 32 20 0 34-12 34-32 0-48-54-76-108-76-88 0-152 76-152 164 0 89 68 157 150 157 94 0 116-83 116-90s-6-8-8-8c-6 0-8 4-10 8-20 64-66 74-92 74-36 0-98-30-98-143z">
            <text:p/>
          </draw:path>
          <draw:path draw:style-name="gr5" draw:text-style-name="P8" draw:layer="layout" svg:width="0.271cm" svg:height="0.32cm" svg:x="6.49cm" svg:y="9.032cm" svg:viewBox="0 0 272 321" svg:d="M58 138c4-104 64-122 88-122 72 0 78 94 78 122-55 0-111 0-166 0zM58 154c65 0 131 0 196 0 16 0 18 0 18-16 0-70-38-138-126-138-82 0-146 74-146 160 0 93 74 161 154 161 86 0 118-78 118-90 0-8-6-8-10-8-6 0-8 4-10 10-24 72-86 72-94 72-36 0-64-22-80-48-20-34-20-79-20-103z">
            <text:p/>
          </draw:path>
          <draw:path draw:style-name="gr5" draw:text-style-name="P8" draw:layer="layout" svg:width="0.473cm" svg:height="0.478cm" svg:x="7.04cm" svg:y="8.869cm" svg:viewBox="0 0 474 479" svg:d="M0 0c0 7 0 15 0 22 6 0 12 0 18 0 54 0 56 8 56 32 0 123 0 246 0 369 0 26-2 34-56 34-6 0-12 0-18 0 0 7 0 15 0 22 86 0 172 0 258 0 118 0 216-104 216-236 0-133-96-243-216-243-86 0-172 0-258 0zM168 457c-32 0-34-6-34-28 0-126 0-253 0-379 0-24 2-28 34-28 23 0 47 0 70 0 44 0 92 14 128 64 30 42 36 102 36 157 0 78-12 120-38 154-14 18-54 60-124 60-24 0-48 0-72 0z">
            <text:p/>
          </draw:path>
          <draw:path draw:style-name="gr5" draw:text-style-name="P8" draw:layer="layout" svg:width="0.271cm" svg:height="0.32cm" svg:x="7.572cm" svg:y="9.032cm" svg:viewBox="0 0 272 321" svg:d="M60 138c4-104 64-122 86-122 74 0 80 94 80 122-55 0-111 0-166 0zM60 154c65 0 131 0 196 0 14 0 16 0 16-16 0-70-38-138-126-138-80 0-146 74-146 160 0 93 74 161 156 161 86 0 116-78 116-90 0-8-4-8-8-8-6 0-8 4-10 10-24 72-88 72-94 72-36 0-64-22-80-48-20-34-20-79-20-103z">
            <text:p/>
          </draw:path>
          <draw:path draw:style-name="gr5" draw:text-style-name="P8" draw:layer="layout" svg:width="0.353cm" svg:height="0.31cm" svg:x="7.888cm" svg:y="9.036cm" svg:viewBox="0 0 354 311" svg:d="M54 70c0 62 0 125 0 187 0 32-6 32-54 32 0 8 0 15 0 22 24-2 60-2 80-2 18 0 54 0 78 2 0-7 0-14 0-22-46 0-54 0-54-32 0-43 0-86 0-129 0-72 50-112 94-112s52 38 52 78c0 54 0 109 0 163 0 32-8 32-54 32 0 8 0 15 0 22 24-2 60-2 78-2 20 0 56 0 80 2 0-7 0-14 0-22-38 0-54 0-56-22 0-44 0-89 0-133 0-60 0-82-22-108-8-12-32-26-72-26-52 0-86 32-104 74 0-25 0-49 0-74-33 3-67 5-100 8 0 7 0 15 0 22 50 0 54 6 54 40z">
            <text:p/>
          </draw:path>
          <draw:path draw:style-name="gr5" draw:text-style-name="P8" draw:layer="layout" svg:width="0.227cm" svg:height="0.32cm" svg:x="8.28cm" svg:y="9.032cm" svg:viewBox="0 0 228 321" svg:d="M122 180c16 2 74 14 74 63 0 36-26 64-80 64-60 0-84-40-98-99-2-10-2-12-10-12s-8 4-8 18c0 30 0 61 0 91 0 12 0 16 6 16 4 0 5-1 18-14 1-1 2-2 14-16 32 30 64 30 78 30 80 0 112-46 112-96 0-37-20-57-28-67-24-22-52-28-80-34-40-6-88-16-88-56 0-26 20-54 80-54 76 0 80 64 82 84 0 8 6 8 8 8 10 0 10-4 10-18 0-23 0-47 0-70 0-12 0-18-8-18-4 0-6 0-14 10-2 2-10 8-12 10-28-20-56-20-66-20-86 0-112 48-112 88 0 24 10 44 30 58 22 18 42 24 92 34z">
            <text:p/>
          </draw:path>
          <draw:path draw:style-name="gr5" draw:text-style-name="P8" draw:layer="layout" svg:width="0.149cm" svg:height="0.468cm" svg:x="8.556cm" svg:y="8.879cm" svg:viewBox="0 0 150 469" svg:d="M102 158c-33 2-65 5-98 8 0 7 0 14 0 22 44 0 52 4 52 39 0 63 0 126 0 188 0 32-8 32-56 32 0 7 0 15 0 22 22-2 60-2 78-2 24 0 48 0 72 2 0-7 0-15 0-22-46 0-48-4-48-32 0-86 0-172 0-257zM104 36c0-22-18-36-36-36-22 0-38 18-38 36 0 20 16 38 38 38 18 0 36-14 36-38z">
            <text:p/>
          </draw:path>
          <draw:path draw:style-name="gr5" draw:text-style-name="P8" draw:layer="layout" svg:width="0.219cm" svg:height="0.436cm" svg:x="8.742cm" svg:y="8.916cm" svg:viewBox="0 0 220 437" svg:d="M108 150c33 0 67 0 100 0 0-8 0-15 0-22-33 0-67 0-100 0 0-43 0-85 0-128-6 0-12 0-18 0 0 58-22 132-90 134 0 5 0 10 0 16 20 0 40 0 60 0 0 64 0 129 0 193 0 86 64 94 90 94 50 0 70-48 70-94 0-13 0-26 0-40-6 0-12 0-18 0 0 13 0 26 0 38 0 52-20 80-46 80-48 0-48-64-48-76 0-65 0-130 0-195z">
            <text:p/>
          </draw:path>
          <draw:path draw:style-name="gr5" draw:text-style-name="P8" draw:layer="layout" svg:width="0.343cm" svg:height="0.446cm" svg:x="8.996cm" svg:y="9.044cm" svg:viewBox="0 0 344 447" svg:d="M278 68c18-44 54-46 66-46 0-7 0-15 0-22-16 2-38 2-54 2-12 0-46 0-60-2 0 7 0 15 0 22 22 2 32 14 32 30 0 8 0 10-4 18-23 57-47 114-70 171-26-62-52-125-78-187-4-8-4-10-4-14 0-18 26-18 38-18 0-7 0-15 0-22-18 2-64 2-76 2-20 0-48 0-68-2 0 7 0 15 0 22 34 0 46 0 56 24 35 86 71 171 106 257-4 8-14 32-18 40-16 40-34 88-80 88-4 0-20 0-32-14 22-2 26-18 26-28 0-18-12-30-28-30-14 0-30 10-30 30 0 32 30 58 64 58 44 0 74-40 90-80 41-100 83-199 124-299z">
            <text:p/>
          </draw:path>
          <draw:path draw:style-name="gr5" draw:text-style-name="P8" draw:layer="layout" svg:width="0.073cm" svg:height="0.302cm" svg:x="9.414cm" svg:y="9.044cm" svg:viewBox="0 0 74 303" svg:d="M74 38c0-20-17-38-38-38s-36 18-36 38 15 38 36 38 38-18 38-38zM74 265c0-20-17-38-38-38s-36 18-36 38 15 38 36 38 38-18 38-38z">
            <text:p/>
          </draw:path>
          <draw:path draw:style-name="gr5" draw:text-style-name="P8" draw:layer="layout" svg:width="0.321cm" svg:height="0.454cm" svg:x="9.872cm" svg:y="9.036cm" svg:viewBox="0 0 322 455" svg:d="M320 46c0-4 2-8 2-12 0-12-8-20-20-20-8 0-26 6-30 32-12-26-36-46-64-46-80 0-168 100-168 200 0 69 44 111 94 111 42 0 74-34 82-42 0 1 0 2 0 2-14 62-24 90-24 92-2 6-26 76-100 76-14 0-38-2-56-8 20-6 28-24 28-36s-8-24-26-24c-16 0-38 12-38 40 0 30 26 44 92 44 88 0 140-56 150-98 26-104 52-207 78-311zM228 221c-4 18-20 36-36 48-14 14-36 26-56 26-36 0-46-36-46-64 0-33 20-117 40-153 18-34 48-62 78-62 46 0 56 57 56 60s-2 8-2 12c-11 44-23 89-34 133z">
            <text:p/>
          </draw:path>
          <draw:path draw:style-name="gr5" draw:text-style-name="P8" draw:layer="layout" svg:width="0.301cm" svg:height="0.22cm" svg:x="10.244cm" svg:y="8.841cm" svg:viewBox="0 0 302 221" svg:d="M38 186c-2 6-4 13-6 20 0 11 10 15 18 15s16-6 18-9c2-4 6-20 10-30 2-10 8-32 10-46 2-10 6-20 8-32 6-20 6-24 22-44 12-20 36-46 72-46 30 0 30 26 30 34 0 30-22 84-30 106-4 14-6 18-6 26 0 26 22 41 46 41 50 0 72-67 72-73 0-8-5-6-8-8-8 0-8 4-10 10-12 38-32 58-52 58-10 0-12-6-12-16 0-12 2-18 10-40 6-16 26-68 26-96 0-46-38-56-64-56-40 0-68 26-82 46-4-34-32-46-54-46-20 0-32 16-38 28-10 18-18 46-18 48 0 6 5 4 8 6 8 0 8-2 12-14 6-30 16-54 36-54 12 0 16 12 16 24 0 10-4 29-8 42s-8 32-10 44c-5 20-11 41-16 62z">
            <text:p/>
          </draw:path>
          <draw:path draw:style-name="gr5" draw:text-style-name="P8" draw:layer="layout" svg:width="0.147cm" svg:height="0.328cm" svg:x="10.592cm" svg:y="8.733cm" svg:viewBox="0 0 148 329" svg:d="M136 18c0-8-6-18-20-18-12 0-28 12-28 26 0 10 8 20 20 20 14 0 28-14 28-28zM36 267c-2 6-4 12-4 20 0 24 20 42 46 42 50 0 70-68 70-74 0-8-4-5-6-8-8 0-8 4-10 10-12 38-34 58-52 58-10 0-12-6-12-16 0-12 2-22 8-32 4-14 10-26 14-40 6-11 24-55 24-61 2-4 4-10 4-16 0-22-20-42-46-42-50 0-72 68-72 76 0 6 6 6 8 6 8 0 8-2 10-8 12-42 34-60 52-60 8 0 12 4 12 18 0 10-2 18-16 48-10 26-20 53-30 79z">
            <text:p/>
          </draw:path>
          <draw:path draw:style-name="gr5" draw:text-style-name="P8" draw:layer="layout" svg:width="0.251cm" svg:height="0.344cm" svg:x="10.798cm" svg:y="8.717cm" svg:viewBox="0 0 252 345" svg:d="M250 16c2-2 1-5 2-8 0-4-2-8-8-8-10 0-50 4-62 6-4 0-12 0-12 10 0 8 8 8 14 8 24 0 24 2 24 6s-2 8-2 12c-9 37-19 74-28 112-12-16-28-30-52-30-62 0-126 70-126 139 0 48 32 82 74 82 26 0 50-14 70-34 10 30 38 34 50 34 18 0 30-10 40-26 10-18 16-46 16-48 0-8-6-8-8-8-6 0-6 2-10 16-6 24-16 52-36 52-12 0-16-10-16-24 0-8 0-14 2-20 23-90 45-181 68-271zM146 279c-4 14-14 24-26 32-4 4-24 20-44 20-18 0-36-12-36-48 0-26 14-79 26-97 22-40 46-48 60-48 34 0 44 38 44 44 0 2 0 4-2 6-7 30-15 61-22 91z">
            <text:p/>
          </draw:path>
          <draw:path draw:style-name="gr5" draw:text-style-name="P8" draw:layer="layout" svg:width="0.301cm" svg:height="0.22cm" svg:x="10.226cm" svg:y="9.304cm" svg:viewBox="0 0 302 221" svg:d="M240 148c44-48 62-112 62-118s-6-6-8-6c-6 0-6 2-10 12-8 32-26 62-46 88 0-6-2-40-2-44-8-48-44-80-94-80-72 0-142 68-142 136 0 46 34 85 90 85 46 0 86-21 114-41 12 35 36 41 52 41 28 0 46-23 46-33 0-6-6-6-8-6-8 0-8 2-10 4-6 18-22 22-28 22s-14 0-16-60zM200 164c-48 40-90 44-108 44-32 0-50-22-50-54 0-14 6-68 32-102 22-30 50-38 68-38 40 0 50 38 54 68 4 22 2 56 4 82z">
            <text:p/>
          </draw:path>
          <draw:path draw:style-name="gr5" draw:text-style-name="P8" draw:layer="layout" svg:width="0.467cm" svg:height="0.163cm" svg:x="11.33cm" svg:y="9.09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5" draw:text-style-name="P8" draw:layer="layout" svg:width="0.429cm" svg:height="0.027cm" svg:x="12.089cm" svg:y="9.158cm" svg:viewBox="0 0 430 28" svg:d="M406 28c12 0 24 0 24-14s-12-14-24-14c-127 0-253 0-380 0-12 0-26 0-26 14s14 14 26 14c127 0 253 0 380 0z">
            <text:p/>
          </draw:path>
          <draw:path draw:style-name="gr5" draw:text-style-name="P8" draw:layer="layout" svg:width="0.367cm" svg:height="0.516cm" svg:x="12.607cm" svg:y="8.845cm" svg:viewBox="0 0 368 517" svg:d="M296 265c-6-44-36-83-90-83-42 0-88 12-144 65-58 58-62 124-62 146 0 44 30 124 128 124 168 0 240-236 240-335 0-112-64-182-150-182-102 0-136 92-136 112 0 10 6 24 28 24s38-20 38-38c0-24-22-24-34-24 32-52 82-56 102-56 52 0 100 36 100 128 0 26-4 62-18 119-1 0-1 0-2 0zM130 497c-76 0-76-72-76-78 0-20 16-118 46-160 28-40 62-61 106-61 76 0 78 77 78 91 0 52-46 208-154 208z">
            <text:p/>
          </draw:path>
          <draw:path draw:style-name="gr5" draw:text-style-name="P8" draw:layer="layout" svg:width="0.301cm" svg:height="0.22cm" svg:x="12.981cm" svg:y="9.236cm" svg:viewBox="0 0 302 221" svg:d="M240 148c44-48 62-112 62-118s-6-6-8-6c-6 0-6 0-10 12-8 32-24 62-46 88 0-6-2-40-2-44-8-48-44-80-94-80-72 0-142 68-142 136 0 46 34 85 90 85 46 0 86-21 114-41 12 36 36 41 52 41 28 0 46-23 46-35 0-4-6-4-8-4-6 0-8 2-8 4-8 18-22 22-28 22-8 0-16 0-18-60zM202 164c-50 40-92 44-110 44-32 0-50-22-50-54 0-16 6-68 32-102 22-30 50-38 68-38 40 0 50 38 54 68 4 20 2 56 6 82z">
            <text:p/>
          </draw:path>
          <draw:path draw:style-name="gr5" draw:text-style-name="P8" draw:layer="layout" svg:width="0.379cm" svg:height="0.46cm" svg:x="13.373cm" svg:y="9.036cm" svg:viewBox="0 0 380 461" svg:d="M142 64c2-14 10-40 10-44 0-12-8-20-20-20-2 0-22 2-28 26-34 135-68 270-102 405-2 10-2 10-2 12 0 10 8 18 20 18 14 0 22-12 24-14 4-6 12-42 38-150 24 18 54 20 70 20 48 0 76-30 92-50 6 32 32 50 64 50 24 0 40-16 52-38 12-24 20-67 20-69 0-6-6-6-8-6-6 0-8 2-10 12-12 45-24 87-52 87-20 0-22-18-22-32 0-16 8-50 14-73 7-26 13-51 20-76 2-10 8-36 12-48 4-16 10-42 10-46 0-14-10-20-20-20-4 0-22 2-28 26-11 43-21 86-32 130-8 36-16 65-18 71-2 4-36 68-92 68-36 0-52-24-52-62 0-20 4-39 10-59 10-40 20-79 30-118z">
            <text:p/>
          </draw:path>
          <draw:path draw:style-name="gr5" draw:text-style-name="P8" draw:layer="layout" svg:width="0.299cm" svg:height="0.22cm" svg:x="13.799cm" svg:y="8.841cm" svg:viewBox="0 0 300 221" svg:d="M36 186c-2 6-3 13-4 20 0 11 8 15 16 15 10 0 17-5 20-9 3-5 6-20 8-30s8-32 12-46c2-10 4-20 8-32 4-20 6-24 20-44s36-46 74-46c28 0 28 26 28 34 0 30-20 84-28 106-6 14-8 18-8 26 0 26 22 41 48 41 48 0 70-67 70-73 0-8-6-8-8-8-6 0-8 4-10 10-10 38-32 58-52 58-10 0-12-6-12-16 0-12 2-18 12-40 6-16 26-68 26-96 0-46-38-56-64-56-42 0-68 26-84 46-2-34-32-46-52-46-22 0-32 16-38 28-12 18-18 46-18 48 0 6 6 6 8 6 6 0 8-2 10-14 8-30 18-54 36-54 14 0 16 12 16 24 0 10-5 29-8 42s-8 32-10 44c-5 20-11 41-16 62z">
            <text:p/>
          </draw:path>
          <draw:path draw:style-name="gr5" draw:text-style-name="P8" draw:layer="layout" svg:width="0.149cm" svg:height="0.328cm" svg:x="14.145cm" svg:y="8.733cm" svg:viewBox="0 0 150 329" svg:d="M138 18c0-8-6-18-20-18s-28 12-28 26c0 10 6 20 20 20s28-14 28-28zM36 267c-2 6-4 12-4 20 0 24 20 42 48 42 48 0 70-68 70-74 0-8-6-8-8-8-6 0-8 4-10 10-10 38-32 58-52 58-10 0-12-6-12-16 0-12 4-22 8-32 6-14 10-26 16-40 4-11 22-55 24-61 2-4 2-10 2-16 0-22-18-42-46-42-48 0-72 68-72 76 0 6 8 6 10 6 6 0 6-2 8-8 12-42 34-60 52-60 8 0 14 4 14 18 0 10-4 18-16 48-11 26-21 53-32 79z">
            <text:p/>
          </draw:path>
          <draw:path draw:style-name="gr5" draw:text-style-name="P8" draw:layer="layout" svg:width="0.253cm" svg:height="0.344cm" svg:x="14.351cm" svg:y="8.717cm" svg:viewBox="0 0 254 345" svg:d="M252 16c0-2 1-5 2-8 0-4-2-8-8-8-10 0-52 4-64 6-4 0-10 0-10 10 0 8 6 8 12 8 24 0 24 2 24 6s0 8-2 12c-9 37-19 74-28 112-10-16-26-30-50-30-64 0-128 70-128 139 0 48 32 82 74 82 28 0 52-14 70-34 10 30 38 34 52 34 18 0 30-10 38-26 12-18 18-46 18-48 0-8-6-8-8-8-8 0-8 2-12 16-6 24-14 52-36 52-12 0-16-10-16-24 0-8 2-14 4-20 23-90 45-181 68-271zM146 279c-2 14-14 24-24 32-4 4-24 20-46 20-18 0-36-12-36-48 0-26 14-79 26-97 22-40 48-48 62-48 34 0 44 38 44 44 0 2-2 4-2 6-8 30-16 61-24 91z">
            <text:p/>
          </draw:path>
        </draw:g>
        <draw:g>
          <svg:title>TexMaths</svg:title>
          <svg:desc>20§latex§$$= \partial_{\alpha}(\mu^{nid}_{0} - \kappa \nabla^2 \rho )$$§svg§600§TRUE§</svg:desc>
          <draw:path draw:style-name="gr5" draw:text-style-name="P8" draw:layer="layout" svg:width="0.465cm" svg:height="0.163cm" svg:x="11.327cm" svg:y="10.335cm" svg:viewBox="0 0 466 164" svg:d="M442 28c12 0 24 0 24-14s-12-14-22-14c-141 0-281 0-422 0-10 0-22 0-22 14s12 14 24 14c139 0 279 0 418 0zM444 164c10 0 22 0 22-14s-12-14-24-14c-139 0-279 0-418 0-12 0-24 0-24 14s12 14 22 14c141 0 281 0 422 0z">
            <text:p/>
          </draw:path>
          <draw:path draw:style-name="gr5" draw:text-style-name="P8" draw:layer="layout" svg:width="0.369cm" svg:height="0.516cm" svg:x="12.057cm" svg:y="10.09cm" svg:viewBox="0 0 370 517" svg:d="M296 263c-6-42-34-81-90-81-42 0-88 12-144 65-58 58-62 124-62 146 0 42 30 124 130 124 166 0 240-236 240-335 0-112-66-182-152-182-102 0-134 92-134 112 0 8 4 24 26 24 24 0 38-22 38-38 0-24-22-24-34-24 32-52 82-56 102-56 52 0 100 36 100 126 0 28-4 63-18 119-1 0-1 0-2 0zM132 497c-78 0-78-72-78-78 0-20 18-118 46-160 28-40 62-61 106-61 76 0 78 77 78 91 0 50-44 208-152 208z">
            <text:p/>
          </draw:path>
          <draw:path draw:style-name="gr5" draw:text-style-name="P8" draw:layer="layout" svg:width="0.301cm" svg:height="0.218cm" svg:x="12.433cm" svg:y="10.481cm" svg:viewBox="0 0 302 219" svg:d="M238 146c44-46 64-112 64-116 0-8-6-8-10-8-6 0-6 2-10 14-8 32-24 62-46 88 0-8 0-40-2-44-8-50-44-80-94-80-72 0-140 66-140 136 0 44 32 83 90 83 44 0 86-19 112-39 12 33 38 39 52 39 28 0 46-23 46-33 0-6-6-6-8-6-6 0-8 2-8 6-8 18-22 21-28 21-8 0-16 0-18-61zM200 164c-48 38-90 43-110 43-32 0-50-21-50-55 0-14 6-68 32-102 24-28 52-36 68-36 40 0 50 36 54 68 4 20 2 56 6 82z">
            <text:p/>
          </draw:path>
          <draw:path draw:style-name="gr5" draw:text-style-name="P8" draw:layer="layout" svg:width="0.163cm" svg:height="0.699cm" svg:x="12.87cm" svg:y="10.066cm" svg:viewBox="0 0 164 700" svg:d="M164 694c0-2 0-4-12-16-88-87-110-221-110-327 0-122 26-243 112-331 10-10 10-10 10-12 0-6-4-8-8-8-6 0-70 48-112 138-34 75-44 153-44 213 0 54 8 138 48 218 42 85 102 131 108 131 4 0 8-2 8-6z">
            <text:p/>
          </draw:path>
          <draw:path draw:style-name="gr5" draw:text-style-name="P8" draw:layer="layout" svg:width="0.379cm" svg:height="0.46cm" svg:x="13.096cm" svg:y="10.281cm" svg:viewBox="0 0 380 461" svg:d="M140 64c4-14 12-42 12-44 0-12-10-20-22-20-2 0-22 2-28 26-33 135-67 270-100 405-2 8-2 10-2 12 0 10 8 18 20 18 14 0 22-12 24-14 2-6 12-44 38-152 22 20 54 22 68 22 50 0 78-32 94-50 6 30 32 50 64 50 24 0 40-16 52-38 12-26 20-68 20-70 0-6-6-5-8-5-8 0-8 1-10 11-12 46-24 86-54 86-18 0-20-18-20-32s8-48 14-71c7-26 13-51 20-76 2-10 8-38 12-48 2-16 10-42 10-46 0-14-10-20-20-20-4 0-22 0-28 24-11 44-23 88-34 132-8 36-16 63-18 71 0 4-34 66-90 66-36 0-52-22-52-60 0-20 4-39 10-59 9-40 19-79 28-118z">
            <text:p/>
          </draw:path>
          <draw:path draw:style-name="gr5" draw:text-style-name="P8" draw:layer="layout" svg:width="0.301cm" svg:height="0.22cm" svg:x="13.52cm" svg:y="10.086cm" svg:viewBox="0 0 302 221" svg:d="M38 186c-2 6-6 17-6 19 0 10 10 16 18 16s15-5 18-10 8-21 10-31c2-8 8-32 10-44 4-10 6-22 8-32 6-20 8-24 22-44s36-46 74-46c28 0 28 26 28 34 0 30-22 84-28 106-6 12-8 18-8 26 0 25 22 41 46 41 50 0 72-67 72-75 0-6-5-4-8-6-8 0-8 4-10 8-12 40-32 59-52 59-10 0-12-5-12-17 0-10 2-16 10-38 6-16 28-68 28-96 0-48-38-56-64-56-42 0-70 26-84 44-4-32-32-44-52-44-22 0-34 16-40 26-10 18-18 46-18 50 0 6 8 6 10 6 6 0 6-2 10-14 8-30 16-54 36-54 12 0 16 10 16 24 0 10-4 27-8 40s-8 34-10 46c-5 20-11 41-16 62z">
            <text:p/>
          </draw:path>
          <draw:path draw:style-name="gr5" draw:text-style-name="P8" draw:layer="layout" svg:width="0.149cm" svg:height="0.328cm" svg:x="13.868cm" svg:y="9.978cm" svg:viewBox="0 0 150 329" svg:d="M136 18c0-8-6-18-20-18-12 0-26 12-26 26 0 8 6 18 18 18 16 0 28-12 28-26zM36 267c-2 6-4 12-4 20 0 24 20 42 46 42 50 0 72-68 72-76 0-6-5-4-8-6-8 0-8 4-10 8-12 40-34 60-52 60-10 0-12-6-12-18 0-10 2-20 8-30 4-14 10-28 16-40 4-12 22-55 24-61 0-6 2-12 2-16 0-24-20-42-46-42-50 0-72 68-72 76 0 6 6 6 8 6 8 0 8-2 10-8 12-42 34-60 52-60 8 0 12 4 12 18 0 10-2 18-16 48-10 26-20 53-30 79z">
            <text:p/>
          </draw:path>
          <draw:path draw:style-name="gr5" draw:text-style-name="P8" draw:layer="layout" svg:width="0.251cm" svg:height="0.344cm" svg:x="14.074cm" svg:y="9.962cm" svg:viewBox="0 0 252 345" svg:d="M250 14c2 0 2-6 2-8s-2-6-8-6c-10 0-50 4-62 4-4 2-12 2-12 12 0 8 8 8 14 8 24 0 24 2 24 6s-2 6-2 12c-9 37-19 74-28 112-10-16-28-30-52-30-62 0-126 70-126 139 0 48 32 82 74 82 26 0 50-16 70-34 10 28 38 34 50 34 18 0 30-10 40-26 10-20 16-48 16-50 0-6-6-6-8-6-6 0-6 2-10 16-6 24-16 52-36 52-12 0-16-10-16-24 0-10 0-14 2-20 23-91 45-182 68-273zM146 279c-4 14-14 24-26 32-4 4-24 20-44 20-18 0-36-12-36-48 0-26 14-80 26-99 22-38 46-46 60-46 36 0 44 38 44 42 0 2 0 6-2 8-7 30-15 61-22 91z">
            <text:p/>
          </draw:path>
          <draw:path draw:style-name="gr5" draw:text-style-name="P8" draw:layer="layout" svg:width="0.227cm" svg:height="0.334cm" svg:x="13.524cm" svg:y="10.439cm" svg:viewBox="0 0 228 335" svg:d="M228 170c0-54-6-94-30-128-14-22-46-42-84-42-114 0-114 135-114 170 0 34 0 165 114 165s114-132 114-165zM114 321c-24 0-54-14-64-54-6-28-6-67-6-103s0-74 8-102c10-38 42-48 62-48 26 0 52 16 60 44 8 26 8 62 8 106 0 36 0 71-6 101-10 46-42 56-62 56z">
            <text:p/>
          </draw:path>
          <draw:path draw:style-name="gr5" draw:text-style-name="P8" draw:layer="layout" svg:width="0.429cm" svg:height="0.027cm" svg:x="14.586cm" svg:y="10.403cm" svg:viewBox="0 0 430 28" svg:d="M404 28c12 0 26 0 26-14s-14-14-26-14c-127 0-253 0-380 0-12 0-24 0-24 14s12 14 24 14c127 0 253 0 380 0z">
            <text:p/>
          </draw:path>
          <draw:path draw:style-name="gr5" draw:text-style-name="P8" draw:layer="layout" svg:width="0.345cm" svg:height="0.316cm" svg:x="15.268cm" svg:y="10.281cm" svg:viewBox="0 0 346 317" svg:d="M4 283c-4 10-4 10-4 16 0 12 10 18 22 18 20 0 24-16 30-38 8-26 2-12 34-129 58 2 120 14 120 57 0 6 0 10-2 16-2 12-4 20-4 24 0 42 28 70 64 70 24 0 42-12 56-36 18-30 26-70 26-72 0-6-6-5-8-5-8 0-8 1-10 11-14 48-30 86-62 86-14 0-22-8-22-32 0-12 2-28 6-40 0-6 4-16 4-24 0-65-98-69-138-71 24-12 46-32 66-48 32-26 52-44 80-56-2 4-4 12-4 16 0 8 6 24 28 24s38-20 38-38c0-6-4-24-28-24-44 0-86 36-116 62-48 40-64 50-90 58 2-6 10-42 14-54 4-18 12-52 12-54 0-12-8-20-20-20-2 0-22 0-28 26-21 86-43 172-64 257z">
            <text:p/>
          </draw:path>
          <draw:path draw:style-name="gr5" draw:text-style-name="P8" draw:layer="layout" svg:width="0.517cm" svg:height="0.5cm" svg:x="15.667cm" svg:y="10.114cm" svg:viewBox="0 0 518 501" svg:d="M516 14c0-2 2-6 2-10s0-4-16-4c-162 0-324 0-486 0-16 0-16 0-16 4s2 8 4 10c79 158 157 315 236 473 6 10 8 14 20 14s14-4 18-14c79-158 159-315 238-473zM88 50c128 0 256 0 384 0-64 128-128 257-192 385-64-128-128-257-192-385z">
            <text:p/>
          </draw:path>
          <draw:path draw:style-name="gr5" draw:text-style-name="P8" draw:layer="layout" svg:width="0.215cm" svg:height="0.324cm" svg:x="16.251cm" svg:y="9.976cm" svg:viewBox="0 0 216 325" svg:d="M216 237c-5 0-11 0-16 0-2 10-6 40-12 44-4 4-42 4-50 4-30 0-60 0-90 0 52-46 70-60 98-83 36-28 70-58 70-106 0-58-52-96-114-96s-102 44-102 88c0 26 20 28 26 28 12 0 26-8 26-26 0-8-4-26-30-26 16-34 50-46 72-46 50 0 76 38 76 78 0 44-32 78-48 94-39 39-79 78-118 117-4 4-4 6-4 18 67 0 135 0 202 0 5-29 9-58 14-88z">
            <text:p/>
          </draw:path>
          <draw:path draw:style-name="gr5" draw:text-style-name="P8" draw:layer="layout" svg:width="0.331cm" svg:height="0.46cm" svg:x="16.555cm" svg:y="10.281cm" svg:viewBox="0 0 332 461" svg:d="M2 431c-2 8-2 10-2 12 0 10 8 18 20 18 16 0 24-12 26-14 2-6 26-100 44-176 14 28 36 46 70 46 82 0 172-98 172-203 0-74-46-114-98-114-68 0-142 70-162 156-23 91-47 183-70 275zM158 301c-48 0-60-56-60-62 0-2 4-16 6-26 20-77 26-103 42-131 30-50 66-66 88-66 26 0 48 20 48 68 0 40-20 118-40 151-22 44-56 66-84 66z">
            <text:p/>
          </draw:path>
          <draw:path draw:style-name="gr5" draw:text-style-name="P8" draw:layer="layout" svg:width="0.163cm" svg:height="0.699cm" svg:x="16.937cm" svg:y="10.066cm" svg:viewBox="0 0 164 700" svg:d="M164 351c0-56-8-140-46-219-42-86-102-132-110-132-4 0-8 4-8 8 0 2 0 2 14 16 70 68 110 179 110 327 0 120-26 242-114 331-10 8-10 10-10 12 0 4 4 6 8 6 8 0 70-48 112-135 36-78 44-156 44-214z">
            <text:p/>
          </draw:path>
        </draw:g>
        <draw:g>
          <svg:title>TexMaths</svg:title>
          <svg:desc>20§latex§$$ = \partial_\alpha \Big{(}\frac{p^{nid} + \mathcal{F}^{nid}}{\rho} \Big{)} - \kappa \partial_\alpha(\nabla^2 \rho) $$§svg§600§TRUE§</svg:desc>
          <draw:path draw:style-name="gr5" draw:text-style-name="P8" draw:layer="layout" svg:width="0.465cm" svg:height="0.163cm" svg:x="11.161cm" svg:y="11.811cm" svg:viewBox="0 0 466 164" svg:d="M442 28c12 0 24 0 24-14s-12-14-22-14c-141 0-281 0-422 0-10 0-22 0-22 14s12 14 24 14c139 0 279 0 418 0zM444 164c10 0 22 0 22-14s-12-14-24-14c-139 0-279 0-418 0-12 0-24 0-24 14s12 14 22 14c141 0 281 0 422 0z">
            <text:p/>
          </draw:path>
          <draw:path draw:style-name="gr5" draw:text-style-name="P8" draw:layer="layout" svg:width="0.369cm" svg:height="0.516cm" svg:x="11.891cm" svg:y="11.565cm" svg:viewBox="0 0 370 517" svg:d="M298 264c-8-42-36-82-92-82-42 0-88 12-142 66-60 58-64 124-64 146 0 41 30 123 130 123 166 0 240-235 240-335 0-112-66-182-152-182-102 0-134 92-134 112 0 8 6 24 26 24 24 0 38-22 38-38 0-24-22-24-32-24 30-52 80-56 100-56 52 0 100 36 100 126 0 28-4 64-18 120zM132 497c-78 0-78-71-78-77 0-20 18-118 46-160 28-40 62-62 106-62 78 0 78 78 78 92 0 50-44 207-152 207z">
            <text:p/>
          </draw:path>
          <draw:path draw:style-name="gr5" draw:text-style-name="P8" draw:layer="layout" svg:width="0.301cm" svg:height="0.221cm" svg:x="12.267cm" svg:y="11.957cm" svg:viewBox="0 0 302 222" svg:d="M238 146c46-46 64-112 64-116 0-8-6-8-10-8-6 0-6 2-10 14-8 32-24 62-46 88 0-8 0-40-2-44-6-50-44-80-94-80-72 0-140 66-140 136 0 44 32 86 90 86 44 0 86-22 112-42 12 36 38 42 52 42 28 0 46-26 46-36 0-6-6-6-8-6-6 0-8 2-8 6-8 18-22 22-28 22-8 0-16 0-18-62zM200 164c-48 38-90 44-110 44-32 0-50-22-50-56 0-14 8-68 32-102 24-28 52-36 68-36 40 0 52 36 56 68 2 20 2 56 4 82z">
            <text:p/>
          </draw:path>
          <draw:path draw:style-name="gr5" draw:text-style-name="P8" draw:layer="layout" svg:width="0.265cm" svg:height="1.26cm" svg:x="12.763cm" svg:y="11.262cm" svg:viewBox="0 0 266 1261" svg:d="M236 1253c0 2 6 8 8 8 5 0 11 0 16 0 2 0 6 0 6-6 0-4 0-4-2-6-26-26-64-64-106-142-76-134-104-308-104-476 0-311 88-495 210-619 2-2 2-4 2-6 0-6-4-6-12-6-10 0-12 0-18 6-66 56-142 154-190 302-30 92-46 205-46 321 0 166 30 356 140 518 20 28 31 37 46 56 6 10 16 20 22 26 9 8 19 16 28 24z">
            <text:p/>
          </draw:path>
          <draw:path draw:style-name="gr5" draw:text-style-name="P8" draw:layer="layout" svg:width="0.367cm" svg:height="0.444cm" svg:x="13.117cm" svg:y="11.284cm" svg:viewBox="0 0 368 445" svg:d="M54 396c-4 24-6 28-38 28-8 0-16 0-16 13 0 6 4 8 10 8 18 0 40-2 58-2 24 0 48 2 70 2 4 0 14 0 14-14 0-7-8-7-18-7-34 0-34-4-34-10 0-10 28-124 34-142 8 20 28 46 64 46 82 0 170-102 170-206 0-66-40-112-94-112-34 0-68 24-92 52-6-38-38-52-64-52-32 0-44 26-52 40-12 24-20 66-20 68 0 6 6 6 8 6 6 0 8 0 12-16 12-50 26-84 50-84 12 0 22 6 22 34 0 16-2 24-4 36-27 104-53 208-80 312zM178 90c6-18 24-38 38-48 24-22 44-28 56-28 28 0 46 25 46 66s-24 124-36 150c-24 48-58 72-84 72-46 0-56-58-56-62 0-2 0-4 2-12 11-46 23-92 34-138z">
            <text:p/>
          </draw:path>
          <draw:path draw:style-name="gr5" draw:text-style-name="P8" draw:layer="layout" svg:width="0.299cm" svg:height="0.221cm" svg:x="13.517cm" svg:y="11.122cm" svg:viewBox="0 0 300 222" svg:d="M36 186c-2 6-4 18-4 20 0 12 8 16 16 16 10 0 18-5 20-10s6-20 8-32c4-8 8-32 12-44 2-10 6-22 8-32 6-20 6-24 20-44s38-46 74-46c28 0 30 26 30 34 0 30-22 84-30 106-6 12-8 18-8 26 0 26 22 42 48 42 48 0 70-68 70-76 0-6-6-6-8-6-6 0-6 4-8 8-12 40-34 60-52 60-12 0-14-6-14-16 0-12 4-18 12-40 6-16 26-68 26-96 0-48-38-56-64-56-40 0-68 26-82 46-4-34-34-46-54-46s-32 16-38 26c-12 20-18 48-18 50 0 6 6 6 8 6 8 0 8-2 12-14 6-30 16-54 36-54 12 0 16 10 16 24 0 10-5 27-8 40s-8 34-12 46c-5 20-11 41-16 62z">
            <text:p/>
          </draw:path>
          <draw:path draw:style-name="gr5" draw:text-style-name="P8" draw:layer="layout" svg:width="0.147cm" svg:height="0.329cm" svg:x="13.864cm" svg:y="11.014cm" svg:viewBox="0 0 148 330" svg:d="M136 18c0-8-6-18-20-18s-28 12-28 26c0 8 6 18 20 18s28-12 28-26zM36 268c-2 6-6 12-6 20 0 24 20 42 48 42 48 0 70-68 70-76 0-6-6-6-8-6-6 0-6 4-8 8-12 40-34 60-54 60-8 0-12-6-12-16 0-12 4-22 8-32 6-14 10-26 16-40 4-12 22-56 24-62s4-10 4-16c0-22-20-42-48-42-48 0-70 68-70 76 0 6 6 6 8 6 6 0 8-2 8-8 14-42 34-60 54-60 8 0 12 4 12 18 0 10-4 18-16 48-10 26-20 53-30 80z">
            <text:p/>
          </draw:path>
          <draw:path draw:style-name="gr5" draw:text-style-name="P8" draw:layer="layout" svg:width="0.251cm" svg:height="0.345cm" svg:x="14.07cm" svg:y="10.998cm" svg:viewBox="0 0 252 346" svg:d="M250 14c1-3 2-6 2-8s-2-6-8-6c-10 0-50 4-62 4-4 2-12 2-12 12 0 8 8 8 12 8 24 0 24 2 24 6s0 6-2 12c-9 37-19 75-28 112-10-16-26-30-50-30-64 0-126 70-126 140 0 48 30 82 74 82 26 0 50-16 70-34 8 30 38 34 50 34 18 0 30-10 38-26 12-20 18-48 18-50 0-6-6-6-8-6-6 0-8 2-10 16-6 24-16 52-36 52-14 0-16-10-16-24 0-10 0-14 2-20 23-92 45-183 68-274zM146 280c-4 14-16 24-26 32-4 4-24 20-46 20-18 0-36-12-36-48 0-26 16-80 26-100 24-38 48-46 62-46 34 0 44 38 44 42 0 2-2 6-2 8-7 30-15 61-22 92z">
            <text:p/>
          </draw:path>
          <draw:path draw:style-name="gr5" draw:text-style-name="P8" draw:layer="layout" svg:width="0.467cm" svg:height="0.466cm" svg:x="14.562cm" svg:y="11.184cm" svg:viewBox="0 0 468 467" svg:d="M248 248c65 0 131 0 196 0 10 0 24 0 24-14s-14-14-24-14c-65 0-131 0-196 0 0-66 0-131 0-196 0-10 0-24-14-24s-14 14-14 24c0 65 0 130 0 196-65 0-131 0-196 0-10 0-24 0-24 14s14 14 24 14c65 0 131 0 196 0 0 65 0 130 0 195 0 10 0 24 14 24s14-14 14-24c0-65 0-130 0-195z">
            <text:p/>
          </draw:path>
          <draw:path draw:style-name="gr5" draw:text-style-name="P8" draw:layer="layout" svg:width="0.569cm" svg:height="0.501cm" svg:x="15.238cm" svg:y="11.113cm" svg:viewBox="0 0 570 502" svg:d="M570 28c0-34-54-28-76-28-88 0-176 0-264 0-36 0-98 20-108 58 0 4 2 4 6 4 16 0 36-12 46-22 22 0 44-2 66-2 14 0 28 0 42 0-1 5-2 12-2 14-28 128-70 236-100 306-4 8-42 96-52 104-30 0-54-16-66-44-2-4-2-6-8-6-16 0-54 22-54 34 0 2 0 2 0 4 14 34 46 52 80 52 36 0 76-26 100-52 22-26 68-142 88-184 45 0 89 0 134 0 0 2 0 1 0 2 0 4 4 6 6 6 16 0 56-20 56-42 0-4-4-4-14-4-56 0-112 0-168 0 18-64 42-126 54-190 31 0 63 0 94 0 18 0 66-4 78 12 2 4 0 12 2 14s4 4 6 4c16 0 54-22 54-40z">
            <text:p/>
          </draw:path>
          <draw:path draw:style-name="gr5" draw:text-style-name="P8" draw:layer="layout" svg:width="0.299cm" svg:height="0.221cm" svg:x="15.824cm" svg:y="11.122cm" svg:viewBox="0 0 300 222" svg:d="M36 186c-2 6-4 18-4 20 0 12 8 16 16 16 10 0 17-5 20-10s6-20 8-32c2-8 8-32 12-44 2-10 4-22 8-32 4-20 6-24 20-44s36-46 74-46c28 0 28 26 28 34 0 30-20 84-28 106-6 12-8 18-8 26 0 26 22 42 48 42 48 0 70-68 70-76 0-6-6-6-8-6-6 0-8 4-10 8-10 40-32 60-52 60-10 0-12-6-12-16 0-12 2-18 12-40 6-16 26-68 26-96 0-48-38-56-64-56-40 0-68 26-84 46-2-34-32-46-52-46-22 0-32 16-38 26-12 20-18 48-18 50 0 6 6 6 8 6 6 0 8-2 10-14 8-30 18-54 36-54 14 0 16 10 16 24 0 10-5 27-8 40s-8 34-10 46c-5 20-11 41-16 62z">
            <text:p/>
          </draw:path>
          <draw:path draw:style-name="gr5" draw:text-style-name="P8" draw:layer="layout" svg:width="0.149cm" svg:height="0.329cm" svg:x="16.17cm" svg:y="11.014cm" svg:viewBox="0 0 150 330" svg:d="M138 18c0-8-6-18-20-18s-28 12-28 26c0 8 6 18 20 18s28-12 28-26zM36 268c-2 6-4 12-4 20 0 24 20 42 48 42 48 0 70-68 70-76 0-6-6-6-8-6-6 0-8 4-10 8-10 40-32 60-52 60-10 0-12-6-12-16 0-12 4-22 8-32 6-14 10-26 16-40 4-12 22-56 24-62s2-10 2-16c0-22-18-42-46-42-48 0-72 68-72 76 0 6 8 6 10 6 6 0 6-2 8-8 12-42 34-60 52-60 8 0 14 4 14 18 0 10-4 18-16 48-11 26-21 53-32 80z">
            <text:p/>
          </draw:path>
          <draw:path draw:style-name="gr5" draw:text-style-name="P8" draw:layer="layout" svg:width="0.253cm" svg:height="0.345cm" svg:x="16.376cm" svg:y="10.998cm" svg:viewBox="0 0 254 346" svg:d="M252 14c1-3 2-6 2-8s-2-6-8-6c-10 0-52 4-64 4-4 2-10 2-10 12 0 8 6 8 12 8 24 0 24 2 24 6s0 6-2 12c-9 37-19 75-28 112-10-16-26-30-50-30-64 0-128 70-128 140 0 48 32 82 74 82 28 0 52-16 70-34 10 30 38 34 52 34 18 0 30-10 38-26 12-20 18-48 18-50 0-6-6-6-8-6-8 0-8 2-12 16-6 24-14 52-36 52-12 0-16-10-16-24 0-10 2-14 4-20 23-92 45-183 68-274zM146 280c-2 14-14 24-24 32-4 4-24 20-46 20-18 0-36-12-36-48 0-26 14-80 26-100 22-38 48-46 62-46 34 0 44 38 44 42 0 2-2 6-2 8-8 30-16 61-24 92z">
            <text:p/>
          </draw:path>
          <draw:path draw:style-name="gr5" draw:text-style-name="P8" draw:layer="layout" svg:width="3.532cm" svg:height="0.027cm" svg:x="13.141cm" svg:y="11.879cm" svg:viewBox="0 0 3533 28" svg:d="M0 0c1178 0 2356 0 3533 0 0 9 0 19 0 28-1177 0-2355 0-3533 0 0-9 0-19 0-28z">
            <text:p/>
          </draw:path>
          <draw:path draw:style-name="gr5" draw:text-style-name="P8" draw:layer="layout" svg:width="0.331cm" svg:height="0.46cm" svg:x="14.746cm" svg:y="12.239cm" svg:viewBox="0 0 332 461" svg:d="M2 431c-2 8-2 10-2 12 0 10 8 18 20 18 14 0 24-12 24-14 4-8 26-101 46-175 14 28 36 46 68 46 84 0 174-98 174-204 0-74-46-114-98-114-68 0-142 70-162 156-23 92-47 184-70 275zM158 302c-48 0-60-56-60-62 0-2 4-16 6-26 20-78 26-104 42-132 30-52 64-66 86-66 26 0 50 20 50 68 0 38-22 118-40 152-24 44-58 66-84 66z">
            <text:p/>
          </draw:path>
          <draw:path draw:style-name="gr5" draw:text-style-name="P8" draw:layer="layout" svg:width="0.265cm" svg:height="1.26cm" svg:x="16.784cm" svg:y="11.262cm" svg:viewBox="0 0 266 1261" svg:d="M266 629c0-200-46-415-184-573-10-10-36-38-54-52-4-4-6-4-14-4s-14 0-14 6c0 4 2 6 4 8 24 24 62 62 106 140 76 134 104 307 104 475 0 306-84 492-212 620 0 2-2 4-2 6 0 6 6 6 14 6s10 0 16-6c66-56 142-154 190-302 32-96 46-210 46-324z">
            <text:p/>
          </draw:path>
          <draw:path draw:style-name="gr5" draw:text-style-name="P8" draw:layer="layout" svg:width="0.429cm" svg:height="0.027cm" svg:x="17.392cm" svg:y="11.879cm" svg:viewBox="0 0 430 28" svg:d="M406 28c12 0 24 0 24-14s-12-14-24-14c-127 0-253 0-380 0-12 0-26 0-26 14s14 14 26 14c127 0 253 0 380 0z">
            <text:p/>
          </draw:path>
          <draw:path draw:style-name="gr5" draw:text-style-name="P8" draw:layer="layout" svg:width="0.343cm" svg:height="0.317cm" svg:x="18.076cm" svg:y="11.757cm" svg:viewBox="0 0 344 318" svg:d="M2 284c-2 10-2 10-2 16 0 12 10 18 20 18 22 0 26-16 32-38 6-26 2-12 32-130 60 2 120 14 120 58 0 6 0 10-2 16-2 12-2 20-2 24 0 42 28 70 64 70 22 0 40-12 54-36 18-30 26-70 26-72 0-6-6-6-8-6-6 0-8 2-10 12-12 48-30 88-60 88-16 0-24-10-24-34 0-12 4-28 6-40 2-6 4-16 4-24 0-66-96-70-136-72 22-12 46-32 64-48 32-26 54-44 82-56-2 4-4 12-4 16 0 8 4 24 26 24s38-20 38-38c0-6-2-24-28-24-42 0-84 36-116 62-46 40-64 50-90 58 4-6 12-42 16-54 4-18 12-52 12-54 0-12-8-20-20-20-2 0-22 0-28 26-22 86-44 172-66 258z">
            <text:p/>
          </draw:path>
          <draw:path draw:style-name="gr5" draw:text-style-name="P8" draw:layer="layout" svg:width="0.369cm" svg:height="0.516cm" svg:x="18.47cm" svg:y="11.565cm" svg:viewBox="0 0 370 517" svg:d="M298 264c-8-42-36-82-92-82-42 0-88 12-142 66-60 58-64 124-64 146 0 41 30 123 130 123 166 0 240-235 240-335 0-112-66-182-152-182-102 0-134 92-134 112 0 8 6 24 26 24 24 0 38-22 38-38 0-24-22-24-32-24 30-52 80-56 100-56 52 0 100 36 100 126 0 28-4 64-18 120zM132 497c-78 0-78-71-78-77 0-20 18-118 46-160 28-40 64-62 106-62 78 0 78 78 78 92 0 50-44 207-152 207z">
            <text:p/>
          </draw:path>
          <draw:path draw:style-name="gr5" draw:text-style-name="P8" draw:layer="layout" svg:width="0.301cm" svg:height="0.221cm" svg:x="18.845cm" svg:y="11.957cm" svg:viewBox="0 0 302 222" svg:d="M238 146c46-46 64-112 64-116 0-8-6-8-8-8-8 0-8 2-12 14-8 32-24 62-44 88-2-8-2-40-4-44-6-50-44-80-92-80-74 0-142 66-142 136 0 44 32 86 90 86 44 0 86-22 114-42 10 36 36 42 50 42 28 0 46-26 46-36 0-6-6-6-8-6-6 0-8 2-8 6-8 18-22 22-28 22-8 0-16 0-18-62zM200 164c-48 38-90 44-108 44-34 0-52-22-52-56 0-14 8-68 32-102 24-28 52-36 68-36 40 0 52 36 56 68 2 20 2 56 4 82z">
            <text:p/>
          </draw:path>
          <draw:path draw:style-name="gr5" draw:text-style-name="P8" draw:layer="layout" svg:width="0.161cm" svg:height="0.7cm" svg:x="19.285cm" svg:y="11.541cm" svg:viewBox="0 0 162 701" svg:d="M162 695c0-2 0-4-12-16-88-88-110-222-110-327 0-122 26-246 112-332 10-10 10-10 10-12 0-6-2-8-6-8-8 0-72 48-112 138-36 76-44 154-44 214 0 54 6 137 46 217 42 86 102 132 110 132 4 0 6-2 6-6z">
            <text:p/>
          </draw:path>
          <draw:path draw:style-name="gr5" draw:text-style-name="P8" draw:layer="layout" svg:width="0.517cm" svg:height="0.5cm" svg:x="19.521cm" svg:y="11.589cm" svg:viewBox="0 0 518 501" svg:d="M514 14c2-2 4-6 4-10s0-4-16-4c-162 0-324 0-486 0-16 0-16 0-16 4s2 8 4 10c79 158 157 316 236 473 6 10 8 14 20 14s14-4 18-14c79-157 157-315 236-473zM86 50c129 0 257 0 386 0-64 128-128 257-192 385-65-128-129-257-194-385z">
            <text:p/>
          </draw:path>
          <draw:path draw:style-name="gr5" draw:text-style-name="P8" draw:layer="layout" svg:width="0.215cm" svg:height="0.325cm" svg:x="20.105cm" svg:y="11.451cm" svg:viewBox="0 0 216 326" svg:d="M216 238c-5 0-11 0-16 0-2 10-6 40-12 44-4 4-42 4-50 4-30 0-60 0-90 0 52-46 68-60 98-84 36-28 70-58 70-106 0-60-52-96-114-96s-102 44-102 88c0 26 20 28 26 28 12 0 26-8 26-26 0-8-4-26-30-26 16-34 50-46 72-46 50 0 76 38 76 78 0 44-32 78-48 94-39 39-79 78-118 118-4 4-4 6-4 18 67 0 135 0 202 0 5-30 9-59 14-88z">
            <text:p/>
          </draw:path>
          <draw:path draw:style-name="gr5" draw:text-style-name="P8" draw:layer="layout" svg:width="0.331cm" svg:height="0.46cm" svg:x="20.409cm" svg:y="11.757cm" svg:viewBox="0 0 332 461" svg:d="M2 431c-2 8-2 10-2 12 0 10 8 18 20 18 16 0 24-12 24-14 4-6 26-99 46-175 14 28 36 46 70 46 82 0 172-98 172-204 0-74-46-114-98-114-68 0-142 70-162 156-23 92-47 184-70 275zM158 304c-48 0-60-58-60-64 0-2 4-16 6-26 20-78 26-104 42-132 30-50 66-66 88-66 26 0 48 20 48 68 0 40-20 118-40 152-22 44-56 68-84 68z">
            <text:p/>
          </draw:path>
          <draw:path draw:style-name="gr5" draw:text-style-name="P8" draw:layer="layout" svg:width="0.163cm" svg:height="0.7cm" svg:x="20.791cm" svg:y="11.541cm" svg:viewBox="0 0 164 701" svg:d="M164 352c0-56-8-140-46-220-42-86-102-132-110-132-4 0-8 4-8 8 0 2 0 2 14 16 70 68 110 180 110 328 0 119-26 241-114 331-10 8-10 10-10 12 0 4 4 6 8 6 8 0 70-48 112-136 36-78 44-155 44-213z">
            <text:p/>
          </draw:path>
        </draw:g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8" presentation:class="page"/>
          <draw:frame presentation:style-name="pr6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4" draw:text-style-name="P2" draw:layer="layout" svg:width="28.032cm" svg:height="2.54cm" svg:x="0cm" svg:y="0cm" presentation:class="title" presentation:placeholder="true" presentation:user-transformed="true">
          <draw:text-box/>
        </draw:frame>
        <draw:frame presentation:style-name="pr5" draw:text-style-name="P2" draw:layer="layout" svg:width="25.191cm" svg:height="9.133cm" svg:x="1.399cm" svg:y="3.684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DejaVu Sans2" svg:font-family="'DejaVu Sans'" style:font-family-generic="roman" style:font-pitch="variable"/>
    <style:font-face style:name="DejaVu Sans3" svg:font-family="'DejaVu Sans'" style:font-family-generic="swiss" style:font-pitch="variable"/>
    <style:font-face style:name="FreeSans" svg:font-family="FreeSans" style:font-family-generic="system" style:font-pitch="variable"/>
    <style:font-face style:name="FreeSans1" svg:font-family="FreeSans" style:font-family-generic="swiss" style:font-pitch="variable"/>
    <style:font-face style:name="FreeSans2" svg:font-family="FreeSans" style:font-family-generic="swiss"/>
    <style:font-face style:name="FreeSans3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TexMaths Roman" svg:font-family="'TexMaths Roman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draw:stroke-dash draw:name="Dot_20__28_Rounded_29_" draw:display-name="Dot (Rounded)" draw:style="round" draw:dots1="1" draw:dots1-length="1%" draw:distance="1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en" fo:country="US" style:letter-kerning="true" style:font-name-asian="DejaVu Sans2" style:font-family-asian="'DejaVu Sans'" style:font-family-generic-asian="roman" style:font-pitch-asian="variable" style:font-size-asian="12pt" style:language-asian="zh" style:country-asian="CN" style:font-name-complex="FreeSans3" style:font-family-complex="FreeSans" style:font-pitch-complex="variable" style:font-size-complex="12pt" style:language-complex="hi" style:country-complex="IN"/>
    </style:style>
    <style:style style:name="Index" style:family="graphic">
      <style:paragraph-properties style:text-autospace="none"/>
      <style:text-properties style:font-name-complex="FreeSans2" style:font-family-complex="FreeSans" style:font-family-generic-complex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FreeSans2" style:font-family-complex="FreeSans" style:font-family-generic-complex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Noto Sans CJK SC1" style:font-family-asian="'Noto Sans CJK SC'" style:font-pitch-asian="variable" style:font-name-complex="Liberation Sans1" style:font-family-complex="'Liberation Sans', Arial" style:font-family-generic-complex="swiss" style:font-pitch-complex="variable" style:font-size-complex="14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width="0cm" svg:stroke-color="#004586" draw:marker-start-width="0.2cm" draw:marker-end-width="0.2cm" draw:stroke-linejoin="bevel" svg:stroke-linecap="round" draw:fill="solid" draw:fill-color="#004586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3cm" fo:margin-right="0cm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2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8.032cm" svg:height="2.54cm" svg:x="0cm" svg:y="0cm" presentation:class="title">
        <draw:text-box>
          <text:p>Click to edit the title text format</text:p>
        </draw:text-box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2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13T11:59:56.782701084</meta:creation-date>
    <meta:generator>LibreOffice/7.3.7.2$Linux_X86_64 LibreOffice_project/30$Build-2</meta:generator>
    <dc:date>2024-03-15T16:33:30.030981173</dc:date>
    <meta:editing-duration>PT11H10M16S</meta:editing-duration>
    <meta:editing-cycles>68</meta:editing-cycles>
    <meta:document-statistic meta:object-count="972"/>
  </office:meta>
</office:document-meta>
</file>